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P9" style:family="paragraph" style:parent-style-name="Standard">
      <style:paragraph-properties fo:break-before="auto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P10" style:family="paragraph" style:parent-style-name="Heading_20_2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P23" style:family="paragraph" style:parent-style-name="Standard">
      <style:paragraph-properties fo:break-before="auto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P24" style:family="paragraph" style:parent-style-name="Standard">
      <style:paragraph-properties fo:break-before="auto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P25" style:family="paragraph" style:parent-style-name="Standard">
      <style:paragraph-properties fo:break-before="auto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P29" style:family="paragraph" style:parent-style-name="Standard">
      <style:paragraph-properties fo:break-before="auto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P35" style:family="paragraph" style:parent-style-name="Standard">
      <style:paragraph-properties fo:break-before="auto" fo:margin-top="0cm" fo:margin-bottom="0cm" style:writing-mode="lr-tb"/>
    </style:style>
    <style:style style:name="T35_1" style:family="text"/>
    <style:style style:name="P36" style:family="paragraph" style:parent-style-name="Standard">
      <style:paragraph-properties fo:break-before="auto" style:writing-mode="lr-tb"/>
    </style:style>
    <style:style style:name="P37" style:family="paragraph" style:parent-style-name="Heading_20_2">
      <style:paragraph-properties fo:break-before="auto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style:writing-mode="lr-tb"/>
    </style:style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P40" style:family="paragraph" style:parent-style-name="Standard">
      <style:paragraph-properties fo:break-before="auto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P41" style:family="paragraph" style:parent-style-name="Standard">
      <style:paragraph-properties fo:break-before="auto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P42" style:family="paragraph" style:parent-style-name="Standard">
      <style:paragraph-properties fo:break-before="auto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P44" style:family="paragraph" style:parent-style-name="Standard">
      <style:paragraph-properties fo:break-before="auto" style:writing-mode="lr-tb"/>
    </style:style>
    <style:style style:name="P45" style:family="paragraph" style:parent-style-name="Standard">
      <style:paragraph-properties fo:break-before="auto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P93" style:family="paragraph" style:parent-style-name="Standard">
      <style:paragraph-properties fo:break-before="auto" fo:margin-top="0cm" fo:margin-bottom="0cm" style:writing-mode="lr-tb"/>
    </style:style>
    <style:style style:name="T93_1" style:family="text"/>
    <style:style style:name="P94" style:family="paragraph" style:parent-style-name="Standard">
      <style:paragraph-properties fo:break-before="auto" style:writing-mode="lr-tb"/>
    </style:style>
    <style:style style:name="P95" style:family="paragraph" style:parent-style-name="Standard">
      <style:paragraph-properties fo:break-before="auto" style:writing-mode="lr-tb"/>
    </style:style>
    <style:style style:name="P96" style:family="paragraph" style:parent-style-name="Standard">
      <style:paragraph-properties fo:break-before="auto" style:writing-mode="lr-tb"/>
    </style:style>
    <style:style style:name="T96_1" style:family="text"/>
    <style:style style:name="T96_2" style:family="text"/>
    <style:style style:name="P97" style:family="paragraph" style:parent-style-name="Standard">
      <style:paragraph-properties fo:break-before="auto" fo:margin-top="0cm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T112_2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/>
    <style:style style:name="P121" style:family="paragraph" style:parent-style-name="Standard">
      <style:paragraph-properties fo:break-before="auto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P122" style:family="paragraph" style:parent-style-name="Standard">
      <style:paragraph-properties fo:break-before="auto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P123" style:family="paragraph" style:parent-style-name="Standard">
      <style:paragraph-properties fo:break-before="auto" fo:margin-top="0cm" style:writing-mode="lr-tb"/>
    </style:style>
    <style:style style:name="T123_1" style:family="text"/>
    <style:style style:name="T123_2" style:family="text"/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break-before="auto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P126" style:family="paragraph" style:parent-style-name="Standard">
      <style:paragraph-properties fo:break-before="auto" fo:margin-top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break-before="auto" fo:margin-top="0cm" style:writing-mode="lr-tb"/>
    </style:style>
    <style:style style:name="T127_1" style:family="text"/>
    <style:style style:name="T127_2" style:family="text"/>
    <style:style style:name="T127_3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P133" style:family="paragraph" style:parent-style-name="Standard">
      <style:paragraph-properties fo:break-before="auto" fo:margin-top="0cm" fo:margin-bottom="0cm" style:writing-mode="lr-tb"/>
    </style:style>
    <style:style style:name="T133_1" style:family="text"/>
    <style:style style:name="P134" style:family="paragraph" style:parent-style-name="Standard">
      <style:paragraph-properties fo:break-before="auto" style:writing-mode="lr-tb"/>
    </style:style>
    <style:style style:name="P135" style:family="paragraph" style:parent-style-name="Heading_20_2">
      <style:paragraph-properties fo:break-before="auto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P136" style:family="paragraph" style:parent-style-name="Standard">
      <style:paragraph-properties fo:break-before="auto" style:writing-mode="lr-tb"/>
    </style:style>
    <style:style style:name="P137" style:family="paragraph" style:parent-style-name="Standard">
      <style:paragraph-properties fo:break-before="auto" style:writing-mode="lr-tb"/>
    </style:style>
    <style:style style:name="T137_1" style:family="text"/>
    <style:style style:name="T137_2" style:family="text"/>
    <style:style style:name="T137_3" style:family="text"/>
    <style:style style:name="P138" style:family="paragraph" style:parent-style-name="Standard">
      <style:paragraph-properties fo:break-before="auto" fo:margin-top="0cm" style:writing-mode="lr-tb"/>
    </style:style>
    <style:style style:name="T138_1" style:family="text"/>
    <style:style style:name="P139" style:family="paragraph" style:parent-style-name="Standard">
      <style:paragraph-properties fo:break-before="auto" fo:margin-top="0cm" style:writing-mode="lr-tb"/>
    </style:style>
    <style:style style:name="T139_1" style:family="text"/>
    <style:style style:name="P140" style:family="paragraph" style:parent-style-name="Standard">
      <style:paragraph-properties fo:break-before="auto" fo:margin-top="0cm" style:writing-mode="lr-tb"/>
    </style:style>
    <style:style style:name="T140_1" style:family="text"/>
    <style:style style:name="T140_2" style:family="text"/>
    <style:style style:name="P141" style:family="paragraph" style:parent-style-name="Standard">
      <style:paragraph-properties fo:break-before="auto" fo:margin-top="0cm" fo:margin-bottom="0cm" style:writing-mode="lr-tb"/>
    </style:style>
    <style:style style:name="T141_1" style:family="text"/>
    <style:style style:name="P142" style:family="paragraph" style:parent-style-name="Standard">
      <style:paragraph-properties fo:break-before="auto" style:writing-mode="lr-tb"/>
    </style:style>
    <style:style style:name="P143" style:family="paragraph" style:parent-style-name="Standard">
      <style:paragraph-properties fo:break-before="auto" style:writing-mode="lr-tb"/>
    </style:style>
    <style:style style:name="T143_1" style:family="text"/>
    <style:style style:name="P144" style:family="paragraph" style:parent-style-name="Standard">
      <style:paragraph-properties fo:break-before="auto" style:writing-mode="lr-tb"/>
    </style:style>
    <style:style style:name="P145" style:family="paragraph" style:parent-style-name="Heading_20_2">
      <style:paragraph-properties fo:break-before="auto" fo:margin-top="0.635cm" fo:margin-bottom="0.141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47" style:family="paragraph" style:parent-style-name="Standard">
      <style:paragraph-properties fo:break-before="auto" fo:margin-top="0cm" style:writing-mode="lr-tb"/>
    </style:style>
    <style:style style:name="T147_1" style:family="text"/>
    <style:style style:name="T147_2" style:family="text"/>
    <style:style style:name="T147_3" style:family="text"/>
    <style:style style:name="P148" style:family="paragraph" style:parent-style-name="Standard">
      <style:paragraph-properties fo:break-before="auto" fo:margin-top="0cm" style:writing-mode="lr-tb"/>
    </style:style>
    <style:style style:name="T148_1" style:family="text"/>
    <style:style style:name="T148_2" style:family="text"/>
    <style:style style:name="T148_3" style:family="text"/>
    <style:style style:name="P149" style:family="paragraph" style:parent-style-name="Standard">
      <style:paragraph-properties fo:break-before="auto" fo:margin-top="0cm" style:writing-mode="lr-tb"/>
    </style:style>
    <style:style style:name="T149_1" style:family="text"/>
    <style:style style:name="P150" style:family="paragraph" style:parent-style-name="Standard">
      <style:paragraph-properties fo:break-before="auto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P151" style:family="paragraph" style:parent-style-name="Standard">
      <style:paragraph-properties fo:break-before="auto" fo:margin-top="0cm" style:writing-mode="lr-tb"/>
    </style:style>
    <style:style style:name="T151_1" style:family="text">
      <style:text-properties fo:background-color="#fafafa"/>
    </style:style>
    <style:style style:name="T151_2" style:family="text">
      <style:text-properties fo:background-color="#fafafa"/>
    </style:style>
    <style:style style:name="T151_3" style:family="text">
      <style:text-properties fo:background-color="#fafafa"/>
    </style:style>
    <style:style style:name="T151_4" style:family="text">
      <style:text-properties fo:background-color="#fafafa"/>
    </style:style>
    <style:style style:name="T151_5" style:family="text">
      <style:text-properties fo:background-color="#fafafa"/>
    </style:style>
    <style:style style:name="T151_6" style:family="text">
      <style:text-properties fo:background-color="#fafafa"/>
    </style:style>
    <style:style style:name="T151_7" style:family="text">
      <style:text-properties fo:background-color="#fafafa"/>
    </style:style>
    <style:style style:name="T151_8" style:family="text">
      <style:text-properties fo:background-color="#fafafa"/>
    </style:style>
    <style:style style:name="T151_9" style:family="text">
      <style:text-properties fo:background-color="#fafafa"/>
    </style:style>
    <style:style style:name="T151_10" style:family="text">
      <style:text-properties fo:background-color="#fafafa"/>
    </style:style>
    <style:style style:name="T151_11" style:family="text">
      <style:text-properties fo:background-color="#fafafa"/>
    </style:style>
    <style:style style:name="T151_12" style:family="text">
      <style:text-properties fo:background-color="#fafafa"/>
    </style:style>
    <style:style style:name="T151_13" style:family="text">
      <style:text-properties fo:background-color="#fafafa"/>
    </style:style>
    <style:style style:name="T151_14" style:family="text">
      <style:text-properties fo:background-color="#fafafa"/>
    </style:style>
    <style:style style:name="T151_15" style:family="text">
      <style:text-properties fo:background-color="#fafafa"/>
    </style:style>
    <style:style style:name="T151_16" style:family="text">
      <style:text-properties fo:background-color="#fafafa"/>
    </style:style>
    <style:style style:name="T151_17" style:family="text">
      <style:text-properties fo:background-color="#fafafa"/>
    </style:style>
    <style:style style:name="T151_18" style:family="text">
      <style:text-properties fo:background-color="#fafafa"/>
    </style:style>
    <style:style style:name="P152" style:family="paragraph" style:parent-style-name="Standard">
      <style:paragraph-properties fo:break-before="auto" fo:margin-top="0cm" style:writing-mode="lr-tb"/>
    </style:style>
    <style:style style:name="T152_1" style:family="text">
      <style:text-properties fo:background-color="#fafafa"/>
    </style:style>
    <style:style style:name="T152_2" style:family="text">
      <style:text-properties fo:background-color="#fafafa"/>
    </style:style>
    <style:style style:name="T152_3" style:family="text">
      <style:text-properties fo:background-color="#fafafa"/>
    </style:style>
    <style:style style:name="T152_4" style:family="text">
      <style:text-properties fo:background-color="#fafafa"/>
    </style:style>
    <style:style style:name="T152_5" style:family="text">
      <style:text-properties fo:background-color="#fafafa"/>
    </style:style>
    <style:style style:name="T152_6" style:family="text">
      <style:text-properties fo:background-color="#fafafa"/>
    </style:style>
    <style:style style:name="T152_7" style:family="text">
      <style:text-properties fo:background-color="#fafafa"/>
    </style:style>
    <style:style style:name="T152_8" style:family="text">
      <style:text-properties fo:background-color="#fafafa"/>
    </style:style>
    <style:style style:name="T152_9" style:family="text">
      <style:text-properties fo:background-color="#fafafa"/>
    </style:style>
    <style:style style:name="T152_10" style:family="text">
      <style:text-properties fo:background-color="#fafafa"/>
    </style:style>
    <style:style style:name="T152_11" style:family="text">
      <style:text-properties fo:background-color="#fafafa"/>
    </style:style>
    <style:style style:name="T152_12" style:family="text">
      <style:text-properties fo:background-color="#fafafa"/>
    </style:style>
    <style:style style:name="T152_13" style:family="text">
      <style:text-properties fo:background-color="#fafafa"/>
    </style:style>
    <style:style style:name="T152_14" style:family="text">
      <style:text-properties fo:background-color="#fafafa"/>
    </style:style>
    <style:style style:name="T152_15" style:family="text">
      <style:text-properties fo:background-color="#fafafa"/>
    </style:style>
    <style:style style:name="T152_16" style:family="text">
      <style:text-properties fo:background-color="#fafafa"/>
    </style:style>
    <style:style style:name="T152_17" style:family="text">
      <style:text-properties fo:background-color="#fafafa"/>
    </style:style>
    <style:style style:name="T152_18" style:family="text">
      <style:text-properties fo:background-color="#fafafa"/>
    </style:style>
    <style:style style:name="T152_19" style:family="text">
      <style:text-properties fo:background-color="#fafafa"/>
    </style:style>
    <style:style style:name="T152_20" style:family="text">
      <style:text-properties fo:background-color="#fafafa"/>
    </style:style>
    <style:style style:name="T152_21" style:family="text">
      <style:text-properties fo:background-color="#fafafa"/>
    </style:style>
    <style:style style:name="T152_22" style:family="text">
      <style:text-properties fo:background-color="#fafafa"/>
    </style:style>
    <style:style style:name="T152_23" style:family="text">
      <style:text-properties fo:background-color="#fafafa"/>
    </style:style>
    <style:style style:name="T152_24" style:family="text">
      <style:text-properties fo:background-color="#fafafa"/>
    </style:style>
    <style:style style:name="T152_25" style:family="text">
      <style:text-properties fo:background-color="#fafafa"/>
    </style:style>
    <style:style style:name="T152_26" style:family="text">
      <style:text-properties fo:background-color="#fafafa"/>
    </style:style>
    <style:style style:name="T152_27" style:family="text">
      <style:text-properties fo:background-color="#fafafa"/>
    </style:style>
    <style:style style:name="T152_28" style:family="text">
      <style:text-properties fo:background-color="#fafafa"/>
    </style:style>
    <style:style style:name="P153" style:family="paragraph" style:parent-style-name="Standard">
      <style:paragraph-properties fo:break-before="auto" fo:margin-top="0cm" style:writing-mode="lr-tb"/>
    </style:style>
    <style:style style:name="T153_1" style:family="text">
      <style:text-properties fo:background-color="#fafafa"/>
    </style:style>
    <style:style style:name="T153_2" style:family="text">
      <style:text-properties fo:background-color="#fafafa"/>
    </style:style>
    <style:style style:name="T153_3" style:family="text">
      <style:text-properties fo:background-color="#fafafa"/>
    </style:style>
    <style:style style:name="T153_4" style:family="text">
      <style:text-properties fo:background-color="#fafafa"/>
    </style:style>
    <style:style style:name="T153_5" style:family="text">
      <style:text-properties fo:background-color="#fafafa"/>
    </style:style>
    <style:style style:name="T153_6" style:family="text">
      <style:text-properties fo:background-color="#fafafa"/>
    </style:style>
    <style:style style:name="T153_7" style:family="text">
      <style:text-properties fo:background-color="#fafafa"/>
    </style:style>
    <style:style style:name="T153_8" style:family="text">
      <style:text-properties fo:background-color="#fafafa"/>
    </style:style>
    <style:style style:name="T153_9" style:family="text">
      <style:text-properties fo:background-color="#fafafa"/>
    </style:style>
    <style:style style:name="T153_10" style:family="text">
      <style:text-properties fo:background-color="#fafafa"/>
    </style:style>
    <style:style style:name="T153_11" style:family="text">
      <style:text-properties fo:background-color="#fafafa"/>
    </style:style>
    <style:style style:name="T153_12" style:family="text">
      <style:text-properties fo:background-color="#fafafa"/>
    </style:style>
    <style:style style:name="T153_13" style:family="text">
      <style:text-properties fo:background-color="#fafafa"/>
    </style:style>
    <style:style style:name="T153_14" style:family="text">
      <style:text-properties fo:background-color="#fafafa"/>
    </style:style>
    <style:style style:name="T153_15" style:family="text">
      <style:text-properties fo:background-color="#fafafa"/>
    </style:style>
    <style:style style:name="T153_16" style:family="text">
      <style:text-properties fo:background-color="#fafafa"/>
    </style:style>
    <style:style style:name="T153_17" style:family="text">
      <style:text-properties fo:background-color="#fafafa"/>
    </style:style>
    <style:style style:name="T153_18" style:family="text">
      <style:text-properties fo:background-color="#fafafa"/>
    </style:style>
    <style:style style:name="T153_19" style:family="text">
      <style:text-properties fo:background-color="#fafafa"/>
    </style:style>
    <style:style style:name="T153_20" style:family="text">
      <style:text-properties fo:background-color="#fafafa"/>
    </style:style>
    <style:style style:name="T153_21" style:family="text">
      <style:text-properties fo:background-color="#fafafa"/>
    </style:style>
    <style:style style:name="T153_22" style:family="text">
      <style:text-properties fo:background-color="#fafafa"/>
    </style:style>
    <style:style style:name="T153_23" style:family="text">
      <style:text-properties fo:background-color="#fafafa"/>
    </style:style>
    <style:style style:name="T153_24" style:family="text">
      <style:text-properties fo:background-color="#fafafa"/>
    </style:style>
    <style:style style:name="P154" style:family="paragraph" style:parent-style-name="Standard">
      <style:paragraph-properties fo:break-before="auto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fo:margin-top="0cm" style:writing-mode="lr-tb"/>
    </style:style>
    <style:style style:name="T155_1" style:family="text"/>
    <style:style style:name="T155_2" style:family="text"/>
    <style:style style:name="T155_3" style:family="text"/>
    <style:style style:name="P156" style:family="paragraph" style:parent-style-name="Standard">
      <style:paragraph-properties fo:break-before="auto" fo:margin-top="0cm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P158" style:family="paragraph" style:parent-style-name="Standard">
      <style:paragraph-properties fo:break-before="auto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P159" style:family="paragraph" style:parent-style-name="Standard">
      <style:paragraph-properties fo:break-before="auto" fo:margin-top="0cm" style:writing-mode="lr-tb"/>
    </style:style>
    <style:style style:name="T159_1" style:family="text"/>
    <style:style style:name="P160" style:family="paragraph" style:parent-style-name="Standard">
      <style:paragraph-properties fo:break-before="auto" fo:margin-top="0cm" fo:margin-bottom="0cm" style:writing-mode="lr-tb"/>
    </style:style>
    <style:style style:name="T160_1" style:family="text"/>
    <style:style style:name="P161" style:family="paragraph" style:parent-style-name="Heading_20_2">
      <style:paragraph-properties fo:break-before="auto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P162" style:family="paragraph" style:parent-style-name="Heading_20_3">
      <style:paragraph-properties fo:break-before="auto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P163" style:family="paragraph" style:parent-style-name="Standard">
      <style:paragraph-properties fo:break-before="auto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P164" style:family="paragraph" style:parent-style-name="Standard">
      <style:paragraph-properties fo:break-before="auto" fo:text-indent="0cm" fo:margin-left="0cm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break-before="auto" fo:text-indent="0cm" fo:margin-left="0cm" style:writing-mode="lr-tb"/>
    </style:style>
    <style:style style:name="T165_1" style:family="text"/>
    <style:style style:name="T165_2" style:family="text"/>
    <style:style style:name="T165_3" style:family="text"/>
    <style:style style:name="P166" style:family="paragraph" style:parent-style-name="Standard">
      <style:paragraph-properties fo:break-before="auto" fo:text-indent="0cm" fo:margin-left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P167" style:family="paragraph" style:parent-style-name="Heading_20_3">
      <style:paragraph-properties fo:break-before="auto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P168" style:family="paragraph" style:parent-style-name="Standard">
      <style:paragraph-properties fo:break-before="auto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P169" style:family="paragraph" style:parent-style-name="Standard">
      <style:paragraph-properties fo:break-before="auto" style:writing-mode="lr-tb"/>
    </style:style>
    <style:style style:name="T169_1" style:family="text"/>
    <style:style style:name="P170" style:family="paragraph" style:parent-style-name="Standard">
      <style:paragraph-properties fo:break-before="auto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P171" style:family="paragraph" style:parent-style-name="Standard">
      <style:paragraph-properties fo:break-before="auto" style:writing-mode="lr-tb"/>
    </style:style>
    <style:style style:name="T171_1" style:family="text"/>
    <style:style style:name="P172" style:family="paragraph" style:parent-style-name="Standard">
      <style:paragraph-properties fo:break-before="auto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style:writing-mode="lr-tb"/>
    </style:style>
    <style:style style:name="T173_1" style:family="text"/>
    <style:style style:name="P174" style:family="paragraph" style:parent-style-name="Standard">
      <style:paragraph-properties fo:break-before="auto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P175" style:family="paragraph" style:parent-style-name="Standard">
      <style:paragraph-properties fo:break-before="auto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P176" style:family="paragraph" style:parent-style-name="Standard">
      <style:paragraph-properties fo:break-before="auto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P177" style:family="paragraph" style:parent-style-name="Standard">
      <style:paragraph-properties fo:break-before="auto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P178" style:family="paragraph" style:parent-style-name="Standard">
      <style:paragraph-properties fo:break-before="auto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P179" style:family="paragraph" style:parent-style-name="Standard">
      <style:paragraph-properties fo:break-before="auto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P180" style:family="paragraph" style:parent-style-name="Standard">
      <style:paragraph-properties fo:break-before="auto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P181" style:family="paragraph" style:parent-style-name="Standard">
      <style:paragraph-properties fo:break-before="auto" style:writing-mode="lr-tb"/>
    </style:style>
    <style:style style:name="T181_1" style:family="text"/>
    <style:style style:name="P182" style:family="paragraph" style:parent-style-name="Heading_20_3">
      <style:paragraph-properties fo:break-before="auto" style:writing-mode="lr-tb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Standard">
      <style:paragraph-properties fo:break-before="auto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P184" style:family="paragraph" style:parent-style-name="Standard">
      <style:paragraph-properties fo:break-before="auto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P185" style:family="paragraph" style:parent-style-name="Heading_20_3">
      <style:paragraph-properties fo:break-before="auto" style:writing-mode="lr-tb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Standard">
      <style:paragraph-properties fo:break-before="auto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P187" style:family="paragraph" style:parent-style-name="Standard">
      <style:paragraph-properties fo:break-before="auto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P188" style:family="paragraph" style:parent-style-name="Standard">
      <style:paragraph-properties fo:break-before="auto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P190" style:family="paragraph" style:parent-style-name="Standard">
      <style:paragraph-properties fo:break-before="auto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P191" style:family="paragraph" style:parent-style-name="Standard">
      <style:paragraph-properties fo:break-before="auto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P192" style:family="paragraph" style:parent-style-name="Standard">
      <style:paragraph-properties fo:break-before="auto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P193" style:family="paragraph" style:parent-style-name="Heading_20_3">
      <style:paragraph-properties fo:break-before="auto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P194" style:family="paragraph" style:parent-style-name="Standard">
      <style:paragraph-properties fo:break-before="auto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P195" style:family="paragraph" style:parent-style-name="Standard">
      <style:paragraph-properties fo:break-before="auto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P196" style:family="paragraph" style:parent-style-name="Standard">
      <style:paragraph-properties fo:break-before="auto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P197" style:family="paragraph" style:parent-style-name="Heading_20_3">
      <style:paragraph-properties fo:break-before="auto" style:writing-mode="lr-tb"/>
    </style:style>
    <style:style style:name="T197_1" style:family="text"/>
    <style:style style:name="P198" style:family="paragraph" style:parent-style-name="Standard">
      <style:paragraph-properties fo:break-before="auto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P199" style:family="paragraph" style:parent-style-name="Standard">
      <style:paragraph-properties fo:break-before="auto" style:writing-mode="lr-tb"/>
    </style:style>
    <style:style style:name="T199_1" style:family="text"/>
    <style:style style:name="T199_2" style:family="text"/>
    <style:style style:name="T199_3" style:family="text"/>
    <style:style style:name="P200" style:family="paragraph" style:parent-style-name="Standard">
      <style:paragraph-properties fo:break-before="auto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P201" style:family="paragraph" style:parent-style-name="Standard">
      <style:paragraph-properties fo:break-before="auto" style:writing-mode="lr-tb"/>
    </style:style>
    <style:style style:name="P202" style:family="paragraph" style:parent-style-name="Standard">
      <style:paragraph-properties fo:break-before="auto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P203" style:family="paragraph" style:parent-style-name="Standard">
      <style:paragraph-properties fo:break-before="auto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P204" style:family="paragraph" style:parent-style-name="Standard">
      <style:paragraph-properties fo:break-before="auto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P205" style:family="paragraph" style:parent-style-name="Standard">
      <style:paragraph-properties fo:break-before="auto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P206" style:family="paragraph" style:parent-style-name="Standard">
      <style:paragraph-properties fo:break-before="auto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P207" style:family="paragraph" style:parent-style-name="Standard">
      <style:paragraph-properties fo:break-before="auto" style:writing-mode="lr-tb"/>
    </style:style>
    <style:style style:name="P208" style:family="paragraph" style:parent-style-name="Standard">
      <style:paragraph-properties fo:break-before="auto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P209" style:family="paragraph" style:parent-style-name="Standard">
      <style:paragraph-properties fo:break-before="auto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T209_28" style:family="text"/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P210" style:family="paragraph" style:parent-style-name="Heading_20_3">
      <style:paragraph-properties fo:break-before="auto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P211" style:family="paragraph" style:parent-style-name="Standard">
      <style:paragraph-properties fo:break-before="auto" style:writing-mode="lr-tb"/>
    </style:style>
    <style:style style:name="T211_1" style:family="text"/>
    <style:style style:name="T211_2" style:family="text"/>
    <style:style style:name="P212" style:family="paragraph" style:parent-style-name="Standard">
      <style:paragraph-properties fo:break-before="auto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P213" style:family="paragraph" style:parent-style-name="Standard">
      <style:paragraph-properties fo:break-before="auto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P214" style:family="paragraph" style:parent-style-name="Standard">
      <style:paragraph-properties fo:break-before="auto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P215" style:family="paragraph" style:parent-style-name="Heading_20_3">
      <style:paragraph-properties fo:break-before="auto" style:writing-mode="lr-tb"/>
    </style:style>
    <style:style style:name="T215_1" style:family="text"/>
    <style:style style:name="T215_2" style:family="text"/>
    <style:style style:name="T215_3" style:family="text"/>
    <style:style style:name="P216" style:family="paragraph" style:parent-style-name="Standard">
      <style:paragraph-properties fo:break-before="auto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P217" style:family="paragraph" style:parent-style-name="Standard">
      <style:paragraph-properties fo:break-before="auto" fo:margin-top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P218" style:family="paragraph" style:parent-style-name="Standard">
      <style:paragraph-properties fo:break-before="auto" fo:margin-top="0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P219" style:family="paragraph" style:parent-style-name="Standard">
      <style:paragraph-properties fo:break-before="auto" fo:margin-top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P220" style:family="paragraph" style:parent-style-name="Standard">
      <style:paragraph-properties fo:break-before="auto" fo:margin-top="0cm" style:writing-mode="lr-tb"/>
    </style:style>
    <style:style style:name="T220_1" style:family="text"/>
    <style:style style:name="T220_2" style:family="text"/>
    <style:style style:name="T220_3" style:family="text"/>
    <style:style style:name="P221" style:family="paragraph" style:parent-style-name="Standard">
      <style:paragraph-properties fo:break-before="auto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P222" style:family="paragraph" style:parent-style-name="Standard">
      <style:paragraph-properties fo:break-before="auto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P223" style:family="paragraph" style:parent-style-name="Standard">
      <style:paragraph-properties fo:break-before="auto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P224" style:family="paragraph" style:parent-style-name="Standard">
      <style:paragraph-properties fo:break-before="auto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P225" style:family="paragraph" style:parent-style-name="Standard">
      <style:paragraph-properties fo:break-before="auto" fo:margin-top="0cm" fo:margin-bottom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P226" style:family="paragraph" style:parent-style-name="Standard">
      <style:paragraph-properties fo:break-before="auto" style:writing-mode="lr-tb"/>
    </style:style>
    <style:style style:name="P227" style:family="paragraph" style:parent-style-name="Heading_20_2">
      <style:paragraph-properties fo:break-before="auto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P228" style:family="paragraph" style:parent-style-name="Standard">
      <style:paragraph-properties fo:break-before="auto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P229" style:family="paragraph" style:parent-style-name="Standard">
      <style:paragraph-properties fo:break-before="auto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P230" style:family="paragraph" style:parent-style-name="Standard">
      <style:paragraph-properties fo:break-before="auto" fo:margin-top="0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P231" style:family="paragraph" style:parent-style-name="Standard">
      <style:paragraph-properties fo:break-before="auto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P232" style:family="paragraph" style:parent-style-name="Standard">
      <style:paragraph-properties fo:break-before="auto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P233" style:family="paragraph" style:parent-style-name="Standard">
      <style:paragraph-properties fo:break-before="auto" fo:margin-top="0cm" fo:margin-bottom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P234" style:family="paragraph" style:parent-style-name="Standard">
      <style:paragraph-properties fo:break-before="auto" style:writing-mode="lr-tb"/>
    </style:style>
    <style:style style:name="P235" style:family="paragraph" style:parent-style-name="Standard">
      <style:paragraph-properties fo:break-before="auto" style:writing-mode="lr-tb"/>
    </style:style>
    <style:style style:name="P236" style:family="paragraph" style:parent-style-name="Heading_20_2">
      <style:paragraph-properties fo:break-before="auto" style:writing-mode="lr-tb"/>
    </style:style>
    <style:style style:name="T236_1" style:family="text"/>
    <style:style style:name="T236_2" style:family="text"/>
    <style:style style:name="T236_3" style:family="text"/>
    <style:style style:name="P237" style:family="paragraph" style:parent-style-name="Standard">
      <style:paragraph-properties fo:break-before="auto" fo:margin-top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P238" style:family="paragraph" style:parent-style-name="Standard">
      <style:paragraph-properties fo:break-before="auto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P239" style:family="paragraph" style:parent-style-name="Standard">
      <style:paragraph-properties fo:break-before="auto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P240" style:family="paragraph" style:parent-style-name="Standard">
      <style:paragraph-properties fo:break-before="auto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P241" style:family="paragraph" style:parent-style-name="Standard">
      <style:paragraph-properties fo:break-before="auto" fo:margin-top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P242" style:family="paragraph" style:parent-style-name="Standard">
      <style:paragraph-properties fo:break-before="auto" fo:margin-top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>
      <style:text-properties fo:font-style="italic" style:font-style-asian="italic" style:font-style-complex="italic"/>
    </style:style>
    <style:style style:name="T242_8" style:family="text">
      <style:text-properties fo:font-style="italic" style:font-style-asian="italic" style:font-style-complex="italic"/>
    </style:style>
    <style:style style:name="T242_9" style:family="text">
      <style:text-properties fo:font-style="italic" style:font-style-asian="italic" style:font-style-complex="italic"/>
    </style:style>
    <style:style style:name="T242_10" style:family="text"/>
    <style:style style:name="P243" style:family="paragraph" style:parent-style-name="Standard">
      <style:paragraph-properties fo:break-before="auto" fo:margin-top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P244" style:family="paragraph" style:parent-style-name="Standard">
      <style:paragraph-properties fo:break-before="auto" fo:margin-top="0cm" style:writing-mode="lr-tb"/>
    </style:style>
    <style:style style:name="T244_1" style:family="text"/>
    <style:style style:name="P245" style:family="paragraph" style:parent-style-name="Standard">
      <style:paragraph-properties fo:break-before="auto" fo:margin-top="0cm" style:writing-mode="lr-tb"/>
    </style:style>
    <style:style style:name="T245_1" style:family="text"/>
    <style:style style:name="T245_2" style:family="text"/>
    <style:style style:name="T245_3" style:family="text"/>
    <style:style style:name="P246" style:family="paragraph" style:parent-style-name="Standard">
      <style:paragraph-properties fo:break-before="auto" fo:margin-top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P247" style:family="paragraph" style:parent-style-name="Standard">
      <style:paragraph-properties fo:break-before="auto" fo:margin-top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P248" style:family="paragraph" style:parent-style-name="Standard">
      <style:paragraph-properties fo:break-before="auto" fo:margin-top="0cm" style:writing-mode="lr-tb"/>
    </style:style>
    <style:style style:name="T248_1" style:family="text"/>
    <style:style style:name="T248_2" style:family="text"/>
    <style:style style:name="T248_3" style:family="text"/>
    <style:style style:name="P249" style:family="paragraph" style:parent-style-name="Standard">
      <style:paragraph-properties fo:break-before="auto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P250" style:family="paragraph" style:parent-style-name="Standard">
      <style:paragraph-properties fo:break-before="auto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P251" style:family="paragraph" style:parent-style-name="Standard">
      <style:paragraph-properties fo:break-before="auto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P252" style:family="paragraph" style:parent-style-name="Standard">
      <style:paragraph-properties fo:break-before="auto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P253" style:family="paragraph" style:parent-style-name="Standard">
      <style:paragraph-properties fo:break-before="auto" fo:margin-top="0cm" style:writing-mode="lr-tb"/>
    </style:style>
    <style:style style:name="T253_1" style:family="text"/>
    <style:style style:name="T253_2" style:family="text"/>
    <style:style style:name="T253_3" style:family="text"/>
    <style:style style:name="P254" style:family="paragraph" style:parent-style-name="Standard">
      <style:paragraph-properties fo:break-before="auto" fo:margin-top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P255" style:family="paragraph" style:parent-style-name="Standard">
      <style:paragraph-properties fo:break-before="auto" fo:margin-top="0cm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P256" style:family="paragraph" style:parent-style-name="Standard">
      <style:paragraph-properties fo:break-before="auto" fo:margin-top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P257" style:family="paragraph" style:parent-style-name="Standard">
      <style:paragraph-properties fo:break-before="auto" fo:margin-top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P258" style:family="paragraph" style:parent-style-name="Standard">
      <style:paragraph-properties fo:break-before="auto" fo:margin-top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P259" style:family="paragraph" style:parent-style-name="Standard">
      <style:paragraph-properties fo:break-before="auto" fo:margin-top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P260" style:family="paragraph" style:parent-style-name="Standard">
      <style:paragraph-properties fo:break-before="auto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P261" style:family="paragraph" style:parent-style-name="Standard">
      <style:paragraph-properties fo:break-before="auto" fo:margin-top="0cm" style:writing-mode="lr-tb"/>
    </style:style>
    <style:style style:name="T261_1" style:family="text"/>
    <style:style style:name="P262" style:family="paragraph" style:parent-style-name="Standard">
      <style:paragraph-properties fo:break-before="auto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P263" style:family="paragraph" style:parent-style-name="Standard">
      <style:paragraph-properties fo:break-before="auto" fo:margin-top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P264" style:family="paragraph" style:parent-style-name="Standard">
      <style:paragraph-properties fo:break-before="auto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P265" style:family="paragraph" style:parent-style-name="Standard">
      <style:paragraph-properties fo:break-before="auto" fo:margin-top="0cm" style:writing-mode="lr-tb"/>
    </style:style>
    <style:style style:name="T265_1" style:family="text"/>
    <style:style style:name="P266" style:family="paragraph" style:parent-style-name="Standard">
      <style:paragraph-properties fo:break-before="auto" fo:margin-top="0cm" style:writing-mode="lr-tb"/>
    </style:style>
    <style:style style:name="T266_1" style:family="text"/>
    <style:style style:name="P267" style:family="paragraph" style:parent-style-name="Standard">
      <style:paragraph-properties fo:break-before="auto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P268" style:family="paragraph" style:parent-style-name="Standard">
      <style:paragraph-properties fo:break-before="auto" fo:margin-top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P269" style:family="paragraph" style:parent-style-name="Standard">
      <style:paragraph-properties fo:break-before="auto" fo:margin-top="0cm" style:writing-mode="lr-tb"/>
    </style:style>
    <style:style style:name="T269_1" style:family="text"/>
    <style:style style:name="P270" style:family="paragraph" style:parent-style-name="Standard">
      <style:paragraph-properties fo:break-before="auto" fo:margin-top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margin-top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P272" style:family="paragraph" style:parent-style-name="Standard">
      <style:paragraph-properties fo:break-before="auto" fo:margin-top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P273" style:family="paragraph" style:parent-style-name="Standard">
      <style:paragraph-properties fo:break-before="auto" fo:margin-top="0cm" style:writing-mode="lr-tb"/>
    </style:style>
    <style:style style:name="T273_1" style:family="text"/>
    <style:style style:name="T273_2" style:family="text"/>
    <style:style style:name="T273_3" style:family="text"/>
    <style:style style:name="P274" style:family="paragraph" style:parent-style-name="Standard">
      <style:paragraph-properties fo:break-before="auto" fo:margin-top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P275" style:family="paragraph" style:parent-style-name="Standard">
      <style:paragraph-properties fo:break-before="auto" fo:margin-top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P276" style:family="paragraph" style:parent-style-name="Standard">
      <style:paragraph-properties fo:break-before="auto" fo:margin-top="0cm" style:writing-mode="lr-tb"/>
    </style:style>
    <style:style style:name="T276_1" style:family="text"/>
    <style:style style:name="P277" style:family="paragraph" style:parent-style-name="Standard">
      <style:paragraph-properties fo:break-before="auto" fo:margin-top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P278" style:family="paragraph" style:parent-style-name="Standard">
      <style:paragraph-properties fo:break-before="auto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P279" style:family="paragraph" style:parent-style-name="Standard">
      <style:paragraph-properties fo:break-before="auto" fo:margin-top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P280" style:family="paragraph" style:parent-style-name="Standard">
      <style:paragraph-properties fo:break-before="auto" fo:margin-top="0cm" style:writing-mode="lr-tb"/>
    </style:style>
    <style:style style:name="T280_1" style:family="text"/>
    <style:style style:name="T280_2" style:family="text"/>
    <style:style style:name="T280_3" style:family="text"/>
    <style:style style:name="P281" style:family="paragraph" style:parent-style-name="Standard">
      <style:paragraph-properties fo:break-before="auto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P282" style:family="paragraph" style:parent-style-name="Standard">
      <style:paragraph-properties fo:break-before="auto" fo:margin-top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P283" style:family="paragraph" style:parent-style-name="Standard">
      <style:paragraph-properties fo:break-before="auto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P284" style:family="paragraph" style:parent-style-name="Standard">
      <style:paragraph-properties fo:break-before="auto" fo:margin-top="0cm" style:writing-mode="lr-tb"/>
    </style:style>
    <style:style style:name="T284_1" style:family="text"/>
    <style:style style:name="P285" style:family="paragraph" style:parent-style-name="Standard">
      <style:paragraph-properties fo:break-before="auto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P286" style:family="paragraph" style:parent-style-name="Standard">
      <style:paragraph-properties fo:break-before="auto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P287" style:family="paragraph" style:parent-style-name="Standard">
      <style:paragraph-properties fo:break-before="auto" fo:margin-top="0cm" style:writing-mode="lr-tb"/>
    </style:style>
    <style:style style:name="T287_1" style:family="text"/>
    <style:style style:name="P288" style:family="paragraph" style:parent-style-name="Standard">
      <style:paragraph-properties fo:break-before="auto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P289" style:family="paragraph" style:parent-style-name="Standard">
      <style:paragraph-properties fo:break-before="auto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P290" style:family="paragraph" style:parent-style-name="Standard">
      <style:paragraph-properties fo:break-before="auto" fo:margin-top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P291" style:family="paragraph" style:parent-style-name="Standard">
      <style:paragraph-properties fo:break-before="auto" fo:margin-top="0cm" style:writing-mode="lr-tb"/>
    </style:style>
    <style:style style:name="T291_1" style:family="text"/>
    <style:style style:name="T291_2" style:family="text"/>
    <style:style style:name="T291_3" style:family="text"/>
    <style:style style:name="P292" style:family="paragraph" style:parent-style-name="Standard">
      <style:paragraph-properties fo:break-before="auto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P293" style:family="paragraph" style:parent-style-name="Standard">
      <style:paragraph-properties fo:break-before="auto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P294" style:family="paragraph" style:parent-style-name="Standard">
      <style:paragraph-properties fo:break-before="auto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P295" style:family="paragraph" style:parent-style-name="Standard">
      <style:paragraph-properties fo:break-before="auto" fo:margin-top="0cm" style:writing-mode="lr-tb"/>
    </style:style>
    <style:style style:name="T295_1" style:family="text"/>
    <style:style style:name="T295_2" style:family="text"/>
    <style:style style:name="T295_3" style:family="text"/>
    <style:style style:name="P296" style:family="paragraph" style:parent-style-name="Standard">
      <style:paragraph-properties fo:break-before="auto" fo:margin-top="0cm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P297" style:family="paragraph" style:parent-style-name="Standard">
      <style:paragraph-properties fo:break-before="auto" fo:margin-top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P298" style:family="paragraph" style:parent-style-name="Standard">
      <style:paragraph-properties fo:break-before="auto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P299" style:family="paragraph" style:parent-style-name="Standard">
      <style:paragraph-properties fo:break-before="auto" fo:margin-top="0cm" style:writing-mode="lr-tb"/>
    </style:style>
    <style:style style:name="T299_1" style:family="text"/>
    <style:style style:name="T299_2" style:family="text"/>
    <style:style style:name="T299_3" style:family="text"/>
    <style:style style:name="P300" style:family="paragraph" style:parent-style-name="Standard">
      <style:paragraph-properties fo:break-before="auto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P301" style:family="paragraph" style:parent-style-name="Standard">
      <style:paragraph-properties fo:break-before="auto" fo:margin-top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P302" style:family="paragraph" style:parent-style-name="Standard">
      <style:paragraph-properties fo:break-before="auto" fo:margin-top="0cm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P303" style:family="paragraph" style:parent-style-name="Standard">
      <style:paragraph-properties fo:break-before="auto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P304" style:family="paragraph" style:parent-style-name="Standard">
      <style:paragraph-properties fo:break-before="auto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P305" style:family="paragraph" style:parent-style-name="Standard">
      <style:paragraph-properties fo:break-before="auto" fo:margin-top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P306" style:family="paragraph" style:parent-style-name="Standard">
      <style:paragraph-properties fo:break-before="auto" fo:margin-top="0cm" style:writing-mode="lr-tb"/>
    </style:style>
    <style:style style:name="T306_1" style:family="text"/>
    <style:style style:name="P307" style:family="paragraph" style:parent-style-name="Standard">
      <style:paragraph-properties fo:break-before="auto" fo:margin-top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P308" style:family="paragraph" style:parent-style-name="Standard">
      <style:paragraph-properties fo:break-before="auto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P309" style:family="paragraph" style:parent-style-name="Standard">
      <style:paragraph-properties fo:break-before="auto" fo:margin-top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P310" style:family="paragraph" style:parent-style-name="Standard">
      <style:paragraph-properties fo:break-before="auto" fo:margin-top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P311" style:family="paragraph" style:parent-style-name="Standard">
      <style:paragraph-properties fo:break-before="auto" fo:margin-top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P312" style:family="paragraph" style:parent-style-name="Standard">
      <style:paragraph-properties fo:break-before="auto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P313" style:family="paragraph" style:parent-style-name="Standard">
      <style:paragraph-properties fo:break-before="auto" fo:margin-top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P314" style:family="paragraph" style:parent-style-name="Standard">
      <style:paragraph-properties fo:break-before="auto" fo:margin-top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P315" style:family="paragraph" style:parent-style-name="Standard">
      <style:paragraph-properties fo:break-before="auto" fo:margin-top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P316" style:family="paragraph" style:parent-style-name="Standard">
      <style:paragraph-properties fo:break-before="auto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P317" style:family="paragraph" style:parent-style-name="Standard">
      <style:paragraph-properties fo:break-before="auto" fo:margin-top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P318" style:family="paragraph" style:parent-style-name="Standard">
      <style:paragraph-properties fo:break-before="auto" fo:margin-top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T318_12" style:family="text"/>
    <style:style style:name="T318_13" style:family="text"/>
    <style:style style:name="T318_14" style:family="text"/>
    <style:style style:name="P319" style:family="paragraph" style:parent-style-name="Standard">
      <style:paragraph-properties fo:break-before="auto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P320" style:family="paragraph" style:parent-style-name="Standard">
      <style:paragraph-properties fo:break-before="auto" fo:margin-top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P321" style:family="paragraph" style:parent-style-name="Standard">
      <style:paragraph-properties fo:break-before="auto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P322" style:family="paragraph" style:parent-style-name="Standard">
      <style:paragraph-properties fo:break-before="auto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P323" style:family="paragraph" style:parent-style-name="Standard">
      <style:paragraph-properties fo:break-before="auto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P324" style:family="paragraph" style:parent-style-name="Standard">
      <style:paragraph-properties fo:break-before="auto" fo:margin-top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P325" style:family="paragraph" style:parent-style-name="Standard">
      <style:paragraph-properties fo:break-before="auto" fo:margin-top="0cm" style:writing-mode="lr-tb"/>
    </style:style>
    <style:style style:name="T325_1" style:family="text"/>
    <style:style style:name="P326" style:family="paragraph" style:parent-style-name="Standard">
      <style:paragraph-properties fo:break-before="auto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P327" style:family="paragraph" style:parent-style-name="Standard">
      <style:paragraph-properties fo:break-before="auto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P328" style:family="paragraph" style:parent-style-name="Standard">
      <style:paragraph-properties fo:break-before="auto" fo:margin-top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P329" style:family="paragraph" style:parent-style-name="Standard">
      <style:paragraph-properties fo:break-before="auto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P330" style:family="paragraph" style:parent-style-name="Standard">
      <style:paragraph-properties fo:break-before="auto" fo:margin-top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T330_24" style:family="text"/>
    <style:style style:name="T330_25" style:family="text"/>
    <style:style style:name="T330_26" style:family="text"/>
    <style:style style:name="T330_27" style:family="text"/>
    <style:style style:name="T330_28" style:family="text"/>
    <style:style style:name="T330_29" style:family="text"/>
    <style:style style:name="T330_30" style:family="text"/>
    <style:style style:name="T330_31" style:family="text"/>
    <style:style style:name="T330_32" style:family="text"/>
    <style:style style:name="T330_33" style:family="text"/>
    <style:style style:name="T330_34" style:family="text"/>
    <style:style style:name="T330_35" style:family="text"/>
    <style:style style:name="T330_36" style:family="text"/>
    <style:style style:name="T330_37" style:family="text"/>
    <style:style style:name="T330_38" style:family="text"/>
    <style:style style:name="T330_39" style:family="text"/>
    <style:style style:name="T330_40" style:family="text"/>
    <style:style style:name="T330_41" style:family="text"/>
    <style:style style:name="T330_42" style:family="text"/>
    <style:style style:name="P331" style:family="paragraph" style:parent-style-name="Standard">
      <style:paragraph-properties fo:break-before="auto" fo:margin-top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P332" style:family="paragraph" style:parent-style-name="Standard">
      <style:paragraph-properties fo:break-before="auto" fo:margin-top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P333" style:family="paragraph" style:parent-style-name="Standard">
      <style:paragraph-properties fo:break-before="auto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P334" style:family="paragraph" style:parent-style-name="Standard">
      <style:paragraph-properties fo:break-before="auto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P335" style:family="paragraph" style:parent-style-name="Standard">
      <style:paragraph-properties fo:break-before="auto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P336" style:family="paragraph" style:parent-style-name="Standard">
      <style:paragraph-properties fo:break-before="auto" fo:margin-top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P337" style:family="paragraph" style:parent-style-name="Standard">
      <style:paragraph-properties fo:break-before="auto" fo:margin-top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P338" style:family="paragraph" style:parent-style-name="Standard">
      <style:paragraph-properties fo:break-before="auto" fo:margin-top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P339" style:family="paragraph" style:parent-style-name="Standard">
      <style:paragraph-properties fo:break-before="auto" fo:margin-top="0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T339_12" style:family="text"/>
    <style:style style:name="P340" style:family="paragraph" style:parent-style-name="Standard">
      <style:paragraph-properties fo:break-before="auto" fo:margin-top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P341" style:family="paragraph" style:parent-style-name="Standard">
      <style:paragraph-properties fo:break-before="auto" fo:margin-top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P342" style:family="paragraph" style:parent-style-name="Standard">
      <style:paragraph-properties fo:break-before="auto" fo:margin-top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P343" style:family="paragraph" style:parent-style-name="Standard">
      <style:paragraph-properties fo:break-before="auto" fo:margin-top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T343_29" style:family="text"/>
    <style:style style:name="T343_30" style:family="text"/>
    <style:style style:name="P344" style:family="paragraph" style:parent-style-name="Standard">
      <style:paragraph-properties fo:break-before="auto" fo:margin-top="0cm" style:writing-mode="lr-tb"/>
    </style:style>
    <style:style style:name="T344_1" style:family="text"/>
    <style:style style:name="P345" style:family="paragraph" style:parent-style-name="Standard">
      <style:paragraph-properties fo:break-before="auto" fo:margin-top="0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P346" style:family="paragraph" style:parent-style-name="Standard">
      <style:paragraph-properties fo:break-before="auto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P347" style:family="paragraph" style:parent-style-name="Standard">
      <style:paragraph-properties fo:break-before="auto" fo:margin-top="0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P348" style:family="paragraph" style:parent-style-name="Standard">
      <style:paragraph-properties fo:break-before="auto" fo:margin-top="0cm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P349" style:family="paragraph" style:parent-style-name="Standard">
      <style:paragraph-properties fo:break-before="auto" fo:margin-top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P350" style:family="paragraph" style:parent-style-name="Standard">
      <style:paragraph-properties fo:break-before="auto" fo:margin-top="0cm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T350_9" style:family="text"/>
    <style:style style:name="T350_10" style:family="text"/>
    <style:style style:name="T350_11" style:family="text"/>
    <style:style style:name="T350_12" style:family="text"/>
    <style:style style:name="T350_13" style:family="text"/>
    <style:style style:name="T350_14" style:family="text"/>
    <style:style style:name="T350_15" style:family="text"/>
    <style:style style:name="T350_16" style:family="text"/>
    <style:style style:name="T350_17" style:family="text"/>
    <style:style style:name="T350_18" style:family="text"/>
    <style:style style:name="T350_19" style:family="text"/>
    <style:style style:name="T350_20" style:family="text"/>
    <style:style style:name="P351" style:family="paragraph" style:parent-style-name="Standard">
      <style:paragraph-properties fo:break-before="auto" fo:margin-top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P352" style:family="paragraph" style:parent-style-name="Standard">
      <style:paragraph-properties fo:break-before="auto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P353" style:family="paragraph" style:parent-style-name="Standard">
      <style:paragraph-properties fo:break-before="auto" fo:margin-top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P354" style:family="paragraph" style:parent-style-name="Standard">
      <style:paragraph-properties fo:break-before="auto" fo:margin-top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P355" style:family="paragraph" style:parent-style-name="Standard">
      <style:paragraph-properties fo:break-before="auto" fo:margin-top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P356" style:family="paragraph" style:parent-style-name="Standard">
      <style:paragraph-properties fo:break-before="auto" fo:margin-top="0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P357" style:family="paragraph" style:parent-style-name="Standard">
      <style:paragraph-properties fo:break-before="auto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P358" style:family="paragraph" style:parent-style-name="Standard">
      <style:paragraph-properties fo:break-before="auto" fo:margin-top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P359" style:family="paragraph" style:parent-style-name="Standard">
      <style:paragraph-properties fo:break-before="auto" fo:margin-top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T359_31" style:family="text"/>
    <style:style style:name="T359_32" style:family="text"/>
    <style:style style:name="P360" style:family="paragraph" style:parent-style-name="Standard">
      <style:paragraph-properties fo:break-before="auto" fo:margin-top="0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T360_26" style:family="text"/>
    <style:style style:name="T360_27" style:family="text"/>
    <style:style style:name="T360_28" style:family="text"/>
    <style:style style:name="P361" style:family="paragraph" style:parent-style-name="Standard">
      <style:paragraph-properties fo:break-before="auto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P362" style:family="paragraph" style:parent-style-name="Standard">
      <style:paragraph-properties fo:break-before="auto" fo:margin-top="0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T362_16" style:family="text"/>
    <style:style style:name="P363" style:family="paragraph" style:parent-style-name="Standard">
      <style:paragraph-properties fo:break-before="auto" fo:margin-top="0cm" style:writing-mode="lr-tb"/>
    </style:style>
    <style:style style:name="T363_1" style:family="text"/>
    <style:style style:name="T363_2" style:family="text"/>
    <style:style style:name="T363_3" style:family="text"/>
    <style:style style:name="P364" style:family="paragraph" style:parent-style-name="Standard">
      <style:paragraph-properties fo:break-before="auto" fo:margin-top="0cm" style:writing-mode="lr-tb"/>
    </style:style>
    <style:style style:name="T364_1" style:family="text"/>
    <style:style style:name="P365" style:family="paragraph" style:parent-style-name="Standard">
      <style:paragraph-properties fo:break-before="auto" fo:margin-top="0cm" style:writing-mode="lr-tb"/>
    </style:style>
    <style:style style:name="T365_1" style:family="text"/>
    <style:style style:name="T365_2" style:family="text"/>
    <style:style style:name="T365_3" style:family="text"/>
    <style:style style:name="P366" style:family="paragraph" style:parent-style-name="Standard">
      <style:paragraph-properties fo:break-before="auto" fo:margin-top="0cm" style:writing-mode="lr-tb"/>
    </style:style>
    <style:style style:name="T366_1" style:family="text"/>
    <style:style style:name="T366_2" style:family="text"/>
    <style:style style:name="T366_3" style:family="text"/>
    <style:style style:name="T366_4" style:family="text"/>
    <style:style style:name="T366_5" style:family="text"/>
    <style:style style:name="T366_6" style:family="text"/>
    <style:style style:name="T366_7" style:family="text"/>
    <style:style style:name="P367" style:family="paragraph" style:parent-style-name="Standard">
      <style:paragraph-properties fo:break-before="auto" fo:margin-top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P368" style:family="paragraph" style:parent-style-name="Standard">
      <style:paragraph-properties fo:break-before="auto" fo:margin-top="0cm" style:writing-mode="lr-tb"/>
    </style:style>
    <style:style style:name="T368_1" style:family="text"/>
    <style:style style:name="T368_2" style:family="text"/>
    <style:style style:name="T368_3" style:family="text"/>
    <style:style style:name="P369" style:family="paragraph" style:parent-style-name="Standard">
      <style:paragraph-properties fo:break-before="auto" fo:margin-top="0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P370" style:family="paragraph" style:parent-style-name="Standard">
      <style:paragraph-properties fo:break-before="auto" fo:margin-top="0cm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P371" style:family="paragraph" style:parent-style-name="Standard">
      <style:paragraph-properties fo:break-before="auto" fo:margin-top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P372" style:family="paragraph" style:parent-style-name="Standard">
      <style:paragraph-properties fo:break-before="auto" fo:margin-top="0cm" style:writing-mode="lr-tb"/>
    </style:style>
    <style:style style:name="T372_1" style:family="text"/>
    <style:style style:name="P373" style:family="paragraph" style:parent-style-name="Standard">
      <style:paragraph-properties fo:break-before="auto" fo:margin-top="0cm" style:writing-mode="lr-tb"/>
    </style:style>
    <style:style style:name="T373_1" style:family="text"/>
    <style:style style:name="P374" style:family="paragraph" style:parent-style-name="Standard">
      <style:paragraph-properties fo:break-before="auto" fo:margin-top="0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P375" style:family="paragraph" style:parent-style-name="Standard">
      <style:paragraph-properties fo:break-before="auto" fo:margin-top="0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P376" style:family="paragraph" style:parent-style-name="Standard">
      <style:paragraph-properties fo:break-before="auto" fo:margin-top="0cm" style:writing-mode="lr-tb"/>
    </style:style>
    <style:style style:name="T376_1" style:family="text"/>
    <style:style style:name="P377" style:family="paragraph" style:parent-style-name="Standard">
      <style:paragraph-properties fo:break-before="auto" fo:margin-top="0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P378" style:family="paragraph" style:parent-style-name="Standard">
      <style:paragraph-properties fo:break-before="auto" fo:margin-top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P379" style:family="paragraph" style:parent-style-name="Standard">
      <style:paragraph-properties fo:break-before="auto" fo:margin-top="0cm" style:writing-mode="lr-tb"/>
    </style:style>
    <style:style style:name="T379_1" style:family="text"/>
    <style:style style:name="P380" style:family="paragraph" style:parent-style-name="Standard">
      <style:paragraph-properties fo:break-before="auto" fo:margin-top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P381" style:family="paragraph" style:parent-style-name="Standard">
      <style:paragraph-properties fo:break-before="auto" fo:margin-top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P382" style:family="paragraph" style:parent-style-name="Standard">
      <style:paragraph-properties fo:break-before="auto" fo:margin-top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P383" style:family="paragraph" style:parent-style-name="Standard">
      <style:paragraph-properties fo:break-before="auto" fo:margin-top="0cm" style:writing-mode="lr-tb"/>
    </style:style>
    <style:style style:name="T383_1" style:family="text"/>
    <style:style style:name="T383_2" style:family="text"/>
    <style:style style:name="T383_3" style:family="text"/>
    <style:style style:name="P384" style:family="paragraph" style:parent-style-name="Standard">
      <style:paragraph-properties fo:break-before="auto" fo:margin-top="0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P385" style:family="paragraph" style:parent-style-name="Standard">
      <style:paragraph-properties fo:break-before="auto" fo:margin-top="0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P386" style:family="paragraph" style:parent-style-name="Standard">
      <style:paragraph-properties fo:break-before="auto" fo:margin-top="0cm" fo:margin-bottom="0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P387" style:family="paragraph" style:parent-style-name="Standard">
      <style:paragraph-properties fo:break-before="auto" fo:text-indent="0cm" fo:margin-left="0cm" style:writing-mode="lr-tb"/>
    </style:style>
    <style:style style:name="P388" style:family="paragraph" style:parent-style-name="Standard">
      <style:paragraph-properties fo:break-before="auto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P389" style:family="paragraph" style:parent-style-name="Standard">
      <style:paragraph-properties fo:break-before="auto" fo:margin-top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P390" style:family="paragraph" style:parent-style-name="Standard">
      <style:paragraph-properties fo:break-before="auto" fo:margin-top="0cm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P391" style:family="paragraph" style:parent-style-name="Standard">
      <style:paragraph-properties fo:break-before="auto" fo:margin-top="0cm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P392" style:family="paragraph" style:parent-style-name="Standard">
      <style:paragraph-properties fo:break-before="auto" fo:margin-top="0cm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P393" style:family="paragraph" style:parent-style-name="Standard">
      <style:paragraph-properties fo:break-before="auto" fo:margin-top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T393_6" style:family="text"/>
    <style:style style:name="T393_7" style:family="text"/>
    <style:style style:name="T393_8" style:family="text"/>
    <style:style style:name="T393_9" style:family="text"/>
    <style:style style:name="T393_10" style:family="text"/>
    <style:style style:name="T393_11" style:family="text"/>
    <style:style style:name="T393_12" style:family="text"/>
    <style:style style:name="T393_13" style:family="text"/>
    <style:style style:name="T393_14" style:family="text"/>
    <style:style style:name="T393_15" style:family="text"/>
    <style:style style:name="T393_16" style:family="text"/>
    <style:style style:name="T393_17" style:family="text"/>
    <style:style style:name="T393_18" style:family="text"/>
    <style:style style:name="T393_19" style:family="text"/>
    <style:style style:name="T393_20" style:family="text"/>
    <style:style style:name="T393_21" style:family="text"/>
    <style:style style:name="T393_22" style:family="text"/>
    <style:style style:name="T393_23" style:family="text"/>
    <style:style style:name="T393_24" style:family="text"/>
    <style:style style:name="T393_25" style:family="text"/>
    <style:style style:name="T393_26" style:family="text"/>
    <style:style style:name="T393_27" style:family="text"/>
    <style:style style:name="T393_28" style:family="text"/>
    <style:style style:name="T393_29" style:family="text"/>
    <style:style style:name="T393_30" style:family="text"/>
    <style:style style:name="T393_31" style:family="text"/>
    <style:style style:name="T393_32" style:family="text"/>
    <style:style style:name="T393_33" style:family="text"/>
    <style:style style:name="T393_34" style:family="text"/>
    <style:style style:name="T393_35" style:family="text"/>
    <style:style style:name="T393_36" style:family="text"/>
    <style:style style:name="P394" style:family="paragraph" style:parent-style-name="Standard">
      <style:paragraph-properties fo:break-before="auto" fo:margin-top="0cm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P395" style:family="paragraph" style:parent-style-name="Standard">
      <style:paragraph-properties fo:break-before="auto" fo:margin-top="0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P396" style:family="paragraph" style:parent-style-name="Standard">
      <style:paragraph-properties fo:break-before="auto" fo:margin-top="0cm" fo:margin-bottom="0cm" style:writing-mode="lr-tb"/>
    </style:style>
    <style:style style:name="T396_1" style:family="text"/>
    <style:style style:name="T396_2" style:family="text"/>
    <style:style style:name="T396_3" style:family="text"/>
    <style:style style:name="T396_4" style:family="text"/>
    <style:style style:name="T396_5" style:family="text"/>
    <style:style style:name="T396_6" style:family="text"/>
    <style:style style:name="T396_7" style:family="text"/>
    <style:style style:name="T396_8" style:family="text"/>
    <style:style style:name="T396_9" style:family="text"/>
    <style:style style:name="T396_10" style:family="text"/>
    <style:style style:name="T396_11" style:family="text"/>
    <style:style style:name="T396_12" style:family="text"/>
    <style:style style:name="T396_13" style:family="text"/>
    <style:style style:name="T396_14" style:family="text"/>
    <style:style style:name="T396_15" style:family="text"/>
    <style:style style:name="T396_16" style:family="text"/>
    <style:style style:name="T396_17" style:family="text"/>
    <style:style style:name="T396_18" style:family="text"/>
    <style:style style:name="T396_19" style:family="text"/>
    <style:style style:name="T396_20" style:family="text"/>
    <style:style style:name="T396_21" style:family="text"/>
    <style:style style:name="T396_22" style:family="text"/>
    <style:style style:name="T396_23" style:family="text"/>
    <style:style style:name="T396_24" style:family="text"/>
    <style:style style:name="T396_25" style:family="text"/>
    <style:style style:name="T396_26" style:family="text"/>
    <style:style style:name="T396_27" style:family="text"/>
    <style:style style:name="T396_28" style:family="text"/>
    <style:style style:name="T396_29" style:family="text"/>
    <style:style style:name="T396_30" style:family="text"/>
    <style:style style:name="T396_31" style:family="text"/>
    <style:style style:name="T396_32" style:family="text"/>
    <style:style style:name="T396_33" style:family="text"/>
    <style:style style:name="T396_34" style:family="text"/>
    <style:style style:name="T396_35" style:family="text"/>
    <style:style style:name="T396_36" style:family="text"/>
    <style:style style:name="T396_37" style:family="text"/>
    <style:style style:name="T396_38" style:family="text"/>
    <style:style style:name="T396_39" style:family="text"/>
    <style:style style:name="T396_40" style:family="text"/>
    <style:style style:name="T396_41" style:family="text"/>
    <style:style style:name="T396_42" style:family="text"/>
    <style:style style:name="T396_43" style:family="text"/>
    <style:style style:name="T396_44" style:family="text"/>
    <style:style style:name="T396_45" style:family="text"/>
    <style:style style:name="T396_46" style:family="text"/>
    <style:style style:name="T396_47" style:family="text"/>
    <style:style style:name="T396_48" style:family="text"/>
    <style:style style:name="T396_49" style:family="text"/>
    <style:style style:name="T396_50" style:family="text"/>
    <style:style style:name="T396_51" style:family="text"/>
    <style:style style:name="T396_52" style:family="text"/>
    <style:style style:name="T396_53" style:family="text"/>
    <style:style style:name="T396_54" style:family="text"/>
    <style:style style:name="T396_55" style:family="text"/>
    <style:style style:name="P397" style:family="paragraph" style:parent-style-name="Standard">
      <style:paragraph-properties fo:break-before="auto" style:writing-mode="lr-tb"/>
    </style:style>
    <style:style style:name="P398" style:family="paragraph" style:parent-style-name="Standard">
      <style:paragraph-properties fo:break-before="auto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P399" style:family="paragraph" style:parent-style-name="Standard">
      <style:paragraph-properties fo:break-before="auto" fo:margin-top="0cm" style:writing-mode="lr-tb"/>
    </style:style>
    <style:style style:name="T399_1" style:family="text"/>
    <style:style style:name="T399_2" style:family="text"/>
    <style:style style:name="T399_3" style:family="text"/>
    <style:style style:name="T399_4" style:family="text"/>
    <style:style style:name="T399_5" style:family="text"/>
    <style:style style:name="P400" style:family="paragraph" style:parent-style-name="Standard">
      <style:paragraph-properties fo:break-before="auto" fo:margin-top="0cm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T400_27" style:family="text"/>
    <style:style style:name="P401" style:family="paragraph" style:parent-style-name="Standard">
      <style:paragraph-properties fo:break-before="auto" fo:margin-top="0cm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T401_11" style:family="text"/>
    <style:style style:name="T401_12" style:family="text"/>
    <style:style style:name="T401_13" style:family="text"/>
    <style:style style:name="T401_14" style:family="text"/>
    <style:style style:name="T401_15" style:family="text"/>
    <style:style style:name="T401_16" style:family="text"/>
    <style:style style:name="T401_17" style:family="text"/>
    <style:style style:name="T401_18" style:family="text"/>
    <style:style style:name="T401_19" style:family="text"/>
    <style:style style:name="T401_20" style:family="text"/>
    <style:style style:name="T401_21" style:family="text"/>
    <style:style style:name="T401_22" style:family="text"/>
    <style:style style:name="T401_23" style:family="text"/>
    <style:style style:name="T401_24" style:family="text"/>
    <style:style style:name="T401_25" style:family="text"/>
    <style:style style:name="T401_26" style:family="text"/>
    <style:style style:name="T401_27" style:family="text"/>
    <style:style style:name="P402" style:family="paragraph" style:parent-style-name="Standard">
      <style:paragraph-properties fo:break-before="auto" fo:margin-top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T402_25" style:family="text"/>
    <style:style style:name="T402_26" style:family="text"/>
    <style:style style:name="T402_27" style:family="text"/>
    <style:style style:name="T402_28" style:family="text"/>
    <style:style style:name="T402_29" style:family="text"/>
    <style:style style:name="T402_30" style:family="text"/>
    <style:style style:name="T402_31" style:family="text"/>
    <style:style style:name="T402_32" style:family="text"/>
    <style:style style:name="T402_33" style:family="text"/>
    <style:style style:name="T402_34" style:family="text"/>
    <style:style style:name="T402_35" style:family="text"/>
    <style:style style:name="T402_36" style:family="text"/>
    <style:style style:name="T402_37" style:family="text"/>
    <style:style style:name="T402_38" style:family="text"/>
    <style:style style:name="T402_39" style:family="text"/>
    <style:style style:name="T402_40" style:family="text"/>
    <style:style style:name="T402_41" style:family="text"/>
    <style:style style:name="T402_42" style:family="text"/>
    <style:style style:name="T402_43" style:family="text"/>
    <style:style style:name="T402_44" style:family="text"/>
    <style:style style:name="T402_45" style:family="text"/>
    <style:style style:name="T402_46" style:family="text"/>
    <style:style style:name="T402_47" style:family="text"/>
    <style:style style:name="T402_48" style:family="text"/>
    <style:style style:name="T402_49" style:family="text"/>
    <style:style style:name="T402_50" style:family="text"/>
    <style:style style:name="T402_51" style:family="text"/>
    <style:style style:name="T402_52" style:family="text"/>
    <style:style style:name="T402_53" style:family="text"/>
    <style:style style:name="T402_54" style:family="text"/>
    <style:style style:name="T402_55" style:family="text"/>
    <style:style style:name="T402_56" style:family="text"/>
    <style:style style:name="T402_57" style:family="text"/>
    <style:style style:name="T402_58" style:family="text"/>
    <style:style style:name="T402_59" style:family="text"/>
    <style:style style:name="T402_60" style:family="text"/>
    <style:style style:name="P403" style:family="paragraph" style:parent-style-name="Standard">
      <style:paragraph-properties fo:break-before="auto" fo:margin-top="0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P404" style:family="paragraph" style:parent-style-name="Standard">
      <style:paragraph-properties fo:break-before="auto" fo:margin-top="0cm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P405" style:family="paragraph" style:parent-style-name="Standard">
      <style:paragraph-properties fo:break-before="auto" fo:margin-top="0cm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T405_18" style:family="text"/>
    <style:style style:name="T405_19" style:family="text"/>
    <style:style style:name="T405_20" style:family="text"/>
    <style:style style:name="P406" style:family="paragraph" style:parent-style-name="Standard">
      <style:paragraph-properties fo:break-before="auto" fo:margin-top="0cm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T406_25" style:family="text"/>
    <style:style style:name="T406_26" style:family="text"/>
    <style:style style:name="T406_27" style:family="text"/>
    <style:style style:name="T406_28" style:family="text"/>
    <style:style style:name="T406_29" style:family="text"/>
    <style:style style:name="T406_30" style:family="text"/>
    <style:style style:name="T406_31" style:family="text"/>
    <style:style style:name="T406_32" style:family="text"/>
    <style:style style:name="T406_33" style:family="text"/>
    <style:style style:name="T406_34" style:family="text"/>
    <style:style style:name="T406_35" style:family="text"/>
    <style:style style:name="T406_36" style:family="text"/>
    <style:style style:name="T406_37" style:family="text"/>
    <style:style style:name="T406_38" style:family="text"/>
    <style:style style:name="T406_39" style:family="text"/>
    <style:style style:name="T406_40" style:family="text"/>
    <style:style style:name="T406_41" style:family="text"/>
    <style:style style:name="T406_42" style:family="text"/>
    <style:style style:name="T406_43" style:family="text"/>
    <style:style style:name="P407" style:family="paragraph" style:parent-style-name="Standard">
      <style:paragraph-properties fo:break-before="auto" fo:margin-top="0cm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T407_15" style:family="text"/>
    <style:style style:name="T407_16" style:family="text"/>
    <style:style style:name="T407_17" style:family="text"/>
    <style:style style:name="T407_18" style:family="text"/>
    <style:style style:name="T407_19" style:family="text"/>
    <style:style style:name="T407_20" style:family="text"/>
    <style:style style:name="T407_21" style:family="text"/>
    <style:style style:name="T407_22" style:family="text"/>
    <style:style style:name="T407_23" style:family="text"/>
    <style:style style:name="T407_24" style:family="text"/>
    <style:style style:name="T407_25" style:family="text"/>
    <style:style style:name="T407_26" style:family="text"/>
    <style:style style:name="T407_27" style:family="text"/>
    <style:style style:name="T407_28" style:family="text"/>
    <style:style style:name="T407_29" style:family="text"/>
    <style:style style:name="T407_30" style:family="text"/>
    <style:style style:name="P408" style:family="paragraph" style:parent-style-name="Standard">
      <style:paragraph-properties fo:break-before="auto" fo:margin-top="0cm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P409" style:family="paragraph" style:parent-style-name="Standard">
      <style:paragraph-properties fo:break-before="auto" fo:margin-top="0cm" style:writing-mode="lr-tb"/>
    </style:style>
    <style:style style:name="T409_1" style:family="text"/>
    <style:style style:name="P410" style:family="paragraph" style:parent-style-name="Standard">
      <style:paragraph-properties fo:break-before="auto" fo:margin-top="0cm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P411" style:family="paragraph" style:parent-style-name="Standard">
      <style:paragraph-properties fo:break-before="auto" fo:margin-top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P412" style:family="paragraph" style:parent-style-name="Standard">
      <style:paragraph-properties fo:break-before="auto" fo:margin-top="0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P413" style:family="paragraph" style:parent-style-name="Standard">
      <style:paragraph-properties fo:break-before="auto" fo:margin-top="0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P414" style:family="paragraph" style:parent-style-name="Standard">
      <style:paragraph-properties fo:break-before="auto" fo:margin-top="0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P415" style:family="paragraph" style:parent-style-name="Standard">
      <style:paragraph-properties fo:break-before="auto" fo:margin-top="0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P416" style:family="paragraph" style:parent-style-name="Standard">
      <style:paragraph-properties fo:break-before="auto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P417" style:family="paragraph" style:parent-style-name="Standard">
      <style:paragraph-properties fo:break-before="auto" fo:margin-top="0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P418" style:family="paragraph" style:parent-style-name="Standard">
      <style:paragraph-properties fo:break-before="auto" fo:margin-top="0cm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P419" style:family="paragraph" style:parent-style-name="Standard">
      <style:paragraph-properties fo:break-before="auto" fo:margin-top="0cm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T419_7" style:family="text"/>
    <style:style style:name="P420" style:family="paragraph" style:parent-style-name="Standard">
      <style:paragraph-properties fo:break-before="auto" fo:margin-top="0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P421" style:family="paragraph" style:parent-style-name="Standard">
      <style:paragraph-properties fo:break-before="auto" fo:margin-top="0cm" fo:margin-bottom="0cm" style:writing-mode="lr-tb"/>
    </style:style>
    <style:style style:name="T421_1" style:family="text"/>
    <style:style style:name="P422" style:family="paragraph" style:parent-style-name="Standard">
      <style:paragraph-properties fo:break-before="auto" fo:text-indent="0cm" fo:margin-left="3.81cm" style:writing-mode="lr-tb"/>
    </style:style>
    <style:style style:name="P423" style:family="paragraph" style:parent-style-name="Standard">
      <style:paragraph-properties fo:break-before="auto" fo:margin-top="0cm" style:writing-mode="lr-tb"/>
    </style:style>
    <style:style style:name="T423_1" style:family="text"/>
    <style:style style:name="P424" style:family="paragraph" style:parent-style-name="Standard">
      <style:paragraph-properties fo:break-before="auto" fo:margin-top="0cm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P425" style:family="paragraph" style:parent-style-name="Standard">
      <style:paragraph-properties fo:break-before="auto" fo:margin-top="0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P426" style:family="paragraph" style:parent-style-name="Standard">
      <style:paragraph-properties fo:break-before="auto" fo:margin-top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T426_10" style:family="text"/>
    <style:style style:name="T426_11" style:family="text"/>
    <style:style style:name="T426_12" style:family="text"/>
    <style:style style:name="P427" style:family="paragraph" style:parent-style-name="Standard">
      <style:paragraph-properties fo:break-before="auto" fo:margin-top="0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P428" style:family="paragraph" style:parent-style-name="Standard">
      <style:paragraph-properties fo:break-before="auto" fo:margin-top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P429" style:family="paragraph" style:parent-style-name="Standard">
      <style:paragraph-properties fo:break-before="auto" fo:margin-top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P430" style:family="paragraph" style:parent-style-name="Standard">
      <style:paragraph-properties fo:break-before="auto" fo:margin-top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P431" style:family="paragraph" style:parent-style-name="Standard">
      <style:paragraph-properties fo:break-before="auto" fo:margin-top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P432" style:family="paragraph" style:parent-style-name="Standard">
      <style:paragraph-properties fo:break-before="auto" fo:margin-top="0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P433" style:family="paragraph" style:parent-style-name="Standard">
      <style:paragraph-properties fo:break-before="auto" fo:margin-top="0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P434" style:family="paragraph" style:parent-style-name="Standard">
      <style:paragraph-properties fo:break-before="auto" fo:margin-top="0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P435" style:family="paragraph" style:parent-style-name="Standard">
      <style:paragraph-properties fo:break-before="auto" fo:margin-top="0cm" style:writing-mode="lr-tb"/>
    </style:style>
    <style:style style:name="T435_1" style:family="text"/>
    <style:style style:name="T435_2" style:family="text"/>
    <style:style style:name="P436" style:family="paragraph" style:parent-style-name="Standard">
      <style:paragraph-properties fo:break-before="auto" fo:margin-top="0cm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P437" style:family="paragraph" style:parent-style-name="Standard">
      <style:paragraph-properties fo:break-before="auto" fo:margin-top="0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P438" style:family="paragraph" style:parent-style-name="Standard">
      <style:paragraph-properties fo:break-before="auto" fo:margin-top="0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P439" style:family="paragraph" style:parent-style-name="Standard">
      <style:paragraph-properties fo:break-before="auto" fo:margin-top="0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P440" style:family="paragraph" style:parent-style-name="Standard">
      <style:paragraph-properties fo:break-before="auto" fo:margin-top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P441" style:family="paragraph" style:parent-style-name="Standard">
      <style:paragraph-properties fo:break-before="auto" fo:margin-top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P442" style:family="paragraph" style:parent-style-name="Standard">
      <style:paragraph-properties fo:break-before="auto" fo:margin-top="0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P443" style:family="paragraph" style:parent-style-name="Standard">
      <style:paragraph-properties fo:break-before="auto" fo:margin-top="0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P444" style:family="paragraph" style:parent-style-name="Standard">
      <style:paragraph-properties fo:break-before="auto" fo:margin-top="0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P445" style:family="paragraph" style:parent-style-name="Standard">
      <style:paragraph-properties fo:break-before="auto" fo:margin-top="0cm" fo:margin-bottom="0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P446" style:family="paragraph" style:parent-style-name="Heading_20_2">
      <style:paragraph-properties fo:break-before="auto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P447" style:family="paragraph" style:parent-style-name="Standard">
      <style:paragraph-properties fo:break-before="auto" fo:margin-top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P448" style:family="paragraph" style:parent-style-name="Standard">
      <style:paragraph-properties fo:break-before="auto" fo:margin-top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T448_27" style:family="text"/>
    <style:style style:name="T448_28" style:family="text"/>
    <style:style style:name="T448_29" style:family="text"/>
    <style:style style:name="T448_30" style:family="text"/>
    <style:style style:name="T448_31" style:family="text"/>
    <style:style style:name="P449" style:family="paragraph" style:parent-style-name="Standard">
      <style:paragraph-properties fo:break-before="auto" fo:margin-top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P450" style:family="paragraph" style:parent-style-name="Standard">
      <style:paragraph-properties fo:break-before="auto" fo:margin-top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P451" style:family="paragraph" style:parent-style-name="Standard">
      <style:paragraph-properties fo:break-before="auto" fo:margin-top="0cm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T451_9" style:family="text"/>
    <style:style style:name="T451_10" style:family="text"/>
    <style:style style:name="T451_11" style:family="text"/>
    <style:style style:name="T451_12" style:family="text"/>
    <style:style style:name="T451_13" style:family="text"/>
    <style:style style:name="T451_14" style:family="text"/>
    <style:style style:name="T451_15" style:family="text"/>
    <style:style style:name="T451_16" style:family="text"/>
    <style:style style:name="T451_17" style:family="text"/>
    <style:style style:name="T451_18" style:family="text"/>
    <style:style style:name="T451_19" style:family="text"/>
    <style:style style:name="T451_20" style:family="text"/>
    <style:style style:name="T451_21" style:family="text"/>
    <style:style style:name="T451_22" style:family="text"/>
    <style:style style:name="T451_23" style:family="text"/>
    <style:style style:name="T451_24" style:family="text"/>
    <style:style style:name="T451_25" style:family="text"/>
    <style:style style:name="P452" style:family="paragraph" style:parent-style-name="Standard">
      <style:paragraph-properties fo:break-before="auto" fo:margin-top="0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P453" style:family="paragraph" style:parent-style-name="Standard">
      <style:paragraph-properties fo:break-before="auto" fo:margin-top="0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P454" style:family="paragraph" style:parent-style-name="Standard">
      <style:paragraph-properties fo:break-before="auto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T454_21" style:family="text"/>
    <style:style style:name="T454_22" style:family="text"/>
    <style:style style:name="T454_23" style:family="text"/>
    <style:style style:name="T454_24" style:family="text"/>
    <style:style style:name="T454_25" style:family="text"/>
    <style:style style:name="T454_26" style:family="text"/>
    <style:style style:name="T454_27" style:family="text"/>
    <style:style style:name="T454_28" style:family="text"/>
    <style:style style:name="T454_29" style:family="text"/>
    <style:style style:name="T454_30" style:family="text"/>
    <style:style style:name="T454_31" style:family="text"/>
    <style:style style:name="T454_32" style:family="text"/>
    <style:style style:name="T454_33" style:family="text"/>
    <style:style style:name="T454_34" style:family="text"/>
    <style:style style:name="T454_35" style:family="text"/>
    <style:style style:name="T454_36" style:family="text"/>
    <style:style style:name="T454_37" style:family="text"/>
    <style:style style:name="T454_38" style:family="text"/>
    <style:style style:name="T454_39" style:family="text"/>
    <style:style style:name="T454_40" style:family="text"/>
    <style:style style:name="T454_41" style:family="text"/>
    <style:style style:name="T454_42" style:family="text"/>
    <style:style style:name="T454_43" style:family="text"/>
    <style:style style:name="P455" style:family="paragraph" style:parent-style-name="Standard">
      <style:paragraph-properties fo:break-before="auto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T455_25" style:family="text"/>
    <style:style style:name="T455_26" style:family="text"/>
    <style:style style:name="T455_27" style:family="text"/>
    <style:style style:name="T455_28" style:family="text"/>
    <style:style style:name="T455_29" style:family="text"/>
    <style:style style:name="P456" style:family="paragraph" style:parent-style-name="Standard">
      <style:paragraph-properties fo:break-before="auto" fo:margin-top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P457" style:family="paragraph" style:parent-style-name="Heading_20_3">
      <style:paragraph-properties fo:break-before="auto" fo:margin-top="0.494cm" fo:margin-bottom="0.141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P458" style:family="paragraph" style:parent-style-name="Standard">
      <style:paragraph-properties fo:break-before="auto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P459" style:family="paragraph" style:parent-style-name="Standard">
      <style:paragraph-properties fo:break-before="auto" style:writing-mode="lr-tb"/>
    </style:style>
    <style:style style:name="T459_1" style:family="text"/>
    <style:style style:name="T459_2" style:family="text"/>
    <style:style style:name="T459_3" style:family="text"/>
    <style:style style:name="P460" style:family="paragraph" style:parent-style-name="Standard">
      <style:paragraph-properties fo:break-before="auto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P461" style:family="paragraph" style:parent-style-name="Standard">
      <style:paragraph-properties fo:break-before="auto" style:writing-mode="lr-tb"/>
    </style:style>
    <style:style style:name="P462" style:family="paragraph" style:parent-style-name="Heading_20_4">
      <style:paragraph-properties fo:break-before="auto" style:writing-mode="lr-tb"/>
    </style:style>
    <style:style style:name="T462_1" style:family="text"/>
    <style:style style:name="P463" style:family="paragraph" style:parent-style-name="Standard">
      <style:paragraph-properties fo:break-before="auto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/>
    <style:style style:name="T463_43" style:family="text"/>
    <style:style style:name="T463_44" style:family="text"/>
    <style:style style:name="T463_45" style:family="text"/>
    <style:style style:name="T463_46" style:family="text"/>
    <style:style style:name="T463_47" style:family="text"/>
    <style:style style:name="T463_48" style:family="text"/>
    <style:style style:name="T463_49" style:family="text"/>
    <style:style style:name="T463_50" style:family="text"/>
    <style:style style:name="T463_51" style:family="text"/>
    <style:style style:name="T463_52" style:family="text"/>
    <style:style style:name="T463_53" style:family="text"/>
    <style:style style:name="T463_54" style:family="text"/>
    <style:style style:name="T463_55" style:family="text"/>
    <style:style style:name="T463_56" style:family="text"/>
    <style:style style:name="T463_57" style:family="text"/>
    <style:style style:name="T463_58" style:family="text"/>
    <style:style style:name="T463_59" style:family="text"/>
    <style:style style:name="T463_60" style:family="text"/>
    <style:style style:name="T463_61" style:family="text"/>
    <style:style style:name="T463_62" style:family="text"/>
    <style:style style:name="T463_63" style:family="text"/>
    <style:style style:name="T463_64" style:family="text"/>
    <style:style style:name="P464" style:family="paragraph" style:parent-style-name="Standard">
      <style:paragraph-properties fo:break-before="auto" style:writing-mode="lr-tb"/>
    </style:style>
    <style:style style:name="P465" style:family="paragraph" style:parent-style-name="Standard">
      <style:paragraph-properties fo:break-before="auto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T465_35" style:family="text"/>
    <style:style style:name="T465_36" style:family="text"/>
    <style:style style:name="T465_37" style:family="text"/>
    <style:style style:name="T465_38" style:family="text"/>
    <style:style style:name="T465_39" style:family="text"/>
    <style:style style:name="T465_40" style:family="text"/>
    <style:style style:name="T465_41" style:family="text"/>
    <style:style style:name="T465_42" style:family="text"/>
    <style:style style:name="T465_43" style:family="text"/>
    <style:style style:name="T465_44" style:family="text"/>
    <style:style style:name="T465_45" style:family="text"/>
    <style:style style:name="T465_46" style:family="text"/>
    <style:style style:name="T465_47" style:family="text"/>
    <style:style style:name="T465_48" style:family="text"/>
    <style:style style:name="T465_49" style:family="text"/>
    <style:style style:name="T465_50" style:family="text"/>
    <style:style style:name="P466" style:family="paragraph" style:parent-style-name="Standard">
      <style:paragraph-properties fo:break-before="auto" style:writing-mode="lr-tb"/>
    </style:style>
    <style:style style:name="P467" style:family="paragraph" style:parent-style-name="Standard">
      <style:paragraph-properties fo:break-before="auto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T467_25" style:family="text"/>
    <style:style style:name="T467_26" style:family="text"/>
    <style:style style:name="T467_27" style:family="text"/>
    <style:style style:name="T467_28" style:family="text"/>
    <style:style style:name="T467_29" style:family="text"/>
    <style:style style:name="T467_30" style:family="text"/>
    <style:style style:name="T467_31" style:family="text"/>
    <style:style style:name="T467_32" style:family="text"/>
    <style:style style:name="T467_33" style:family="text"/>
    <style:style style:name="T467_34" style:family="text"/>
    <style:style style:name="T467_35" style:family="text"/>
    <style:style style:name="T467_36" style:family="text"/>
    <style:style style:name="T467_37" style:family="text"/>
    <style:style style:name="T467_38" style:family="text"/>
    <style:style style:name="T467_39" style:family="text"/>
    <style:style style:name="T467_40" style:family="text"/>
    <style:style style:name="T467_41" style:family="text"/>
    <style:style style:name="T467_42" style:family="text"/>
    <style:style style:name="T467_43" style:family="text"/>
    <style:style style:name="T467_44" style:family="text"/>
    <style:style style:name="T467_45" style:family="text"/>
    <style:style style:name="T467_46" style:family="text"/>
    <style:style style:name="T467_47" style:family="text"/>
    <style:style style:name="T467_48" style:family="text"/>
    <style:style style:name="T467_49" style:family="text"/>
    <style:style style:name="T467_50" style:family="text"/>
    <style:style style:name="T467_51" style:family="text"/>
    <style:style style:name="T467_52" style:family="text"/>
    <style:style style:name="T467_53" style:family="text"/>
    <style:style style:name="T467_54" style:family="text"/>
    <style:style style:name="T467_55" style:family="text"/>
    <style:style style:name="T467_56" style:family="text"/>
    <style:style style:name="T467_57" style:family="text"/>
    <style:style style:name="T467_58" style:family="text"/>
    <style:style style:name="T467_59" style:family="text"/>
    <style:style style:name="T467_60" style:family="text"/>
    <style:style style:name="T467_61" style:family="text"/>
    <style:style style:name="T467_62" style:family="text"/>
    <style:style style:name="T467_63" style:family="text"/>
    <style:style style:name="T467_64" style:family="text"/>
    <style:style style:name="T467_65" style:family="text"/>
    <style:style style:name="T467_66" style:family="text"/>
    <style:style style:name="T467_67" style:family="text"/>
    <style:style style:name="T467_68" style:family="text"/>
    <style:style style:name="T467_69" style:family="text"/>
    <style:style style:name="T467_70" style:family="text"/>
    <style:style style:name="T467_71" style:family="text"/>
    <style:style style:name="T467_72" style:family="text"/>
    <style:style style:name="T467_73" style:family="text"/>
    <style:style style:name="T467_74" style:family="text"/>
    <style:style style:name="T467_75" style:family="text"/>
    <style:style style:name="T467_76" style:family="text"/>
    <style:style style:name="T467_77" style:family="text"/>
    <style:style style:name="T467_78" style:family="text"/>
    <style:style style:name="T467_79" style:family="text"/>
    <style:style style:name="T467_80" style:family="text"/>
    <style:style style:name="T467_81" style:family="text"/>
    <style:style style:name="T467_82" style:family="text"/>
    <style:style style:name="T467_83" style:family="text"/>
    <style:style style:name="T467_84" style:family="text"/>
    <style:style style:name="T467_85" style:family="text"/>
    <style:style style:name="T467_86" style:family="text"/>
    <style:style style:name="T467_87" style:family="text"/>
    <style:style style:name="T467_88" style:family="text"/>
    <style:style style:name="T467_89" style:family="text"/>
    <style:style style:name="T467_90" style:family="text"/>
    <style:style style:name="T467_91" style:family="text"/>
    <style:style style:name="T467_92" style:family="text"/>
    <style:style style:name="T467_93" style:family="text"/>
    <style:style style:name="T467_94" style:family="text"/>
    <style:style style:name="T467_95" style:family="text"/>
    <style:style style:name="T467_96" style:family="text"/>
    <style:style style:name="T467_97" style:family="text"/>
    <style:style style:name="T467_98" style:family="text"/>
    <style:style style:name="T467_99" style:family="text"/>
    <style:style style:name="T467_100" style:family="text"/>
    <style:style style:name="T467_101" style:family="text"/>
    <style:style style:name="T467_102" style:family="text"/>
    <style:style style:name="T467_103" style:family="text"/>
    <style:style style:name="T467_104" style:family="text"/>
    <style:style style:name="T467_105" style:family="text"/>
    <style:style style:name="T467_106" style:family="text"/>
    <style:style style:name="T467_107" style:family="text"/>
    <style:style style:name="T467_108" style:family="text"/>
    <style:style style:name="T467_109" style:family="text"/>
    <style:style style:name="T467_110" style:family="text"/>
    <style:style style:name="T467_111" style:family="text"/>
    <style:style style:name="T467_112" style:family="text"/>
    <style:style style:name="T467_113" style:family="text"/>
    <style:style style:name="T467_114" style:family="text"/>
    <style:style style:name="T467_115" style:family="text"/>
    <style:style style:name="T467_116" style:family="text"/>
    <style:style style:name="T467_117" style:family="text"/>
    <style:style style:name="T467_118" style:family="text"/>
    <style:style style:name="T467_119" style:family="text"/>
    <style:style style:name="T467_120" style:family="text"/>
    <style:style style:name="T467_121" style:family="text"/>
    <style:style style:name="T467_122" style:family="text"/>
    <style:style style:name="T467_123" style:family="text"/>
    <style:style style:name="T467_124" style:family="text"/>
    <style:style style:name="P468" style:family="paragraph" style:parent-style-name="Standard">
      <style:paragraph-properties fo:break-before="auto" style:writing-mode="lr-tb"/>
    </style:style>
    <style:style style:name="P469" style:family="paragraph" style:parent-style-name="Standard">
      <style:paragraph-properties fo:break-before="auto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/>
    <style:style style:name="T469_22" style:family="text"/>
    <style:style style:name="T469_23" style:family="text"/>
    <style:style style:name="T469_24" style:family="text"/>
    <style:style style:name="T469_25" style:family="text"/>
    <style:style style:name="T469_26" style:family="text"/>
    <style:style style:name="T469_27" style:family="text"/>
    <style:style style:name="T469_28" style:family="text"/>
    <style:style style:name="T469_29" style:family="text"/>
    <style:style style:name="T469_30" style:family="text"/>
    <style:style style:name="T469_31" style:family="text"/>
    <style:style style:name="T469_32" style:family="text"/>
    <style:style style:name="T469_33" style:family="text"/>
    <style:style style:name="T469_34" style:family="text"/>
    <style:style style:name="T469_35" style:family="text"/>
    <style:style style:name="T469_36" style:family="text"/>
    <style:style style:name="T469_37" style:family="text"/>
    <style:style style:name="T469_38" style:family="text"/>
    <style:style style:name="T469_39" style:family="text"/>
    <style:style style:name="T469_40" style:family="text"/>
    <style:style style:name="T469_41" style:family="text"/>
    <style:style style:name="T469_42" style:family="text"/>
    <style:style style:name="T469_43" style:family="text"/>
    <style:style style:name="T469_44" style:family="text"/>
    <style:style style:name="T469_45" style:family="text"/>
    <style:style style:name="T469_46" style:family="text"/>
    <style:style style:name="T469_47" style:family="text"/>
    <style:style style:name="T469_48" style:family="text"/>
    <style:style style:name="T469_49" style:family="text"/>
    <style:style style:name="T469_50" style:family="text"/>
    <style:style style:name="T469_51" style:family="text"/>
    <style:style style:name="T469_52" style:family="text"/>
    <style:style style:name="T469_53" style:family="text"/>
    <style:style style:name="T469_54" style:family="text"/>
    <style:style style:name="T469_55" style:family="text"/>
    <style:style style:name="T469_56" style:family="text"/>
    <style:style style:name="T469_57" style:family="text"/>
    <style:style style:name="T469_58" style:family="text"/>
    <style:style style:name="T469_59" style:family="text"/>
    <style:style style:name="T469_60" style:family="text"/>
    <style:style style:name="T469_61" style:family="text"/>
    <style:style style:name="T469_62" style:family="text"/>
    <style:style style:name="T469_63" style:family="text"/>
    <style:style style:name="T469_64" style:family="text"/>
    <style:style style:name="T469_65" style:family="text"/>
    <style:style style:name="T469_66" style:family="text"/>
    <style:style style:name="T469_67" style:family="text"/>
    <style:style style:name="T469_68" style:family="text"/>
    <style:style style:name="T469_69" style:family="text"/>
    <style:style style:name="T469_70" style:family="text"/>
    <style:style style:name="T469_71" style:family="text"/>
    <style:style style:name="T469_72" style:family="text"/>
    <style:style style:name="T469_73" style:family="text"/>
    <style:style style:name="T469_74" style:family="text"/>
    <style:style style:name="T469_75" style:family="text"/>
    <style:style style:name="T469_76" style:family="text"/>
    <style:style style:name="T469_77" style:family="text"/>
    <style:style style:name="T469_78" style:family="text"/>
    <style:style style:name="T469_79" style:family="text"/>
    <style:style style:name="T469_80" style:family="text"/>
    <style:style style:name="T469_81" style:family="text"/>
    <style:style style:name="T469_82" style:family="text"/>
    <style:style style:name="P470" style:family="paragraph" style:parent-style-name="Standard">
      <style:paragraph-properties fo:break-before="auto" style:writing-mode="lr-tb"/>
    </style:style>
    <style:style style:name="P471" style:family="paragraph" style:parent-style-name="Standard">
      <style:paragraph-properties fo:break-before="auto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T471_12" style:family="text"/>
    <style:style style:name="T471_13" style:family="text"/>
    <style:style style:name="T471_14" style:family="text"/>
    <style:style style:name="T471_15" style:family="text"/>
    <style:style style:name="T471_16" style:family="text"/>
    <style:style style:name="T471_17" style:family="text"/>
    <style:style style:name="T471_18" style:family="text"/>
    <style:style style:name="T471_19" style:family="text"/>
    <style:style style:name="T471_20" style:family="text"/>
    <style:style style:name="T471_21" style:family="text"/>
    <style:style style:name="T471_22" style:family="text"/>
    <style:style style:name="T471_23" style:family="text"/>
    <style:style style:name="T471_24" style:family="text"/>
    <style:style style:name="T471_25" style:family="text"/>
    <style:style style:name="T471_26" style:family="text"/>
    <style:style style:name="T471_27" style:family="text"/>
    <style:style style:name="T471_28" style:family="text"/>
    <style:style style:name="T471_29" style:family="text"/>
    <style:style style:name="T471_30" style:family="text"/>
    <style:style style:name="T471_31" style:family="text"/>
    <style:style style:name="T471_32" style:family="text"/>
    <style:style style:name="T471_33" style:family="text"/>
    <style:style style:name="T471_34" style:family="text"/>
    <style:style style:name="T471_35" style:family="text"/>
    <style:style style:name="T471_36" style:family="text"/>
    <style:style style:name="T471_37" style:family="text"/>
    <style:style style:name="T471_38" style:family="text"/>
    <style:style style:name="T471_39" style:family="text"/>
    <style:style style:name="T471_40" style:family="text"/>
    <style:style style:name="T471_41" style:family="text"/>
    <style:style style:name="T471_42" style:family="text"/>
    <style:style style:name="T471_43" style:family="text"/>
    <style:style style:name="T471_44" style:family="text"/>
    <style:style style:name="T471_45" style:family="text"/>
    <style:style style:name="T471_46" style:family="text"/>
    <style:style style:name="T471_47" style:family="text"/>
    <style:style style:name="T471_48" style:family="text"/>
    <style:style style:name="T471_49" style:family="text"/>
    <style:style style:name="T471_50" style:family="text"/>
    <style:style style:name="T471_51" style:family="text"/>
    <style:style style:name="T471_52" style:family="text"/>
    <style:style style:name="T471_53" style:family="text"/>
    <style:style style:name="T471_54" style:family="text"/>
    <style:style style:name="T471_55" style:family="text"/>
    <style:style style:name="T471_56" style:family="text"/>
    <style:style style:name="T471_57" style:family="text"/>
    <style:style style:name="T471_58" style:family="text"/>
    <style:style style:name="T471_59" style:family="text"/>
    <style:style style:name="T471_60" style:family="text"/>
    <style:style style:name="T471_61" style:family="text"/>
    <style:style style:name="T471_62" style:family="text"/>
    <style:style style:name="T471_63" style:family="text"/>
    <style:style style:name="T471_64" style:family="text"/>
    <style:style style:name="T471_65" style:family="text"/>
    <style:style style:name="T471_66" style:family="text"/>
    <style:style style:name="T471_67" style:family="text"/>
    <style:style style:name="T471_68" style:family="text"/>
    <style:style style:name="T471_69" style:family="text"/>
    <style:style style:name="T471_70" style:family="text"/>
    <style:style style:name="T471_71" style:family="text"/>
    <style:style style:name="T471_72" style:family="text"/>
    <style:style style:name="T471_73" style:family="text"/>
    <style:style style:name="T471_74" style:family="text"/>
    <style:style style:name="T471_75" style:family="text"/>
    <style:style style:name="T471_76" style:family="text"/>
    <style:style style:name="T471_77" style:family="text"/>
    <style:style style:name="T471_78" style:family="text"/>
    <style:style style:name="T471_79" style:family="text"/>
    <style:style style:name="T471_80" style:family="text"/>
    <style:style style:name="T471_81" style:family="text"/>
    <style:style style:name="T471_82" style:family="text"/>
    <style:style style:name="P472" style:family="paragraph" style:parent-style-name="Standard">
      <style:paragraph-properties fo:text-align="center" fo:break-before="auto" style:writing-mode="lr-tb"/>
    </style:style>
    <style:style style:name="P473" style:family="paragraph" style:parent-style-name="Standard">
      <style:paragraph-properties fo:text-align="left" fo:break-before="auto" style:writing-mode="lr-tb"/>
    </style:style>
    <style:style style:name="P474" style:family="paragraph" style:parent-style-name="Standard">
      <style:paragraph-properties fo:text-align="center"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5.503cm"/>
    </style:style>
    <style:style style:name="Column2" style:family="table-column">
      <style:table-column-properties style:column-width="5.503cm"/>
    </style:style>
    <style:style style:name="Column3" style:family="table-column">
      <style:table-column-properties style:column-width="5.50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2" style:family="paragraph" style:parent-style-name="Standard">
      <style:paragraph-properties fo:text-align="center" fo:break-before="auto" style:writing-mode="lr-tb"/>
    </style:style>
    <style:style style:name="P533" style:family="paragraph" style:parent-style-name="Standard">
      <style:paragraph-properties fo:break-before="auto" style:writing-mode="lr-tb"/>
    </style:style>
    <style:style style:name="P534" style:family="paragraph" style:parent-style-name="Heading_20_4">
      <style:paragraph-properties fo:break-before="auto" style:writing-mode="lr-tb"/>
    </style:style>
    <style:style style:name="P535" style:family="paragraph" style:parent-style-name="Heading_20_4">
      <style:paragraph-properties fo:break-before="auto" style:writing-mode="lr-tb"/>
    </style:style>
    <style:style style:name="P536" style:family="paragraph" style:parent-style-name="Heading_20_4">
      <style:paragraph-properties fo:break-before="auto" style:writing-mode="lr-tb"/>
    </style:style>
    <style:style style:name="T536_1" style:family="text"/>
    <style:style style:name="T536_2" style:family="text"/>
    <style:style style:name="P537" style:family="paragraph" style:parent-style-name="Standard">
      <style:paragraph-properties fo:break-before="auto" style:writing-mode="lr-tb"/>
    </style:style>
    <style:style style:name="P538" style:family="paragraph" style:parent-style-name="Standard">
      <style:paragraph-properties fo:break-before="auto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P539" style:family="paragraph" style:parent-style-name="Standard">
      <style:paragraph-properties fo:break-before="auto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P540" style:family="paragraph" style:parent-style-name="Standard">
      <style:paragraph-properties fo:break-before="auto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P541" style:family="paragraph" style:parent-style-name="Standard">
      <style:paragraph-properties fo:break-before="auto" style:writing-mode="lr-tb"/>
    </style:style>
    <style:style style:name="T541_1" style:family="text"/>
    <style:style style:name="P542" style:family="paragraph" style:parent-style-name="Standard">
      <style:paragraph-properties fo:break-before="auto" fo:text-indent="1.27cm" fo:margin-left="0cm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P543" style:family="paragraph" style:parent-style-name="Standard">
      <style:paragraph-properties fo:break-before="auto" fo:margin-top="0cm" style:writing-mode="lr-tb"/>
    </style:style>
    <style:style style:name="T543_1" style:family="text"/>
    <style:style style:name="T543_2" style:family="text"/>
    <style:style style:name="P544" style:family="paragraph" style:parent-style-name="Standard">
      <style:paragraph-properties fo:break-before="auto" fo:margin-top="0cm" fo:margin-bottom="0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P545" style:family="paragraph" style:parent-style-name="Standard">
      <style:paragraph-properties fo:break-before="auto" fo:text-indent="1.27cm" fo:margin-left="0cm" style:writing-mode="lr-tb"/>
    </style:style>
    <style:style style:name="P546" style:family="paragraph" style:parent-style-name="Standard">
      <style:paragraph-properties fo:break-before="auto" fo:text-indent="1.27cm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P547" style:family="paragraph" style:parent-style-name="Standard">
      <style:paragraph-properties fo:break-before="auto" fo:margin-top="0cm" style:writing-mode="lr-tb"/>
    </style:style>
    <style:style style:name="T547_1" style:family="text"/>
    <style:style style:name="T547_2" style:family="text"/>
    <style:style style:name="P548" style:family="paragraph" style:parent-style-name="Standard">
      <style:paragraph-properties fo:break-before="auto" fo:margin-top="0cm" fo:margin-bottom="0cm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P549" style:family="paragraph" style:parent-style-name="Standard">
      <style:paragraph-properties fo:break-before="auto" fo:text-indent="1.27cm" style:writing-mode="lr-tb"/>
    </style:style>
    <style:style style:name="P550" style:family="paragraph" style:parent-style-name="Standard">
      <style:paragraph-properties fo:break-before="auto" fo:text-indent="1.27cm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P551" style:family="paragraph" style:parent-style-name="Standard">
      <style:paragraph-properties fo:break-before="auto" fo:margin-top="0cm" style:writing-mode="lr-tb"/>
    </style:style>
    <style:style style:name="T551_1" style:family="text"/>
    <style:style style:name="T551_2" style:family="text"/>
    <style:style style:name="P552" style:family="paragraph" style:parent-style-name="Standard">
      <style:paragraph-properties fo:break-before="auto" fo:margin-top="0cm" fo:margin-bottom="0cm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P553" style:family="paragraph" style:parent-style-name="Standard">
      <style:paragraph-properties fo:break-before="auto" fo:text-indent="1.27cm" style:writing-mode="lr-tb"/>
    </style:style>
    <style:style style:name="P554" style:family="paragraph" style:parent-style-name="Standard">
      <style:paragraph-properties fo:break-before="auto" fo:text-indent="1.27cm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P555" style:family="paragraph" style:parent-style-name="Standard">
      <style:paragraph-properties fo:break-before="auto" fo:margin-top="0cm" style:writing-mode="lr-tb"/>
    </style:style>
    <style:style style:name="T555_1" style:family="text"/>
    <style:style style:name="T555_2" style:family="text"/>
    <style:style style:name="P556" style:family="paragraph" style:parent-style-name="Standard">
      <style:paragraph-properties fo:break-before="auto" fo:margin-top="0cm" fo:margin-bottom="0cm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P557" style:family="paragraph" style:parent-style-name="Standard">
      <style:paragraph-properties fo:break-before="auto" fo:text-indent="1.27cm" style:writing-mode="lr-tb"/>
    </style:style>
    <style:style style:name="P558" style:family="paragraph" style:parent-style-name="Standard">
      <style:paragraph-properties fo:break-before="auto" fo:text-indent="1.27cm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P559" style:family="paragraph" style:parent-style-name="Standard">
      <style:paragraph-properties fo:break-before="auto" fo:margin-top="0cm" style:writing-mode="lr-tb"/>
    </style:style>
    <style:style style:name="T559_1" style:family="text"/>
    <style:style style:name="T559_2" style:family="text"/>
    <style:style style:name="P560" style:family="paragraph" style:parent-style-name="Standard">
      <style:paragraph-properties fo:break-before="auto" fo:margin-top="0cm" fo:margin-bottom="0cm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P561" style:family="paragraph" style:parent-style-name="Standard">
      <style:paragraph-properties fo:break-before="auto" fo:text-indent="1.27cm" style:writing-mode="lr-tb"/>
    </style:style>
    <style:style style:name="P562" style:family="paragraph" style:parent-style-name="Standard">
      <style:paragraph-properties fo:break-before="auto" fo:text-indent="1.27cm" style:writing-mode="lr-tb"/>
    </style:style>
    <style:style style:name="T562_1" style:family="text"/>
    <style:style style:name="T562_2" style:family="text"/>
    <style:style style:name="P563" style:family="paragraph" style:parent-style-name="Standard">
      <style:paragraph-properties fo:break-before="auto" fo:margin-top="0cm" style:writing-mode="lr-tb"/>
    </style:style>
    <style:style style:name="T563_1" style:family="text"/>
    <style:style style:name="T563_2" style:family="text"/>
    <style:style style:name="P564" style:family="paragraph" style:parent-style-name="Standard">
      <style:paragraph-properties fo:break-before="auto" fo:margin-top="0cm" fo:margin-bottom="0cm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P565" style:family="paragraph" style:parent-style-name="Standard">
      <style:paragraph-properties fo:break-before="auto" fo:text-indent="1.27cm" style:writing-mode="lr-tb"/>
    </style:style>
    <style:style style:name="P566" style:family="paragraph" style:parent-style-name="Standard">
      <style:paragraph-properties fo:break-before="auto" fo:text-indent="1.27cm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P567" style:family="paragraph" style:parent-style-name="Standard">
      <style:paragraph-properties fo:break-before="auto" fo:margin-top="0cm" style:writing-mode="lr-tb"/>
    </style:style>
    <style:style style:name="T567_1" style:family="text"/>
    <style:style style:name="T567_2" style:family="text"/>
    <style:style style:name="T567_3" style:family="text"/>
    <style:style style:name="P568" style:family="paragraph" style:parent-style-name="Standard">
      <style:paragraph-properties fo:break-before="auto" fo:margin-top="0cm" fo:margin-bottom="0cm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P569" style:family="paragraph" style:parent-style-name="Standard">
      <style:paragraph-properties fo:break-before="auto" fo:text-indent="1.27cm" style:writing-mode="lr-tb"/>
    </style:style>
    <style:style style:name="P570" style:family="paragraph" style:parent-style-name="Standard">
      <style:paragraph-properties fo:break-before="auto" fo:text-indent="1.27cm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P571" style:family="paragraph" style:parent-style-name="Standard">
      <style:paragraph-properties fo:break-before="auto" fo:margin-top="0cm" style:writing-mode="lr-tb"/>
    </style:style>
    <style:style style:name="T571_1" style:family="text"/>
    <style:style style:name="T571_2" style:family="text"/>
    <style:style style:name="T571_3" style:family="text"/>
    <style:style style:name="P572" style:family="paragraph" style:parent-style-name="Standard">
      <style:paragraph-properties fo:break-before="auto" fo:margin-top="0cm" fo:margin-bottom="0cm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P573" style:family="paragraph" style:parent-style-name="Standard">
      <style:paragraph-properties fo:break-before="auto" fo:text-indent="1.27cm" style:writing-mode="lr-tb"/>
    </style:style>
    <style:style style:name="P574" style:family="paragraph" style:parent-style-name="Standard">
      <style:paragraph-properties fo:break-before="auto" fo:text-indent="1.27cm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P575" style:family="paragraph" style:parent-style-name="Standard">
      <style:paragraph-properties fo:break-before="auto" fo:margin-top="0cm" style:writing-mode="lr-tb"/>
    </style:style>
    <style:style style:name="T575_1" style:family="text"/>
    <style:style style:name="T575_2" style:family="text"/>
    <style:style style:name="P576" style:family="paragraph" style:parent-style-name="Standard">
      <style:paragraph-properties fo:break-before="auto" fo:margin-top="0cm" fo:margin-bottom="0cm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P577" style:family="paragraph" style:parent-style-name="Standard">
      <style:paragraph-properties fo:break-before="auto" fo:text-indent="1.27cm" style:writing-mode="lr-tb"/>
    </style:style>
    <style:style style:name="P578" style:family="paragraph" style:parent-style-name="Standard">
      <style:paragraph-properties fo:break-before="auto" fo:text-indent="1.27cm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P579" style:family="paragraph" style:parent-style-name="Standard">
      <style:paragraph-properties fo:break-before="auto" fo:margin-top="0cm" style:writing-mode="lr-tb"/>
    </style:style>
    <style:style style:name="T579_1" style:family="text"/>
    <style:style style:name="T579_2" style:family="text"/>
    <style:style style:name="T579_3" style:family="text"/>
    <style:style style:name="P580" style:family="paragraph" style:parent-style-name="Standard">
      <style:paragraph-properties fo:break-before="auto" fo:margin-top="0cm" fo:margin-bottom="0cm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T580_10" style:family="text"/>
    <style:style style:name="P581" style:family="paragraph" style:parent-style-name="Heading_20_4">
      <style:paragraph-properties fo:break-before="auto" style:writing-mode="lr-tb"/>
    </style:style>
    <style:style style:name="P582" style:family="paragraph" style:parent-style-name="Heading_20_4">
      <style:paragraph-properties fo:break-before="auto" style:writing-mode="lr-tb"/>
    </style:style>
    <style:style style:name="T582_1" style:family="text"/>
    <style:style style:name="P583" style:family="paragraph" style:parent-style-name="Standard">
      <style:paragraph-properties fo:break-before="auto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P584" style:family="paragraph" style:parent-style-name="Standard">
      <style:paragraph-properties fo:break-before="auto" fo:margin-top="0cm" style:writing-mode="lr-tb"/>
    </style:style>
    <style:style style:name="T584_1" style:family="text"/>
    <style:style style:name="T584_2" style:family="text"/>
    <style:style style:name="P585" style:family="paragraph" style:parent-style-name="Standard">
      <style:paragraph-properties fo:break-before="auto" fo:margin-top="0cm" fo:margin-bottom="0cm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T585_11" style:family="text"/>
    <style:style style:name="T585_12" style:family="text"/>
    <style:style style:name="T585_13" style:family="text"/>
    <style:style style:name="T585_14" style:family="text"/>
    <style:style style:name="T585_15" style:family="text"/>
    <style:style style:name="T585_16" style:family="text"/>
    <style:style style:name="T585_17" style:family="text"/>
    <style:style style:name="T585_18" style:family="text"/>
    <style:style style:name="T585_19" style:family="text"/>
    <style:style style:name="T585_20" style:family="text"/>
    <style:style style:name="P586" style:family="paragraph" style:parent-style-name="Standard">
      <style:paragraph-properties fo:break-before="auto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P587" style:family="paragraph" style:parent-style-name="Standard">
      <style:paragraph-properties fo:break-before="auto" fo:margin-top="0cm" style:writing-mode="lr-tb"/>
    </style:style>
    <style:style style:name="T587_1" style:family="text"/>
    <style:style style:name="T587_2" style:family="text"/>
    <style:style style:name="P588" style:family="paragraph" style:parent-style-name="Standard">
      <style:paragraph-properties fo:break-before="auto" fo:margin-top="0cm" fo:margin-bottom="0cm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T588_12" style:family="text"/>
    <style:style style:name="T588_13" style:family="text"/>
    <style:style style:name="T588_14" style:family="text"/>
    <style:style style:name="T588_15" style:family="text"/>
    <style:style style:name="T588_16" style:family="text"/>
    <style:style style:name="P589" style:family="paragraph" style:parent-style-name="Standard">
      <style:paragraph-properties fo:break-before="auto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P590" style:family="paragraph" style:parent-style-name="Standard">
      <style:paragraph-properties fo:break-before="auto" fo:margin-top="0cm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P591" style:family="paragraph" style:parent-style-name="Standard">
      <style:paragraph-properties fo:break-before="auto" fo:margin-top="0cm" fo:margin-bottom="0cm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P592" style:family="paragraph" style:parent-style-name="Standard">
      <style:paragraph-properties fo:break-before="auto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P593" style:family="paragraph" style:parent-style-name="Standard">
      <style:paragraph-properties fo:break-before="auto" fo:margin-top="0cm" fo:margin-bottom="0cm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T593_14" style:family="text"/>
    <style:style style:name="T593_15" style:family="text"/>
    <style:style style:name="T593_16" style:family="text"/>
    <style:style style:name="T593_17" style:family="text"/>
    <style:style style:name="T593_18" style:family="text"/>
    <style:style style:name="P594" style:family="paragraph" style:parent-style-name="Standard">
      <style:paragraph-properties fo:break-before="auto" style:writing-mode="lr-tb"/>
    </style:style>
    <style:style style:name="P595" style:family="paragraph" style:parent-style-name="Standard">
      <style:paragraph-properties fo:break-before="auto" style:writing-mode="lr-tb"/>
    </style:style>
    <style:style style:name="P596" style:family="paragraph" style:parent-style-name="Heading_20_4">
      <style:paragraph-properties fo:break-before="auto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T596_10" style:family="text"/>
    <style:style style:name="T596_11" style:family="text"/>
    <style:style style:name="T596_12" style:family="text"/>
    <style:style style:name="T596_13" style:family="text"/>
    <style:style style:name="T596_14" style:family="text"/>
    <style:style style:name="T596_15" style:family="text"/>
    <style:style style:name="T596_16" style:family="text"/>
    <style:style style:name="T596_17" style:family="text"/>
    <style:style style:name="T596_18" style:family="text"/>
    <style:style style:name="T596_19" style:family="text"/>
    <style:style style:name="T596_20" style:family="text"/>
    <style:style style:name="T596_21" style:family="text"/>
    <style:style style:name="T596_22" style:family="text"/>
    <style:style style:name="T596_23" style:family="text"/>
    <style:style style:name="T596_24" style:family="text"/>
    <style:style style:name="T596_25" style:family="text"/>
    <style:style style:name="T596_26" style:family="text"/>
    <style:style style:name="T596_27" style:family="text"/>
    <style:style style:name="T596_28" style:family="text"/>
    <style:style style:name="P597" style:family="paragraph" style:parent-style-name="Standard">
      <style:paragraph-properties fo:break-before="auto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T597_10" style:family="text"/>
    <style:style style:name="T597_11" style:family="text"/>
    <style:style style:name="T597_12" style:family="text"/>
    <style:style style:name="T597_13" style:family="text"/>
    <style:style style:name="T597_14" style:family="text"/>
    <style:style style:name="T597_15" style:family="text"/>
    <style:style style:name="T597_16" style:family="text"/>
    <style:style style:name="T597_17" style:family="text"/>
    <style:style style:name="T597_18" style:family="text"/>
    <style:style style:name="T597_19" style:family="text"/>
    <style:style style:name="T597_20" style:family="text"/>
    <style:style style:name="T597_21" style:family="text"/>
    <style:style style:name="T597_22" style:family="text"/>
    <style:style style:name="T597_23" style:family="text"/>
    <style:style style:name="T597_24" style:family="text"/>
    <style:style style:name="T597_25" style:family="text"/>
    <style:style style:name="T597_26" style:family="text"/>
    <style:style style:name="T597_27" style:family="text"/>
    <style:style style:name="T597_28" style:family="text"/>
    <style:style style:name="T597_29" style:family="text"/>
    <style:style style:name="T597_30" style:family="text"/>
    <style:style style:name="T597_31" style:family="text"/>
    <style:style style:name="T597_32" style:family="text"/>
    <style:style style:name="T597_33" style:family="text"/>
    <style:style style:name="T597_34" style:family="text"/>
    <style:style style:name="T597_35" style:family="text"/>
    <style:style style:name="T597_36" style:family="text"/>
    <style:style style:name="T597_37" style:family="text"/>
    <style:style style:name="T597_38" style:family="text"/>
    <style:style style:name="T597_39" style:family="text"/>
    <style:style style:name="T597_40" style:family="text"/>
    <style:style style:name="T597_41" style:family="text"/>
    <style:style style:name="T597_42" style:family="text"/>
    <style:style style:name="T597_43" style:family="text"/>
    <style:style style:name="T597_44" style:family="text"/>
    <style:style style:name="T597_45" style:family="text"/>
    <style:style style:name="T597_46" style:family="text"/>
    <style:style style:name="T597_47" style:family="text"/>
    <style:style style:name="T597_48" style:family="text"/>
    <style:style style:name="T597_49" style:family="text"/>
    <style:style style:name="T597_50" style:family="text"/>
    <style:style style:name="T597_51" style:family="text"/>
    <style:style style:name="T597_52" style:family="text"/>
    <style:style style:name="T597_53" style:family="text"/>
    <style:style style:name="T597_54" style:family="text"/>
    <style:style style:name="T597_55" style:family="text"/>
    <style:style style:name="T597_56" style:family="text"/>
    <style:style style:name="T597_57" style:family="text"/>
    <style:style style:name="T597_58" style:family="text"/>
    <style:style style:name="T597_59" style:family="text"/>
    <style:style style:name="T597_60" style:family="text"/>
    <style:style style:name="T597_61" style:family="text"/>
    <style:style style:name="T597_62" style:family="text"/>
    <style:style style:name="T597_63" style:family="text"/>
    <style:style style:name="T597_64" style:family="text"/>
    <style:style style:name="T597_65" style:family="text"/>
    <style:style style:name="T597_66" style:family="text"/>
    <style:style style:name="T597_67" style:family="text"/>
    <style:style style:name="T597_68" style:family="text"/>
    <style:style style:name="P598" style:family="paragraph" style:parent-style-name="Standard">
      <style:paragraph-properties fo:break-before="auto" style:writing-mode="lr-tb"/>
    </style:style>
    <style:style style:name="P599" style:family="paragraph" style:parent-style-name="Standard">
      <style:paragraph-properties fo:break-before="auto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P600" style:family="paragraph" style:parent-style-name="Standard">
      <style:paragraph-properties fo:break-before="auto" style:writing-mode="lr-tb"/>
    </style:style>
    <style:style style:name="P601" style:family="paragraph" style:parent-style-name="Standard">
      <style:paragraph-properties fo:break-before="auto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P602" style:family="paragraph" style:parent-style-name="Standard">
      <style:paragraph-properties fo:break-before="auto" style:writing-mode="lr-tb"/>
    </style:style>
    <style:style style:name="P603" style:family="paragraph" style:parent-style-name="Standard">
      <style:paragraph-properties fo:break-before="auto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P604" style:family="paragraph" style:parent-style-name="Standard">
      <style:paragraph-properties fo:break-before="auto" fo:text-indent="0cm" fo:margin-left="0cm" style:writing-mode="lr-tb"/>
    </style:style>
    <style:style style:name="P605" style:family="paragraph" style:parent-style-name="Standard">
      <style:paragraph-properties fo:break-before="auto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P606" style:family="paragraph" style:parent-style-name="Standard">
      <style:paragraph-properties fo:break-before="auto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T606_14" style:family="text"/>
    <style:style style:name="T606_15" style:family="text"/>
    <style:style style:name="T606_16" style:family="text"/>
    <style:style style:name="T606_17" style:family="text"/>
    <style:style style:name="T606_18" style:family="text"/>
    <style:style style:name="T606_19" style:family="text"/>
    <style:style style:name="T606_20" style:family="text"/>
    <style:style style:name="T606_21" style:family="text"/>
    <style:style style:name="T606_22" style:family="text"/>
    <style:style style:name="T606_23" style:family="text"/>
    <style:style style:name="T606_24" style:family="text"/>
    <style:style style:name="T606_25" style:family="text"/>
    <style:style style:name="T606_26" style:family="text"/>
    <style:style style:name="T606_27" style:family="text"/>
    <style:style style:name="T606_28" style:family="text"/>
    <style:style style:name="T606_29" style:family="text"/>
    <style:style style:name="T606_30" style:family="text"/>
    <style:style style:name="T606_31" style:family="text"/>
    <style:style style:name="T606_32" style:family="text"/>
    <style:style style:name="T606_33" style:family="text"/>
    <style:style style:name="T606_34" style:family="text"/>
    <style:style style:name="T606_35" style:family="text"/>
    <style:style style:name="T606_36" style:family="text"/>
    <style:style style:name="T606_37" style:family="text"/>
    <style:style style:name="P607" style:family="paragraph" style:parent-style-name="Standard">
      <style:paragraph-properties fo:break-before="auto" style:writing-mode="lr-tb"/>
    </style:style>
    <style:style style:name="P608" style:family="paragraph" style:parent-style-name="Standard">
      <style:paragraph-properties fo:break-before="auto" fo:margin-top="0cm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T608_16" style:family="text"/>
    <style:style style:name="T608_17" style:family="text"/>
    <style:style style:name="T608_18" style:family="text"/>
    <style:style style:name="T608_19" style:family="text"/>
    <style:style style:name="T608_20" style:family="text"/>
    <style:style style:name="T608_21" style:family="text"/>
    <style:style style:name="T608_22" style:family="text"/>
    <style:style style:name="T608_23" style:family="text"/>
    <style:style style:name="T608_24" style:family="text"/>
    <style:style style:name="T608_25" style:family="text"/>
    <style:style style:name="T608_26" style:family="text"/>
    <style:style style:name="T608_27" style:family="text"/>
    <style:style style:name="T608_28" style:family="text"/>
    <style:style style:name="T608_29" style:family="text"/>
    <style:style style:name="T608_30" style:family="text"/>
    <style:style style:name="T608_31" style:family="text"/>
    <style:style style:name="T608_32" style:family="text"/>
    <style:style style:name="T608_33" style:family="text"/>
    <style:style style:name="T608_34" style:family="text"/>
    <style:style style:name="T608_35" style:family="text"/>
    <style:style style:name="T608_36" style:family="text"/>
    <style:style style:name="T608_37" style:family="text"/>
    <style:style style:name="T608_38" style:family="text"/>
    <style:style style:name="T608_39" style:family="text"/>
    <style:style style:name="T608_40" style:family="text"/>
    <style:style style:name="T608_41" style:family="text"/>
    <style:style style:name="T608_42" style:family="text"/>
    <style:style style:name="T608_43" style:family="text"/>
    <style:style style:name="T608_44" style:family="text"/>
    <style:style style:name="T608_45" style:family="text"/>
    <style:style style:name="T608_46" style:family="text"/>
    <style:style style:name="T608_47" style:family="text"/>
    <style:style style:name="T608_48" style:family="text"/>
    <style:style style:name="T608_49" style:family="text"/>
    <style:style style:name="T608_50" style:family="text"/>
    <style:style style:name="T608_51" style:family="text"/>
    <style:style style:name="T608_52" style:family="text"/>
    <style:style style:name="T608_53" style:family="text"/>
    <style:style style:name="T608_54" style:family="text"/>
    <style:style style:name="T608_55" style:family="text"/>
    <style:style style:name="T608_56" style:family="text"/>
    <style:style style:name="T608_57" style:family="text"/>
    <style:style style:name="T608_58" style:family="text"/>
    <style:style style:name="T608_59" style:family="text"/>
    <style:style style:name="T608_60" style:family="text"/>
    <style:style style:name="T608_61" style:family="text"/>
    <style:style style:name="T608_62" style:family="text"/>
    <style:style style:name="T608_63" style:family="text"/>
    <style:style style:name="T608_64" style:family="text"/>
    <style:style style:name="T608_65" style:family="text"/>
    <style:style style:name="T608_66" style:family="text"/>
    <style:style style:name="T608_67" style:family="text"/>
    <style:style style:name="T608_68" style:family="text"/>
    <style:style style:name="T608_69" style:family="text"/>
    <style:style style:name="T608_70" style:family="text"/>
    <style:style style:name="T608_71" style:family="text"/>
    <style:style style:name="T608_72" style:family="text"/>
    <style:style style:name="T608_73" style:family="text"/>
    <style:style style:name="T608_74" style:family="text"/>
    <style:style style:name="T608_75" style:family="text"/>
    <style:style style:name="T608_76" style:family="text"/>
    <style:style style:name="T608_77" style:family="text"/>
    <style:style style:name="T608_78" style:family="text"/>
    <style:style style:name="T608_79" style:family="text"/>
    <style:style style:name="T608_80" style:family="text"/>
    <style:style style:name="T608_81" style:family="text"/>
    <style:style style:name="T608_82" style:family="text"/>
    <style:style style:name="T608_83" style:family="text"/>
    <style:style style:name="T608_84" style:family="text"/>
    <style:style style:name="T608_85" style:family="text"/>
    <style:style style:name="T608_86" style:family="text"/>
    <style:style style:name="T608_87" style:family="text"/>
    <style:style style:name="T608_88" style:family="text"/>
    <style:style style:name="T608_89" style:family="text"/>
    <style:style style:name="T608_90" style:family="text"/>
    <style:style style:name="T608_91" style:family="text"/>
    <style:style style:name="T608_92" style:family="text"/>
    <style:style style:name="T608_93" style:family="text"/>
    <style:style style:name="T608_94" style:family="text"/>
    <style:style style:name="T608_95" style:family="text"/>
    <style:style style:name="T608_96" style:family="text"/>
    <style:style style:name="T608_97" style:family="text"/>
    <style:style style:name="T608_98" style:family="text"/>
    <style:style style:name="T608_99" style:family="text"/>
    <style:style style:name="T608_100" style:family="text"/>
    <style:style style:name="T608_101" style:family="text"/>
    <style:style style:name="T608_102" style:family="text"/>
    <style:style style:name="T608_103" style:family="text"/>
    <style:style style:name="T608_104" style:family="text"/>
    <style:style style:name="T608_105" style:family="text"/>
    <style:style style:name="T608_106" style:family="text"/>
    <style:style style:name="T608_107" style:family="text"/>
    <style:style style:name="P609" style:family="paragraph" style:parent-style-name="Standard">
      <style:paragraph-properties fo:break-before="auto" fo:margin-top="0cm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T609_10" style:family="text"/>
    <style:style style:name="T609_11" style:family="text"/>
    <style:style style:name="T609_12" style:family="text"/>
    <style:style style:name="T609_13" style:family="text"/>
    <style:style style:name="T609_14" style:family="text"/>
    <style:style style:name="T609_15" style:family="text"/>
    <style:style style:name="T609_16" style:family="text"/>
    <style:style style:name="T609_17" style:family="text"/>
    <style:style style:name="T609_18" style:family="text"/>
    <style:style style:name="T609_19" style:family="text"/>
    <style:style style:name="T609_20" style:family="text"/>
    <style:style style:name="T609_21" style:family="text"/>
    <style:style style:name="T609_22" style:family="text"/>
    <style:style style:name="T609_23" style:family="text"/>
    <style:style style:name="T609_24" style:family="text"/>
    <style:style style:name="T609_25" style:family="text"/>
    <style:style style:name="T609_26" style:family="text"/>
    <style:style style:name="T609_27" style:family="text"/>
    <style:style style:name="T609_28" style:family="text"/>
    <style:style style:name="T609_29" style:family="text"/>
    <style:style style:name="T609_30" style:family="text"/>
    <style:style style:name="T609_31" style:family="text"/>
    <style:style style:name="T609_32" style:family="text"/>
    <style:style style:name="T609_33" style:family="text"/>
    <style:style style:name="T609_34" style:family="text"/>
    <style:style style:name="T609_35" style:family="text"/>
    <style:style style:name="T609_36" style:family="text"/>
    <style:style style:name="T609_37" style:family="text"/>
    <style:style style:name="T609_38" style:family="text"/>
    <style:style style:name="T609_39" style:family="text"/>
    <style:style style:name="T609_40" style:family="text"/>
    <style:style style:name="T609_41" style:family="text"/>
    <style:style style:name="T609_42" style:family="text"/>
    <style:style style:name="T609_43" style:family="text"/>
    <style:style style:name="T609_44" style:family="text"/>
    <style:style style:name="T609_45" style:family="text"/>
    <style:style style:name="T609_46" style:family="text"/>
    <style:style style:name="T609_47" style:family="text"/>
    <style:style style:name="T609_48" style:family="text"/>
    <style:style style:name="T609_49" style:family="text"/>
    <style:style style:name="T609_50" style:family="text"/>
    <style:style style:name="T609_51" style:family="text"/>
    <style:style style:name="T609_52" style:family="text"/>
    <style:style style:name="T609_53" style:family="text"/>
    <style:style style:name="T609_54" style:family="text"/>
    <style:style style:name="T609_55" style:family="text"/>
    <style:style style:name="T609_56" style:family="text"/>
    <style:style style:name="T609_57" style:family="text"/>
    <style:style style:name="T609_58" style:family="text"/>
    <style:style style:name="T609_59" style:family="text"/>
    <style:style style:name="T609_60" style:family="text"/>
    <style:style style:name="T609_61" style:family="text"/>
    <style:style style:name="T609_62" style:family="text"/>
    <style:style style:name="T609_63" style:family="text"/>
    <style:style style:name="T609_64" style:family="text"/>
    <style:style style:name="T609_65" style:family="text"/>
    <style:style style:name="T609_66" style:family="text"/>
    <style:style style:name="T609_67" style:family="text"/>
    <style:style style:name="T609_68" style:family="text"/>
    <style:style style:name="T609_69" style:family="text"/>
    <style:style style:name="T609_70" style:family="text"/>
    <style:style style:name="T609_71" style:family="text"/>
    <style:style style:name="T609_72" style:family="text"/>
    <style:style style:name="T609_73" style:family="text"/>
    <style:style style:name="T609_74" style:family="text"/>
    <style:style style:name="T609_75" style:family="text"/>
    <style:style style:name="T609_76" style:family="text"/>
    <style:style style:name="T609_77" style:family="text"/>
    <style:style style:name="T609_78" style:family="text"/>
    <style:style style:name="T609_79" style:family="text"/>
    <style:style style:name="T609_80" style:family="text"/>
    <style:style style:name="P610" style:family="paragraph" style:parent-style-name="Standard">
      <style:paragraph-properties fo:break-before="auto" fo:margin-top="0cm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P611" style:family="paragraph" style:parent-style-name="Standard">
      <style:paragraph-properties fo:break-before="auto" fo:margin-top="0cm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T611_11" style:family="text"/>
    <style:style style:name="T611_12" style:family="text"/>
    <style:style style:name="T611_13" style:family="text"/>
    <style:style style:name="T611_14" style:family="text"/>
    <style:style style:name="P612" style:family="paragraph" style:parent-style-name="Standard">
      <style:paragraph-properties fo:break-before="auto" fo:margin-top="0cm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T612_14" style:family="text"/>
    <style:style style:name="T612_15" style:family="text"/>
    <style:style style:name="T612_16" style:family="text"/>
    <style:style style:name="T612_17" style:family="text"/>
    <style:style style:name="P613" style:family="paragraph" style:parent-style-name="Standard">
      <style:paragraph-properties fo:break-before="auto" fo:margin-top="0cm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T613_12" style:family="text"/>
    <style:style style:name="T613_13" style:family="text"/>
    <style:style style:name="T613_14" style:family="text"/>
    <style:style style:name="T613_15" style:family="text"/>
    <style:style style:name="P614" style:family="paragraph" style:parent-style-name="Standard">
      <style:paragraph-properties fo:break-before="auto" fo:margin-top="0cm" fo:margin-bottom="0cm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T614_13" style:family="text"/>
    <style:style style:name="T614_14" style:family="text"/>
    <style:style style:name="T614_15" style:family="text"/>
    <style:style style:name="P615" style:family="paragraph" style:parent-style-name="Standard">
      <style:paragraph-properties fo:break-before="auto" style:writing-mode="lr-tb"/>
    </style:style>
    <style:style style:name="P616" style:family="paragraph" style:parent-style-name="Standard">
      <style:paragraph-properties fo:break-before="auto" style:writing-mode="lr-tb"/>
    </style:style>
    <style:style style:name="P617" style:family="paragraph" style:parent-style-name="Heading_20_2">
      <style:paragraph-properties fo:break-before="auto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P618" style:family="paragraph" style:parent-style-name="Standard">
      <style:paragraph-properties fo:break-before="auto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P619" style:family="paragraph" style:parent-style-name="Standard">
      <style:paragraph-properties fo:break-before="auto" fo:margin-top="0cm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T619_12" style:family="text"/>
    <style:style style:name="T619_13" style:family="text"/>
    <style:style style:name="T619_14" style:family="text"/>
    <style:style style:name="T619_15" style:family="text"/>
    <style:style style:name="T619_16" style:family="text"/>
    <style:style style:name="P620" style:family="paragraph" style:parent-style-name="Standard">
      <style:paragraph-properties fo:break-before="auto" fo:margin-top="0cm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T620_7" style:family="text"/>
    <style:style style:name="T620_8" style:family="text"/>
    <style:style style:name="T620_9" style:family="text"/>
    <style:style style:name="T620_10" style:family="text"/>
    <style:style style:name="T620_11" style:family="text"/>
    <style:style style:name="T620_12" style:family="text"/>
    <style:style style:name="T620_13" style:family="text"/>
    <style:style style:name="T620_14" style:family="text"/>
    <style:style style:name="T620_15" style:family="text"/>
    <style:style style:name="T620_16" style:family="text"/>
    <style:style style:name="T620_17" style:family="text"/>
    <style:style style:name="T620_18" style:family="text"/>
    <style:style style:name="T620_19" style:family="text"/>
    <style:style style:name="T620_20" style:family="text"/>
    <style:style style:name="T620_21" style:family="text"/>
    <style:style style:name="T620_22" style:family="text"/>
    <style:style style:name="T620_23" style:family="text"/>
    <style:style style:name="T620_24" style:family="text"/>
    <style:style style:name="T620_25" style:family="text"/>
    <style:style style:name="T620_26" style:family="text"/>
    <style:style style:name="T620_27" style:family="text"/>
    <style:style style:name="T620_28" style:family="text"/>
    <style:style style:name="T620_29" style:family="text"/>
    <style:style style:name="T620_30" style:family="text"/>
    <style:style style:name="T620_31" style:family="text"/>
    <style:style style:name="T620_32" style:family="text"/>
    <style:style style:name="P621" style:family="paragraph" style:parent-style-name="Standard">
      <style:paragraph-properties fo:break-before="auto" fo:margin-top="0cm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T621_5" style:family="text"/>
    <style:style style:name="T621_6" style:family="text"/>
    <style:style style:name="T621_7" style:family="text"/>
    <style:style style:name="T621_8" style:family="text"/>
    <style:style style:name="T621_9" style:family="text"/>
    <style:style style:name="T621_10" style:family="text"/>
    <style:style style:name="T621_11" style:family="text"/>
    <style:style style:name="T621_12" style:family="text"/>
    <style:style style:name="T621_13" style:family="text"/>
    <style:style style:name="T621_14" style:family="text"/>
    <style:style style:name="T621_15" style:family="text"/>
    <style:style style:name="T621_16" style:family="text"/>
    <style:style style:name="T621_17" style:family="text"/>
    <style:style style:name="T621_18" style:family="text"/>
    <style:style style:name="T621_19" style:family="text"/>
    <style:style style:name="T621_20" style:family="text"/>
    <style:style style:name="T621_21" style:family="text"/>
    <style:style style:name="T621_22" style:family="text"/>
    <style:style style:name="T621_23" style:family="text"/>
    <style:style style:name="T621_24" style:family="text"/>
    <style:style style:name="T621_25" style:family="text"/>
    <style:style style:name="T621_26" style:family="text"/>
    <style:style style:name="T621_27" style:family="text"/>
    <style:style style:name="T621_28" style:family="text"/>
    <style:style style:name="T621_29" style:family="text"/>
    <style:style style:name="T621_30" style:family="text"/>
    <style:style style:name="T621_31" style:family="text"/>
    <style:style style:name="T621_32" style:family="text"/>
    <style:style style:name="T621_33" style:family="text"/>
    <style:style style:name="T621_34" style:family="text"/>
    <style:style style:name="T621_35" style:family="text"/>
    <style:style style:name="T621_36" style:family="text"/>
    <style:style style:name="T621_37" style:family="text"/>
    <style:style style:name="T621_38" style:family="text"/>
    <style:style style:name="T621_39" style:family="text"/>
    <style:style style:name="T621_40" style:family="text"/>
    <style:style style:name="T621_41" style:family="text"/>
    <style:style style:name="T621_42" style:family="text"/>
    <style:style style:name="T621_43" style:family="text"/>
    <style:style style:name="P622" style:family="paragraph" style:parent-style-name="Standard">
      <style:paragraph-properties fo:break-before="auto" fo:margin-top="0cm" style:writing-mode="lr-tb"/>
    </style:style>
    <style:style style:name="T622_1" style:family="text"/>
    <style:style style:name="T622_2" style:family="text"/>
    <style:style style:name="T622_3" style:family="text"/>
    <style:style style:name="T622_4" style:family="text"/>
    <style:style style:name="T622_5" style:family="text"/>
    <style:style style:name="T622_6" style:family="text"/>
    <style:style style:name="T622_7" style:family="text"/>
    <style:style style:name="T622_8" style:family="text"/>
    <style:style style:name="T622_9" style:family="text"/>
    <style:style style:name="T622_10" style:family="text"/>
    <style:style style:name="T622_11" style:family="text"/>
    <style:style style:name="T622_12" style:family="text"/>
    <style:style style:name="T622_13" style:family="text"/>
    <style:style style:name="T622_14" style:family="text"/>
    <style:style style:name="T622_15" style:family="text"/>
    <style:style style:name="T622_16" style:family="text"/>
    <style:style style:name="T622_17" style:family="text"/>
    <style:style style:name="T622_18" style:family="text"/>
    <style:style style:name="T622_19" style:family="text"/>
    <style:style style:name="T622_20" style:family="text"/>
    <style:style style:name="T622_21" style:family="text"/>
    <style:style style:name="T622_22" style:family="text"/>
    <style:style style:name="T622_23" style:family="text"/>
    <style:style style:name="T622_24" style:family="text"/>
    <style:style style:name="T622_25" style:family="text"/>
    <style:style style:name="T622_26" style:family="text"/>
    <style:style style:name="T622_27" style:family="text"/>
    <style:style style:name="T622_28" style:family="text"/>
    <style:style style:name="T622_29" style:family="text"/>
    <style:style style:name="T622_30" style:family="text"/>
    <style:style style:name="T622_31" style:family="text"/>
    <style:style style:name="T622_32" style:family="text"/>
    <style:style style:name="T622_33" style:family="text"/>
    <style:style style:name="T622_34" style:family="text"/>
    <style:style style:name="T622_35" style:family="text"/>
    <style:style style:name="T622_36" style:family="text"/>
    <style:style style:name="T622_37" style:family="text"/>
    <style:style style:name="T622_38" style:family="text"/>
    <style:style style:name="P623" style:family="paragraph" style:parent-style-name="Standard">
      <style:paragraph-properties fo:break-before="auto" fo:margin-top="0cm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T623_9" style:family="text"/>
    <style:style style:name="T623_10" style:family="text"/>
    <style:style style:name="T623_11" style:family="text"/>
    <style:style style:name="T623_12" style:family="text"/>
    <style:style style:name="T623_13" style:family="text"/>
    <style:style style:name="T623_14" style:family="text"/>
    <style:style style:name="T623_15" style:family="text"/>
    <style:style style:name="T623_16" style:family="text"/>
    <style:style style:name="T623_17" style:family="text"/>
    <style:style style:name="T623_18" style:family="text"/>
    <style:style style:name="T623_19" style:family="text"/>
    <style:style style:name="T623_20" style:family="text"/>
    <style:style style:name="T623_21" style:family="text"/>
    <style:style style:name="T623_22" style:family="text"/>
    <style:style style:name="T623_23" style:family="text"/>
    <style:style style:name="T623_24" style:family="text"/>
    <style:style style:name="T623_25" style:family="text"/>
    <style:style style:name="T623_26" style:family="text"/>
    <style:style style:name="T623_27" style:family="text"/>
    <style:style style:name="T623_28" style:family="text"/>
    <style:style style:name="T623_29" style:family="text"/>
    <style:style style:name="T623_30" style:family="text"/>
    <style:style style:name="T623_31" style:family="text"/>
    <style:style style:name="T623_32" style:family="text"/>
    <style:style style:name="T623_33" style:family="text"/>
    <style:style style:name="T623_34" style:family="text"/>
    <style:style style:name="T623_35" style:family="text"/>
    <style:style style:name="T623_36" style:family="text"/>
    <style:style style:name="T623_37" style:family="text"/>
    <style:style style:name="T623_38" style:family="text"/>
    <style:style style:name="P624" style:family="paragraph" style:parent-style-name="Standard">
      <style:paragraph-properties fo:break-before="auto" fo:margin-top="0cm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T624_8" style:family="text"/>
    <style:style style:name="T624_9" style:family="text"/>
    <style:style style:name="T624_10" style:family="text"/>
    <style:style style:name="T624_11" style:family="text"/>
    <style:style style:name="T624_12" style:family="text"/>
    <style:style style:name="T624_13" style:family="text"/>
    <style:style style:name="T624_14" style:family="text"/>
    <style:style style:name="P625" style:family="paragraph" style:parent-style-name="Standard">
      <style:paragraph-properties fo:break-before="auto" fo:margin-top="0cm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P626" style:family="paragraph" style:parent-style-name="Standard">
      <style:paragraph-properties fo:break-before="auto" fo:margin-top="0cm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P627" style:family="paragraph" style:parent-style-name="Standard">
      <style:paragraph-properties fo:break-before="auto" fo:margin-top="0cm" style:writing-mode="lr-tb"/>
    </style:style>
    <style:style style:name="T627_1" style:family="text"/>
    <style:style style:name="T627_2" style:family="text"/>
    <style:style style:name="T627_3" style:family="text"/>
    <style:style style:name="P628" style:family="paragraph" style:parent-style-name="Standard">
      <style:paragraph-properties fo:break-before="auto" fo:margin-top="0cm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T628_21" style:family="text"/>
    <style:style style:name="P629" style:family="paragraph" style:parent-style-name="Standard">
      <style:paragraph-properties fo:break-before="auto" fo:margin-top="0cm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T629_11" style:family="text"/>
    <style:style style:name="T629_12" style:family="text"/>
    <style:style style:name="T629_13" style:family="text"/>
    <style:style style:name="T629_14" style:family="text"/>
    <style:style style:name="T629_15" style:family="text"/>
    <style:style style:name="P630" style:family="paragraph" style:parent-style-name="Standard">
      <style:paragraph-properties fo:break-before="auto" fo:margin-top="0cm" style:writing-mode="lr-tb"/>
    </style:style>
    <style:style style:name="P631" style:family="paragraph" style:parent-style-name="Standard">
      <style:paragraph-properties fo:break-before="auto" fo:margin-top="0cm" fo:margin-bottom="0cm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</office:automatic-styles>
  <office:body>
    <office:text>
      <text:h text:style-name="P1" text:outline-level="10"><text:bookmark-start text:name="h.lr1szwg8zwpb"/><text:bookmark-end text:name="h.lr1szwg8zwpb"/><text:span text:style-name="T1_1">Basic</text:span><text:span text:style-name="T1_2"><text:s/></text:span><text:span text:style-name="T1_3">Prototype</text:span><text:span text:style-name="T1_4"><text:s/></text:span><text:span text:style-name="T1_5">Questions</text:span><text:span text:style-name="T1_6">:</text:span></text:h>
      <text:list text:style-name="LS1" xml:id="list0">
        <text:list-item>
          <text:p text:style-name="P2"><text:span text:style-name="T2_1">Is</text:span><text:span text:style-name="T2_2"><text:s/></text:span><text:span text:style-name="T2_3">the</text:span><text:span text:style-name="T2_4"><text:s/></text:span><text:span text:style-name="T2_5">combat</text:span><text:span text:style-name="T2_6"><text:s/></text:span><text:span text:style-name="T2_7">fun</text:span><text:span text:style-name="T2_8">?</text:span></text:p>
        </text:list-item>
        <text:list-item>
          <text:p text:style-name="P3"><text:span text:style-name="T3_1">Does</text:span><text:span text:style-name="T3_2"><text:s/></text:span><text:span text:style-name="T3_3">the</text:span><text:span text:style-name="T3_4"><text:s/></text:span><text:span text:style-name="T3_5">player</text:span><text:span text:style-name="T3_6"><text:s/></text:span><text:span text:style-name="T3_7">want</text:span><text:span text:style-name="T3_8"><text:s/></text:span><text:span text:style-name="T3_9">to</text:span><text:span text:style-name="T3_10"><text:s/></text:span><text:span text:style-name="T3_11">keep</text:span><text:span text:style-name="T3_12"><text:s/></text:span><text:span text:style-name="T3_13">playing</text:span><text:span text:style-name="T3_14">?</text:span></text:p>
        </text:list-item>
        <text:list-item>
          <text:p text:style-name="P4"><text:span text:style-name="T4_1">Is</text:span><text:span text:style-name="T4_2"><text:s/></text:span><text:span text:style-name="T4_3">the</text:span><text:span text:style-name="T4_4"><text:s/></text:span><text:span text:style-name="T4_5">platforming</text:span><text:span text:style-name="T4_6"><text:s/></text:span><text:span text:style-name="T4_7">in</text:span><text:span text:style-name="T4_8"><text:s/></text:span><text:span text:style-name="T4_9">the</text:span><text:span text:style-name="T4_10"><text:s/></text:span><text:span text:style-name="T4_11">way</text:span><text:span text:style-name="T4_12"><text:s/></text:span><text:span text:style-name="T4_13">of</text:span><text:span text:style-name="T4_14"><text:s/></text:span><text:span text:style-name="T4_15">the</text:span><text:span text:style-name="T4_16"><text:s/></text:span><text:span text:style-name="T4_17">game</text:span><text:span text:style-name="T4_18">?</text:span></text:p>
        </text:list-item>
        <text:list-item>
          <text:p text:style-name="P5"><text:span text:style-name="T5_1">Can</text:span><text:span text:style-name="T5_2"><text:s/></text:span><text:span text:style-name="T5_3">players</text:span><text:span text:style-name="T5_4"><text:s/></text:span><text:span text:style-name="T5_5">team</text:span><text:span text:style-name="T5_6"><text:s/></text:span><text:span text:style-name="T5_7">up</text:span><text:span text:style-name="T5_8"><text:s/></text:span><text:span text:style-name="T5_9">effectively</text:span><text:span text:style-name="T5_10">?</text:span></text:p>
        </text:list-item>
        <text:list-item>
          <text:p text:style-name="P6"><text:span text:style-name="T6_1">Does</text:span><text:span text:style-name="T6_2"><text:s/></text:span><text:span text:style-name="T6_3">the</text:span><text:span text:style-name="T6_4"><text:s/></text:span><text:span text:style-name="T6_5">mid</text:span><text:span text:style-name="T6_6"><text:s/></text:span><text:span text:style-name="T6_7">low</text:span><text:span text:style-name="T6_8"><text:s/></text:span><text:span text:style-name="T6_9">high</text:span><text:span text:style-name="T6_10"><text:s/></text:span><text:span text:style-name="T6_11">combat</text:span><text:span text:style-name="T6_12"><text:s/></text:span><text:span text:style-name="T6_13">style</text:span><text:span text:style-name="T6_14"><text:s/></text:span><text:span text:style-name="T6_15">impede</text:span><text:span text:style-name="T6_16">/</text:span><text:span text:style-name="T6_17">excite</text:span><text:span text:style-name="T6_18"><text:s/></text:span><text:span text:style-name="T6_19">players</text:span><text:span text:style-name="T6_20">?</text:span></text:p>
        </text:list-item>
        <text:list-item>
          <text:p text:style-name="P7"><text:span text:style-name="T7_1">Is</text:span><text:span text:style-name="T7_2"><text:s/></text:span><text:span text:style-name="T7_3">the</text:span><text:span text:style-name="T7_4"><text:s/></text:span><text:span text:style-name="T7_5">platforming</text:span><text:span text:style-name="T7_6"><text:s/></text:span><text:span text:style-name="T7_7">a</text:span><text:span text:style-name="T7_8"><text:s/></text:span><text:span text:style-name="T7_9">needed</text:span><text:span text:style-name="T7_10">/</text:span><text:span text:style-name="T7_11">wanted</text:span><text:span text:style-name="T7_12"><text:s/></text:span><text:span text:style-name="T7_13">gameplay</text:span><text:span text:style-name="T7_14"><text:s/></text:span><text:span text:style-name="T7_15">element</text:span><text:span text:style-name="T7_16">?</text:span></text:p>
        </text:list-item>
        <text:list-item>
          <text:p text:style-name="P8"><text:span text:style-name="T8_1">Is</text:span><text:span text:style-name="T8_2"><text:s/></text:span><text:span text:style-name="T8_3">there</text:span><text:span text:style-name="T8_4"><text:s/></text:span><text:span text:style-name="T8_5">room</text:span><text:span text:style-name="T8_6"><text:s/></text:span><text:span text:style-name="T8_7">for</text:span><text:span text:style-name="T8_8"><text:s/></text:span><text:span text:style-name="T8_9">innovation</text:span><text:span text:style-name="T8_10"><text:s/></text:span><text:span text:style-name="T8_11">and</text:span><text:span text:style-name="T8_12"><text:s/></text:span><text:span text:style-name="T8_13">creativity</text:span><text:span text:style-name="T8_14"><text:s/></text:span><text:span text:style-name="T8_15">in</text:span><text:span text:style-name="T8_16"><text:s/></text:span><text:span text:style-name="T8_17">combat</text:span><text:span text:style-name="T8_18">?</text:span></text:p>
        </text:list-item>
        <text:list-item>
          <text:p text:style-name="P9"><text:span text:style-name="T9_1">Does</text:span><text:span text:style-name="T9_2"><text:s/></text:span><text:span text:style-name="T9_3">the</text:span><text:span text:style-name="T9_4"><text:s/></text:span><text:span text:style-name="T9_5">combat</text:span><text:span text:style-name="T9_6"><text:s/></text:span><text:span text:style-name="T9_7">overwhelm</text:span><text:span text:style-name="T9_8"><text:s/></text:span><text:span text:style-name="T9_9">the</text:span><text:span text:style-name="T9_10"><text:s/></text:span><text:span text:style-name="T9_11">players</text:span><text:span text:style-name="T9_12"><text:s/></text:span><text:span text:style-name="T9_13">with</text:span><text:span text:style-name="T9_14"><text:s/></text:span><text:span text:style-name="T9_15">information</text:span><text:span text:style-name="T9_16"><text:s/></text:span><text:span text:style-name="T9_17">and</text:span><text:span text:style-name="T9_18"><text:s/></text:span><text:span text:style-name="T9_19">choices</text:span><text:span text:style-name="T9_20">?<text:line-break/></text:span><text:span text:style-name="T9_21">How</text:span><text:span text:style-name="T9_22"><text:s/></text:span><text:span text:style-name="T9_23">will</text:span><text:span text:style-name="T9_24"><text:s/></text:span><text:span text:style-name="T9_25">we</text:span><text:span text:style-name="T9_26"><text:s/></text:span><text:span text:style-name="T9_27">reward</text:span><text:span text:style-name="T9_28"><text:s/></text:span><text:span text:style-name="T9_29">explorers</text:span><text:span text:style-name="T9_30">?</text:span></text:p>
        </text:list-item>
      </text:list>
      <text:h text:style-name="P10" text:outline-level="10"><text:bookmark-start text:name="h.uervyegrlwmq"/><text:bookmark-end text:name="h.uervyegrlwmq"/><text:span text:style-name="T10_1">Design</text:span><text:span text:style-name="T10_2"><text:s/></text:span><text:span text:style-name="T10_3">Questions</text:span></text:h>
      <text:list text:style-name="LS2" xml:id="list8">
        <text:list-item>
          <text:p text:style-name="P11"><text:span text:style-name="T11_1">Platforming</text:span></text:p>
          <text:list>
            <text:list-item>
              <text:p text:style-name="P12"><text:span text:style-name="T12_1">Can</text:span><text:span text:style-name="T12_2"><text:s/></text:span><text:span text:style-name="T12_3">players</text:span><text:span text:style-name="T12_4"><text:s/></text:span><text:span text:style-name="T12_5">jump</text:span><text:span text:style-name="T12_6">?</text:span></text:p>
            </text:list-item>
            <text:list-item>
              <text:p text:style-name="P13"><text:span text:style-name="T13_1">Is</text:span><text:span text:style-name="T13_2"><text:s/></text:span><text:span text:style-name="T13_3">the</text:span><text:span text:style-name="T13_4"><text:s/></text:span><text:span text:style-name="T13_5">camera</text:span><text:span text:style-name="T13_6"><text:s/></text:span><text:span text:style-name="T13_7">stationary</text:span><text:span text:style-name="T13_8">?</text:span></text:p>
            </text:list-item>
            <text:list-item>
              <text:p text:style-name="P14"><text:span text:style-name="T14_1">How</text:span><text:span text:style-name="T14_2"><text:s/></text:span><text:span text:style-name="T14_3">do</text:span><text:span text:style-name="T14_4"><text:s/></text:span><text:span text:style-name="T14_5">players</text:span><text:span text:style-name="T14_6"><text:s/></text:span><text:span text:style-name="T14_7">move</text:span><text:span text:style-name="T14_8"><text:s/></text:span><text:span text:style-name="T14_9">around</text:span><text:span text:style-name="T14_10"><text:s/></text:span><text:span text:style-name="T14_11">in</text:span><text:span text:style-name="T14_12"><text:s/></text:span><text:span text:style-name="T14_13">the</text:span><text:span text:style-name="T14_14"><text:s/></text:span><text:span text:style-name="T14_15">world</text:span><text:span text:style-name="T14_16">?</text:span></text:p>
            </text:list-item>
            <text:list-item>
              <text:p text:style-name="P15"><text:span text:style-name="T15_1">What</text:span><text:span text:style-name="T15_2"><text:s/></text:span><text:span text:style-name="T15_3">happens</text:span><text:span text:style-name="T15_4"><text:s/></text:span><text:span text:style-name="T15_5">when</text:span><text:span text:style-name="T15_6"><text:s/></text:span><text:span text:style-name="T15_7">a</text:span><text:span text:style-name="T15_8"><text:s/></text:span><text:span text:style-name="T15_9">player</text:span><text:span text:style-name="T15_10"><text:s/></text:span><text:span text:style-name="T15_11">meets</text:span><text:span text:style-name="T15_12"><text:s/></text:span><text:span text:style-name="T15_13">an</text:span><text:span text:style-name="T15_14"><text:s/></text:span><text:span text:style-name="T15_15">enemy</text:span><text:span text:style-name="T15_16">?</text:span></text:p>
            </text:list-item>
            <text:list-item>
              <text:p text:style-name="P16"><text:span text:style-name="T16_1">Can</text:span><text:span text:style-name="T16_2"><text:s/></text:span><text:span text:style-name="T16_3">players</text:span><text:span text:style-name="T16_4"><text:s/>“</text:span><text:span text:style-name="T16_5">fall</text:span><text:span text:style-name="T16_6"><text:s/></text:span><text:span text:style-name="T16_7">through</text:span><text:span text:style-name="T16_8">”<text:s/></text:span><text:span text:style-name="T16_9">elevated</text:span><text:span text:style-name="T16_10"><text:s/></text:span><text:span text:style-name="T16_11">terrain</text:span><text:span text:style-name="T16_12">?</text:span></text:p>
            </text:list-item>
            <text:list-item>
              <text:p text:style-name="P17"><text:span text:style-name="T17_1">Can</text:span><text:span text:style-name="T17_2"><text:s/></text:span><text:span text:style-name="T17_3">multiple</text:span><text:span text:style-name="T17_4"><text:s/></text:span><text:span text:style-name="T17_5">players</text:span><text:span text:style-name="T17_6"><text:s/></text:span><text:span text:style-name="T17_7">occupy</text:span><text:span text:style-name="T17_8"><text:s/></text:span><text:span text:style-name="T17_9">the</text:span><text:span text:style-name="T17_10"><text:s/></text:span><text:span text:style-name="T17_11">same</text:span><text:span text:style-name="T17_12"><text:s/></text:span><text:span text:style-name="T17_13">position</text:span><text:span text:style-name="T17_14"><text:s/></text:span><text:span text:style-name="T17_15">or</text:span><text:span text:style-name="T17_16"><text:s/></text:span><text:span text:style-name="T17_17">do</text:span><text:span text:style-name="T17_18"><text:s/></text:span><text:span text:style-name="T17_19">they</text:span><text:span text:style-name="T17_20"><text:s/></text:span><text:span text:style-name="T17_21">have</text:span><text:span text:style-name="T17_22"><text:s/></text:span><text:span text:style-name="T17_23">hitboxes</text:span><text:span text:style-name="T17_24">?</text:span></text:p>
            </text:list-item>
            <text:list-item>
              <text:p text:style-name="P18"><text:span text:style-name="T18_1">How</text:span><text:span text:style-name="T18_2"><text:s/></text:span><text:span text:style-name="T18_3">fast</text:span><text:span text:style-name="T18_4"><text:s/></text:span><text:span text:style-name="T18_5">can</text:span><text:span text:style-name="T18_6"><text:s/></text:span><text:span text:style-name="T18_7">players</text:span><text:span text:style-name="T18_8"><text:s/></text:span><text:span text:style-name="T18_9">move</text:span><text:span text:style-name="T18_10"><text:s/></text:span><text:span text:style-name="T18_11">around</text:span><text:span text:style-name="T18_12">?</text:span></text:p>
            </text:list-item>
            <text:list-item>
              <text:p text:style-name="P19"><text:span text:style-name="T19_1">What</text:span><text:span text:style-name="T19_2"><text:s/></text:span><text:span text:style-name="T19_3">happens</text:span><text:span text:style-name="T19_4"><text:s/></text:span><text:span text:style-name="T19_5">if</text:span><text:span text:style-name="T19_6"><text:s/></text:span><text:span text:style-name="T19_7">a</text:span><text:span text:style-name="T19_8"><text:s/></text:span><text:span text:style-name="T19_9">falling</text:span><text:span text:style-name="T19_10"><text:s/></text:span><text:span text:style-name="T19_11">player</text:span><text:span text:style-name="T19_12"><text:s/>“</text:span><text:span text:style-name="T19_13">lands</text:span><text:span text:style-name="T19_14">”<text:s/></text:span><text:span text:style-name="T19_15">on</text:span><text:span text:style-name="T19_16"><text:s/></text:span><text:span text:style-name="T19_17">an</text:span><text:span text:style-name="T19_18"><text:s/></text:span><text:span text:style-name="T19_19">enemy</text:span><text:span text:style-name="T19_20">?</text:span></text:p>
            </text:list-item>
            <text:list-item>
              <text:p text:style-name="P20"><text:span text:style-name="T20_1">Do</text:span><text:span text:style-name="T20_2"><text:s/></text:span><text:span text:style-name="T20_3">players</text:span><text:span text:style-name="T20_4"><text:s/></text:span><text:span text:style-name="T20_5">respawn</text:span><text:span text:style-name="T20_6"><text:s/></text:span><text:span text:style-name="T20_7">if</text:span><text:span text:style-name="T20_8"><text:s/></text:span><text:span text:style-name="T20_9">they</text:span><text:span text:style-name="T20_10"><text:s/></text:span><text:span text:style-name="T20_11">fall</text:span><text:span text:style-name="T20_12"><text:s/></text:span><text:span text:style-name="T20_13">into</text:span><text:span text:style-name="T20_14"><text:s/></text:span><text:span text:style-name="T20_15">a</text:span><text:span text:style-name="T20_16"><text:s/></text:span><text:span text:style-name="T20_17">pit</text:span><text:span text:style-name="T20_18">?<text:s/></text:span><text:span text:style-name="T20_19">If</text:span><text:span text:style-name="T20_20"><text:s/></text:span><text:span text:style-name="T20_21">so</text:span><text:span text:style-name="T20_22">,<text:s/></text:span><text:span text:style-name="T20_23">where</text:span><text:span text:style-name="T20_24"><text:s/></text:span><text:span text:style-name="T20_25">do</text:span><text:span text:style-name="T20_26"><text:s/></text:span><text:span text:style-name="T20_27">they</text:span><text:span text:style-name="T20_28"><text:s/></text:span><text:span text:style-name="T20_29">respawn</text:span><text:span text:style-name="T20_30">?</text:span></text:p>
            </text:list-item>
            <text:list-item>
              <text:p text:style-name="P21"><text:span text:style-name="T21_1">Will</text:span><text:span text:style-name="T21_2"><text:s/></text:span><text:span text:style-name="T21_3">there</text:span><text:span text:style-name="T21_4"><text:s/></text:span><text:span text:style-name="T21_5">be</text:span><text:span text:style-name="T21_6"><text:s/></text:span><text:span text:style-name="T21_7">environmental</text:span><text:span text:style-name="T21_8"><text:s/></text:span><text:span text:style-name="T21_9">hazards</text:span><text:span text:style-name="T21_10">?</text:span></text:p>
            </text:list-item>
          </text:list>
        </text:list-item>
        <text:list-item>
          <text:p text:style-name="P22"><text:span text:style-name="T22_1">Combat</text:span><text:span text:style-name="T22_2"><text:s/>(1</text:span><text:span text:style-name="T22_3">v</text:span><text:span text:style-name="T22_4">1)</text:span></text:p>
          <text:list>
            <text:list-item>
              <text:p text:style-name="P23"><text:span text:style-name="T23_1">Should</text:span><text:span text:style-name="T23_2"><text:s/></text:span><text:span text:style-name="T23_3">players</text:span><text:span text:style-name="T23_4"><text:s/></text:span><text:span text:style-name="T23_5">be</text:span><text:span text:style-name="T23_6"><text:s/></text:span><text:span text:style-name="T23_7">able</text:span><text:span text:style-name="T23_8"><text:s/></text:span><text:span text:style-name="T23_9">to</text:span><text:span text:style-name="T23_10"><text:s/></text:span><text:span text:style-name="T23_11">view</text:span><text:span text:style-name="T23_12"><text:s/></text:span><text:span text:style-name="T23_13">what</text:span><text:span text:style-name="T23_14"><text:s/></text:span><text:span text:style-name="T23_15">the</text:span><text:span text:style-name="T23_16"><text:s/></text:span><text:span text:style-name="T23_17">monster</text:span><text:span text:style-name="T23_18"><text:s/></text:span><text:span text:style-name="T23_19">is</text:span><text:span text:style-name="T23_20"><text:s/></text:span><text:span text:style-name="T23_21">going</text:span><text:span text:style-name="T23_22"><text:s/></text:span><text:span text:style-name="T23_23">to</text:span><text:span text:style-name="T23_24"><text:s/></text:span><text:span text:style-name="T23_25">do</text:span><text:span text:style-name="T23_26"><text:s/></text:span><text:span text:style-name="T23_27">next</text:span><text:span text:style-name="T23_28">?<text:s/></text:span><text:span text:style-name="T23_29">And</text:span><text:span text:style-name="T23_30"><text:s/></text:span><text:span text:style-name="T23_31">if</text:span><text:span text:style-name="T23_32"><text:s/></text:span><text:span text:style-name="T23_33">so</text:span><text:span text:style-name="T23_34">,<text:s/></text:span><text:span text:style-name="T23_35">how</text:span><text:span text:style-name="T23_36"><text:s/></text:span><text:span text:style-name="T23_37">far</text:span><text:span text:style-name="T23_38"><text:s/></text:span><text:span text:style-name="T23_39">ahead</text:span><text:span text:style-name="T23_40">?</text:span></text:p>
            </text:list-item>
            <text:list-item>
              <text:p text:style-name="P24"><text:span text:style-name="T24_1">Does</text:span><text:span text:style-name="T24_2"><text:s/></text:span><text:span text:style-name="T24_3">every</text:span><text:span text:style-name="T24_4"><text:s/></text:span><text:span text:style-name="T24_5">action</text:span><text:span text:style-name="T24_6"><text:s/></text:span><text:span text:style-name="T24_7">take</text:span><text:span text:style-name="T24_8"><text:s/></text:span><text:span text:style-name="T24_9">the</text:span><text:span text:style-name="T24_10"><text:s/></text:span><text:span text:style-name="T24_11">same</text:span><text:span text:style-name="T24_12"><text:s/></text:span><text:span text:style-name="T24_13">amount</text:span><text:span text:style-name="T24_14"><text:s/></text:span><text:span text:style-name="T24_15">of</text:span><text:span text:style-name="T24_16"><text:s/></text:span><text:span text:style-name="T24_17">time</text:span><text:span text:style-name="T24_18"><text:s/></text:span><text:span text:style-name="T24_19">to</text:span><text:span text:style-name="T24_20"><text:s/></text:span><text:span text:style-name="T24_21">execute</text:span><text:span text:style-name="T24_22"><text:s/></text:span><text:span text:style-name="T24_23">or</text:span><text:span text:style-name="T24_24"><text:s/></text:span><text:span text:style-name="T24_25">will</text:span><text:span text:style-name="T24_26"><text:s/></text:span><text:span text:style-name="T24_27">each</text:span><text:span text:style-name="T24_28"><text:s/></text:span><text:span text:style-name="T24_29">action</text:span><text:span text:style-name="T24_30"><text:s/></text:span><text:span text:style-name="T24_31">have</text:span><text:span text:style-name="T24_32"><text:s/></text:span><text:span text:style-name="T24_33">its</text:span><text:span text:style-name="T24_34"><text:s/></text:span><text:span text:style-name="T24_35">own</text:span><text:span text:style-name="T24_36"><text:s/>“</text:span><text:span text:style-name="T24_37">cast</text:span><text:span text:style-name="T24_38"><text:s/></text:span><text:span text:style-name="T24_39">time</text:span><text:span text:style-name="T24_40">”?</text:span></text:p>
            </text:list-item>
            <text:list-item>
              <text:p text:style-name="P25"><text:span text:style-name="T25_1">How</text:span><text:span text:style-name="T25_2"><text:s/></text:span><text:span text:style-name="T25_3">long</text:span><text:span text:style-name="T25_4"><text:s/></text:span><text:span text:style-name="T25_5">does</text:span><text:span text:style-name="T25_6"><text:s/></text:span><text:span text:style-name="T25_7">a</text:span><text:span text:style-name="T25_8"><text:s/></text:span><text:span text:style-name="T25_9">block</text:span><text:span text:style-name="T25_10"><text:s/></text:span><text:span text:style-name="T25_11">last</text:span><text:span text:style-name="T25_12">?</text:span></text:p>
            </text:list-item>
            <text:list-item>
              <text:p text:style-name="P26"><text:span text:style-name="T26_1">What</text:span><text:span text:style-name="T26_2"><text:s/></text:span><text:span text:style-name="T26_3">happens</text:span><text:span text:style-name="T26_4"><text:s/></text:span><text:span text:style-name="T26_5">when</text:span><text:span text:style-name="T26_6"><text:s/></text:span><text:span text:style-name="T26_7">a</text:span><text:span text:style-name="T26_8"><text:s/></text:span><text:span text:style-name="T26_9">player</text:span><text:span text:style-name="T26_10"><text:s/></text:span><text:span text:style-name="T26_11">dies</text:span><text:span text:style-name="T26_12"><text:s/></text:span><text:span text:style-name="T26_13">to</text:span><text:span text:style-name="T26_14"><text:s/></text:span><text:span text:style-name="T26_15">a</text:span><text:span text:style-name="T26_16"><text:s/></text:span><text:span text:style-name="T26_17">monster</text:span><text:span text:style-name="T26_18"><text:s/></text:span><text:span text:style-name="T26_19">mid</text:span><text:span text:style-name="T26_20"><text:s/></text:span><text:span text:style-name="T26_21">combat</text:span><text:span text:style-name="T26_22">?</text:span></text:p>
            </text:list-item>
            <text:list-item>
              <text:p text:style-name="P27"><text:span text:style-name="T27_1">If</text:span><text:span text:style-name="T27_2"><text:s/></text:span><text:span text:style-name="T27_3">there</text:span><text:span text:style-name="T27_4"><text:s/></text:span><text:span text:style-name="T27_5">are</text:span><text:span text:style-name="T27_6"><text:s/></text:span><text:span text:style-name="T27_7">environmental</text:span><text:span text:style-name="T27_8"><text:s/></text:span><text:span text:style-name="T27_9">hazards</text:span><text:span text:style-name="T27_10">,<text:s/></text:span><text:span text:style-name="T27_11">will</text:span><text:span text:style-name="T27_12"><text:s/></text:span><text:span text:style-name="T27_13">they</text:span><text:span text:style-name="T27_14"><text:s/></text:span><text:span text:style-name="T27_15">be</text:span><text:span text:style-name="T27_16"><text:s/></text:span><text:span text:style-name="T27_17">present</text:span><text:span text:style-name="T27_18"><text:s/></text:span><text:span text:style-name="T27_19">during</text:span><text:span text:style-name="T27_20"><text:s/></text:span><text:span text:style-name="T27_21">combat</text:span><text:span text:style-name="T27_22">?</text:span></text:p>
            </text:list-item>
            <text:list-item>
              <text:p text:style-name="P28"><text:span text:style-name="T28_1">Can</text:span><text:span text:style-name="T28_2"><text:s/></text:span><text:span text:style-name="T28_3">players</text:span><text:span text:style-name="T28_4"><text:s/>“</text:span><text:span text:style-name="T28_5">clear</text:span><text:span text:style-name="T28_6">”<text:s/></text:span><text:span text:style-name="T28_7">their</text:span><text:span text:style-name="T28_8"><text:s/></text:span><text:span text:style-name="T28_9">action</text:span><text:span text:style-name="T28_10"><text:s/></text:span><text:span text:style-name="T28_11">queue</text:span><text:span text:style-name="T28_12"><text:s/></text:span><text:span text:style-name="T28_13">or</text:span><text:span text:style-name="T28_14"><text:s/></text:span><text:span text:style-name="T28_15">interrupt</text:span><text:span text:style-name="T28_16"><text:s/></text:span><text:span text:style-name="T28_17">it</text:span><text:span text:style-name="T28_18"><text:s/></text:span><text:span text:style-name="T28_19">by</text:span><text:span text:style-name="T28_20"><text:s/></text:span><text:span text:style-name="T28_21">sending</text:span><text:span text:style-name="T28_22"><text:s/></text:span><text:span text:style-name="T28_23">something</text:span><text:span text:style-name="T28_24"><text:s/></text:span><text:span text:style-name="T28_25">to</text:span><text:span text:style-name="T28_26"><text:s/></text:span><text:span text:style-name="T28_27">the</text:span><text:span text:style-name="T28_28"><text:s/></text:span><text:span text:style-name="T28_29">front</text:span><text:span text:style-name="T28_30">?</text:span></text:p>
            </text:list-item>
            <text:list-item>
              <text:p text:style-name="P29"><text:span text:style-name="T29_1">How</text:span><text:span text:style-name="T29_2"><text:s/></text:span><text:span text:style-name="T29_3">can</text:span><text:span text:style-name="T29_4"><text:s/></text:span><text:span text:style-name="T29_5">we</text:span><text:span text:style-name="T29_6"><text:s/></text:span><text:span text:style-name="T29_7">manage</text:span><text:span text:style-name="T29_8"><text:s/></text:span><text:span text:style-name="T29_9">and</text:span><text:span text:style-name="T29_10"><text:s/></text:span><text:span text:style-name="T29_11">balance</text:span><text:span text:style-name="T29_12"><text:s/></text:span><text:span text:style-name="T29_13">the</text:span><text:span text:style-name="T29_14"><text:s/></text:span><text:span text:style-name="T29_15">three</text:span><text:span text:style-name="T29_16"><text:s/></text:span><text:span text:style-name="T29_17">attack</text:span><text:span text:style-name="T29_18"><text:s/></text:span><text:span text:style-name="T29_19">sections</text:span><text:span text:style-name="T29_20">?</text:span></text:p>
            </text:list-item>
          </text:list>
        </text:list-item>
      </text:list>
      <text:p text:style-name="P30"/>
      <text:p text:style-name="P31"/>
      <text:p text:style-name="P32"><text:span text:style-name="T32_1">Physical</text:span><text:span text:style-name="T32_2"><text:s/></text:span><text:span text:style-name="T32_3">Prototype</text:span><text:span text:style-name="T32_4">:</text:span></text:p>
      <text:list text:style-name="LS3" xml:id="list27">
        <text:list-item>
          <text:p text:style-name="P33"><text:span text:style-name="T33_1">Stopwatches</text:span></text:p>
          <text:list>
            <text:list-item>
              <text:p text:style-name="P34"><text:span text:style-name="T34_1">Emulate</text:span><text:span text:style-name="T34_2"><text:s/></text:span><text:span text:style-name="T34_3">real</text:span><text:span text:style-name="T34_4">-</text:span><text:span text:style-name="T34_5">time</text:span><text:span text:style-name="T34_6"><text:s/></text:span><text:span text:style-name="T34_7">aspect</text:span><text:span text:style-name="T34_8"><text:s/></text:span><text:span text:style-name="T34_9">of</text:span><text:span text:style-name="T34_10"><text:s/></text:span><text:span text:style-name="T34_11">combat</text:span></text:p>
            </text:list-item>
          </text:list>
        </text:list-item>
        <text:list-item>
          <text:p text:style-name="P35"><text:span text:style-name="T35_1">Dice</text:span></text:p>
        </text:list-item>
      </text:list>
      <text:p text:style-name="P36"/>
      <text:h text:style-name="P37" text:outline-level="10"><text:bookmark-start text:name="h.xkmq2vjwaus1"/><text:bookmark-end text:name="h.xkmq2vjwaus1"/><text:span text:style-name="T37_1">Action</text:span><text:span text:style-name="T37_2"><text:s/></text:span><text:span text:style-name="T37_3">List</text:span></text:h>
      <text:p text:style-name="P38"/>
      <text:p text:style-name="P39"><text:span text:style-name="T39_1">Rules</text:span><text:span text:style-name="T39_2">:</text:span></text:p>
      <text:p text:style-name="P40"><text:span text:style-name="T40_1">1)<text:s/></text:span><text:span text:style-name="T40_2">Blocks</text:span><text:span text:style-name="T40_3">/</text:span><text:span text:style-name="T40_4">Dodges</text:span><text:span text:style-name="T40_5">:<text:s/>1/2<text:s/></text:span><text:span text:style-name="T40_6">damage</text:span><text:span text:style-name="T40_7"><text:s/></text:span><text:span text:style-name="T40_8">taken</text:span><text:span text:style-name="T40_9"><text:s/></text:span><text:span text:style-name="T40_10">if</text:span><text:span text:style-name="T40_11"><text:s/></text:span><text:span text:style-name="T40_12">corresponding</text:span><text:span text:style-name="T40_13"><text:s/></text:span><text:span text:style-name="T40_14">area</text:span><text:span text:style-name="T40_15"><text:s/></text:span><text:span text:style-name="T40_16">blocked</text:span><text:span text:style-name="T40_17">,<text:s/></text:span><text:span text:style-name="T40_18">negates</text:span><text:span text:style-name="T40_19"><text:s/></text:span><text:span text:style-name="T40_20">all</text:span><text:span text:style-name="T40_21"><text:s/></text:span><text:span text:style-name="T40_22">Secondary</text:span><text:span text:style-name="T40_23"><text:s/></text:span><text:span text:style-name="T40_24">effects</text:span><text:span text:style-name="T40_25"><text:s/></text:span><text:span text:style-name="T40_26">on</text:span><text:span text:style-name="T40_27"><text:s/></text:span><text:span text:style-name="T40_28">successful</text:span><text:span text:style-name="T40_29"><text:s/></text:span><text:span text:style-name="T40_30">block</text:span></text:p>
      <text:p text:style-name="P41"><text:span text:style-name="T41_1">2)<text:s/></text:span><text:span text:style-name="T41_2">When</text:span><text:span text:style-name="T41_3"><text:s/></text:span><text:span text:style-name="T41_4">a</text:span><text:span text:style-name="T41_5"><text:s/></text:span><text:span text:style-name="T41_6">skill</text:span><text:span text:style-name="T41_7"><text:s/></text:span><text:span text:style-name="T41_8">deals</text:span><text:span text:style-name="T41_9"><text:s/></text:span><text:span text:style-name="T41_10">damage</text:span><text:span text:style-name="T41_11"><text:s/></text:span><text:span text:style-name="T41_12">over</text:span><text:span text:style-name="T41_13"><text:s/></text:span><text:span text:style-name="T41_14">time</text:span><text:span text:style-name="T41_15">,<text:s/></text:span><text:span text:style-name="T41_16">the</text:span><text:span text:style-name="T41_17"><text:s/></text:span><text:span text:style-name="T41_18">dice</text:span><text:span text:style-name="T41_19"><text:s/></text:span><text:span text:style-name="T41_20">is</text:span><text:span text:style-name="T41_21"><text:s/></text:span><text:span text:style-name="T41_22">rolled</text:span><text:span text:style-name="T41_23"><text:s/></text:span><text:span text:style-name="T41_24">once</text:span><text:span text:style-name="T41_25"><text:s/></text:span><text:span text:style-name="T41_26">and</text:span><text:span text:style-name="T41_27"><text:s/></text:span><text:span text:style-name="T41_28">that</text:span><text:span text:style-name="T41_29"><text:s/></text:span><text:span text:style-name="T41_30">value</text:span><text:span text:style-name="T41_31"><text:s/></text:span><text:span text:style-name="T41_32">is</text:span><text:span text:style-name="T41_33"><text:s/></text:span><text:span text:style-name="T41_34">used</text:span><text:span text:style-name="T41_35"><text:s/></text:span><text:span text:style-name="T41_36">for</text:span><text:span text:style-name="T41_37"><text:s/></text:span><text:span text:style-name="T41_38">each</text:span><text:span text:style-name="T41_39"><text:s/>“</text:span><text:span text:style-name="T41_40">tick</text:span><text:span text:style-name="T41_41">”</text:span></text:p>
      <text:p text:style-name="P42"><text:span text:style-name="T42_1">3)<text:s/></text:span><text:span text:style-name="T42_2">When</text:span><text:span text:style-name="T42_3"><text:s/></text:span><text:span text:style-name="T42_4">a</text:span><text:span text:style-name="T42_5"><text:s/></text:span><text:span text:style-name="T42_6">monster</text:span><text:span text:style-name="T42_7">/</text:span><text:span text:style-name="T42_8">player</text:span><text:span text:style-name="T42_9"><text:s/></text:span><text:span text:style-name="T42_10">is</text:span><text:span text:style-name="T42_11"><text:s/></text:span><text:span text:style-name="T42_12">stunned</text:span><text:span text:style-name="T42_13">,<text:s/></text:span><text:span text:style-name="T42_14">they</text:span><text:span text:style-name="T42_15"><text:s/></text:span><text:span text:style-name="T42_16">cannot</text:span><text:span text:style-name="T42_17"><text:s/></text:span><text:span text:style-name="T42_18">block</text:span><text:span text:style-name="T42_19"><text:s/></text:span><text:span text:style-name="T42_20">or</text:span><text:span text:style-name="T42_21"><text:s/></text:span><text:span text:style-name="T42_22">attack</text:span></text:p>
      <text:p text:style-name="P43"><text:span text:style-name="T43_1">4)<text:s/></text:span><text:span text:style-name="T43_2">When</text:span><text:span text:style-name="T43_3"><text:s/></text:span><text:span text:style-name="T43_4">a</text:span><text:span text:style-name="T43_5"><text:s/></text:span><text:span text:style-name="T43_6">monster</text:span><text:span text:style-name="T43_7">/</text:span><text:span text:style-name="T43_8">player</text:span><text:span text:style-name="T43_9"><text:s/></text:span><text:span text:style-name="T43_10">is</text:span><text:span text:style-name="T43_11"><text:s/></text:span><text:span text:style-name="T43_12">knocked</text:span><text:span text:style-name="T43_13"><text:s/></text:span><text:span text:style-name="T43_14">down</text:span><text:span text:style-name="T43_15">,<text:s/></text:span><text:span text:style-name="T43_16">they</text:span><text:span text:style-name="T43_17"><text:s/></text:span><text:span text:style-name="T43_18">cannot</text:span><text:span text:style-name="T43_19"><text:s/></text:span><text:span text:style-name="T43_20">block</text:span><text:span text:style-name="T43_21"><text:s/></text:span><text:span text:style-name="T43_22">or</text:span><text:span text:style-name="T43_23"><text:s/></text:span><text:span text:style-name="T43_24">attack</text:span><text:span text:style-name="T43_25">,<text:s/></text:span><text:span text:style-name="T43_26">but</text:span><text:span text:style-name="T43_27"><text:s/></text:span><text:span text:style-name="T43_28">can</text:span><text:span text:style-name="T43_29"><text:s/></text:span><text:span text:style-name="T43_30">only</text:span><text:span text:style-name="T43_31"><text:s/></text:span><text:span text:style-name="T43_32">be</text:span><text:span text:style-name="T43_33"><text:s/></text:span><text:span text:style-name="T43_34">hit</text:span><text:span text:style-name="T43_35"><text:s/></text:span><text:span text:style-name="T43_36">by</text:span><text:span text:style-name="T43_37"><text:s/></text:span><text:span text:style-name="T43_38">low</text:span><text:span text:style-name="T43_39"><text:s/></text:span><text:span text:style-name="T43_40">attacks</text:span></text:p>
      <text:p text:style-name="P44"/>
      <text:p text:style-name="P45"><text:span text:style-name="T45_1">Player</text:span><text:span text:style-name="T45_2">:</text:span></text:p>
      <text:list text:style-name="LS4" xml:id="list30">
        <text:list-item>
          <text:p text:style-name="P46"><text:span text:style-name="T46_1">80<text:s/></text:span><text:span text:style-name="T46_2">HP</text:span></text:p>
        </text:list-item>
        <text:list-item>
          <text:p text:style-name="P47"><text:span text:style-name="T47_1">Attacks</text:span></text:p>
          <text:list>
            <text:list-item>
              <text:p text:style-name="P48"><text:span text:style-name="T48_1">High</text:span></text:p>
              <text:list>
                <text:list-item>
                  <text:p text:style-name="P49"><text:span text:style-name="T49_1">Overhead</text:span><text:span text:style-name="T49_2"><text:s/></text:span><text:span text:style-name="T49_3">punch</text:span><text:span text:style-name="T49_4"><text:s/></text:span></text:p>
                  <text:list>
                    <text:list-item>
                      <text:p text:style-name="P50"><text:span text:style-name="T50_1">7<text:s/>+<text:s/>1</text:span><text:span text:style-name="T50_2">d</text:span><text:span text:style-name="T50_3">6<text:s/></text:span><text:span text:style-name="T50_4">damage</text:span></text:p>
                    </text:list-item>
                    <text:list-item>
                      <text:p text:style-name="P51"><text:span text:style-name="T51_1">0<text:s/></text:span><text:span text:style-name="T51_2">cooldown</text:span></text:p>
                    </text:list-item>
                  </text:list>
                </text:list-item>
                <text:list-item>
                  <text:p text:style-name="P52"><text:span text:style-name="T52_1">Throat</text:span><text:span text:style-name="T52_2"><text:s/></text:span><text:span text:style-name="T52_3">stab</text:span></text:p>
                  <text:list>
                    <text:list-item>
                      <text:p text:style-name="P53"><text:span text:style-name="T53_1">15<text:s/>+<text:s/>2</text:span><text:span text:style-name="T53_2">d</text:span><text:span text:style-name="T53_3">6<text:s/></text:span><text:span text:style-name="T53_4">damage</text:span></text:p>
                    </text:list-item>
                    <text:list-item>
                      <text:p text:style-name="P54"><text:span text:style-name="T54_1">6<text:s/></text:span><text:span text:style-name="T54_2">seconds</text:span><text:span text:style-name="T54_3"><text:s/></text:span><text:span text:style-name="T54_4">cooldown</text:span></text:p>
                    </text:list-item>
                    <text:list-item>
                      <text:p text:style-name="P55"><text:span text:style-name="T55_1">Secondary</text:span><text:span text:style-name="T55_2">:<text:s/></text:span><text:span text:style-name="T55_3">10<text:s/>%<text:s/></text:span><text:span text:style-name="T55_4">Chance</text:span><text:span text:style-name="T55_5"><text:s/></text:span><text:span text:style-name="T55_6">to</text:span><text:span text:style-name="T55_7"><text:s/></text:span><text:span text:style-name="T55_8">deal</text:span><text:span text:style-name="T55_9"><text:s/></text:span><text:span text:style-name="T55_10">double</text:span><text:span text:style-name="T55_11"><text:s/></text:span><text:span text:style-name="T55_12">d</text:span><text:span text:style-name="T55_13">amage</text:span></text:p>
                    </text:list-item>
                  </text:list>
                </text:list-item>
                <text:list-item>
                  <text:p text:style-name="P56"><text:span text:style-name="T56_1">Knee</text:span><text:span text:style-name="T56_2"><text:s/></text:span><text:span text:style-name="T56_3">to</text:span><text:span text:style-name="T56_4"><text:s/></text:span><text:span text:style-name="T56_5">head</text:span></text:p>
                  <text:list>
                    <text:list-item>
                      <text:p text:style-name="P57"><text:span text:style-name="T57_1">12<text:s/>+<text:s/>1</text:span><text:span text:style-name="T57_2">d</text:span><text:span text:style-name="T57_3">6<text:s/></text:span><text:span text:style-name="T57_4">damage</text:span></text:p>
                    </text:list-item>
                    <text:list-item>
                      <text:p text:style-name="P58"><text:span text:style-name="T58_1">6<text:s/></text:span><text:span text:style-name="T58_2">seconds</text:span><text:span text:style-name="T58_3"><text:s/></text:span><text:span text:style-name="T58_4">cooldown</text:span></text:p>
                    </text:list-item>
                    <text:list-item>
                      <text:p text:style-name="P59"><text:span text:style-name="T59_1">Secondary</text:span><text:span text:style-name="T59_2">:<text:s/></text:span><text:span text:style-name="T59_3">15%<text:s/></text:span><text:span text:style-name="T59_4">Chance</text:span><text:span text:style-name="T59_5"><text:s/></text:span><text:span text:style-name="T59_6">to</text:span><text:span text:style-name="T59_7"><text:s/></text:span><text:span text:style-name="T59_8">stun</text:span><text:span text:style-name="T59_9"><text:s/></text:span><text:span text:style-name="T59_10">for</text:span><text:span text:style-name="T59_11"><text:s/>2<text:s/></text:span><text:span text:style-name="T59_12">seconds</text:span></text:p>
                    </text:list-item>
                  </text:list>
                </text:list-item>
              </text:list>
            </text:list-item>
            <text:list-item>
              <text:p text:style-name="P60"><text:span text:style-name="T60_1">Medium</text:span></text:p>
              <text:list>
                <text:list-item>
                  <text:p text:style-name="P61"><text:span text:style-name="T61_1">Middle</text:span><text:span text:style-name="T61_2"><text:s/></text:span><text:span text:style-name="T61_3">roundhouse</text:span></text:p>
                  <text:list>
                    <text:list-item>
                      <text:p text:style-name="P62"><text:span text:style-name="T62_1">7<text:s/>+<text:s/>1</text:span><text:span text:style-name="T62_2">d</text:span><text:span text:style-name="T62_3">6<text:s/></text:span><text:span text:style-name="T62_4">damage</text:span></text:p>
                    </text:list-item>
                    <text:list-item>
                      <text:p text:style-name="P63"><text:span text:style-name="T63_1">0<text:s/></text:span><text:span text:style-name="T63_2">cooldown</text:span></text:p>
                    </text:list-item>
                  </text:list>
                </text:list-item>
                <text:list-item>
                  <text:p text:style-name="P64"><text:span text:style-name="T64_1">Knee</text:span><text:span text:style-name="T64_2"><text:s/></text:span><text:span text:style-name="T64_3">to</text:span><text:span text:style-name="T64_4"><text:s/></text:span><text:span text:style-name="T64_5">ribs</text:span></text:p>
                  <text:list>
                    <text:list-item>
                      <text:p text:style-name="P65"><text:span text:style-name="T65_1">12<text:s/>+<text:s/>1</text:span><text:span text:style-name="T65_2">d</text:span><text:span text:style-name="T65_3">6<text:s/></text:span><text:span text:style-name="T65_4">damage</text:span></text:p>
                    </text:list-item>
                    <text:list-item>
                      <text:p text:style-name="P66"><text:span text:style-name="T66_1">6<text:s/></text:span><text:span text:style-name="T66_2">seconds</text:span><text:span text:style-name="T66_3"><text:s/></text:span><text:span text:style-name="T66_4">cooldown</text:span></text:p>
                    </text:list-item>
                  </text:list>
                </text:list-item>
                <text:list-item>
                  <text:p text:style-name="P67"><text:span text:style-name="T67_1">Boomerang</text:span></text:p>
                  <text:list>
                    <text:list-item>
                      <text:p text:style-name="P68"><text:span text:style-name="T68_1">7<text:s/>+<text:s/>1</text:span><text:span text:style-name="T68_2">d</text:span><text:span text:style-name="T68_3">6<text:s/>(7<text:s/>+<text:s/>1</text:span><text:span text:style-name="T68_4">d</text:span><text:span text:style-name="T68_5">6)<text:s/></text:span><text:span text:style-name="T68_6">damage</text:span></text:p>
                    </text:list-item>
                    <text:list-item>
                      <text:p text:style-name="P69"><text:span text:style-name="T69_1">6<text:s/></text:span><text:span text:style-name="T69_2">seconds</text:span><text:span text:style-name="T69_3"><text:s/></text:span><text:span text:style-name="T69_4">cooldown</text:span></text:p>
                    </text:list-item>
                    <text:list-item>
                      <text:p text:style-name="P70"><text:span text:style-name="T70_1">Throws</text:span><text:span text:style-name="T70_2"><text:s/></text:span><text:span text:style-name="T70_3">out</text:span><text:span text:style-name="T70_4"><text:s/></text:span><text:span text:style-name="T70_5">and</text:span><text:span text:style-name="T70_6"><text:s/></text:span><text:span text:style-name="T70_7">comes</text:span><text:span text:style-name="T70_8"><text:s/></text:span><text:span text:style-name="T70_9">back</text:span><text:span text:style-name="T70_10">,<text:s/></text:span><text:span text:style-name="T70_11">hits</text:span><text:span text:style-name="T70_12"><text:s/></text:span><text:span text:style-name="T70_13">once</text:span><text:span text:style-name="T70_14"><text:s/></text:span><text:span text:style-name="T70_15">going</text:span><text:span text:style-name="T70_16"><text:s/></text:span><text:span text:style-name="T70_17">out</text:span><text:span text:style-name="T70_18">,<text:s/></text:span><text:span text:style-name="T70_19">after</text:span><text:span text:style-name="T70_20"><text:s/>1<text:s/></text:span><text:span text:style-name="T70_21">second</text:span><text:span text:style-name="T70_22"><text:s/></text:span><text:span text:style-name="T70_23">comes</text:span><text:span text:style-name="T70_24"><text:s/></text:span><text:span text:style-name="T70_25">back</text:span><text:span text:style-name="T70_26"><text:s/></text:span><text:span text:style-name="T70_27">and</text:span><text:span text:style-name="T70_28"><text:s/></text:span><text:span text:style-name="T70_29">hits</text:span><text:span text:style-name="T70_30"><text:s/></text:span><text:span text:style-name="T70_31">again</text:span><text:span text:style-name="T70_32">,<text:s/></text:span><text:span text:style-name="T70_33">can</text:span><text:span text:style-name="T70_34"><text:s/></text:span><text:span text:style-name="T70_35">be</text:span><text:span text:style-name="T70_36"><text:s/></text:span><text:span text:style-name="T70_37">blocked</text:span><text:span text:style-name="T70_38"><text:s/></text:span><text:span text:style-name="T70_39">using</text:span><text:span text:style-name="T70_40"><text:s/></text:span><text:span text:style-name="T70_41">medium</text:span><text:span text:style-name="T70_42"><text:s/></text:span><text:span text:style-name="T70_43">block</text:span><text:span text:style-name="T70_44"><text:s/></text:span><text:span text:style-name="T70_45">on</text:span><text:span text:style-name="T70_46"><text:s/></text:span><text:span text:style-name="T70_47">both</text:span><text:span text:style-name="T70_48"><text:s/></text:span><text:span text:style-name="T70_49">hits</text:span></text:p>
                    </text:list-item>
                  </text:list>
                </text:list-item>
                <text:list-item>
                  <text:p text:style-name="P71"><text:span text:style-name="T71_1">Belly</text:span><text:span text:style-name="T71_2"><text:s/></text:span><text:span text:style-name="T71_3">Flop</text:span></text:p>
                  <text:list>
                    <text:list-item>
                      <text:p text:style-name="P72"><text:span text:style-name="T72_1">10<text:s/>+<text:s/>2</text:span><text:span text:style-name="T72_2">d</text:span><text:span text:style-name="T72_3">6<text:s/></text:span><text:span text:style-name="T72_4">damage</text:span></text:p>
                    </text:list-item>
                    <text:list-item>
                      <text:p text:style-name="P73"><text:span text:style-name="T73_1">5<text:s/></text:span><text:span text:style-name="T73_2">seconds</text:span><text:span text:style-name="T73_3"><text:s/></text:span><text:span text:style-name="T73_4">cooldown</text:span></text:p>
                    </text:list-item>
                  </text:list>
                </text:list-item>
                <text:list-item>
                  <text:p text:style-name="P74"><text:span text:style-name="T74_1">Flamethrower</text:span></text:p>
                  <text:list>
                    <text:list-item>
                      <text:p text:style-name="P75"><text:span text:style-name="T75_1">7<text:s/>+<text:s/>1</text:span><text:span text:style-name="T75_2">d</text:span><text:span text:style-name="T75_3">6<text:s/></text:span><text:span text:style-name="T75_4">damage</text:span><text:span text:style-name="T75_5"><text:s/></text:span><text:span text:style-name="T75_6">per</text:span><text:span text:style-name="T75_7"><text:s/></text:span><text:span text:style-name="T75_8">second</text:span><text:span text:style-name="T75_9"><text:s/></text:span><text:span text:style-name="T75_10">over</text:span><text:span text:style-name="T75_11"><text:s/>3<text:s/></text:span><text:span text:style-name="T75_12">seconds</text:span></text:p>
                    </text:list-item>
                    <text:list-item>
                      <text:p text:style-name="P76"><text:span text:style-name="T76_1">8<text:s/></text:span><text:span text:style-name="T76_2">sec</text:span><text:span text:style-name="T76_3"><text:s/></text:span><text:span text:style-name="T76_4">cd</text:span></text:p>
                    </text:list-item>
                    <text:list-item>
                      <text:p text:style-name="P77"><text:span text:style-name="T77_1">Cannot</text:span><text:span text:style-name="T77_2"><text:s/></text:span><text:span text:style-name="T77_3">use</text:span><text:span text:style-name="T77_4"><text:s/></text:span><text:span text:style-name="T77_5">other</text:span><text:span text:style-name="T77_6"><text:s/></text:span><text:span text:style-name="T77_7">actions</text:span><text:span text:style-name="T77_8"><text:s/></text:span><text:span text:style-name="T77_9">for</text:span><text:span text:style-name="T77_10"><text:s/></text:span><text:span text:style-name="T77_11">duration</text:span><text:span text:style-name="T77_12"><text:s/></text:span><text:span text:style-name="T77_13">of</text:span><text:span text:style-name="T77_14"><text:s/></text:span><text:span text:style-name="T77_15">Flamethrower</text:span></text:p>
                    </text:list-item>
                  </text:list>
                </text:list-item>
              </text:list>
            </text:list-item>
            <text:list-item>
              <text:p text:style-name="P78"><text:span text:style-name="T78_1">Low</text:span></text:p>
              <text:list>
                <text:list-item>
                  <text:p text:style-name="P79"><text:span text:style-name="T79_1">Low</text:span><text:span text:style-name="T79_2"><text:s/></text:span><text:span text:style-name="T79_3">kick</text:span></text:p>
                  <text:list>
                    <text:list-item>
                      <text:p text:style-name="P80"><text:span text:style-name="T80_1">7<text:s/>+<text:s/>1</text:span><text:span text:style-name="T80_2">d</text:span><text:span text:style-name="T80_3">6<text:s/></text:span><text:span text:style-name="T80_4">damage</text:span></text:p>
                    </text:list-item>
                    <text:list-item>
                      <text:p text:style-name="P81"><text:span text:style-name="T81_1">0<text:s/></text:span><text:span text:style-name="T81_2">cooldown</text:span></text:p>
                    </text:list-item>
                  </text:list>
                </text:list-item>
                <text:list-item>
                  <text:p text:style-name="P82"><text:span text:style-name="T82_1">Poison</text:span><text:span text:style-name="T82_2"><text:s/></text:span><text:span text:style-name="T82_3">bomb</text:span></text:p>
                  <text:list>
                    <text:list-item>
                      <text:p text:style-name="P83"><text:span text:style-name="T83_1">7<text:s/>+<text:s/>1</text:span><text:span text:style-name="T83_2">d</text:span><text:span text:style-name="T83_3">6<text:s/></text:span><text:span text:style-name="T83_4">damage</text:span><text:span text:style-name="T83_5"><text:s/></text:span><text:span text:style-name="T83_6">initial</text:span></text:p>
                    </text:list-item>
                    <text:list-item>
                      <text:p text:style-name="P84"><text:span text:style-name="T84_1">6<text:s/></text:span><text:span text:style-name="T84_2">seconds</text:span><text:span text:style-name="T84_3"><text:s/></text:span><text:span text:style-name="T84_4">cooldown</text:span></text:p>
                    </text:list-item>
                    <text:list-item>
                      <text:p text:style-name="P85"><text:span text:style-name="T85_1">Secondary</text:span><text:span text:style-name="T85_2">:<text:s/>1</text:span><text:span text:style-name="T85_3">d</text:span><text:span text:style-name="T85_4">4</text:span><text:span text:style-name="T85_5"><text:s/></text:span><text:span text:style-name="T85_6">damage</text:span><text:span text:style-name="T85_7"><text:s/></text:span><text:span text:style-name="T85_8">per</text:span><text:span text:style-name="T85_9"><text:s/></text:span><text:span text:style-name="T85_10">second</text:span><text:span text:style-name="T85_11"><text:s/></text:span><text:span text:style-name="T85_12">for</text:span><text:span text:style-name="T85_13"><text:s/>2<text:s/></text:span><text:span text:style-name="T85_14">seconds</text:span></text:p>
                    </text:list-item>
                  </text:list>
                </text:list-item>
                <text:list-item>
                  <text:p text:style-name="P86"><text:span text:style-name="T86_1">Trip</text:span></text:p>
                  <text:list>
                    <text:list-item>
                      <text:p text:style-name="P87"><text:span text:style-name="T87_1">1</text:span><text:span text:style-name="T87_2">d</text:span><text:span text:style-name="T87_3">6<text:s/></text:span><text:span text:style-name="T87_4">damage</text:span></text:p>
                    </text:list-item>
                    <text:list-item>
                      <text:p text:style-name="P88"><text:span text:style-name="T88_1">6<text:s/></text:span><text:span text:style-name="T88_2">seconds</text:span><text:span text:style-name="T88_3"><text:s/></text:span><text:span text:style-name="T88_4">cooldown</text:span></text:p>
                    </text:list-item>
                    <text:list-item>
                      <text:p text:style-name="P89"><text:span text:style-name="T89_1">Secondary</text:span><text:span text:style-name="T89_2">:<text:s/></text:span><text:span text:style-name="T89_3">Knocks</text:span><text:span text:style-name="T89_4"><text:s/></text:span><text:span text:style-name="T89_5">down</text:span><text:span text:style-name="T89_6"><text:s/></text:span><text:span text:style-name="T89_7">for</text:span><text:span text:style-name="T89_8"><text:s/>2<text:s/></text:span><text:span text:style-name="T89_9">second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<text:span text:style-name="T90_1">Blocks</text:span><text:span text:style-name="T90_2">/</text:span><text:span text:style-name="T90_3">Dodges</text:span><text:span text:style-name="T90_4"><text:s/>(1/2<text:s/></text:span><text:span text:style-name="T90_5">damage</text:span><text:span text:style-name="T90_6"><text:s/></text:span><text:span text:style-name="T90_7">taken</text:span><text:span text:style-name="T90_8"><text:s/></text:span><text:span text:style-name="T90_9">if</text:span><text:span text:style-name="T90_10"><text:s/></text:span><text:span text:style-name="T90_11">correct</text:span><text:span text:style-name="T90_12"><text:s/></text:span><text:span text:style-name="T90_13">area</text:span><text:span text:style-name="T90_14"><text:s/></text:span><text:span text:style-name="T90_15">blocked</text:span><text:span text:style-name="T90_16">,<text:s/></text:span><text:span text:style-name="T90_17">negates</text:span><text:span text:style-name="T90_18"><text:s/></text:span><text:span text:style-name="T90_19">all</text:span><text:span text:style-name="T90_20"><text:s/></text:span><text:span text:style-name="T90_21">Secondary</text:span><text:span text:style-name="T90_22"><text:s/></text:span><text:span text:style-name="T90_23">effects</text:span><text:span text:style-name="T90_24">)</text:span></text:p>
          <text:list>
            <text:list-item>
              <text:p text:style-name="P91"><text:span text:style-name="T91_1">High</text:span></text:p>
            </text:list-item>
            <text:list-item>
              <text:p text:style-name="P92"><text:span text:style-name="T92_1">Medium</text:span></text:p>
            </text:list-item>
            <text:list-item>
              <text:p text:style-name="P93"><text:span text:style-name="T93_1">Low</text:span></text:p>
            </text:list-item>
          </text:list>
        </text:list-item>
      </text:list>
      <text:p text:style-name="P94"/>
      <text:p text:style-name="P95"/>
      <text:p text:style-name="P96"><text:span text:style-name="T96_1">Enemy</text:span><text:span text:style-name="T96_2">:</text:span></text:p>
      <text:list text:style-name="LS4" xml:id="list78">
        <text:list-item>
          <text:p text:style-name="P97"><text:span text:style-name="T97_1">100<text:s/></text:span><text:span text:style-name="T97_2">HP</text:span></text:p>
        </text:list-item>
        <text:list-item>
          <text:p text:style-name="P98"><text:span text:style-name="T98_1">Attacks</text:span></text:p>
          <text:list>
            <text:list-item>
              <text:p text:style-name="P99"><text:span text:style-name="T99_1">High</text:span></text:p>
              <text:list>
                <text:list-item>
                  <text:p text:style-name="P100"><text:span text:style-name="T100_1">Overhead</text:span><text:span text:style-name="T100_2"><text:s/></text:span><text:span text:style-name="T100_3">punch</text:span><text:span text:style-name="T100_4"><text:s/></text:span></text:p>
                  <text:list>
                    <text:list-item>
                      <text:p text:style-name="P101"><text:span text:style-name="T101_1">7<text:s/>+<text:s/>1</text:span><text:span text:style-name="T101_2">d</text:span><text:span text:style-name="T101_3">6<text:s/></text:span><text:span text:style-name="T101_4">damage</text:span></text:p>
                    </text:list-item>
                    <text:list-item>
                      <text:p text:style-name="P102"><text:span text:style-name="T102_1">0<text:s/></text:span><text:span text:style-name="T102_2">cooldown</text:span></text:p>
                    </text:list-item>
                  </text:list>
                </text:list-item>
                <text:list-item>
                  <text:p text:style-name="P103"><text:span text:style-name="T103_1">Head</text:span><text:span text:style-name="T103_2"><text:s/></text:span><text:span text:style-name="T103_3">to</text:span><text:span text:style-name="T103_4"><text:s/></text:span><text:span text:style-name="T103_5">ground</text:span></text:p>
                  <text:list>
                    <text:list-item>
                      <text:p text:style-name="P104"><text:span text:style-name="T104_1">14<text:s/>+<text:s/>1</text:span><text:span text:style-name="T104_2">d</text:span><text:span text:style-name="T104_3">6<text:s/></text:span><text:span text:style-name="T104_4">damage</text:span></text:p>
                    </text:list-item>
                    <text:list-item>
                      <text:p text:style-name="P105"><text:span text:style-name="T105_1">9<text:s/></text:span><text:span text:style-name="T105_2">cooldown</text:span></text:p>
                    </text:list-item>
                  </text:list>
                </text:list-item>
                <text:list-item>
                  <text:p text:style-name="P106"><text:span text:style-name="T106_1">Headbutt</text:span></text:p>
                  <text:list>
                    <text:list-item>
                      <text:p text:style-name="P107"><text:span text:style-name="T107_1">8<text:s/>+<text:s/>1</text:span><text:span text:style-name="T107_2">d</text:span><text:span text:style-name="T107_3">6<text:s/></text:span><text:span text:style-name="T107_4">damage</text:span></text:p>
                    </text:list-item>
                    <text:list-item>
                      <text:p text:style-name="P108"><text:span text:style-name="T108_1">Chance</text:span><text:span text:style-name="T108_2"><text:s/></text:span><text:span text:style-name="T108_3">to</text:span><text:span text:style-name="T108_4"><text:s/></text:span><text:span text:style-name="T108_5">stun</text:span></text:p>
                    </text:list-item>
                  </text:list>
                </text:list-item>
              </text:list>
            </text:list-item>
            <text:list-item>
              <text:p text:style-name="P109"><text:span text:style-name="T109_1">Medium</text:span></text:p>
              <text:list>
                <text:list-item>
                  <text:p text:style-name="P110"><text:span text:style-name="T110_1">Tackle</text:span></text:p>
                  <text:list>
                    <text:list-item>
                      <text:p text:style-name="P111"><text:span text:style-name="T111_1">7<text:s/>+<text:s/>1</text:span><text:span text:style-name="T111_2">d</text:span><text:span text:style-name="T111_3">6<text:s/></text:span><text:span text:style-name="T111_4">damage</text:span></text:p>
                    </text:list-item>
                    <text:list-item>
                      <text:p text:style-name="P112"><text:span text:style-name="T112_1">0<text:s/></text:span><text:span text:style-name="T112_2">cooldown</text:span></text:p>
                    </text:list-item>
                  </text:list>
                </text:list-item>
                <text:list-item>
                  <text:p text:style-name="P113"><text:span text:style-name="T113_1">Belly</text:span><text:span text:style-name="T113_2"><text:s/></text:span><text:span text:style-name="T113_3">Flop</text:span></text:p>
                  <text:list>
                    <text:list-item>
                      <text:p text:style-name="P114"><text:span text:style-name="T114_1">10<text:s/>+<text:s/>2</text:span><text:span text:style-name="T114_2">d</text:span><text:span text:style-name="T114_3">6<text:s/></text:span><text:span text:style-name="T114_4">damage</text:span></text:p>
                    </text:list-item>
                    <text:list-item>
                      <text:p text:style-name="P115"><text:span text:style-name="T115_1">5<text:s/></text:span><text:span text:style-name="T115_2">seconds</text:span><text:span text:style-name="T115_3"><text:s/></text:span><text:span text:style-name="T115_4">cooldown</text:span></text:p>
                    </text:list-item>
                  </text:list>
                </text:list-item>
                <text:list-item>
                  <text:p text:style-name="P116"><text:span text:style-name="T116_1">Flamethrower</text:span></text:p>
                  <text:list>
                    <text:list-item>
                      <text:p text:style-name="P117"><text:span text:style-name="T117_1">7<text:s/>+<text:s/>1</text:span><text:span text:style-name="T117_2">d</text:span><text:span text:style-name="T117_3">6<text:s/></text:span><text:span text:style-name="T117_4">damage</text:span><text:span text:style-name="T117_5"><text:s/></text:span><text:span text:style-name="T117_6">per</text:span><text:span text:style-name="T117_7"><text:s/></text:span><text:span text:style-name="T117_8">second</text:span><text:span text:style-name="T117_9"><text:s/></text:span><text:span text:style-name="T117_10">over</text:span><text:span text:style-name="T117_11"><text:s/>3<text:s/></text:span><text:span text:style-name="T117_12">seconds</text:span></text:p>
                    </text:list-item>
                    <text:list-item>
                      <text:p text:style-name="P118"><text:span text:style-name="T118_1">8<text:s/></text:span><text:span text:style-name="T118_2">sec</text:span><text:span text:style-name="T118_3"><text:s/></text:span><text:span text:style-name="T118_4">cd</text:span></text:p>
                    </text:list-item>
                    <text:list-item>
                      <text:p text:style-name="P119"><text:span text:style-name="T119_1">Cannot</text:span><text:span text:style-name="T119_2"><text:s/></text:span><text:span text:style-name="T119_3">use</text:span><text:span text:style-name="T119_4"><text:s/></text:span><text:span text:style-name="T119_5">other</text:span><text:span text:style-name="T119_6"><text:s/></text:span><text:span text:style-name="T119_7">actions</text:span><text:span text:style-name="T119_8"><text:s/></text:span><text:span text:style-name="T119_9">for</text:span><text:span text:style-name="T119_10"><text:s/></text:span><text:span text:style-name="T119_11">duration</text:span><text:span text:style-name="T119_12"><text:s/></text:span><text:span text:style-name="T119_13">of</text:span><text:span text:style-name="T119_14"><text:s/></text:span><text:span text:style-name="T119_15">Flamethrower</text:span></text:p>
                    </text:list-item>
                  </text:list>
                </text:list-item>
              </text:list>
            </text:list-item>
            <text:list-item>
              <text:p text:style-name="P120"><text:span text:style-name="T120_1">Low</text:span></text:p>
              <text:list>
                <text:list-item>
                  <text:p text:style-name="P121"><text:span text:style-name="T121_1">Knee</text:span><text:span text:style-name="T121_2"><text:s/></text:span><text:span text:style-name="T121_3">to</text:span><text:span text:style-name="T121_4"><text:s/></text:span><text:span text:style-name="T121_5">the</text:span><text:span text:style-name="T121_6"><text:s/></text:span><text:span text:style-name="T121_7">Groin</text:span></text:p>
                  <text:list>
                    <text:list-item>
                      <text:p text:style-name="P122"><text:span text:style-name="T122_1">7<text:s/>+<text:s/>1</text:span><text:span text:style-name="T122_2">d</text:span><text:span text:style-name="T122_3">6<text:s/></text:span><text:span text:style-name="T122_4">damage</text:span></text:p>
                    </text:list-item>
                    <text:list-item>
                      <text:p text:style-name="P123"><text:span text:style-name="T123_1">0<text:s/></text:span><text:span text:style-name="T123_2">cooldown</text:span></text:p>
                    </text:list-item>
                  </text:list>
                </text:list-item>
                <text:list-item>
                  <text:p text:style-name="P124"><text:span text:style-name="T124_1">Ankle</text:span><text:span text:style-name="T124_2"><text:s/></text:span><text:span text:style-name="T124_3">sweep</text:span></text:p>
                  <text:list>
                    <text:list-item>
                      <text:p text:style-name="P125"><text:span text:style-name="T125_1">3<text:s/>+<text:s/>1</text:span><text:span text:style-name="T125_2">d</text:span><text:span text:style-name="T125_3">6<text:s/></text:span><text:span text:style-name="T125_4">damage</text:span></text:p>
                    </text:list-item>
                    <text:list-item>
                      <text:p text:style-name="P126"><text:span text:style-name="T126_1">Knocks</text:span><text:span text:style-name="T126_2"><text:s/></text:span><text:span text:style-name="T126_3">down</text:span><text:span text:style-name="T126_4"><text:s/></text:span><text:span text:style-name="T126_5">enemy</text:span></text:p>
                    </text:list-item>
                  </text:list>
                </text:list-item>
                <text:list-item>
                  <text:p text:style-name="P127"><text:span text:style-name="T127_1">Kneecap</text:span><text:span text:style-name="T127_2"><text:s/></text:span><text:span text:style-name="T127_3">Smash</text:span></text:p>
                  <text:list>
                    <text:list-item>
                      <text:p text:style-name="P128"><text:span text:style-name="T128_1">6<text:s/>+<text:s/>1</text:span><text:span text:style-name="T128_2">d</text:span><text:span text:style-name="T128_3">6<text:s/></text:span><text:span text:style-name="T128_4">damage</text:span></text:p>
                    </text:list-item>
                    <text:list-item>
                      <text:p text:style-name="P129"><text:span text:style-name="T129_1">Chance</text:span><text:span text:style-name="T129_2"><text:s/></text:span><text:span text:style-name="T129_3">to</text:span><text:span text:style-name="T129_4"><text:s/></text:span><text:span text:style-name="T129_5">stun</text:span><text:span text:style-name="T129_6"><text:s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<text:span text:style-name="T130_1">Blocks</text:span><text:span text:style-name="T130_2">/</text:span><text:span text:style-name="T130_3">Dodges</text:span><text:span text:style-name="T130_4"><text:s/>(1/2<text:s/></text:span><text:span text:style-name="T130_5">damage</text:span><text:span text:style-name="T130_6"><text:s/></text:span><text:span text:style-name="T130_7">taken</text:span><text:span text:style-name="T130_8"><text:s/></text:span><text:span text:style-name="T130_9">if</text:span><text:span text:style-name="T130_10"><text:s/></text:span><text:span text:style-name="T130_11">correct</text:span><text:span text:style-name="T130_12"><text:s/></text:span><text:span text:style-name="T130_13">area</text:span><text:span text:style-name="T130_14"><text:s/></text:span><text:span text:style-name="T130_15">blocked</text:span><text:span text:style-name="T130_16">,<text:s/></text:span><text:span text:style-name="T130_17">negates</text:span><text:span text:style-name="T130_18"><text:s/></text:span><text:span text:style-name="T130_19">all</text:span><text:span text:style-name="T130_20"><text:s/></text:span><text:span text:style-name="T130_21">Secondary</text:span><text:span text:style-name="T130_22"><text:s/></text:span><text:span text:style-name="T130_23">effects</text:span><text:span text:style-name="T130_24">)</text:span></text:p>
          <text:list>
            <text:list-item>
              <text:p text:style-name="P131"><text:span text:style-name="T131_1">High</text:span></text:p>
            </text:list-item>
            <text:list-item>
              <text:p text:style-name="P132"><text:span text:style-name="T132_1">Medium</text:span></text:p>
            </text:list-item>
            <text:list-item>
              <text:p text:style-name="P133"><text:span text:style-name="T133_1">Low</text:span></text:p>
            </text:list-item>
          </text:list>
        </text:list-item>
      </text:list>
      <text:p text:style-name="P134"/>
      <text:h text:style-name="P135" text:outline-level="10"><text:bookmark-start text:name="h.io149f30s8jd"/><text:bookmark-end text:name="h.io149f30s8jd"/><text:span text:style-name="T135_1">Character</text:span><text:span text:style-name="T135_2"><text:s/></text:span><text:span text:style-name="T135_3">Sheet</text:span><text:span text:style-name="T135_4">:</text:span></text:h>
      <text:p text:style-name="P136"/>
      <text:p text:style-name="P137"><text:span text:style-name="T137_1">Basic</text:span><text:span text:style-name="T137_2"><text:s/></text:span><text:span text:style-name="T137_3">Stats</text:span></text:p>
      <text:list text:style-name="LS5" xml:id="list115">
        <text:list-item>
          <text:p text:style-name="P138"><text:span text:style-name="T138_1">Health</text:span></text:p>
        </text:list-item>
        <text:list-item>
          <text:p text:style-name="P139"><text:span text:style-name="T139_1">Attack</text:span></text:p>
        </text:list-item>
        <text:list-item>
          <text:p text:style-name="P140"><text:span text:style-name="T140_1">Defense</text:span><text:span text:style-name="T140_2">?</text:span></text:p>
        </text:list-item>
        <text:list-item>
          <text:p text:style-name="P141"><text:span text:style-name="T141_1">Speed</text:span></text:p>
        </text:list-item>
      </text:list>
      <text:p text:style-name="P142"/>
      <text:p text:style-name="P143"><text:span text:style-name="T143_1">Skills</text:span></text:p>
      <text:p text:style-name="P144"/>
      <text:h text:style-name="P145" text:outline-level="10"><text:span text:style-name="T145_1">Paper</text:span><text:span text:style-name="T145_2"><text:s/></text:span><text:span text:style-name="T145_3">Prototype</text:span><text:span text:style-name="T145_4"><text:s/></text:span><text:span text:style-name="T145_5">Ideas</text:span></text:h>
      <text:p text:style-name="P146"/>
      <text:list text:style-name="LS6" xml:id="list119">
        <text:list-item>
          <text:p text:style-name="P147"><text:span text:style-name="T147_1">Board</text:span><text:span text:style-name="T147_2"><text:s/></text:span><text:span text:style-name="T147_3">Game</text:span></text:p>
        </text:list-item>
        <text:list-item>
          <text:p text:style-name="P148"><text:span text:style-name="T148_1">D</text:span><text:span text:style-name="T148_2">&amp;</text:span><text:span text:style-name="T148_3">D</text:span></text:p>
        </text:list-item>
        <text:list-item>
          <text:p text:style-name="P149"><text:span text:style-name="T149_1">Decks</text:span></text:p>
        </text:list-item>
        <text:list-item>
          <text:p text:style-name="P150"><text:span text:style-name="T150_1">3<text:s/></text:span><text:span text:style-name="T150_2">things</text:span><text:span text:style-name="T150_3"><text:s/></text:span><text:span text:style-name="T150_4">to</text:span><text:span text:style-name="T150_5"><text:s/></text:span><text:span text:style-name="T150_6">avoid</text:span></text:p>
          <text:list>
            <text:list-item>
              <text:p text:style-name="P151"><text:span text:style-name="T151_1">Back</text:span><text:span text:style-name="T151_2"><text:s/></text:span><text:span text:style-name="T151_3">To</text:span><text:span text:style-name="T151_4"><text:s/></text:span><text:span text:style-name="T151_5">Basics</text:span><text:span text:style-name="T151_6">:<text:s/></text:span><text:span text:style-name="T151_7">Bare</text:span><text:span text:style-name="T151_8"><text:s/></text:span><text:span text:style-name="T151_9">minimum</text:span><text:span text:style-name="T151_10"><text:s/></text:span><text:span text:style-name="T151_11">for</text:span><text:span text:style-name="T151_12"><text:s/></text:span><text:span text:style-name="T151_13">to</text:span><text:span text:style-name="T151_14"><text:s/></text:span><text:span text:style-name="T151_15">test</text:span><text:span text:style-name="T151_16"><text:s/></text:span><text:span text:style-name="T151_17">system</text:span><text:span text:style-name="T151_18">.</text:span></text:p>
            </text:list-item>
            <text:list-item>
              <text:p text:style-name="P152"><text:span text:style-name="T152_1">Don</text:span><text:span text:style-name="T152_2">'</text:span><text:span text:style-name="T152_3">t</text:span><text:span text:style-name="T152_4"><text:s/></text:span><text:span text:style-name="T152_5">Get</text:span><text:span text:style-name="T152_6"><text:s/></text:span><text:span text:style-name="T152_7">Attached</text:span><text:span text:style-name="T152_8">:<text:s/></text:span><text:span text:style-name="T152_9">Use</text:span><text:span text:style-name="T152_10"><text:s/></text:span><text:span text:style-name="T152_11">whatever</text:span><text:span text:style-name="T152_12"><text:s/></text:span><text:span text:style-name="T152_13">tool</text:span><text:span text:style-name="T152_14"><text:s/></text:span><text:span text:style-name="T152_15">is</text:span><text:span text:style-name="T152_16"><text:s/></text:span><text:span text:style-name="T152_17">available</text:span><text:span text:style-name="T152_18">,<text:s/></text:span><text:span text:style-name="T152_19">it</text:span><text:span text:style-name="T152_20">’</text:span><text:span text:style-name="T152_21">ll</text:span><text:span text:style-name="T152_22"><text:s/></text:span><text:span text:style-name="T152_23">be</text:span><text:span text:style-name="T152_24"><text:s/></text:span><text:span text:style-name="T152_25">discarded</text:span><text:span text:style-name="T152_26"><text:s/></text:span><text:span text:style-name="T152_27">anyway</text:span><text:span text:style-name="T152_28">.</text:span></text:p>
            </text:list-item>
            <text:list-item>
              <text:p text:style-name="P153"><text:span text:style-name="T153_1">Don</text:span><text:span text:style-name="T153_2">'</text:span><text:span text:style-name="T153_3">t</text:span><text:span text:style-name="T153_4"><text:s/></text:span><text:span text:style-name="T153_5">Get</text:span><text:span text:style-name="T153_6"><text:s/></text:span><text:span text:style-name="T153_7">Ahead</text:span><text:span text:style-name="T153_8"><text:s/></text:span><text:span text:style-name="T153_9">Of</text:span><text:span text:style-name="T153_10"><text:s/></text:span><text:span text:style-name="T153_11">Yourself</text:span><text:span text:style-name="T153_12">:<text:s/></text:span><text:span text:style-name="T153_13">Don</text:span><text:span text:style-name="T153_14">’</text:span><text:span text:style-name="T153_15">t</text:span><text:span text:style-name="T153_16"><text:s/></text:span><text:span text:style-name="T153_17">bother</text:span><text:span text:style-name="T153_18"><text:s/></text:span><text:span text:style-name="T153_19">with</text:span><text:span text:style-name="T153_20"><text:s/></text:span><text:span text:style-name="T153_21">unnecessary</text:span><text:span text:style-name="T153_22"><text:s/></text:span><text:span text:style-name="T153_23">details</text:span><text:span text:style-name="T153_24">.</text:span></text:p>
            </text:list-item>
          </text:list>
        </text:list-item>
        <text:list-item>
          <text:p text:style-name="P154"><text:span text:style-name="T154_1">Things</text:span><text:span text:style-name="T154_2"><text:s/></text:span><text:span text:style-name="T154_3">that</text:span><text:span text:style-name="T154_4"><text:s/></text:span><text:span text:style-name="T154_5">need</text:span><text:span text:style-name="T154_6"><text:s/></text:span><text:span text:style-name="T154_7">prototyping</text:span></text:p>
          <text:list>
            <text:list-item>
              <text:p text:style-name="P155"><text:span text:style-name="T155_1">Level</text:span><text:span text:style-name="T155_2"><text:s/></text:span><text:span text:style-name="T155_3">layout</text:span></text:p>
            </text:list-item>
            <text:list-item>
              <text:p text:style-name="P156"><text:span text:style-name="T156_1">Enemy</text:span><text:span text:style-name="T156_2"><text:s/></text:span><text:span text:style-name="T156_3">encounters</text:span></text:p>
            </text:list-item>
            <text:list-item>
              <text:p text:style-name="P157"><text:span text:style-name="T157_1">Basic</text:span><text:span text:style-name="T157_2"><text:s/></text:span><text:span text:style-name="T157_3">crafting</text:span><text:span text:style-name="T157_4"><text:s/></text:span><text:span text:style-name="T157_5">with</text:span><text:span text:style-name="T157_6"><text:s/></text:span><text:span text:style-name="T157_7">area</text:span><text:span text:style-name="T157_8">-</text:span><text:span text:style-name="T157_9">specific</text:span><text:span text:style-name="T157_10"><text:s/></text:span><text:span text:style-name="T157_11">materials</text:span></text:p>
              <text:list>
                <text:list-item>
                  <text:p text:style-name="P158"><text:span text:style-name="T158_1">Two</text:span><text:span text:style-name="T158_2"><text:s/></text:span><text:span text:style-name="T158_3">or</text:span><text:span text:style-name="T158_4"><text:s/></text:span><text:span text:style-name="T158_5">three</text:span><text:span text:style-name="T158_6"><text:s/></text:span><text:span text:style-name="T158_7">levels</text:span><text:span text:style-name="T158_8">/</text:span><text:span text:style-name="T158_9">stages</text:span></text:p>
                </text:list-item>
                <text:list-item>
                  <text:p text:style-name="P159"><text:span text:style-name="T159_1">Players</text:span></text:p>
                </text:list-item>
                <text:list-item>
                  <text:p text:style-name="P160"><text:span text:style-name="T160_1">Enemies</text:span></text:p>
                </text:list-item>
              </text:list>
            </text:list-item>
          </text:list>
        </text:list-item>
      </text:list>
      <text:h text:style-name="P161" text:outline-level="10"><text:bookmark-start text:name="h.p0hwa1ro5zof"/><text:bookmark-end text:name="h.p0hwa1ro5zof"/><text:span text:style-name="T161_1">Day</text:span><text:span text:style-name="T161_2"><text:s/>1<text:s/></text:span><text:span text:style-name="T161_3">of</text:span><text:span text:style-name="T161_4"><text:s/></text:span><text:span text:style-name="T161_5">Prototyping</text:span></text:h>
      <text:h text:style-name="P162" text:outline-level="10"><text:bookmark-start text:name="h.jwrkzkljzsip"/><text:bookmark-end text:name="h.jwrkzkljzsip"/><text:span text:style-name="T162_1">Determining</text:span><text:span text:style-name="T162_2"><text:s/></text:span><text:span text:style-name="T162_3">who</text:span><text:span text:style-name="T162_4"><text:s/></text:span><text:span text:style-name="T162_5">goes</text:span><text:span text:style-name="T162_6"><text:s/></text:span><text:span text:style-name="T162_7">first</text:span><text:span text:style-name="T162_8">/</text:span><text:span text:style-name="T162_9">speed</text:span></text:h>
      <text:p text:style-name="P163"><text:span text:style-name="T163_1">Current</text:span><text:span text:style-name="T163_2">:<text:s/></text:span><text:span text:style-name="T163_3">Aggro</text:span><text:span text:style-name="T163_4"><text:s/></text:span><text:span text:style-name="T163_5">system</text:span></text:p>
      <text:p text:style-name="P164"><text:span text:style-name="T164_1">Dice</text:span><text:span text:style-name="T164_2"><text:s/></text:span><text:span text:style-name="T164_3">roll</text:span></text:p>
      <text:p text:style-name="P165"><text:span text:style-name="T165_1">Speed</text:span><text:span text:style-name="T165_2"><text:s/></text:span><text:span text:style-name="T165_3">stat</text:span></text:p>
      <text:p text:style-name="P166"><text:span text:style-name="T166_1">Combination</text:span><text:span text:style-name="T166_2"><text:s/>(</text:span><text:span text:style-name="T166_3">whatever</text:span><text:span text:style-name="T166_4"><text:s/></text:span><text:span text:style-name="T166_5">your</text:span><text:span text:style-name="T166_6"><text:s/></text:span><text:span text:style-name="T166_7">speed</text:span><text:span text:style-name="T166_8"><text:s/></text:span><text:span text:style-name="T166_9">is</text:span><text:span text:style-name="T166_10"><text:s/></text:span><text:span text:style-name="T166_11">plus</text:span><text:span text:style-name="T166_12"><text:s/></text:span><text:span text:style-name="T166_13">the</text:span><text:span text:style-name="T166_14"><text:s/></text:span><text:span text:style-name="T166_15">roll</text:span><text:span text:style-name="T166_16"><text:s/></text:span><text:span text:style-name="T166_17">of</text:span><text:span text:style-name="T166_18"><text:s/></text:span><text:span text:style-name="T166_19">the</text:span><text:span text:style-name="T166_20"><text:s/></text:span><text:span text:style-name="T166_21">dice</text:span><text:span text:style-name="T166_22">,<text:s/></text:span><text:span text:style-name="T166_23">higher</text:span><text:span text:style-name="T166_24"><text:s/></text:span><text:span text:style-name="T166_25">goes</text:span><text:span text:style-name="T166_26"><text:s/></text:span><text:span text:style-name="T166_27">first</text:span><text:span text:style-name="T166_28">)</text:span></text:p>
      <text:h text:style-name="P167" text:outline-level="10"><text:bookmark-start text:name="h.twvm3bgo61w"/><text:bookmark-end text:name="h.twvm3bgo61w"/><text:span text:style-name="T167_1">Determining</text:span><text:span text:style-name="T167_2"><text:s/></text:span><text:span text:style-name="T167_3">attacking</text:span><text:span text:style-name="T167_4"><text:s/></text:span><text:span text:style-name="T167_5">and</text:span><text:span text:style-name="T167_6"><text:s/></text:span><text:span text:style-name="T167_7">blocking</text:span></text:h>
      <text:p text:style-name="P168"><text:span text:style-name="T168_1">Can</text:span><text:span text:style-name="T168_2"><text:s/></text:span><text:span text:style-name="T168_3">you</text:span><text:span text:style-name="T168_4"><text:s/></text:span><text:span text:style-name="T168_5">attack</text:span><text:span text:style-name="T168_6"><text:s/></text:span><text:span text:style-name="T168_7">and</text:span><text:span text:style-name="T168_8"><text:s/></text:span><text:span text:style-name="T168_9">block</text:span><text:span text:style-name="T168_10"><text:s/></text:span><text:span text:style-name="T168_11">at</text:span><text:span text:style-name="T168_12"><text:s/></text:span><text:span text:style-name="T168_13">the</text:span><text:span text:style-name="T168_14"><text:s/></text:span><text:span text:style-name="T168_15">same</text:span><text:span text:style-name="T168_16"><text:s/></text:span><text:span text:style-name="T168_17">time</text:span><text:span text:style-name="T168_18">?</text:span></text:p>
      <text:p text:style-name="P169"><text:span text:style-name="T169_1">No</text:span></text:p>
      <text:p text:style-name="P170"><text:span text:style-name="T170_1">How</text:span><text:span text:style-name="T170_2"><text:s/></text:span><text:span text:style-name="T170_3">to</text:span><text:span text:style-name="T170_4"><text:s/></text:span><text:span text:style-name="T170_5">determine</text:span><text:span text:style-name="T170_6"><text:s/></text:span><text:span text:style-name="T170_7">when</text:span><text:span text:style-name="T170_8"><text:s/></text:span><text:span text:style-name="T170_9">you</text:span><text:span text:style-name="T170_10"><text:s/></text:span><text:span text:style-name="T170_11">should</text:span><text:span text:style-name="T170_12"><text:s/></text:span><text:span text:style-name="T170_13">block</text:span><text:span text:style-name="T170_14">?</text:span></text:p>
      <text:p text:style-name="P171"><text:span text:style-name="T171_1">Roleplaying</text:span></text:p>
      <text:p text:style-name="P172"><text:span text:style-name="T172_1">Is</text:span><text:span text:style-name="T172_2"><text:s/></text:span><text:span text:style-name="T172_3">there</text:span><text:span text:style-name="T172_4"><text:s/></text:span><text:span text:style-name="T172_5">an</text:span><text:span text:style-name="T172_6"><text:s/></text:span><text:span text:style-name="T172_7">action</text:span><text:span text:style-name="T172_8"><text:s/></text:span><text:span text:style-name="T172_9">queue</text:span><text:span text:style-name="T172_10">?</text:span></text:p>
      <text:p text:style-name="P173"><text:span text:style-name="T173_1">No</text:span></text:p>
      <text:p text:style-name="P174"><text:span text:style-name="T174_1">How</text:span><text:span text:style-name="T174_2"><text:s/></text:span><text:span text:style-name="T174_3">will</text:span><text:span text:style-name="T174_4"><text:s/></text:span><text:span text:style-name="T174_5">blocking</text:span><text:span text:style-name="T174_6"><text:s/></text:span><text:span text:style-name="T174_7">work</text:span><text:span text:style-name="T174_8">?</text:span></text:p>
      <text:p text:style-name="P175"><text:span text:style-name="T175_1">Block</text:span><text:span text:style-name="T175_2"><text:s/></text:span><text:span text:style-name="T175_3">stuns</text:span><text:span text:style-name="T175_4"><text:s/></text:span><text:span text:style-name="T175_5">if</text:span><text:span text:style-name="T175_6"><text:s/></text:span><text:span text:style-name="T175_7">in</text:span><text:span text:style-name="T175_8"><text:s/></text:span><text:span text:style-name="T175_9">the</text:span><text:span text:style-name="T175_10"><text:s/></text:span><text:span text:style-name="T175_11">same</text:span><text:span text:style-name="T175_12"><text:s/></text:span><text:span text:style-name="T175_13">location</text:span><text:span text:style-name="T175_14"><text:s/></text:span><text:span text:style-name="T175_15">as</text:span><text:span text:style-name="T175_16"><text:s/></text:span><text:span text:style-name="T175_17">the</text:span><text:span text:style-name="T175_18"><text:s/></text:span><text:span text:style-name="T175_19">attack</text:span><text:span text:style-name="T175_20"><text:s/></text:span><text:span text:style-name="T175_21">for</text:span><text:span text:style-name="T175_22"><text:s/></text:span><text:span text:style-name="T175_23">a</text:span><text:span text:style-name="T175_24"><text:s/></text:span><text:span text:style-name="T175_25">round</text:span></text:p>
      <text:p text:style-name="P176"><text:span text:style-name="T176_1">Blocking</text:span><text:span text:style-name="T176_2"><text:s/></text:span><text:span text:style-name="T176_3">does</text:span><text:span text:style-name="T176_4"><text:s/></text:span><text:span text:style-name="T176_5">no</text:span><text:span text:style-name="T176_6"><text:s/></text:span><text:span text:style-name="T176_7">damage</text:span><text:span text:style-name="T176_8"><text:s/></text:span><text:span text:style-name="T176_9">if</text:span><text:span text:style-name="T176_10"><text:s/></text:span><text:span text:style-name="T176_11">in</text:span><text:span text:style-name="T176_12"><text:s/></text:span><text:span text:style-name="T176_13">the</text:span><text:span text:style-name="T176_14"><text:s/></text:span><text:span text:style-name="T176_15">right</text:span><text:span text:style-name="T176_16"><text:s/></text:span><text:span text:style-name="T176_17">location</text:span><text:span text:style-name="T176_18"><text:s/></text:span><text:span text:style-name="T176_19">and</text:span><text:span text:style-name="T176_20"><text:s/></text:span><text:span text:style-name="T176_21">half</text:span><text:span text:style-name="T176_22"><text:s/></text:span><text:span text:style-name="T176_23">damage</text:span><text:span text:style-name="T176_24"><text:s/></text:span><text:span text:style-name="T176_25">on</text:span><text:span text:style-name="T176_26"><text:s/></text:span><text:span text:style-name="T176_27">the</text:span><text:span text:style-name="T176_28"><text:s/></text:span><text:span text:style-name="T176_29">other</text:span><text:span text:style-name="T176_30"><text:s/></text:span><text:span text:style-name="T176_31">two</text:span><text:span text:style-name="T176_32"><text:s/></text:span><text:span text:style-name="T176_33">locations</text:span></text:p>
      <text:p text:style-name="P177"><text:span text:style-name="T177_1">Offensive</text:span><text:span text:style-name="T177_2">,<text:s/></text:span><text:span text:style-name="T177_3">defensive</text:span><text:span text:style-name="T177_4">,<text:s/></text:span><text:span text:style-name="T177_5">etc</text:span><text:span text:style-name="T177_6"><text:s/></text:span><text:span text:style-name="T177_7">stances</text:span></text:p>
      <text:p text:style-name="P178"><text:span text:style-name="T178_1">Block</text:span><text:span text:style-name="T178_2"><text:s/></text:span><text:span text:style-name="T178_3">stops</text:span><text:span text:style-name="T178_4"><text:s/></text:span><text:span text:style-name="T178_5">the</text:span><text:span text:style-name="T178_6"><text:s/></text:span><text:span text:style-name="T178_7">specials</text:span></text:p>
      <text:p text:style-name="P179"><text:span text:style-name="T179_1">Solution</text:span><text:span text:style-name="T179_2">:<text:s/></text:span><text:span text:style-name="T179_3">Counter</text:span><text:span text:style-name="T179_4">,<text:s/></text:span><text:span text:style-name="T179_5">block</text:span><text:span text:style-name="T179_6"><text:s/></text:span><text:span text:style-name="T179_7">continuously</text:span><text:span text:style-name="T179_8">,<text:s/></text:span><text:span text:style-name="T179_9">cooldown</text:span><text:span text:style-name="T179_10"><text:s/></text:span><text:span text:style-name="T179_11">to</text:span><text:span text:style-name="T179_12"><text:s/></text:span><text:span text:style-name="T179_13">the</text:span><text:span text:style-name="T179_14"><text:s/></text:span><text:span text:style-name="T179_15">next</text:span><text:span text:style-name="T179_16"><text:s/></text:span><text:span text:style-name="T179_17">available</text:span><text:span text:style-name="T179_18"><text:s/></text:span><text:span text:style-name="T179_19">time</text:span><text:span text:style-name="T179_20"><text:s/></text:span><text:span text:style-name="T179_21">to</text:span><text:span text:style-name="T179_22"><text:s/></text:span><text:span text:style-name="T179_23">block</text:span></text:p>
      <text:p text:style-name="P180"><text:span text:style-name="T180_1">Does</text:span><text:span text:style-name="T180_2"><text:s/></text:span><text:span text:style-name="T180_3">the</text:span><text:span text:style-name="T180_4"><text:s/></text:span><text:span text:style-name="T180_5">cooldown</text:span><text:span text:style-name="T180_6"><text:s/></text:span><text:span text:style-name="T180_7">remain</text:span><text:span text:style-name="T180_8"><text:s/></text:span><text:span text:style-name="T180_9">if</text:span><text:span text:style-name="T180_10"><text:s/></text:span><text:span text:style-name="T180_11">a</text:span><text:span text:style-name="T180_12"><text:s/></text:span><text:span text:style-name="T180_13">counter</text:span><text:span text:style-name="T180_14"><text:s/></text:span><text:span text:style-name="T180_15">takes</text:span><text:span text:style-name="T180_16"><text:s/></text:span><text:span text:style-name="T180_17">place</text:span><text:span text:style-name="T180_18">?</text:span></text:p>
      <text:p text:style-name="P181"><text:span text:style-name="T181_1">No</text:span></text:p>
      <text:h text:style-name="P182" text:outline-level="10"><text:bookmark-start text:name="h.101fx6va1084"/><text:bookmark-end text:name="h.101fx6va1084"/><text:span text:style-name="T182_1">Enemy</text:span><text:span text:style-name="T182_2"><text:s/></text:span><text:span text:style-name="T182_3">Actions</text:span></text:h>
      <text:p text:style-name="P183"><text:span text:style-name="T183_1">d</text:span><text:span text:style-name="T183_2">4,<text:s/>1-2<text:s/></text:span><text:span text:style-name="T183_3">blocks</text:span><text:span text:style-name="T183_4">,<text:s/></text:span><text:span text:style-name="T183_5">otherwise</text:span><text:span text:style-name="T183_6"><text:s/></text:span><text:span text:style-name="T183_7">attack</text:span></text:p>
      <text:p text:style-name="P184"><text:span text:style-name="T184_1">d</text:span><text:span text:style-name="T184_2">10<text:s/>(1-</text:span><text:span text:style-name="T184_3">first</text:span><text:span text:style-name="T184_4"><text:s/></text:span><text:span text:style-name="T184_5">attack</text:span><text:span text:style-name="T184_6">,<text:s/></text:span><text:span text:style-name="T184_7">etc</text:span><text:span text:style-name="T184_8">)<text:s/></text:span><text:span text:style-name="T184_9">will</text:span><text:span text:style-name="T184_10"><text:s/></text:span><text:span text:style-name="T184_11">be</text:span><text:span text:style-name="T184_12"><text:s/></text:span><text:span text:style-name="T184_13">rolled</text:span><text:span text:style-name="T184_14"><text:s/></text:span><text:span text:style-name="T184_15">for</text:span><text:span text:style-name="T184_16"><text:s/></text:span><text:span text:style-name="T184_17">what</text:span><text:span text:style-name="T184_18"><text:s/></text:span><text:span text:style-name="T184_19">attack</text:span><text:span text:style-name="T184_20"><text:s/></text:span><text:span text:style-name="T184_21">will</text:span><text:span text:style-name="T184_22"><text:s/></text:span><text:span text:style-name="T184_23">take</text:span><text:span text:style-name="T184_24"><text:s/></text:span><text:span text:style-name="T184_25">place</text:span></text:p>
      <text:h text:style-name="P185" text:outline-level="10"><text:bookmark-start text:name="h.t0mowcsf7kt3"/><text:bookmark-end text:name="h.t0mowcsf7kt3"/><text:span text:style-name="T185_1">Health</text:span><text:span text:style-name="T185_2">/</text:span><text:span text:style-name="T185_3">Healing</text:span></text:h>
      <text:p text:style-name="P186"><text:span text:style-name="T186_1">Reduction</text:span><text:span text:style-name="T186_2"><text:s/></text:span><text:span text:style-name="T186_3">of</text:span><text:span text:style-name="T186_4"><text:s/></text:span><text:span text:style-name="T186_5">health</text:span></text:p>
      <text:p text:style-name="P187"><text:span text:style-name="T187_1">Healths</text:span><text:span text:style-name="T187_2"><text:s/></text:span><text:span text:style-name="T187_3">of</text:span><text:span text:style-name="T187_4"><text:s/>400/100<text:s/></text:span><text:span text:style-name="T187_5">worked</text:span><text:span text:style-name="T187_6"><text:s/></text:span><text:span text:style-name="T187_7">best</text:span><text:span text:style-name="T187_8"><text:s/></text:span><text:span text:style-name="T187_9">so</text:span><text:span text:style-name="T187_10"><text:s/></text:span><text:span text:style-name="T187_11">far</text:span><text:span text:style-name="T187_12"><text:s/></text:span><text:span text:style-name="T187_13">with</text:span><text:span text:style-name="T187_14"><text:s/></text:span><text:span text:style-name="T187_15">bosses</text:span><text:span text:style-name="T187_16"><text:s/></text:span><text:span text:style-name="T187_17">having</text:span><text:span text:style-name="T187_18"><text:s/></text:span><text:span text:style-name="T187_19">about</text:span><text:span text:style-name="T187_20"><text:s/></text:span><text:span text:style-name="T187_21">the</text:span><text:span text:style-name="T187_22"><text:s/></text:span><text:span text:style-name="T187_23">same</text:span><text:span text:style-name="T187_24"><text:s/></text:span><text:span text:style-name="T187_25">health</text:span><text:span text:style-name="T187_26"><text:s/></text:span><text:span text:style-name="T187_27">as</text:span><text:span text:style-name="T187_28"><text:s/></text:span><text:span text:style-name="T187_29">the</text:span><text:span text:style-name="T187_30"><text:s/></text:span><text:span text:style-name="T187_31">player</text:span></text:p>
      <text:p text:style-name="P188"><text:span text:style-name="T188_1">Healing</text:span><text:span text:style-name="T188_2">?</text:span></text:p>
      <text:p text:style-name="P189"><text:span text:style-name="T189_1">Stat</text:span><text:span text:style-name="T189_2"><text:s/></text:span><text:span text:style-name="T189_3">which</text:span><text:span text:style-name="T189_4"><text:s/></text:span><text:span text:style-name="T189_5">regenerates</text:span><text:span text:style-name="T189_6"><text:s/></text:span><text:span text:style-name="T189_7">health</text:span><text:span text:style-name="T189_8"><text:s/></text:span><text:span text:style-name="T189_9">out</text:span><text:span text:style-name="T189_10"><text:s/></text:span><text:span text:style-name="T189_11">of</text:span><text:span text:style-name="T189_12"><text:s/></text:span><text:span text:style-name="T189_13">combat</text:span><text:span text:style-name="T189_14"><text:s/>(</text:span><text:span text:style-name="T189_15">Constitution</text:span><text:span text:style-name="T189_16">/</text:span><text:span text:style-name="T189_17">etc</text:span><text:span text:style-name="T189_18">.)</text:span></text:p>
      <text:p text:style-name="P190"><text:span text:style-name="T190_1">Skill</text:span><text:span text:style-name="T190_2"><text:s/></text:span><text:span text:style-name="T190_3">which</text:span><text:span text:style-name="T190_4"><text:s/></text:span><text:span text:style-name="T190_5">heals</text:span><text:span text:style-name="T190_6"><text:s/>“25%”<text:s/></text:span><text:span text:style-name="T190_7">of</text:span><text:span text:style-name="T190_8"><text:s/></text:span><text:span text:style-name="T190_9">health</text:span><text:span text:style-name="T190_10">,<text:s/></text:span><text:span text:style-name="T190_11">cooldown</text:span><text:span text:style-name="T190_12"><text:s/>10/15<text:s/></text:span><text:span text:style-name="T190_13">seconds</text:span></text:p>
      <text:p text:style-name="P191"><text:span text:style-name="T191_1">Skill</text:span><text:span text:style-name="T191_2"><text:s/></text:span><text:span text:style-name="T191_3">which</text:span><text:span text:style-name="T191_4"><text:s/></text:span><text:span text:style-name="T191_5">allows</text:span><text:span text:style-name="T191_6"><text:s/></text:span><text:span text:style-name="T191_7">for</text:span><text:span text:style-name="T191_8"><text:s/></text:span><text:span text:style-name="T191_9">regeneration</text:span><text:span text:style-name="T191_10"><text:s/></text:span><text:span text:style-name="T191_11">for</text:span><text:span text:style-name="T191_12"><text:s/></text:span><text:span text:style-name="T191_13">a</text:span><text:span text:style-name="T191_14"><text:s/></text:span><text:span text:style-name="T191_15">certain</text:span><text:span text:style-name="T191_16"><text:s/></text:span><text:span text:style-name="T191_17">amount</text:span><text:span text:style-name="T191_18"><text:s/></text:span><text:span text:style-name="T191_19">of</text:span><text:span text:style-name="T191_20"><text:s/></text:span><text:span text:style-name="T191_21">time</text:span></text:p>
      <text:p text:style-name="P192"><text:span text:style-name="T192_1">Player</text:span><text:span text:style-name="T192_2"><text:s/></text:span><text:span text:style-name="T192_3">regenerates</text:span><text:span text:style-name="T192_4"><text:s/>100%<text:s/></text:span><text:span text:style-name="T192_5">of</text:span><text:span text:style-name="T192_6"><text:s/></text:span><text:span text:style-name="T192_7">health</text:span><text:span text:style-name="T192_8"><text:s/></text:span><text:span text:style-name="T192_9">after</text:span><text:span text:style-name="T192_10"><text:s/>4-5<text:s/></text:span><text:span text:style-name="T192_11">seconds</text:span><text:span text:style-name="T192_12"><text:s/></text:span><text:span text:style-name="T192_13">and</text:span><text:span text:style-name="T192_14"><text:s/></text:span><text:span text:style-name="T192_15">below</text:span><text:span text:style-name="T192_16"><text:s/>50%<text:s/></text:span><text:span text:style-name="T192_17">health</text:span><text:span text:style-name="T192_18"><text:s/>(</text:span><text:span text:style-name="T192_19">When</text:span><text:span text:style-name="T192_20"><text:s/></text:span><text:span text:style-name="T192_21">out</text:span><text:span text:style-name="T192_22"><text:s/></text:span><text:span text:style-name="T192_23">of</text:span><text:span text:style-name="T192_24"><text:s/></text:span><text:span text:style-name="T192_25">combat</text:span><text:span text:style-name="T192_26">,<text:s/></text:span><text:span text:style-name="T192_27">or</text:span><text:span text:style-name="T192_28"><text:s/></text:span><text:span text:style-name="T192_29">out</text:span><text:span text:style-name="T192_30"><text:s/></text:span><text:span text:style-name="T192_31">of</text:span><text:span text:style-name="T192_32"><text:s/></text:span><text:span text:style-name="T192_33">enemies</text:span><text:span text:style-name="T192_34"><text:s/></text:span><text:span text:style-name="T192_35">agro</text:span><text:span text:style-name="T192_36"><text:s/></text:span><text:span text:style-name="T192_37">zone</text:span><text:span text:style-name="T192_38"><text:s/></text:span><text:span text:style-name="T192_39">and</text:span><text:span text:style-name="T192_40"><text:s/></text:span><text:span text:style-name="T192_41">not</text:span><text:span text:style-name="T192_42"><text:s/></text:span><text:span text:style-name="T192_43">noticed</text:span><text:span text:style-name="T192_44">)</text:span></text:p>
      <text:h text:style-name="P193" text:outline-level="10"><text:bookmark-start text:name="h.c6ezopkojjhe"/><text:bookmark-end text:name="h.c6ezopkojjhe"/><text:span text:style-name="T193_1">Cooldown</text:span><text:span text:style-name="T193_2">/</text:span><text:span text:style-name="T193_3">Special</text:span><text:span text:style-name="T193_4"><text:s/></text:span><text:span text:style-name="T193_5">Changes</text:span></text:h>
      <text:p text:style-name="P194"><text:span text:style-name="T194_1">Balanced</text:span><text:span text:style-name="T194_2"><text:s/></text:span><text:span text:style-name="T194_3">the</text:span><text:span text:style-name="T194_4"><text:s/></text:span><text:span text:style-name="T194_5">abilities</text:span><text:span text:style-name="T194_6"><text:s/></text:span><text:span text:style-name="T194_7">specials</text:span><text:span text:style-name="T194_8">,<text:s/></text:span><text:span text:style-name="T194_9">cooldowns</text:span><text:span text:style-name="T194_10">,<text:s/></text:span><text:span text:style-name="T194_11">and</text:span><text:span text:style-name="T194_12"><text:s/></text:span><text:span text:style-name="T194_13">damage</text:span></text:p>
      <text:p text:style-name="P195"><text:span text:style-name="T195_1">Each</text:span><text:span text:style-name="T195_2"><text:s/></text:span><text:span text:style-name="T195_3">cooldown</text:span><text:span text:style-name="T195_4"><text:s/></text:span><text:span text:style-name="T195_5">is</text:span><text:span text:style-name="T195_6"><text:s/>6<text:s/></text:span><text:span text:style-name="T195_7">seconds</text:span></text:p>
      <text:p text:style-name="P196"><text:span text:style-name="T196_1">On</text:span><text:span text:style-name="T196_2"><text:s/></text:span><text:span text:style-name="T196_3">round</text:span><text:span text:style-name="T196_4"><text:s/></text:span><text:span text:style-name="T196_5">when</text:span><text:span text:style-name="T196_6"><text:s/></text:span><text:span text:style-name="T196_7">enemy</text:span><text:span text:style-name="T196_8"><text:s/></text:span><text:span text:style-name="T196_9">dies</text:span><text:span text:style-name="T196_10"><text:s/></text:span><text:span text:style-name="T196_11">he</text:span><text:span text:style-name="T196_12"><text:s/></text:span><text:span text:style-name="T196_13">does</text:span><text:span text:style-name="T196_14"><text:s/></text:span><text:span text:style-name="T196_15">not</text:span><text:span text:style-name="T196_16"><text:s/></text:span><text:span text:style-name="T196_17">attack</text:span></text:p>
      <text:h text:style-name="P197" text:outline-level="10"><text:bookmark-start text:name="h.9hy1n4egd819"/><text:bookmark-end text:name="h.9hy1n4egd819"/><text:span text:style-name="T197_1">Crafting</text:span></text:h>
      <text:p text:style-name="P198"><text:span text:style-name="T198_1">Market</text:span><text:span text:style-name="T198_2">/</text:span><text:span text:style-name="T198_3">Crafting</text:span><text:span text:style-name="T198_4"><text:s/></text:span><text:span text:style-name="T198_5">System</text:span></text:p>
      <text:p text:style-name="P199"><text:span text:style-name="T199_1">Currency</text:span><text:span text:style-name="T199_2">:<text:s/></text:span><text:span text:style-name="T199_3">Silicon</text:span></text:p>
      <text:p text:style-name="P200"><text:span text:style-name="T200_1">Also</text:span><text:span text:style-name="T200_2"><text:s/></text:span><text:span text:style-name="T200_3">serves</text:span><text:span text:style-name="T200_4"><text:s/></text:span><text:span text:style-name="T200_5">as</text:span><text:span text:style-name="T200_6"><text:s/></text:span><text:span text:style-name="T200_7">basic</text:span><text:span text:style-name="T200_8"><text:s/></text:span><text:span text:style-name="T200_9">crafting</text:span><text:span text:style-name="T200_10"><text:s/></text:span><text:span text:style-name="T200_11">component</text:span><text:span text:style-name="T200_12">.</text:span></text:p>
      <text:p text:style-name="P201"/>
      <text:p text:style-name="P202"><text:span text:style-name="T202_1">Materials</text:span><text:span text:style-name="T202_2"><text:s/></text:span><text:span text:style-name="T202_3">Categories</text:span><text:span text:style-name="T202_4">:</text:span></text:p>
      <text:p text:style-name="P203"><text:span text:style-name="T203_1">Category</text:span><text:span text:style-name="T203_2"><text:s/>1:<text:s/></text:span><text:span text:style-name="T203_3">Metals</text:span><text:span text:style-name="T203_4"><text:s/>(</text:span><text:span text:style-name="T203_5">Copper</text:span><text:span text:style-name="T203_6">,<text:s/></text:span><text:span text:style-name="T203_7">Aluminium</text:span><text:span text:style-name="T203_8">)<text:s/>-&gt;<text:s/></text:span><text:span text:style-name="T203_9">low</text:span><text:span text:style-name="T203_10"><text:s/></text:span><text:span text:style-name="T203_11">level</text:span><text:span text:style-name="T203_12"><text:s/></text:span><text:span text:style-name="T203_13">programmers</text:span><text:span text:style-name="T203_14"><text:s/></text:span></text:p>
      <text:p text:style-name="P204"><text:span text:style-name="T204_1">Category</text:span><text:span text:style-name="T204_2"><text:s/>2:<text:s/></text:span><text:span text:style-name="T204_3">Computer</text:span><text:span text:style-name="T204_4"><text:s/></text:span><text:span text:style-name="T204_5">components</text:span><text:span text:style-name="T204_6"><text:s/>(</text:span><text:span text:style-name="T204_7">CPU</text:span><text:span text:style-name="T204_8">,<text:s/></text:span><text:span text:style-name="T204_9">RAM</text:span><text:span text:style-name="T204_10">)<text:s/>-&gt;<text:s/></text:span><text:span text:style-name="T204_11">high</text:span><text:span text:style-name="T204_12"><text:s/></text:span><text:span text:style-name="T204_13">level</text:span><text:span text:style-name="T204_14"><text:s/></text:span><text:span text:style-name="T204_15">programmers</text:span></text:p>
      <text:p text:style-name="P205"><text:span text:style-name="T205_1">Category</text:span><text:span text:style-name="T205_2"><text:s/>3:<text:s/></text:span><text:span text:style-name="T205_3">Synthetics</text:span><text:span text:style-name="T205_4"><text:s/>(</text:span><text:span text:style-name="T205_5">polycarbonate</text:span><text:span text:style-name="T205_6">,<text:s/></text:span><text:span text:style-name="T205_7">alloys</text:span><text:span text:style-name="T205_8">)<text:s/>-&gt;<text:s/></text:span><text:span text:style-name="T205_9">mid</text:span><text:span text:style-name="T205_10"><text:s/></text:span><text:span text:style-name="T205_11">level</text:span><text:span text:style-name="T205_12"><text:s/></text:span><text:span text:style-name="T205_13">programmers</text:span></text:p>
      <text:p text:style-name="P206"><text:span text:style-name="T206_1">Category</text:span><text:span text:style-name="T206_2"><text:s/>4:<text:s/></text:span><text:span text:style-name="T206_3">Misc</text:span><text:span text:style-name="T206_4">.<text:s/>(</text:span><text:span text:style-name="T206_5">Glass</text:span><text:span text:style-name="T206_6">,<text:s/></text:span><text:span text:style-name="T206_7">gunpowder</text:span><text:span text:style-name="T206_8">,<text:s/></text:span><text:span text:style-name="T206_9">energy</text:span><text:span text:style-name="T206_10">)</text:span></text:p>
      <text:p text:style-name="P207"/>
      <text:p text:style-name="P208"><text:span text:style-name="T208_1">Item</text:span><text:span text:style-name="T208_2"><text:s/></text:span><text:span text:style-name="T208_3">categories</text:span><text:span text:style-name="T208_4"><text:s/></text:span><text:span text:style-name="T208_5">to</text:span><text:span text:style-name="T208_6"><text:s/></text:span><text:span text:style-name="T208_7">craft</text:span></text:p>
      <text:p text:style-name="P209"><text:span text:style-name="T209_1">Armor</text:span><text:span text:style-name="T209_2">,<text:s/></text:span><text:span text:style-name="T209_3">weapons</text:span><text:span text:style-name="T209_4">,<text:s/></text:span><text:span text:style-name="T209_5">building</text:span><text:span text:style-name="T209_6"><text:s/></text:span><text:span text:style-name="T209_7">materials</text:span><text:span text:style-name="T209_8">,<text:s/></text:span><text:span text:style-name="T209_9">consumables</text:span><text:span text:style-name="T209_10"><text:s/>(</text:span><text:span text:style-name="T209_11">repair</text:span><text:span text:style-name="T209_12"><text:s/></text:span><text:span text:style-name="T209_13">bots</text:span><text:span text:style-name="T209_14"><text:s/></text:span><text:span text:style-name="T209_15">or</text:span><text:span text:style-name="T209_16"><text:s/></text:span><text:span text:style-name="T209_17">other</text:span><text:span text:style-name="T209_18"><text:s/></text:span><text:span text:style-name="T209_19">similar</text:span><text:span text:style-name="T209_20"><text:s/></text:span><text:span text:style-name="T209_21">types</text:span><text:span text:style-name="T209_22"><text:s/></text:span><text:span text:style-name="T209_23">of</text:span><text:span text:style-name="T209_24"><text:s/></text:span><text:span text:style-name="T209_25">consumable</text:span><text:span text:style-name="T209_26"><text:s/>“</text:span><text:span text:style-name="T209_27">potions</text:span><text:span text:style-name="T209_28">”<text:s/></text:span><text:span text:style-name="T209_29">for</text:span><text:span text:style-name="T209_30"><text:s/></text:span><text:span text:style-name="T209_31">buffs</text:span><text:span text:style-name="T209_32"><text:s/></text:span><text:span text:style-name="T209_33">and</text:span><text:span text:style-name="T209_34"><text:s/></text:span><text:span text:style-name="T209_35">healing</text:span><text:span text:style-name="T209_36">),<text:s/></text:span><text:span text:style-name="T209_37">enchanting</text:span></text:p>
      <text:h text:style-name="P210" text:outline-level="10"><text:bookmark-start text:name="h.gv5sb265by1l"/><text:bookmark-end text:name="h.gv5sb265by1l"/><text:span text:style-name="T210_1">FOSS</text:span><text:span text:style-name="T210_2"><text:s/></text:span><text:span text:style-name="T210_3">Metrics</text:span><text:span text:style-name="T210_4"><text:s/></text:span><text:span text:style-name="T210_5">Dungeon</text:span><text:span text:style-name="T210_6"><text:s/></text:span><text:span text:style-name="T210_7">Generation</text:span></text:h>
      <text:p text:style-name="P211"><text:span text:style-name="T211_1">Size</text:span><text:span text:style-name="T211_2">?</text:span></text:p>
      <text:p text:style-name="P212"><text:span text:style-name="T212_1">All</text:span><text:span text:style-name="T212_2"><text:s/></text:span><text:span text:style-name="T212_3">dungeons</text:span><text:span text:style-name="T212_4"><text:s/></text:span><text:span text:style-name="T212_5">have</text:span><text:span text:style-name="T212_6"><text:s/></text:span><text:span text:style-name="T212_7">a</text:span><text:span text:style-name="T212_8"><text:s/></text:span><text:span text:style-name="T212_9">height</text:span><text:span text:style-name="T212_10"><text:s/></text:span><text:span text:style-name="T212_11">of</text:span><text:span text:style-name="T212_12"><text:s/>1</text:span></text:p>
      <text:p text:style-name="P213"><text:span text:style-name="T213_1">Height</text:span><text:span text:style-name="T213_2"><text:s/></text:span><text:span text:style-name="T213_3">determined</text:span><text:span text:style-name="T213_4"><text:s/></text:span><text:span text:style-name="T213_5">by</text:span><text:span text:style-name="T213_6"><text:s/></text:span><text:span text:style-name="T213_7">klocs</text:span><text:span text:style-name="T213_8">,<text:s/></text:span><text:span text:style-name="T213_9">or</text:span><text:span text:style-name="T213_10"><text:s/>#<text:s/></text:span><text:span text:style-name="T213_11">of</text:span><text:span text:style-name="T213_12"><text:s/>1,000<text:s/></text:span><text:span text:style-name="T213_13">lines</text:span><text:span text:style-name="T213_14"><text:s/></text:span><text:span text:style-name="T213_15">of</text:span><text:span text:style-name="T213_16"><text:s/></text:span><text:span text:style-name="T213_17">code</text:span><text:span text:style-name="T213_18"><text:s/></text:span><text:span text:style-name="T213_19">in</text:span><text:span text:style-name="T213_20"><text:s/></text:span><text:span text:style-name="T213_21">dungeon</text:span></text:p>
      <text:p text:style-name="P214"><text:span text:style-name="T214_1">Base</text:span><text:span text:style-name="T214_2"><text:s/></text:span><text:span text:style-name="T214_3">size</text:span><text:span text:style-name="T214_4"><text:s/></text:span><text:span text:style-name="T214_5">of</text:span><text:span text:style-name="T214_6"><text:s/></text:span><text:span text:style-name="T214_7">dungeon</text:span><text:span text:style-name="T214_8"><text:s/></text:span><text:span text:style-name="T214_9">regardless</text:span><text:span text:style-name="T214_10"><text:s/></text:span><text:span text:style-name="T214_11">of</text:span><text:span text:style-name="T214_12"><text:s/></text:span><text:span text:style-name="T214_13">the</text:span><text:span text:style-name="T214_14"><text:s/></text:span><text:span text:style-name="T214_15">size</text:span><text:span text:style-name="T214_16"><text:s/></text:span><text:span text:style-name="T214_17">of</text:span><text:span text:style-name="T214_18"><text:s/></text:span><text:span text:style-name="T214_19">the</text:span><text:span text:style-name="T214_20"><text:s/></text:span><text:span text:style-name="T214_21">project</text:span></text:p>
      <text:h text:style-name="P215" text:outline-level="10"><text:bookmark-start text:name="h.e65mxyendbr2"/><text:bookmark-end text:name="h.e65mxyendbr2"/><text:span text:style-name="T215_1">Trading</text:span><text:span text:style-name="T215_2"><text:s/></text:span><text:span text:style-name="T215_3">system</text:span></text:h>
      <text:list text:style-name="LS7" xml:id="list133">
        <text:list-item>
          <text:p text:style-name="P216"><text:span text:style-name="T216_1">Players</text:span><text:span text:style-name="T216_2"><text:s/></text:span><text:span text:style-name="T216_3">can</text:span><text:span text:style-name="T216_4"><text:s/></text:span><text:span text:style-name="T216_5">set</text:span><text:span text:style-name="T216_6"><text:s/></text:span><text:span text:style-name="T216_7">up</text:span><text:span text:style-name="T216_8"><text:s/></text:span><text:span text:style-name="T216_9">shop</text:span><text:span text:style-name="T216_10">(</text:span><text:span text:style-name="T216_11">s</text:span><text:span text:style-name="T216_12">)</text:span></text:p>
          <text:list>
            <text:list-item>
              <text:p text:style-name="P217"><text:span text:style-name="T217_1">Can</text:span><text:span text:style-name="T217_2"><text:s/></text:span><text:span text:style-name="T217_3">tend</text:span><text:span text:style-name="T217_4"><text:s/></text:span><text:span text:style-name="T217_5">to</text:span><text:span text:style-name="T217_6"><text:s/></text:span><text:span text:style-name="T217_7">it</text:span><text:span text:style-name="T217_8">/</text:span><text:span text:style-name="T217_9">them</text:span><text:span text:style-name="T217_10">,<text:s/></text:span><text:span text:style-name="T217_11">or</text:span><text:span text:style-name="T217_12"><text:s/></text:span><text:span text:style-name="T217_13">hire</text:span><text:span text:style-name="T217_14"><text:s/></text:span><text:span text:style-name="T217_15">NPC</text:span><text:span text:style-name="T217_16">(</text:span><text:span text:style-name="T217_17">s</text:span><text:span text:style-name="T217_18">)<text:s/></text:span><text:span text:style-name="T217_19">to</text:span><text:span text:style-name="T217_20"><text:s/></text:span><text:span text:style-name="T217_21">keep</text:span><text:span text:style-name="T217_22"><text:s/></text:span><text:span text:style-name="T217_23">shop</text:span></text:p>
            </text:list-item>
          </text:list>
        </text:list-item>
        <text:list-item>
          <text:p text:style-name="P218"><text:span text:style-name="T218_1">Trading</text:span><text:span text:style-name="T218_2">/</text:span><text:span text:style-name="T218_3">vendor</text:span><text:span text:style-name="T218_4"><text:s/></text:span><text:span text:style-name="T218_5">abilities</text:span><text:span text:style-name="T218_6"><text:s/></text:span><text:span text:style-name="T218_7">and</text:span><text:span text:style-name="T218_8"><text:s/></text:span><text:span text:style-name="T218_9">restrictions</text:span><text:span text:style-name="T218_10"><text:s/></text:span><text:span text:style-name="T218_11">based</text:span><text:span text:style-name="T218_12"><text:s/></text:span><text:span text:style-name="T218_13">on</text:span><text:span text:style-name="T218_14"><text:s/></text:span><text:span text:style-name="T218_15">some</text:span><text:span text:style-name="T218_16"><text:s/></text:span><text:span text:style-name="T218_17">trading</text:span><text:span text:style-name="T218_18"><text:s/></text:span><text:span text:style-name="T218_19">skill</text:span></text:p>
          <text:list>
            <text:list-item>
              <text:p text:style-name="P219"><text:span text:style-name="T219_1">Ability</text:span><text:span text:style-name="T219_2"><text:s/></text:span><text:span text:style-name="T219_3">to</text:span><text:span text:style-name="T219_4"><text:s/></text:span><text:span text:style-name="T219_5">market</text:span><text:span text:style-name="T219_6"><text:s/></text:span><text:span text:style-name="T219_7">goods</text:span></text:p>
              <text:list>
                <text:list-item>
                  <text:p text:style-name="P220"><text:span text:style-name="T220_1">Better</text:span><text:span text:style-name="T220_2"><text:s/></text:span><text:span text:style-name="T220_3">advertising</text:span></text:p>
                </text:list-item>
                <text:list-item>
                  <text:p text:style-name="P221"><text:span text:style-name="T221_1">More</text:span><text:span text:style-name="T221_2"><text:s/></text:span><text:span text:style-name="T221_3">item</text:span><text:span text:style-name="T221_4"><text:s/></text:span><text:span text:style-name="T221_5">slots</text:span></text:p>
                </text:list-item>
                <text:list-item>
                  <text:p text:style-name="P222"><text:span text:style-name="T222_1">Larger</text:span><text:span text:style-name="T222_2"><text:s/></text:span><text:span text:style-name="T222_3">profit</text:span><text:span text:style-name="T222_4"><text:s/></text:span><text:span text:style-name="T222_5">margin</text:span><text:span text:style-name="T222_6"><text:s/>/<text:s/></text:span><text:span text:style-name="T222_7">smaller</text:span><text:span text:style-name="T222_8"><text:s/></text:span><text:span text:style-name="T222_9">fees</text:span><text:span text:style-name="T222_10">?</text:span></text:p>
                </text:list-item>
              </text:list>
            </text:list-item>
            <text:list-item>
              <text:p text:style-name="P223"><text:span text:style-name="T223_1">Players</text:span><text:span text:style-name="T223_2"><text:s/></text:span><text:span text:style-name="T223_3">can</text:span><text:span text:style-name="T223_4"><text:s/></text:span><text:span text:style-name="T223_5">use</text:span><text:span text:style-name="T223_6"><text:s/></text:span><text:span text:style-name="T223_7">ability</text:span><text:span text:style-name="T223_8"><text:s/></text:span><text:span text:style-name="T223_9">to</text:span><text:span text:style-name="T223_10"><text:s/></text:span><text:span text:style-name="T223_11">find</text:span><text:span text:style-name="T223_12"><text:s/></text:span><text:span text:style-name="T223_13">nearby</text:span><text:span text:style-name="T223_14"><text:s/></text:span><text:span text:style-name="T223_15">shops</text:span><text:span text:style-name="T223_16"><text:s/></text:span><text:span text:style-name="T223_17">and</text:span><text:span text:style-name="T223_18"><text:s/></text:span><text:span text:style-name="T223_19">items</text:span></text:p>
              <text:list>
                <text:list-item>
                  <text:p text:style-name="P224"><text:span text:style-name="T224_1">Better</text:span><text:span text:style-name="T224_2"><text:s/></text:span><text:span text:style-name="T224_3">skill</text:span><text:span text:style-name="T224_4"><text:s/></text:span><text:span text:style-name="T224_5">level</text:span><text:span text:style-name="T224_6"><text:s/></text:span><text:span text:style-name="T224_7">allows</text:span><text:span text:style-name="T224_8"><text:s/></text:span><text:span text:style-name="T224_9">you</text:span><text:span text:style-name="T224_10"><text:s/></text:span><text:span text:style-name="T224_11">to</text:span><text:span text:style-name="T224_12"><text:s/></text:span><text:span text:style-name="T224_13">find</text:span><text:span text:style-name="T224_14"><text:s/></text:span><text:span text:style-name="T224_15">the</text:span><text:span text:style-name="T224_16"><text:s/></text:span><text:span text:style-name="T224_17">best</text:span><text:span text:style-name="T224_18"><text:s/></text:span><text:span text:style-name="T224_19">deals</text:span><text:span text:style-name="T224_20"><text:s/></text:span><text:span text:style-name="T224_21">or</text:span><text:span text:style-name="T224_22"><text:s/></text:span><text:span text:style-name="T224_23">perform</text:span><text:span text:style-name="T224_24"><text:s/>“</text:span><text:span text:style-name="T224_25">advanced</text:span><text:span text:style-name="T224_26"><text:s/></text:span><text:span text:style-name="T224_27">searches</text:span><text:span text:style-name="T224_28">”<text:s/></text:span><text:span text:style-name="T224_29">based</text:span><text:span text:style-name="T224_30"><text:s/></text:span><text:span text:style-name="T224_31">on</text:span><text:span text:style-name="T224_32"><text:s/></text:span><text:span text:style-name="T224_33">certain</text:span><text:span text:style-name="T224_34"><text:s/></text:span><text:span text:style-name="T224_35">parameters</text:span></text:p>
                </text:list-item>
                <text:list-item>
                  <text:p text:style-name="P225"><text:span text:style-name="T225_1">Range</text:span><text:span text:style-name="T225_2"><text:s/></text:span><text:span text:style-name="T225_3">of</text:span><text:span text:style-name="T225_4"><text:s/></text:span><text:span text:style-name="T225_5">ability</text:span><text:span text:style-name="T225_6"><text:s/></text:span><text:span text:style-name="T225_7">affected</text:span><text:span text:style-name="T225_8"><text:s/></text:span><text:span text:style-name="T225_9">by</text:span><text:span text:style-name="T225_10"><text:s/></text:span><text:span text:style-name="T225_11">ability</text:span><text:span text:style-name="T225_12"><text:s/></text:span><text:span text:style-name="T225_13">level</text:span></text:p>
                </text:list-item>
              </text:list>
            </text:list-item>
          </text:list>
        </text:list-item>
      </text:list>
      <text:p text:style-name="P226"/>
      <text:h text:style-name="P227" text:outline-level="10"><text:bookmark-start text:name="h.kz6kmzw67hm4"/><text:bookmark-end text:name="h.kz6kmzw67hm4"/><text:span text:style-name="T227_1">Day</text:span><text:span text:style-name="T227_2"><text:s/>2<text:s/></text:span><text:span text:style-name="T227_3">of</text:span><text:span text:style-name="T227_4"><text:s/></text:span><text:span text:style-name="T227_5">Prototyping</text:span></text:h>
      <text:list text:style-name="LS8" xml:id="list143">
        <text:list-item>
          <text:p text:style-name="P228"><text:span text:style-name="T228_1">Dungeon</text:span><text:span text:style-name="T228_2"><text:s/></text:span><text:span text:style-name="T228_3">construction</text:span><text:span text:style-name="T228_4"><text:s/></text:span><text:span text:style-name="T228_5">is</text:span><text:span text:style-name="T228_6"><text:s/></text:span><text:span text:style-name="T228_7">completely</text:span><text:span text:style-name="T228_8"><text:s/></text:span><text:span text:style-name="T228_9">automated</text:span></text:p>
        </text:list-item>
        <text:list-item>
          <text:p text:style-name="P229"><text:span text:style-name="T229_1">Pay</text:span><text:span text:style-name="T229_2"><text:s/></text:span><text:span text:style-name="T229_3">money</text:span><text:span text:style-name="T229_4"><text:s/></text:span><text:span text:style-name="T229_5">to</text:span><text:span text:style-name="T229_6"><text:s/></text:span><text:span text:style-name="T229_7">craft</text:span><text:span text:style-name="T229_8"><text:s/></text:span><text:span text:style-name="T229_9">with</text:span><text:span text:style-name="T229_10"><text:s/></text:span><text:span text:style-name="T229_11">an</text:span><text:span text:style-name="T229_12"><text:s/></text:span><text:span text:style-name="T229_13">item</text:span><text:span text:style-name="T229_14"><text:s/></text:span><text:span text:style-name="T229_15">with</text:span><text:span text:style-name="T229_16"><text:s/></text:span><text:span text:style-name="T229_17">fewer</text:span><text:span text:style-name="T229_18"><text:s/></text:span><text:span text:style-name="T229_19">materials</text:span><text:span text:style-name="T229_20"><text:s/></text:span><text:span text:style-name="T229_21">than</text:span><text:span text:style-name="T229_22"><text:s/></text:span><text:span text:style-name="T229_23">needed</text:span><text:span text:style-name="T229_24"><text:s/>(</text:span><text:span text:style-name="T229_25">e</text:span><text:span text:style-name="T229_26">.</text:span><text:span text:style-name="T229_27">g</text:span><text:span text:style-name="T229_28">.<text:s/></text:span><text:span text:style-name="T229_29">pay</text:span><text:span text:style-name="T229_30"><text:s/></text:span><text:span text:style-name="T229_31">silicon</text:span><text:span text:style-name="T229_32"><text:s/></text:span><text:span text:style-name="T229_33">to</text:span><text:span text:style-name="T229_34"><text:s/></text:span><text:span text:style-name="T229_35">pay</text:span><text:span text:style-name="T229_36"><text:s/></text:span><text:span text:style-name="T229_37">half</text:span><text:span text:style-name="T229_38"><text:s/></text:span><text:span text:style-name="T229_39">the</text:span><text:span text:style-name="T229_40"><text:s/></text:span><text:span text:style-name="T229_41">recipe</text:span><text:span text:style-name="T229_42"><text:s/></text:span><text:span text:style-name="T229_43">cost</text:span><text:span text:style-name="T229_44"><text:s/></text:span><text:span text:style-name="T229_45">for</text:span><text:span text:style-name="T229_46"><text:s/></text:span><text:span text:style-name="T229_47">crafting</text:span><text:span text:style-name="T229_48"><text:s/></text:span><text:span text:style-name="T229_49">an</text:span><text:span text:style-name="T229_50"><text:s/></text:span><text:span text:style-name="T229_51">item</text:span><text:span text:style-name="T229_52">)</text:span></text:p>
        </text:list-item>
        <text:list-item>
          <text:p text:style-name="P230"><text:span text:style-name="T230_1">Silicon</text:span><text:span text:style-name="T230_2"><text:s/></text:span><text:span text:style-name="T230_3">costs</text:span><text:span text:style-name="T230_4"><text:s/></text:span><text:span text:style-name="T230_5">built</text:span><text:span text:style-name="T230_6"><text:s/></text:span><text:span text:style-name="T230_7">into</text:span><text:span text:style-name="T230_8"><text:s/></text:span><text:span text:style-name="T230_9">the</text:span><text:span text:style-name="T230_10"><text:s/></text:span><text:span text:style-name="T230_11">item</text:span></text:p>
        </text:list-item>
        <text:list-item>
          <text:p text:style-name="P231"><text:span text:style-name="T231_1">Bosses</text:span><text:span text:style-name="T231_2"><text:s/></text:span><text:span text:style-name="T231_3">and</text:span><text:span text:style-name="T231_4"><text:s/></text:span><text:span text:style-name="T231_5">committing</text:span><text:span text:style-name="T231_6"><text:s/></text:span><text:span text:style-name="T231_7">code</text:span><text:span text:style-name="T231_8"><text:s/></text:span><text:span text:style-name="T231_9">gives</text:span><text:span text:style-name="T231_10"><text:s/></text:span><text:span text:style-name="T231_11">access</text:span><text:span text:style-name="T231_12"><text:s/></text:span><text:span text:style-name="T231_13">to</text:span><text:span text:style-name="T231_14"><text:s/></text:span><text:span text:style-name="T231_15">crafting</text:span><text:span text:style-name="T231_16"><text:s/></text:span><text:span text:style-name="T231_17">materials</text:span></text:p>
        </text:list-item>
        <text:list-item>
          <text:p text:style-name="P232"><text:span text:style-name="T232_1">Other</text:span><text:span text:style-name="T232_2"><text:s/></text:span><text:span text:style-name="T232_3">monsters</text:span><text:span text:style-name="T232_4"><text:s/></text:span><text:span text:style-name="T232_5">may</text:span><text:span text:style-name="T232_6"><text:s/></text:span><text:span text:style-name="T232_7">drop</text:span><text:span text:style-name="T232_8"><text:s/></text:span><text:span text:style-name="T232_9">scrap</text:span><text:span text:style-name="T232_10"><text:s/></text:span><text:span text:style-name="T232_11">metal</text:span><text:span text:style-name="T232_12">,<text:s/></text:span><text:span text:style-name="T232_13">which</text:span><text:span text:style-name="T232_14"><text:s/></text:span><text:span text:style-name="T232_15">can</text:span><text:span text:style-name="T232_16"><text:s/></text:span><text:span text:style-name="T232_17">be</text:span><text:span text:style-name="T232_18"><text:s/></text:span><text:span text:style-name="T232_19">turned</text:span><text:span text:style-name="T232_20"><text:s/></text:span><text:span text:style-name="T232_21">into</text:span><text:span text:style-name="T232_22"><text:s/></text:span><text:span text:style-name="T232_23">crafting</text:span><text:span text:style-name="T232_24"><text:s/></text:span><text:span text:style-name="T232_25">materials</text:span></text:p>
        </text:list-item>
        <text:list-item>
          <text:p text:style-name="P233"><text:span text:style-name="T233_1">Crafting</text:span><text:span text:style-name="T233_2"><text:s/></text:span><text:span text:style-name="T233_3">is</text:span><text:span text:style-name="T233_4"><text:s/></text:span><text:span text:style-name="T233_5">the</text:span><text:span text:style-name="T233_6"><text:s/></text:span><text:span text:style-name="T233_7">only</text:span><text:span text:style-name="T233_8"><text:s/></text:span><text:span text:style-name="T233_9">material</text:span><text:span text:style-name="T233_10"><text:s/></text:span><text:span text:style-name="T233_11">drain</text:span><text:span text:style-name="T233_12"><text:s/></text:span><text:span text:style-name="T233_13">in</text:span><text:span text:style-name="T233_14"><text:s/></text:span><text:span text:style-name="T233_15">the</text:span><text:span text:style-name="T233_16"><text:s/></text:span><text:span text:style-name="T233_17">world</text:span><text:span text:style-name="T233_18"><text:s/></text:span><text:span text:style-name="T233_19">atm</text:span></text:p>
        </text:list-item>
      </text:list>
      <text:p text:style-name="P234"/>
      <text:p text:style-name="P235"/>
      <text:h text:style-name="P236" text:outline-level="10"><text:bookmark-start text:name="h.r4wf3uv5aw7m"/><text:bookmark-end text:name="h.r4wf3uv5aw7m"/><text:span text:style-name="T236_1">Balancing</text:span><text:span text:style-name="T236_2"><text:s/></text:span><text:span text:style-name="T236_3">Thoughts</text:span></text:h>
      <text:list text:style-name="LS9" xml:id="list149">
        <text:list-item>
          <text:p text:style-name="P237"><text:span text:style-name="T237_1">Each</text:span><text:span text:style-name="T237_2"><text:s/></text:span><text:span text:style-name="T237_3">player</text:span><text:span text:style-name="T237_4"><text:s/></text:span><text:span text:style-name="T237_5">would</text:span><text:span text:style-name="T237_6"><text:s/></text:span><text:span text:style-name="T237_7">have</text:span><text:span text:style-name="T237_8"><text:s/>3<text:s/></text:span><text:span text:style-name="T237_9">attacks</text:span><text:span text:style-name="T237_10"><text:s/></text:span><text:span text:style-name="T237_11">for</text:span><text:span text:style-name="T237_12"><text:s/></text:span><text:span text:style-name="T237_13">each</text:span><text:span text:style-name="T237_14"><text:s/></text:span><text:span text:style-name="T237_15">height</text:span></text:p>
          <text:list>
            <text:list-item>
              <text:p text:style-name="P238"><text:span text:style-name="T238_1">Would</text:span><text:span text:style-name="T238_2"><text:s/></text:span><text:span text:style-name="T238_3">have</text:span><text:span text:style-name="T238_4"><text:s/></text:span><text:span text:style-name="T238_5">a</text:span><text:span text:style-name="T238_6"><text:s/></text:span><text:span text:style-name="T238_7">number</text:span><text:span text:style-name="T238_8"><text:s/></text:span><text:span text:style-name="T238_9">that</text:span><text:span text:style-name="T238_10"><text:s/></text:span><text:span text:style-name="T238_11">each</text:span><text:span text:style-name="T238_12"><text:s/></text:span><text:span text:style-name="T238_13">attack</text:span><text:span text:style-name="T238_14"><text:s/></text:span><text:span text:style-name="T238_15">must</text:span><text:span text:style-name="T238_16"><text:s/></text:span><text:span text:style-name="T238_17">be</text:span><text:span text:style-name="T238_18"><text:s/></text:span><text:span text:style-name="T238_19">at</text:span><text:span text:style-name="T238_20">/</text:span><text:span text:style-name="T238_21">below</text:span></text:p>
            </text:list-item>
            <text:list-item>
              <text:p text:style-name="P239"><text:span text:style-name="T239_1">Each</text:span><text:span text:style-name="T239_2"><text:s/></text:span><text:span text:style-name="T239_3">of</text:span><text:span text:style-name="T239_4"><text:s/></text:span><text:span text:style-name="T239_5">the</text:span><text:span text:style-name="T239_6"><text:s/></text:span><text:span text:style-name="T239_7">attacks</text:span><text:span text:style-name="T239_8"><text:s/></text:span><text:span text:style-name="T239_9">would</text:span><text:span text:style-name="T239_10"><text:s/></text:span><text:span text:style-name="T239_11">combine</text:span><text:span text:style-name="T239_12"><text:s/></text:span><text:span text:style-name="T239_13">to</text:span><text:span text:style-name="T239_14"><text:s/></text:span><text:span text:style-name="T239_15">form</text:span><text:span text:style-name="T239_16"><text:s/></text:span><text:span text:style-name="T239_17">a</text:span><text:span text:style-name="T239_18"><text:s/></text:span><text:span text:style-name="T239_19">total</text:span><text:span text:style-name="T239_20"><text:s/></text:span><text:span text:style-name="T239_21">power</text:span><text:span text:style-name="T239_22">,<text:s/></text:span><text:span text:style-name="T239_23">and</text:span><text:span text:style-name="T239_24"><text:s/></text:span><text:span text:style-name="T239_25">this</text:span><text:span text:style-name="T239_26"><text:s/></text:span><text:span text:style-name="T239_27">total</text:span><text:span text:style-name="T239_28"><text:s/></text:span><text:span text:style-name="T239_29">would</text:span><text:span text:style-name="T239_30"><text:s/></text:span><text:span text:style-name="T239_31">have</text:span><text:span text:style-name="T239_32"><text:s/></text:span><text:span text:style-name="T239_33">to</text:span><text:span text:style-name="T239_34"><text:s/></text:span><text:span text:style-name="T239_35">be</text:span><text:span text:style-name="T239_36"><text:s/></text:span><text:span text:style-name="T239_37">greater</text:span><text:span text:style-name="T239_38"><text:s/></text:span><text:span text:style-name="T239_39">than</text:span><text:span text:style-name="T239_40"><text:s/></text:span><text:span text:style-name="T239_41">the</text:span><text:span text:style-name="T239_42"><text:s/></text:span><text:span text:style-name="T239_43">opponent</text:span><text:span text:style-name="T239_44">’</text:span><text:span text:style-name="T239_45">s</text:span><text:span text:style-name="T239_46"><text:s/></text:span><text:span text:style-name="T239_47">total</text:span></text:p>
            </text:list-item>
            <text:list-item>
              <text:p text:style-name="P240"><text:span text:style-name="T240_1">Each</text:span><text:span text:style-name="T240_2"><text:s/></text:span><text:span text:style-name="T240_3">height</text:span><text:span text:style-name="T240_4"><text:s/></text:span><text:span text:style-name="T240_5">would</text:span><text:span text:style-name="T240_6"><text:s/></text:span><text:span text:style-name="T240_7">have</text:span><text:span text:style-name="T240_8"><text:s/></text:span><text:span text:style-name="T240_9">a</text:span><text:span text:style-name="T240_10"><text:s/></text:span><text:span text:style-name="T240_11">basic</text:span><text:span text:style-name="T240_12"><text:s/></text:span><text:span text:style-name="T240_13">attack</text:span><text:span text:style-name="T240_14"><text:s/></text:span><text:span text:style-name="T240_15">that</text:span><text:span text:style-name="T240_16"><text:s/></text:span><text:span text:style-name="T240_17">didn</text:span><text:span text:style-name="T240_18">’</text:span><text:span text:style-name="T240_19">t</text:span><text:span text:style-name="T240_20"><text:s/></text:span><text:span text:style-name="T240_21">require</text:span><text:span text:style-name="T240_22"><text:s/></text:span><text:span text:style-name="T240_23">CD</text:span></text:p>
            </text:list-item>
          </text:list>
        </text:list-item>
        <text:list-item>
          <text:p text:style-name="P241"><text:span text:style-name="T241_1">Classless</text:span><text:span text:style-name="T241_2"><text:s/></text:span><text:span text:style-name="T241_3">characters</text:span><text:span text:style-name="T241_4"><text:tab/></text:span></text:p>
          <text:list>
            <text:list-item>
              <text:p text:style-name="P242"><text:span text:style-name="T242_1">Similar</text:span><text:span text:style-name="T242_2"><text:s/></text:span><text:span text:style-name="T242_3">to</text:span><text:span text:style-name="T242_4"><text:s/></text:span><text:span text:style-name="T242_5">the</text:span><text:span text:style-name="T242_6"><text:s/></text:span><text:span text:style-name="T242_7">Secret</text:span><text:span text:style-name="T242_8"><text:s/></text:span><text:span text:style-name="T242_9">World</text:span><text:span text:style-name="T242_10"><text:s/>?</text:span></text:p>
            </text:list-item>
          </text:list>
        </text:list-item>
        <text:list-item>
          <text:p text:style-name="P243"><text:span text:style-name="T243_1">Ability</text:span><text:span text:style-name="T243_2"><text:s/></text:span><text:span text:style-name="T243_3">fall</text:span><text:span text:style-name="T243_4"><text:s/></text:span><text:span text:style-name="T243_5">under</text:span><text:span text:style-name="T243_6"><text:s/></text:span><text:span text:style-name="T243_7">three</text:span><text:span text:style-name="T243_8"><text:s/></text:span><text:span text:style-name="T243_9">categories</text:span></text:p>
          <text:list>
            <text:list-item>
              <text:p text:style-name="P244"><text:span text:style-name="T244_1">High</text:span></text:p>
              <text:list>
                <text:list-item>
                  <text:p text:style-name="P245"><text:span text:style-name="T245_1">Overhead</text:span><text:span text:style-name="T245_2"><text:s/></text:span><text:span text:style-name="T245_3">Punch</text:span></text:p>
                  <text:list>
                    <text:list-item>
                      <text:p text:style-name="P246"><text:span text:style-name="T246_1">0<text:s/></text:span><text:span text:style-name="T246_2">sec</text:span><text:span text:style-name="T246_3"><text:s/></text:span><text:span text:style-name="T246_4">cd</text:span><text:span text:style-name="T246_5"><text:s/>(10.5<text:s/></text:span><text:span text:style-name="T246_6">cost</text:span><text:span text:style-name="T246_7">)</text:span></text:p>
                    </text:list-item>
                    <text:list-item>
                      <text:p text:style-name="P247"><text:span text:style-name="T247_1">1</text:span><text:span text:style-name="T247_2">d</text:span><text:span text:style-name="T247_3">6<text:s/>+<text:s/>7<text:s/></text:span><text:span text:style-name="T247_4">damage</text:span><text:span text:style-name="T247_5"><text:s/>(10.5<text:s/></text:span><text:span text:style-name="T247_6">benefit</text:span><text:span text:style-name="T247_7">)</text:span></text:p>
                    </text:list-item>
                  </text:list>
                </text:list-item>
                <text:list-item>
                  <text:p text:style-name="P248"><text:span text:style-name="T248_1">Roundhouse</text:span><text:span text:style-name="T248_2"><text:s/></text:span><text:span text:style-name="T248_3">Kick</text:span></text:p>
                  <text:list>
                    <text:list-item>
                      <text:p text:style-name="P249"><text:span text:style-name="T249_1">6<text:s/></text:span><text:span text:style-name="T249_2">sec</text:span><text:span text:style-name="T249_3"><text:s/></text:span><text:span text:style-name="T249_4">cd</text:span><text:span text:style-name="T249_5"><text:s/>(20<text:s/></text:span><text:span text:style-name="T249_6">cost</text:span><text:span text:style-name="T249_7">)</text:span></text:p>
                    </text:list-item>
                    <text:list-item>
                      <text:p text:style-name="P250"><text:span text:style-name="T250_1">2</text:span><text:span text:style-name="T250_2">d</text:span><text:span text:style-name="T250_3">6<text:s/>+<text:s/>3<text:s/></text:span><text:span text:style-name="T250_4">damage</text:span><text:span text:style-name="T250_5"><text:s text:c="2"/>(10<text:s/></text:span><text:span text:style-name="T250_6">benefit</text:span><text:span text:style-name="T250_7">)</text:span></text:p>
                    </text:list-item>
                    <text:list-item>
                      <text:p text:style-name="P251"><text:span text:style-name="T251_1">Chance</text:span><text:span text:style-name="T251_2"><text:s/></text:span><text:span text:style-name="T251_3">to</text:span><text:span text:style-name="T251_4"><text:s/></text:span><text:span text:style-name="T251_5">stun</text:span><text:span text:style-name="T251_6"><text:s/></text:span><text:span text:style-name="T251_7">enemy</text:span><text:span text:style-name="T251_8"><text:s/>(20%)<text:s/>(3<text:s/></text:span><text:span text:style-name="T251_9">benefit</text:span><text:span text:style-name="T251_10">)</text:span></text:p>
                    </text:list-item>
                    <text:list-item>
                      <text:p text:style-name="P252"><text:span text:style-name="T252_1">Can</text:span><text:span text:style-name="T252_2"><text:s/></text:span><text:span text:style-name="T252_3">be</text:span><text:span text:style-name="T252_4"><text:s/></text:span><text:span text:style-name="T252_5">improved</text:span><text:span text:style-name="T252_6"><text:s/></text:span><text:span text:style-name="T252_7">with</text:span><text:span text:style-name="T252_8"><text:s/></text:span><text:span text:style-name="T252_9">ranks</text:span><text:span text:style-name="T252_10"><text:s/></text:span><text:span text:style-name="T252_11">(</text:span><text:span text:style-name="T252_12">Skill</text:span><text:span text:style-name="T252_13"><text:s/></text:span><text:span text:style-name="T252_14">increase</text:span><text:span text:style-name="T252_15">)</text:span><text:span text:style-name="T252_16"><text:s/></text:span></text:p>
                    </text:list-item>
                  </text:list>
                </text:list-item>
                <text:list-item>
                  <text:p text:style-name="P253"><text:span text:style-name="T253_1">Throat</text:span><text:span text:style-name="T253_2"><text:s/></text:span><text:span text:style-name="T253_3">Stab</text:span></text:p>
                  <text:list>
                    <text:list-item>
                      <text:p text:style-name="P254"><text:span text:style-name="T254_1">6<text:s/></text:span><text:span text:style-name="T254_2">sec</text:span><text:span text:style-name="T254_3"><text:s/></text:span><text:span text:style-name="T254_4">cd</text:span><text:span text:style-name="T254_5"><text:s text:c="2"/>(20<text:s/></text:span><text:span text:style-name="T254_6">cost</text:span><text:span text:style-name="T254_7">)</text:span></text:p>
                    </text:list-item>
                  </text:list>
                  <text:list text:style-name="LS4" xml:id="list167">
                    <text:list-item>
                      <text:p text:style-name="P255"><text:span text:style-name="T255_1">2</text:span><text:span text:style-name="T255_2">d</text:span><text:span text:style-name="T255_3">6<text:s/>+<text:s/>11<text:s/></text:span><text:span text:style-name="T255_4">damage</text:span><text:span text:style-name="T255_5"><text:s/>(18<text:s/></text:span><text:span text:style-name="T255_6">benefit</text:span><text:span text:style-name="T255_7">)</text:span></text:p>
                    </text:list-item>
                    <text:list-item>
                      <text:p text:style-name="P256"><text:span text:style-name="T256_1">C</text:span><text:span text:style-name="T256_2">hance</text:span><text:span text:style-name="T256_3"><text:s/></text:span><text:span text:style-name="T256_4">to</text:span><text:span text:style-name="T256_5"><text:s/></text:span><text:span text:style-name="T256_6">deal</text:span><text:span text:style-name="T256_7"><text:s/></text:span><text:span text:style-name="T256_8">double</text:span><text:span text:style-name="T256_9"><text:s/></text:span><text:span text:style-name="T256_10">d</text:span><text:span text:style-name="T256_11">amage</text:span><text:span text:style-name="T256_12"><text:s/>(10%)<text:s/>(2<text:s/></text:span><text:span text:style-name="T256_13">benefit</text:span><text:span text:style-name="T256_14">)</text:span></text:p>
                    </text:list-item>
                    <text:list-item>
                      <text:p text:style-name="P257"><text:span text:style-name="T257_1">Can</text:span><text:span text:style-name="T257_2"><text:s/></text:span><text:span text:style-name="T257_3">be</text:span><text:span text:style-name="T257_4"><text:s/></text:span><text:span text:style-name="T257_5">improved</text:span><text:span text:style-name="T257_6"><text:s/></text:span><text:span text:style-name="T257_7">with</text:span><text:span text:style-name="T257_8"><text:s/></text:span><text:span text:style-name="T257_9">ranks</text:span><text:span text:style-name="T257_10"><text:s/></text:span><text:span text:style-name="T257_11">(</text:span><text:span text:style-name="T257_12">Skill</text:span><text:span text:style-name="T257_13"><text:s/></text:span><text:span text:style-name="T257_14">increase</text:span><text:span text:style-name="T257_15">)</text:span><text:span text:style-name="T257_16"><text:s/></text:span></text:p>
                    </text:list-item>
                  </text:list>
                </text:list-item>
              </text:list>
              <text:list text:style-name="LS9" xml:id="list170">
                <text:list-item>
                  <text:p text:style-name="P258"><text:span text:style-name="T258_1">Head</text:span><text:span text:style-name="T258_2"><text:s/></text:span><text:span text:style-name="T258_3">to</text:span><text:span text:style-name="T258_4"><text:s/></text:span><text:span text:style-name="T258_5">Ground</text:span></text:p>
                </text:list-item>
              </text:list>
              <text:list text:style-name="LS4" xml:id="list171">
                <text:list-item>
                  <text:list>
                    <text:list-item>
                      <text:p text:style-name="P259"><text:span text:style-name="T259_1">6<text:s/></text:span><text:span text:style-name="T259_2">sec</text:span><text:span text:style-name="T259_3"><text:s/></text:span><text:span text:style-name="T259_4">cd</text:span><text:span text:style-name="T259_5"><text:s text:c="2"/>(20<text:s/></text:span><text:span text:style-name="T259_6">cost</text:span><text:span text:style-name="T259_7">)</text:span></text:p>
                    </text:list-item>
                    <text:list-item>
                      <text:p text:style-name="P260"><text:span text:style-name="T260_1">2</text:span><text:span text:style-name="T260_2">d</text:span><text:span text:style-name="T260_3">6<text:s/>+<text:s/>13<text:s/></text:span><text:span text:style-name="T260_4">damage</text:span><text:span text:style-name="T260_5"><text:s/>(20<text:s/></text:span><text:span text:style-name="T260_6">benefit</text:span><text:span text:style-name="T260_7">)</text:span></text:p>
                    </text:list-item>
                  </text:list>
                </text:list-item>
              </text:list>
              <text:list text:style-name="LS9" xml:id="list173">
                <text:list-item>
                  <text:p text:style-name="P261"><text:span text:style-name="T261_1">Headbutt</text:span></text:p>
                  <text:list>
                    <text:list-item>
                      <text:p text:style-name="P262"><text:span text:style-name="T262_1">6<text:s/></text:span><text:span text:style-name="T262_2">sec</text:span><text:span text:style-name="T262_3"><text:s/></text:span><text:span text:style-name="T262_4">cd</text:span><text:span text:style-name="T262_5"><text:s text:c="2"/>(20<text:s/></text:span><text:span text:style-name="T262_6">cost</text:span><text:span text:style-name="T262_7">)</text:span></text:p>
                    </text:list-item>
                  </text:list>
                  <text:list text:style-name="LS4" xml:id="list175">
                    <text:list-item>
                      <text:p text:style-name="P263"><text:span text:style-name="T263_1">2</text:span><text:span text:style-name="T263_2">d</text:span><text:span text:style-name="T263_3">6<text:s/>+<text:s/>9<text:s/></text:span><text:span text:style-name="T263_4">damage</text:span><text:span text:style-name="T263_5"><text:s/>(16<text:s/></text:span><text:span text:style-name="T263_6">benefit</text:span><text:span text:style-name="T263_7">)</text:span></text:p>
                    </text:list-item>
                    <text:list-item>
                      <text:p text:style-name="P264"><text:span text:style-name="T264_1">Chance</text:span><text:span text:style-name="T264_2"><text:s/></text:span><text:span text:style-name="T264_3">to</text:span><text:span text:style-name="T264_4"><text:s/></text:span><text:span text:style-name="T264_5">stun</text:span><text:span text:style-name="T264_6"><text:s/>(30%)<text:s/>(4<text:s/></text:span><text:span text:style-name="T264_7">benefit</text:span><text:span text:style-name="T264_8">)</text:span></text:p>
                    </text:list-item>
                  </text:list>
                </text:list-item>
              </text:list>
            </text:list-item>
          </text:list>
          <text:list text:style-name="LS9" xml:id="list177">
            <text:list-item>
              <text:p text:style-name="P265"><text:span text:style-name="T265_1">Medium</text:span></text:p>
              <text:list>
                <text:list-item>
                  <text:p text:style-name="P266"><text:span text:style-name="T266_1">Tackle</text:span></text:p>
                  <text:list>
                    <text:list-item>
                      <text:p text:style-name="P267"><text:span text:style-name="T267_1">0<text:s/></text:span><text:span text:style-name="T267_2">sec</text:span><text:span text:style-name="T267_3"><text:s/></text:span><text:span text:style-name="T267_4">cd</text:span><text:span text:style-name="T267_5"><text:s/>(10.5<text:s/></text:span><text:span text:style-name="T267_6">cost</text:span><text:span text:style-name="T267_7">)</text:span></text:p>
                    </text:list-item>
                    <text:list-item>
                      <text:p text:style-name="P268"><text:span text:style-name="T268_1">1</text:span><text:span text:style-name="T268_2">d</text:span><text:span text:style-name="T268_3">6<text:s/>+<text:s/>7<text:s/></text:span><text:span text:style-name="T268_4">damage</text:span><text:span text:style-name="T268_5"><text:s/>(10.5<text:s/></text:span><text:span text:style-name="T268_6">benefit</text:span><text:span text:style-name="T268_7">)</text:span></text:p>
                    </text:list-item>
                  </text:list>
                </text:list-item>
                <text:list-item>
                  <text:p text:style-name="P269"><text:span text:style-name="T269_1">Flamethrower</text:span></text:p>
                  <text:list>
                    <text:list-item>
                      <text:p text:style-name="P270"><text:span text:style-name="T270_1">6<text:s/></text:span><text:span text:style-name="T270_2">sec</text:span><text:span text:style-name="T270_3"><text:s/></text:span><text:span text:style-name="T270_4">cd</text:span><text:span text:style-name="T270_5"><text:s/></text:span><text:span text:style-name="T270_6"><text:s/>(20<text:s/></text:span><text:span text:style-name="T270_7">cost</text:span><text:span text:style-name="T270_8">)</text:span></text:p>
                    </text:list-item>
                  </text:list>
                  <text:list text:style-name="LS4" xml:id="list183">
                    <text:list-item>
                      <text:p text:style-name="P271"><text:span text:style-name="T271_1">1</text:span><text:span text:style-name="T271_2">d</text:span><text:span text:style-name="T271_3">6<text:s/>+<text:s/>3<text:s/></text:span><text:span text:style-name="T271_4">damage</text:span><text:span text:style-name="T271_5"><text:s/>(6.5<text:s/></text:span><text:span text:style-name="T271_6">benefit</text:span><text:span text:style-name="T271_7"><text:s/></text:span><text:span text:style-name="T271_8">x</text:span><text:span text:style-name="T271_9">3)</text:span></text:p>
                    </text:list-item>
                    <text:list-item>
                      <text:p text:style-name="P272"><text:span text:style-name="T272_1">Does</text:span><text:span text:style-name="T272_2"><text:s/></text:span><text:span text:style-name="T272_3">this</text:span><text:span text:style-name="T272_4"><text:s/></text:span><text:span text:style-name="T272_5">damage</text:span><text:span text:style-name="T272_6"><text:s/></text:span><text:span text:style-name="T272_7">for</text:span><text:span text:style-name="T272_8"><text:s/>3<text:s/></text:span><text:span text:style-name="T272_9">seconds</text:span></text:p>
                    </text:list-item>
                  </text:list>
                </text:list-item>
              </text:list>
              <text:list text:style-name="LS9" xml:id="list185">
                <text:list-item>
                  <text:p text:style-name="P273"><text:span text:style-name="T273_1">Belly</text:span><text:span text:style-name="T273_2"><text:s/></text:span><text:span text:style-name="T273_3">Flop</text:span></text:p>
                  <text:list>
                    <text:list-item>
                      <text:p text:style-name="P274"><text:span text:style-name="T274_1">6<text:s/></text:span><text:span text:style-name="T274_2">sec</text:span><text:span text:style-name="T274_3"><text:s/></text:span><text:span text:style-name="T274_4">cd</text:span><text:span text:style-name="T274_5"><text:s text:c="2"/>(20<text:s/></text:span><text:span text:style-name="T274_6">cost</text:span><text:span text:style-name="T274_7">)</text:span></text:p>
                    </text:list-item>
                  </text:list>
                  <text:list text:style-name="LS4" xml:id="list187">
                    <text:list-item>
                      <text:p text:style-name="P275"><text:span text:style-name="T275_1">2</text:span><text:span text:style-name="T275_2">d</text:span><text:span text:style-name="T275_3">6<text:s/>+<text:s/>13<text:s/></text:span><text:span text:style-name="T275_4">damage</text:span><text:span text:style-name="T275_5"><text:s/>(20<text:s/></text:span><text:span text:style-name="T275_6">benefit</text:span><text:span text:style-name="T275_7">)</text:span></text:p>
                    </text:list-item>
                  </text:list>
                </text:list-item>
              </text:list>
              <text:list text:style-name="LS9" xml:id="list188">
                <text:list-item>
                  <text:p text:style-name="P276"><text:span text:style-name="T276_1">Boomerang</text:span></text:p>
                  <text:list>
                    <text:list-item>
                      <text:p text:style-name="P277"><text:span text:style-name="T277_1">6<text:s/></text:span><text:span text:style-name="T277_2">sec</text:span><text:span text:style-name="T277_3"><text:s/></text:span><text:span text:style-name="T277_4">cd</text:span><text:span text:style-name="T277_5"><text:s text:c="2"/>(20<text:s/></text:span><text:span text:style-name="T277_6">cost</text:span><text:span text:style-name="T277_7">)</text:span></text:p>
                    </text:list-item>
                  </text:list>
                  <text:list text:style-name="LS4" xml:id="list190">
                    <text:list-item>
                      <text:p text:style-name="P278"><text:span text:style-name="T278_1">1</text:span><text:span text:style-name="T278_2">d</text:span><text:span text:style-name="T278_3">6<text:s/>+<text:s/>7<text:s/>(1</text:span><text:span text:style-name="T278_4">d</text:span><text:span text:style-name="T278_5">6<text:s/>+<text:s/>7)<text:s/></text:span><text:span text:style-name="T278_6">damage</text:span><text:span text:style-name="T278_7"><text:s/>(10.5<text:s/></text:span><text:span text:style-name="T278_8">benefit</text:span><text:span text:style-name="T278_9">)</text:span></text:p>
                    </text:list-item>
                    <text:list-item>
                      <text:p text:style-name="P279"><text:span text:style-name="T279_1">Deals</text:span><text:span text:style-name="T279_2"><text:s/></text:span><text:span text:style-name="T279_3">Med</text:span><text:span text:style-name="T279_4"><text:s/></text:span><text:span text:style-name="T279_5">damage</text:span><text:span text:style-name="T279_6"><text:s/></text:span><text:span text:style-name="T279_7">again</text:span><text:span text:style-name="T279_8"><text:s/></text:span><text:span text:style-name="T279_9">after</text:span><text:span text:style-name="T279_10"><text:s/></text:span><text:span text:style-name="T279_11">two</text:span><text:span text:style-name="T279_12"><text:s/></text:span><text:span text:style-name="T279_13">seconds</text:span><text:span text:style-name="T279_14"><text:s/>(9.5<text:s/></text:span><text:span text:style-name="T279_15">benefit</text:span><text:span text:style-name="T279_16">)</text:span></text:p>
                    </text:list-item>
                  </text:list>
                </text:list-item>
              </text:list>
              <text:list text:style-name="LS9" xml:id="list192">
                <text:list-item>
                  <text:p text:style-name="P280"><text:span text:style-name="T280_1">Rib</text:span><text:span text:style-name="T280_2"><text:s/></text:span><text:span text:style-name="T280_3">Punch</text:span></text:p>
                  <text:list>
                    <text:list-item>
                      <text:p text:style-name="P281"><text:span text:style-name="T281_1">6<text:s/></text:span><text:span text:style-name="T281_2">sec</text:span><text:span text:style-name="T281_3"><text:s/></text:span><text:span text:style-name="T281_4">cd</text:span><text:span text:style-name="T281_5"><text:s text:c="2"/>(20<text:s/></text:span><text:span text:style-name="T281_6">cost</text:span><text:span text:style-name="T281_7">)</text:span></text:p>
                    </text:list-item>
                  </text:list>
                  <text:list text:style-name="LS4" xml:id="list194">
                    <text:list-item>
                      <text:p text:style-name="P282"><text:span text:style-name="T282_1">2</text:span><text:span text:style-name="T282_2">d</text:span><text:span text:style-name="T282_3">6<text:s/>+<text:s/>8<text:s/></text:span><text:span text:style-name="T282_4">damage</text:span><text:span text:style-name="T282_5"><text:s/>(15<text:s/></text:span><text:span text:style-name="T282_6">benefit</text:span><text:span text:style-name="T282_7">)</text:span></text:p>
                    </text:list-item>
                    <text:list-item>
                      <text:p text:style-name="P283"><text:span text:style-name="T283_1">30%<text:s/></text:span><text:span text:style-name="T283_2">chance</text:span><text:span text:style-name="T283_3"><text:s/></text:span><text:span text:style-name="T283_4">to</text:span><text:span text:style-name="T283_5"><text:s/></text:span><text:span text:style-name="T283_6">do</text:span><text:span text:style-name="T283_7"><text:s/></text:span><text:span text:style-name="T283_8">double</text:span><text:span text:style-name="T283_9"><text:s/></text:span><text:span text:style-name="T283_10">damage</text:span><text:span text:style-name="T283_11"><text:s/>(5<text:s/></text:span><text:span text:style-name="T283_12">benefit</text:span><text:span text:style-name="T283_13">)</text:span></text:p>
                    </text:list-item>
                  </text:list>
                </text:list-item>
              </text:list>
            </text:list-item>
          </text:list>
          <text:list text:style-name="LS9" xml:id="list196">
            <text:list-item>
              <text:p text:style-name="P284"><text:span text:style-name="T284_1">Low</text:span></text:p>
              <text:list>
                <text:list-item>
                  <text:p text:style-name="P285"><text:span text:style-name="T285_1">Knee</text:span><text:span text:style-name="T285_2"><text:s/></text:span><text:span text:style-name="T285_3">to</text:span><text:span text:style-name="T285_4"><text:s/></text:span><text:span text:style-name="T285_5">Groin</text:span><text:span text:style-name="T285_6"><text:s/>(10.5<text:s/></text:span><text:span text:style-name="T285_7">cost</text:span><text:span text:style-name="T285_8">)</text:span></text:p>
                  <text:list>
                    <text:list-item>
                      <text:p text:style-name="P286"><text:span text:style-name="T286_1">1</text:span><text:span text:style-name="T286_2">d</text:span><text:span text:style-name="T286_3">6<text:s/>+<text:s/>7<text:s/></text:span><text:span text:style-name="T286_4">damage</text:span><text:span text:style-name="T286_5"><text:s/>(10.5<text:s/></text:span><text:span text:style-name="T286_6">benefit</text:span><text:span text:style-name="T286_7">)</text:span></text:p>
                    </text:list-item>
                  </text:list>
                </text:list-item>
                <text:list-item>
                  <text:p text:style-name="P287"><text:span text:style-name="T287_1">Trip</text:span></text:p>
                  <text:list>
                    <text:list-item>
                      <text:p text:style-name="P288"><text:span text:style-name="T288_1">6<text:s/></text:span><text:span text:style-name="T288_2">sec</text:span><text:span text:style-name="T288_3"><text:s/></text:span><text:span text:style-name="T288_4">cd</text:span><text:span text:style-name="T288_5"><text:s/>(20<text:s/></text:span><text:span text:style-name="T288_6">cost</text:span><text:span text:style-name="T288_7">)</text:span></text:p>
                    </text:list-item>
                    <text:list-item>
                      <text:p text:style-name="P289"><text:span text:style-name="T289_1">1</text:span><text:span text:style-name="T289_2">d</text:span><text:span text:style-name="T289_3">6</text:span><text:span text:style-name="T289_4"><text:s/>+<text:s/>1<text:s/></text:span><text:span text:style-name="T289_5">damage</text:span><text:span text:style-name="T289_6"><text:s/>(4.5<text:s/></text:span><text:span text:style-name="T289_7">benefit</text:span><text:span text:style-name="T289_8">)</text:span></text:p>
                    </text:list-item>
                    <text:list-item>
                      <text:p text:style-name="P290"><text:span text:style-name="T290_1">Knocks</text:span><text:span text:style-name="T290_2"><text:s/></text:span><text:span text:style-name="T290_3">down</text:span><text:span text:style-name="T290_4"><text:s/></text:span><text:span text:style-name="T290_5">for</text:span><text:span text:style-name="T290_6"><text:s/>1<text:s/></text:span><text:span text:style-name="T290_7">seconds</text:span><text:span text:style-name="T290_8"><text:s/>(15.5<text:s/></text:span><text:span text:style-name="T290_9">benefit</text:span><text:span text:style-name="T290_10">)</text:span></text:p>
                    </text:list-item>
                  </text:list>
                </text:list-item>
                <text:list-item>
                  <text:p text:style-name="P291"><text:span text:style-name="T291_1">Poison</text:span><text:span text:style-name="T291_2"><text:s/></text:span><text:span text:style-name="T291_3">Bomb</text:span></text:p>
                  <text:list>
                    <text:list-item>
                      <text:p text:style-name="P292"><text:span text:style-name="T292_1">6<text:s/></text:span><text:span text:style-name="T292_2">sec</text:span><text:span text:style-name="T292_3"><text:s/></text:span><text:span text:style-name="T292_4">cd</text:span><text:span text:style-name="T292_5"><text:s text:c="2"/>(20<text:s/></text:span><text:span text:style-name="T292_6">cost</text:span><text:span text:style-name="T292_7">)</text:span></text:p>
                    </text:list-item>
                    <text:list-item>
                      <text:p text:style-name="P293"><text:span text:style-name="T293_1">1</text:span><text:span text:style-name="T293_2">d</text:span><text:span text:style-name="T293_3">6<text:s/>+<text:s/>3<text:s/></text:span><text:span text:style-name="T293_4">damage</text:span><text:span text:style-name="T293_5"><text:s/>(6.5<text:s/></text:span><text:span text:style-name="T293_6">benefit</text:span><text:span text:style-name="T293_7">)</text:span></text:p>
                    </text:list-item>
                    <text:list-item>
                      <text:p text:style-name="P294"><text:span text:style-name="T294_1">1</text:span><text:span text:style-name="T294_2">d</text:span><text:span text:style-name="T294_3">4<text:s/>+<text:s/>2<text:s/></text:span><text:span text:style-name="T294_4">damage</text:span><text:span text:style-name="T294_5">/</text:span><text:span text:style-name="T294_6">sec</text:span><text:span text:style-name="T294_7"><text:s/></text:span><text:span text:style-name="T294_8">for</text:span><text:span text:style-name="T294_9"><text:s/>3<text:s/></text:span><text:span text:style-name="T294_10">seconds</text:span><text:span text:style-name="T294_11"><text:s/>(13.5<text:s/></text:span><text:span text:style-name="T294_12">benefit</text:span><text:span text:style-name="T294_13">)</text:span></text:p>
                    </text:list-item>
                  </text:list>
                </text:list-item>
              </text:list>
              <text:list text:style-name="LS4" xml:id="list207">
                <text:list-item>
                  <text:p text:style-name="P295"><text:span text:style-name="T295_1">Ankle</text:span><text:span text:style-name="T295_2"><text:s/></text:span><text:span text:style-name="T295_3">sweep</text:span></text:p>
                  <text:list>
                    <text:list-item>
                      <text:p text:style-name="P296"><text:span text:style-name="T296_1">6<text:s/></text:span><text:span text:style-name="T296_2">sec</text:span><text:span text:style-name="T296_3"><text:s/></text:span><text:span text:style-name="T296_4">cd</text:span><text:span text:style-name="T296_5"><text:s text:c="2"/>(20<text:s/></text:span><text:span text:style-name="T296_6">cost</text:span><text:span text:style-name="T296_7">)</text:span></text:p>
                    </text:list-item>
                    <text:list-item>
                      <text:p text:style-name="P297"><text:span text:style-name="T297_1">1</text:span><text:span text:style-name="T297_2">d</text:span><text:span text:style-name="T297_3">6<text:s/>+<text:s/>1<text:s/>(4.5<text:s/></text:span><text:span text:style-name="T297_4">benefit</text:span><text:span text:style-name="T297_5">)</text:span></text:p>
                    </text:list-item>
                    <text:list-item>
                      <text:p text:style-name="P298"><text:span text:style-name="T298_1">Knocks</text:span><text:span text:style-name="T298_2"><text:s/></text:span><text:span text:style-name="T298_3">down</text:span><text:span text:style-name="T298_4"><text:s/></text:span><text:span text:style-name="T298_5">for</text:span><text:span text:style-name="T298_6"><text:s/></text:span><text:span text:style-name="T298_7">1<text:s/></text:span><text:span text:style-name="T298_8">second</text:span><text:span text:style-name="T298_9"><text:s/>(15</text:span><text:span text:style-name="T298_10">.5</text:span><text:span text:style-name="T298_11"><text:s/></text:span><text:span text:style-name="T298_12">benefit</text:span><text:span text:style-name="T298_13">)</text:span></text:p>
                    </text:list-item>
                  </text:list>
                </text:list-item>
                <text:list-item>
                  <text:p text:style-name="P299"><text:span text:style-name="T299_1">Kneecap</text:span><text:span text:style-name="T299_2"><text:s/></text:span><text:span text:style-name="T299_3">Smash</text:span></text:p>
                  <text:list>
                    <text:list-item>
                      <text:p text:style-name="P300"><text:span text:style-name="T300_1">6<text:s/></text:span><text:span text:style-name="T300_2">sec</text:span><text:span text:style-name="T300_3"><text:s/></text:span><text:span text:style-name="T300_4">cd</text:span><text:span text:style-name="T300_5"><text:s text:c="2"/>(20<text:s/></text:span><text:span text:style-name="T300_6">cost</text:span><text:span text:style-name="T300_7">)</text:span></text:p>
                    </text:list-item>
                    <text:list-item>
                      <text:p text:style-name="P301"><text:span text:style-name="T301_1">2</text:span><text:span text:style-name="T301_2">d</text:span><text:span text:style-name="T301_3">6<text:s/>+<text:s/>7<text:s/></text:span><text:span text:style-name="T301_4">damage</text:span><text:span text:style-name="T301_5"><text:s/>(14<text:s/></text:span><text:span text:style-name="T301_6">benefit</text:span><text:span text:style-name="T301_7">)</text:span></text:p>
                    </text:list-item>
                    <text:list-item>
                      <text:p text:style-name="P302"><text:span text:style-name="T302_1">Disables</text:span><text:span text:style-name="T302_2"><text:s/></text:span><text:span text:style-name="T302_3">low</text:span><text:span text:style-name="T302_4"><text:s/></text:span><text:span text:style-name="T302_5">attacks</text:span><text:span text:style-name="T302_6"><text:s/></text:span><text:span text:style-name="T302_7">for</text:span><text:span text:style-name="T302_8"><text:s/>2<text:s/></text:span><text:span text:style-name="T302_9">seconds</text:span><text:span text:style-name="T302_10"><text:s/>(6<text:s/></text:span><text:span text:style-name="T302_11">benefit</text:span><text:span text:style-name="T302_12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3"><text:span text:style-name="T303_1">Passive</text:span><text:span text:style-name="T303_2"><text:s/></text:span><text:span text:style-name="T303_3">skills</text:span><text:span text:style-name="T303_4"><text:s/></text:span><text:span text:style-name="T303_5">for</text:span><text:span text:style-name="T303_6"><text:s/></text:span><text:span text:style-name="T303_7">upgrading</text:span><text:span text:style-name="T303_8"><text:s/></text:span><text:span text:style-name="T303_9">abilities</text:span></text:p>
        </text:list-item>
      </text:list>
      <text:list text:style-name="LS9" xml:id="list216">
        <text:list-item>
          <text:list>
            <text:list-item>
              <text:p text:style-name="P304"><text:span text:style-name="T304_1">To</text:span><text:span text:style-name="T304_2"><text:s/></text:span><text:span text:style-name="T304_3">acquire</text:span><text:span text:style-name="T304_4"><text:s/></text:span><text:span text:style-name="T304_5">a</text:span><text:span text:style-name="T304_6"><text:s/></text:span><text:span text:style-name="T304_7">Rank</text:span><text:span text:style-name="T304_8"><text:s/>2<text:s/></text:span><text:span text:style-name="T304_9">skill</text:span><text:span text:style-name="T304_10">,<text:s/></text:span><text:span text:style-name="T304_11">must</text:span><text:span text:style-name="T304_12"><text:s/></text:span><text:span text:style-name="T304_13">have</text:span><text:span text:style-name="T304_14"><text:s/></text:span><text:span text:style-name="T304_15">the</text:span><text:span text:style-name="T304_16"><text:s/></text:span><text:span text:style-name="T304_17">corresponding</text:span><text:span text:style-name="T304_18"><text:s/></text:span><text:span text:style-name="T304_19">Rank</text:span><text:span text:style-name="T304_20"><text:s/>1<text:s/></text:span><text:span text:style-name="T304_21">skill</text:span></text:p>
            </text:list-item>
            <text:list-item>
              <text:p text:style-name="P305"><text:span text:style-name="T305_1">Every</text:span><text:span text:style-name="T305_2"><text:s/></text:span><text:span text:style-name="T305_3">skill</text:span><text:span text:style-name="T305_4"><text:s/></text:span><text:span text:style-name="T305_5">only</text:span><text:span text:style-name="T305_6"><text:s/></text:span><text:span text:style-name="T305_7">costs</text:span><text:span text:style-name="T305_8"><text:s/>1<text:s/></text:span><text:span text:style-name="T305_9">skill</text:span><text:span text:style-name="T305_10"><text:s/></text:span><text:span text:style-name="T305_11">point</text:span><text:span text:style-name="T305_12"><text:s/></text:span><text:span text:style-name="T305_13">to</text:span><text:span text:style-name="T305_14"><text:s/></text:span><text:span text:style-name="T305_15">acquire</text:span></text:p>
            </text:list-item>
            <text:list-item>
              <text:p text:style-name="P306"><text:span text:style-name="T306_1">High</text:span></text:p>
              <text:list>
                <text:list-item>
                  <text:p text:style-name="P307"><text:span text:style-name="T307_1">Rank</text:span><text:span text:style-name="T307_2"><text:s/>1<text:s/>(</text:span><text:span text:style-name="T307_3">Total</text:span><text:span text:style-name="T307_4"><text:s/></text:span><text:span text:style-name="T307_5">benefit</text:span><text:span text:style-name="T307_6"><text:s/>16.5)</text:span></text:p>
                  <text:list>
                    <text:list-item>
                      <text:p text:style-name="P308"><text:span text:style-name="T308_1">High</text:span><text:span text:style-name="T308_2"><text:s/></text:span><text:span text:style-name="T308_3">attacks</text:span><text:span text:style-name="T308_4"><text:s/></text:span><text:span text:style-name="T308_5">deal</text:span><text:span text:style-name="T308_6"><text:s/>+1<text:s/></text:span><text:span text:style-name="T308_7">more</text:span><text:span text:style-name="T308_8"><text:s/></text:span><text:span text:style-name="T308_9">damage</text:span><text:span text:style-name="T308_10"><text:s/>(3.5<text:s/></text:span><text:span text:style-name="T308_11">benefit</text:span><text:span text:style-name="T308_12">)</text:span></text:p>
                    </text:list-item>
                    <text:list-item>
                      <text:p text:style-name="P309"><text:span text:style-name="T309_1">Throat</text:span><text:span text:style-name="T309_2"><text:s/></text:span><text:span text:style-name="T309_3">stab</text:span><text:span text:style-name="T309_4">:<text:s/></text:span><text:span text:style-name="T309_5">has</text:span><text:span text:style-name="T309_6"><text:s/></text:span><text:span text:style-name="T309_7">a</text:span><text:span text:style-name="T309_8"><text:s/>+20%<text:s/></text:span><text:span text:style-name="T309_9">chance</text:span><text:span text:style-name="T309_10"><text:s/></text:span><text:span text:style-name="T309_11">to</text:span><text:span text:style-name="T309_12"><text:s/></text:span><text:span text:style-name="T309_13">crit</text:span><text:span text:style-name="T309_14"><text:s/></text:span><text:span text:style-name="T309_15">for</text:span><text:span text:style-name="T309_16"><text:s/></text:span><text:span text:style-name="T309_17">double</text:span><text:span text:style-name="T309_18"><text:s/></text:span><text:span text:style-name="T309_19">damage</text:span><text:span text:style-name="T309_20"><text:s/>(4<text:s/></text:span><text:span text:style-name="T309_21">benefit</text:span><text:span text:style-name="T309_22">)</text:span></text:p>
                    </text:list-item>
                    <text:list-item>
                      <text:p text:style-name="P310"><text:span text:style-name="T310_1">Roundhouse</text:span><text:span text:style-name="T310_2"><text:s/></text:span><text:span text:style-name="T310_3">kick</text:span><text:span text:style-name="T310_4">:<text:s/></text:span><text:span text:style-name="T310_5">has</text:span><text:span text:style-name="T310_6"><text:s/></text:span><text:span text:style-name="T310_7">a</text:span><text:span text:style-name="T310_8"><text:s/>+20%<text:s/></text:span><text:span text:style-name="T310_9">chance</text:span><text:span text:style-name="T310_10"><text:s/></text:span><text:span text:style-name="T310_11">to</text:span><text:span text:style-name="T310_12"><text:s/></text:span><text:span text:style-name="T310_13">stun</text:span><text:span text:style-name="T310_14"><text:s/>(3<text:s/></text:span><text:span text:style-name="T310_15">benefit</text:span><text:span text:style-name="T310_16">)</text:span></text:p>
                    </text:list-item>
                    <text:list-item>
                      <text:p text:style-name="P311"><text:span text:style-name="T311_1">Headbutt</text:span><text:span text:style-name="T311_2">:<text:s/></text:span><text:span text:style-name="T311_3">stun</text:span><text:span text:style-name="T311_4"><text:s/></text:span><text:span text:style-name="T311_5">lasts</text:span><text:span text:style-name="T311_6"><text:s/>+20%<text:s/></text:span><text:span text:style-name="T311_7">longer</text:span><text:span text:style-name="T311_8"><text:s/>(3<text:s/></text:span><text:span text:style-name="T311_9">benefit</text:span><text:span text:style-name="T311_10">)</text:span></text:p>
                    </text:list-item>
                    <text:list-item>
                      <text:p text:style-name="P312"><text:span text:style-name="T312_1">Head</text:span><text:span text:style-name="T312_2"><text:s/></text:span><text:span text:style-name="T312_3">to</text:span><text:span text:style-name="T312_4"><text:s/></text:span><text:span text:style-name="T312_5">Ground</text:span><text:span text:style-name="T312_6">:<text:s/></text:span><text:span text:style-name="T312_7">deals</text:span><text:span text:style-name="T312_8"><text:s/>3<text:s/></text:span><text:span text:style-name="T312_9">more</text:span><text:span text:style-name="T312_10"><text:s/></text:span><text:span text:style-name="T312_11">damage</text:span><text:span text:style-name="T312_12"><text:s/>(3<text:s/></text:span><text:span text:style-name="T312_13">benefit</text:span><text:span text:style-name="T312_14">)</text:span></text:p>
                    </text:list-item>
                  </text:list>
                </text:list-item>
                <text:list-item>
                  <text:p text:style-name="P313"><text:span text:style-name="T313_1">Rank</text:span><text:span text:style-name="T313_2"><text:s/>2<text:s/>(</text:span><text:span text:style-name="T313_3">Total</text:span><text:span text:style-name="T313_4"><text:s/></text:span><text:span text:style-name="T313_5">benefit</text:span><text:span text:style-name="T313_6"><text:s/>34)</text:span></text:p>
                  <text:list>
                    <text:list-item>
                      <text:p text:style-name="P314"><text:span text:style-name="T314_1">High</text:span><text:span text:style-name="T314_2"><text:s/></text:span><text:span text:style-name="T314_3">attacks</text:span><text:span text:style-name="T314_4"><text:s/></text:span><text:span text:style-name="T314_5">deal</text:span><text:span text:style-name="T314_6"><text:s/>+2<text:s/></text:span><text:span text:style-name="T314_7">more</text:span><text:span text:style-name="T314_8"><text:s/></text:span><text:span text:style-name="T314_9">damage</text:span><text:span text:style-name="T314_10"><text:s/>(7<text:s/></text:span><text:span text:style-name="T314_11">benefit</text:span><text:span text:style-name="T314_12">)</text:span></text:p>
                    </text:list-item>
                    <text:list-item>
                      <text:p text:style-name="P315"><text:span text:style-name="T315_1">Throat</text:span><text:span text:style-name="T315_2"><text:s/></text:span><text:span text:style-name="T315_3">Stab</text:span><text:span text:style-name="T315_4">:<text:s text:c="2"/>+30%<text:s/></text:span><text:span text:style-name="T315_5">chance</text:span><text:span text:style-name="T315_6"><text:s/></text:span><text:span text:style-name="T315_7">to</text:span><text:span text:style-name="T315_8"><text:s/></text:span><text:span text:style-name="T315_9">crit</text:span><text:span text:style-name="T315_10"><text:s/>(6<text:s/></text:span><text:span text:style-name="T315_11">benefit</text:span><text:span text:style-name="T315_12">)</text:span></text:p>
                    </text:list-item>
                    <text:list-item>
                      <text:p text:style-name="P316"><text:span text:style-name="T316_1">Roundhouse</text:span><text:span text:style-name="T316_2"><text:s/></text:span><text:span text:style-name="T316_3">Kick</text:span><text:span text:style-name="T316_4">:<text:s/>+40%<text:s/></text:span><text:span text:style-name="T316_5">chance</text:span><text:span text:style-name="T316_6"><text:s/></text:span><text:span text:style-name="T316_7">to</text:span><text:span text:style-name="T316_8"><text:s/></text:span><text:span text:style-name="T316_9">stun</text:span><text:span text:style-name="T316_10"><text:s/>(6<text:s/></text:span><text:span text:style-name="T316_11">benefit</text:span><text:span text:style-name="T316_12">)</text:span></text:p>
                    </text:list-item>
                    <text:list-item>
                      <text:p text:style-name="P317"><text:span text:style-name="T317_1">Headbutt</text:span><text:span text:style-name="T317_2">:<text:s/></text:span><text:span text:style-name="T317_3">S</text:span><text:span text:style-name="T317_4">tun</text:span><text:span text:style-name="T317_5"><text:s/></text:span><text:span text:style-name="T317_6">lasts</text:span><text:span text:style-name="T317_7"><text:s/></text:span><text:span text:style-name="T317_8">an</text:span><text:span text:style-name="T317_9"><text:s/></text:span><text:span text:style-name="T317_10">extra</text:span><text:span text:style-name="T317_11"><text:s/></text:span><text:span text:style-name="T317_12">turn</text:span><text:span text:style-name="T317_13"><text:s/>(7<text:s/></text:span><text:span text:style-name="T317_14">benefit</text:span><text:span text:style-name="T317_15">)</text:span></text:p>
                    </text:list-item>
                    <text:list-item>
                      <text:p text:style-name="P318"><text:span text:style-name="T318_1">Head</text:span><text:span text:style-name="T318_2"><text:s/></text:span><text:span text:style-name="T318_3">to</text:span><text:span text:style-name="T318_4"><text:s/></text:span><text:span text:style-name="T318_5">Ground</text:span><text:span text:style-name="T318_6">:<text:s/></text:span><text:span text:style-name="T318_7">deals</text:span><text:span text:style-name="T318_8"><text:s/>8<text:s/></text:span><text:span text:style-name="T318_9">more</text:span><text:span text:style-name="T318_10"><text:s/></text:span><text:span text:style-name="T318_11">damage</text:span><text:span text:style-name="T318_12"><text:s/>(8<text:s/></text:span><text:span text:style-name="T318_13">benefit</text:span><text:span text:style-name="T318_14">)</text:span></text:p>
                    </text:list-item>
                  </text:list>
                </text:list-item>
                <text:list-item>
                  <text:p text:style-name="P319"><text:span text:style-name="T319_1">Rank</text:span><text:span text:style-name="T319_2"><text:s/>3<text:s/>(</text:span><text:span text:style-name="T319_3">Total</text:span><text:span text:style-name="T319_4"><text:s/></text:span><text:span text:style-name="T319_5">benefit</text:span><text:span text:style-name="T319_6"><text:s/>46.5)</text:span></text:p>
                  <text:list>
                    <text:list-item>
                      <text:p text:style-name="P320"><text:span text:style-name="T320_1">High</text:span><text:span text:style-name="T320_2"><text:s/></text:span><text:span text:style-name="T320_3">attacks</text:span><text:span text:style-name="T320_4"><text:s/></text:span><text:span text:style-name="T320_5">deal</text:span><text:span text:style-name="T320_6"><text:s/>+3<text:s/></text:span><text:span text:style-name="T320_7">more</text:span><text:span text:style-name="T320_8"><text:s/></text:span><text:span text:style-name="T320_9">damage</text:span><text:span text:style-name="T320_10"><text:s/>(10.5<text:s/></text:span><text:span text:style-name="T320_11">benefit</text:span><text:span text:style-name="T320_12">)</text:span></text:p>
                    </text:list-item>
                    <text:list-item>
                      <text:p text:style-name="P321"><text:span text:style-name="T321_1">Throat</text:span><text:span text:style-name="T321_2"><text:s/></text:span><text:span text:style-name="T321_3">Stab</text:span><text:span text:style-name="T321_4">:<text:s/></text:span><text:span text:style-name="T321_5">crits</text:span><text:span text:style-name="T321_6"><text:s/></text:span><text:span text:style-name="T321_7">for</text:span><text:span text:style-name="T321_8"><text:s/></text:span><text:span text:style-name="T321_9">triple</text:span><text:span text:style-name="T321_10"><text:s/></text:span><text:span text:style-name="T321_11">damage</text:span><text:span text:style-name="T321_12"><text:s/></text:span><text:span text:style-name="T321_13">instead</text:span><text:span text:style-name="T321_14"><text:s/>(9<text:s/></text:span><text:span text:style-name="T321_15">benefit</text:span><text:span text:style-name="T321_16">)</text:span></text:p>
                    </text:list-item>
                    <text:list-item>
                      <text:p text:style-name="P322"><text:span text:style-name="T322_1">Roundhouse</text:span><text:span text:style-name="T322_2"><text:s/></text:span><text:span text:style-name="T322_3">Kick</text:span><text:span text:style-name="T322_4">:<text:s/></text:span><text:span text:style-name="T322_5">deals</text:span><text:span text:style-name="T322_6"><text:s/></text:span><text:span text:style-name="T322_7">an</text:span><text:span text:style-name="T322_8"><text:s/></text:span><text:span text:style-name="T322_9">additional</text:span><text:span text:style-name="T322_10"><text:s/>12<text:s/></text:span><text:span text:style-name="T322_11">damage</text:span><text:span text:style-name="T322_12"><text:s/></text:span><text:span text:style-name="T322_13">if</text:span><text:span text:style-name="T322_14"><text:s/></text:span><text:span text:style-name="T322_15">it</text:span><text:span text:style-name="T322_16"><text:s/></text:span><text:span text:style-name="T322_17">stuns</text:span><text:span text:style-name="T322_18"><text:s/>(9.5<text:s/></text:span><text:span text:style-name="T322_19">benefit</text:span><text:span text:style-name="T322_20">)</text:span></text:p>
                    </text:list-item>
                    <text:list-item>
                      <text:p text:style-name="P323"><text:span text:style-name="T323_1">Headbutt</text:span><text:span text:style-name="T323_2">:<text:s/></text:span><text:span text:style-name="T323_3">stun</text:span><text:span text:style-name="T323_4"><text:s/></text:span><text:span text:style-name="T323_5">lasts</text:span><text:span text:style-name="T323_6"><text:s/></text:span><text:span text:style-name="T323_7">another</text:span><text:span text:style-name="T323_8"><text:s/></text:span><text:span text:style-name="T323_9">turn</text:span><text:span text:style-name="T323_10"><text:s/>(7<text:s/></text:span><text:span text:style-name="T323_11">benefit</text:span><text:span text:style-name="T323_12">)</text:span></text:p>
                    </text:list-item>
                    <text:list-item>
                      <text:p text:style-name="P324"><text:span text:style-name="T324_1">Head</text:span><text:span text:style-name="T324_2"><text:s/></text:span><text:span text:style-name="T324_3">to</text:span><text:span text:style-name="T324_4"><text:s/></text:span><text:span text:style-name="T324_5">Ground</text:span><text:span text:style-name="T324_6">:<text:s/></text:span><text:span text:style-name="T324_7">does</text:span><text:span text:style-name="T324_8"><text:s/>-<text:s/>5<text:s/></text:span><text:span text:style-name="T324_9">damage</text:span><text:span text:style-name="T324_10">,<text:s/></text:span><text:span text:style-name="T324_11">and</text:span><text:span text:style-name="T324_12"><text:s/></text:span><text:span text:style-name="T324_13">target</text:span><text:span text:style-name="T324_14"><text:s/></text:span><text:span text:style-name="T324_15">is</text:span><text:span text:style-name="T324_16"><text:s/></text:span><text:span text:style-name="T324_17">stunned</text:span><text:span text:style-name="T324_18"><text:s/>(10.5<text:s/></text:span><text:span text:style-name="T324_19">benefit</text:span><text:span text:style-name="T324_20">)</text:span></text:p>
                    </text:list-item>
                  </text:list>
                </text:list-item>
              </text:list>
            </text:list-item>
            <text:list-item>
              <text:p text:style-name="P325"><text:span text:style-name="T325_1">Medium</text:span></text:p>
              <text:list>
                <text:list-item>
                  <text:p text:style-name="P326"><text:span text:style-name="T326_1">Rank</text:span><text:span text:style-name="T326_2"><text:s/>1<text:s/>(</text:span><text:span text:style-name="T326_3">Total</text:span><text:span text:style-name="T326_4"><text:s/></text:span><text:span text:style-name="T326_5">benefit</text:span><text:span text:style-name="T326_6"><text:s/>21)</text:span></text:p>
                  <text:list>
                    <text:list-item>
                      <text:p text:style-name="P327"><text:span text:style-name="T327_1">Medium</text:span><text:span text:style-name="T327_2"><text:s/></text:span><text:span text:style-name="T327_3">attacks</text:span><text:span text:style-name="T327_4"><text:s/></text:span><text:span text:style-name="T327_5">deal</text:span><text:span text:style-name="T327_6"><text:s/>+<text:s/>1<text:s/></text:span><text:span text:style-name="T327_7">damage</text:span><text:span text:style-name="T327_8"><text:s/>(3.5<text:s/></text:span><text:span text:style-name="T327_9">benefit</text:span><text:span text:style-name="T327_10">)</text:span></text:p>
                    </text:list-item>
                    <text:list-item>
                      <text:p text:style-name="P328"><text:span text:style-name="T328_1">Rib</text:span><text:span text:style-name="T328_2"><text:s/></text:span><text:span text:style-name="T328_3">Punch</text:span><text:span text:style-name="T328_4">:<text:s/></text:span><text:span text:style-name="T328_5">does</text:span><text:span text:style-name="T328_6"><text:s/>+3<text:s/></text:span><text:span text:style-name="T328_7">damage</text:span><text:span text:style-name="T328_8"><text:s/>(4<text:s/></text:span><text:span text:style-name="T328_9">benefit</text:span><text:span text:style-name="T328_10">)</text:span></text:p>
                    </text:list-item>
                    <text:list-item>
                      <text:p text:style-name="P329"><text:span text:style-name="T329_1">Boomerang</text:span><text:span text:style-name="T329_2">:<text:s/></text:span><text:span text:style-name="T329_3">deals</text:span><text:span text:style-name="T329_4"><text:s/>+2<text:s/></text:span><text:span text:style-name="T329_5">damage</text:span><text:span text:style-name="T329_6"><text:s/></text:span><text:span text:style-name="T329_7">on</text:span><text:span text:style-name="T329_8"><text:s/></text:span><text:span text:style-name="T329_9">each</text:span><text:span text:style-name="T329_10"><text:s/></text:span><text:span text:style-name="T329_11">strike</text:span><text:span text:style-name="T329_12"><text:s/>(3.5<text:s/></text:span><text:span text:style-name="T329_13">benefit</text:span><text:span text:style-name="T329_14">)</text:span></text:p>
                    </text:list-item>
                    <text:list-item>
                      <text:p text:style-name="P330"><text:span text:style-name="T330_1">Flamethrower</text:span><text:span text:style-name="T330_2">:<text:s/></text:span><text:span text:style-name="T330_3">puts</text:span><text:span text:style-name="T330_4"><text:s/></text:span><text:span text:style-name="T330_5">a</text:span><text:span text:style-name="T330_6"><text:s/></text:span><text:span text:style-name="T330_7">debuff</text:span><text:span text:style-name="T330_8"><text:s/></text:span><text:span text:style-name="T330_9">on</text:span><text:span text:style-name="T330_10"><text:s/></text:span><text:span text:style-name="T330_11">the</text:span><text:span text:style-name="T330_12"><text:s/></text:span><text:span text:style-name="T330_13">opponent</text:span><text:span text:style-name="T330_14"><text:s/></text:span><text:span text:style-name="T330_15">that</text:span><text:span text:style-name="T330_16"><text:s/></text:span><text:span text:style-name="T330_17">causes</text:span><text:span text:style-name="T330_18"><text:s/></text:span><text:span text:style-name="T330_19">them</text:span><text:span text:style-name="T330_20"><text:s/></text:span><text:span text:style-name="T330_21">to</text:span><text:span text:style-name="T330_22"><text:s/></text:span><text:span text:style-name="T330_23">burn</text:span><text:span text:style-name="T330_24"><text:s/></text:span><text:span text:style-name="T330_25">for</text:span><text:span text:style-name="T330_26"><text:s/></text:span><text:span text:style-name="T330_27">an</text:span><text:span text:style-name="T330_28"><text:s/></text:span><text:span text:style-name="T330_29">additional</text:span><text:span text:style-name="T330_30"><text:s/>2<text:s/></text:span><text:span text:style-name="T330_31">damage</text:span><text:span text:style-name="T330_32"><text:s/></text:span><text:span text:style-name="T330_33">per</text:span><text:span text:style-name="T330_34"><text:s/></text:span><text:span text:style-name="T330_35">second</text:span><text:span text:style-name="T330_36"><text:s/></text:span><text:span text:style-name="T330_37">for</text:span><text:span text:style-name="T330_38"><text:s/>3<text:s/></text:span><text:span text:style-name="T330_39">seconds</text:span><text:span text:style-name="T330_40"><text:s/>(6<text:s/></text:span><text:span text:style-name="T330_41">benefit</text:span><text:span text:style-name="T330_42">)</text:span></text:p>
                    </text:list-item>
                    <text:list-item>
                      <text:p text:style-name="P331"><text:span text:style-name="T331_1">Belly</text:span><text:span text:style-name="T331_2"><text:s/></text:span><text:span text:style-name="T331_3">Flop</text:span><text:span text:style-name="T331_4">:<text:s/></text:span><text:span text:style-name="T331_5">deals</text:span><text:span text:style-name="T331_6"><text:s/>+4<text:s/></text:span><text:span text:style-name="T331_7">damage</text:span><text:span text:style-name="T331_8">,<text:s/></text:span><text:span text:style-name="T331_9">user</text:span><text:span text:style-name="T331_10"><text:s/></text:span><text:span text:style-name="T331_11">loses</text:span><text:span text:style-name="T331_12"><text:s/>2<text:s/></text:span><text:span text:style-name="T331_13">health</text:span><text:span text:style-name="T331_14"><text:s/>(34<text:s/></text:span><text:span text:style-name="T331_15">benefit</text:span><text:span text:style-name="T331_16">)</text:span></text:p>
                    </text:list-item>
                  </text:list>
                </text:list-item>
                <text:list-item>
                  <text:p text:style-name="P332"><text:span text:style-name="T332_1">Rank</text:span><text:span text:style-name="T332_2"><text:s/>2<text:s/>(</text:span><text:span text:style-name="T332_3">Total</text:span><text:span text:style-name="T332_4"><text:s/></text:span><text:span text:style-name="T332_5">benefit</text:span><text:span text:style-name="T332_6"><text:s/>43)</text:span></text:p>
                  <text:list>
                    <text:list-item>
                      <text:p text:style-name="P333"><text:span text:style-name="T333_1">Medium</text:span><text:span text:style-name="T333_2"><text:s/></text:span><text:span text:style-name="T333_3">attacks</text:span><text:span text:style-name="T333_4"><text:s/></text:span><text:span text:style-name="T333_5">deals</text:span><text:span text:style-name="T333_6"><text:s/>+2<text:s/></text:span><text:span text:style-name="T333_7">more</text:span><text:span text:style-name="T333_8"><text:s/></text:span><text:span text:style-name="T333_9">damage</text:span><text:span text:style-name="T333_10"><text:s/>(7<text:s/></text:span><text:span text:style-name="T333_11">benefit</text:span><text:span text:style-name="T333_12">)</text:span></text:p>
                    </text:list-item>
                    <text:list-item>
                      <text:p text:style-name="P334"><text:span text:style-name="T334_1">Rib</text:span><text:span text:style-name="T334_2"><text:s/></text:span><text:span text:style-name="T334_3">Punch</text:span><text:span text:style-name="T334_4">:<text:s/></text:span><text:span text:style-name="T334_5">deals</text:span><text:span text:style-name="T334_6"><text:s/>+6<text:s/></text:span><text:span text:style-name="T334_7">damage</text:span><text:span text:style-name="T334_8"><text:s/>(8<text:s/></text:span><text:span text:style-name="T334_9">benefit</text:span><text:span text:style-name="T334_10">)</text:span></text:p>
                    </text:list-item>
                    <text:list-item>
                      <text:p text:style-name="P335"><text:span text:style-name="T335_1">Boomerang</text:span><text:span text:style-name="T335_2">:<text:s/></text:span><text:span text:style-name="T335_3">Deals</text:span><text:span text:style-name="T335_4"><text:s/></text:span><text:span text:style-name="T335_5">damage</text:span><text:span text:style-name="T335_6"><text:s/>3<text:s/></text:span><text:span text:style-name="T335_7">times</text:span><text:span text:style-name="T335_8">,<text:s/>3</text:span><text:span text:style-name="T335_9">rd</text:span><text:span text:style-name="T335_10"><text:s/></text:span><text:span text:style-name="T335_11">strike</text:span><text:span text:style-name="T335_12"><text:s/>2<text:s/></text:span><text:span text:style-name="T335_13">rounds</text:span><text:span text:style-name="T335_14"><text:s/></text:span><text:span text:style-name="T335_15">after</text:span><text:span text:style-name="T335_16"><text:s/></text:span><text:span text:style-name="T335_17">second</text:span><text:span text:style-name="T335_18"><text:s/>(10<text:s/></text:span><text:span text:style-name="T335_19">benefit</text:span><text:span text:style-name="T335_20">)</text:span></text:p>
                    </text:list-item>
                    <text:list-item>
                      <text:p text:style-name="P336"><text:span text:style-name="T336_1">Flamethrower</text:span><text:span text:style-name="T336_2">:<text:s/></text:span><text:span text:style-name="T336_3">debuff</text:span><text:span text:style-name="T336_4"><text:s/></text:span><text:span text:style-name="T336_5">lasts</text:span><text:span text:style-name="T336_6"><text:s/></text:span><text:span text:style-name="T336_7">for</text:span><text:span text:style-name="T336_8"><text:s/></text:span><text:span text:style-name="T336_9">an</text:span><text:span text:style-name="T336_10"><text:s/></text:span><text:span text:style-name="T336_11">additional</text:span><text:span text:style-name="T336_12"><text:s/>5<text:s/></text:span><text:span text:style-name="T336_13">seconds</text:span><text:span text:style-name="T336_14"><text:s/>(10<text:s/></text:span><text:span text:style-name="T336_15">benefit</text:span><text:span text:style-name="T336_16">)</text:span></text:p>
                    </text:list-item>
                    <text:list-item>
                      <text:p text:style-name="P337"><text:span text:style-name="T337_1">Belly</text:span><text:span text:style-name="T337_2"><text:s/></text:span><text:span text:style-name="T337_3">Flop</text:span><text:span text:style-name="T337_4">:<text:s/></text:span><text:span text:style-name="T337_5">deals</text:span><text:span text:style-name="T337_6"><text:s/>+8<text:s/></text:span><text:span text:style-name="T337_7">damage</text:span><text:span text:style-name="T337_8">,<text:s/></text:span><text:span text:style-name="T337_9">user</text:span><text:span text:style-name="T337_10"><text:s/></text:span><text:span text:style-name="T337_11">loses</text:span><text:span text:style-name="T337_12"><text:s/>4<text:s/></text:span><text:span text:style-name="T337_13">health</text:span><text:span text:style-name="T337_14"><text:s/>(8<text:s/></text:span><text:span text:style-name="T337_15">benefit</text:span><text:span text:style-name="T337_16">)</text:span></text:p>
                    </text:list-item>
                  </text:list>
                </text:list-item>
                <text:list-item>
                  <text:p text:style-name="P338"><text:span text:style-name="T338_1">Rank</text:span><text:span text:style-name="T338_2"><text:s/>3<text:s/>(</text:span><text:span text:style-name="T338_3">Total</text:span><text:span text:style-name="T338_4"><text:s/></text:span><text:span text:style-name="T338_5">benefit</text:span><text:span text:style-name="T338_6"><text:s/>54)</text:span></text:p>
                  <text:list>
                    <text:list-item>
                      <text:p text:style-name="P339"><text:span text:style-name="T339_1">Medium</text:span><text:span text:style-name="T339_2"><text:s/></text:span><text:span text:style-name="T339_3">attacks</text:span><text:span text:style-name="T339_4"><text:s/></text:span><text:span text:style-name="T339_5">deals</text:span><text:span text:style-name="T339_6"><text:s/>+3<text:s/></text:span><text:span text:style-name="T339_7">more</text:span><text:span text:style-name="T339_8"><text:s/></text:span><text:span text:style-name="T339_9">damage</text:span><text:span text:style-name="T339_10"><text:s/>(10.5<text:s/></text:span><text:span text:style-name="T339_11">benefit</text:span><text:span text:style-name="T339_12">)</text:span></text:p>
                    </text:list-item>
                    <text:list-item>
                      <text:p text:style-name="P340"><text:span text:style-name="T340_1">Rib</text:span><text:span text:style-name="T340_2"><text:s/></text:span><text:span text:style-name="T340_3">Punch</text:span><text:span text:style-name="T340_4">:<text:s/></text:span><text:span text:style-name="T340_5">Deals</text:span><text:span text:style-name="T340_6"><text:s/>+<text:s/>9<text:s/></text:span><text:span text:style-name="T340_7">damage</text:span><text:span text:style-name="T340_8"><text:s/>(11.5<text:s/></text:span><text:span text:style-name="T340_9">benefit</text:span><text:span text:style-name="T340_10">)</text:span></text:p>
                    </text:list-item>
                    <text:list-item>
                      <text:p text:style-name="P341"><text:span text:style-name="T341_1">Boomerang</text:span><text:span text:style-name="T341_2">:<text:s/></text:span><text:span text:style-name="T341_3">Deals</text:span><text:span text:style-name="T341_4"><text:s/></text:span><text:span text:style-name="T341_5">damage</text:span><text:span text:style-name="T341_6"><text:s/>4<text:s/></text:span><text:span text:style-name="T341_7">times</text:span><text:span text:style-name="T341_8">,<text:s/>4</text:span><text:span text:style-name="T341_9">th</text:span><text:span text:style-name="T341_10"><text:s/></text:span><text:span text:style-name="T341_11">strike</text:span><text:span text:style-name="T341_12"><text:s/>2<text:s/></text:span><text:span text:style-name="T341_13">rounds</text:span><text:span text:style-name="T341_14"><text:s/></text:span><text:span text:style-name="T341_15">after</text:span><text:span text:style-name="T341_16"><text:s/></text:span><text:span text:style-name="T341_17">third</text:span><text:span text:style-name="T341_18"><text:s/>(10<text:s/></text:span><text:span text:style-name="T341_19">benefit</text:span><text:span text:style-name="T341_20">)</text:span></text:p>
                    </text:list-item>
                    <text:list-item>
                      <text:p text:style-name="P342"><text:span text:style-name="T342_1">Flamethrower</text:span><text:span text:style-name="T342_2">:<text:s/></text:span><text:span text:style-name="T342_3">debuff</text:span><text:span text:style-name="T342_4"><text:s/></text:span><text:span text:style-name="T342_5">explodes</text:span><text:span text:style-name="T342_6"><text:s/></text:span><text:span text:style-name="T342_7">at</text:span><text:span text:style-name="T342_8"><text:s/></text:span><text:span text:style-name="T342_9">the</text:span><text:span text:style-name="T342_10"><text:s/></text:span><text:span text:style-name="T342_11">end</text:span><text:span text:style-name="T342_12"><text:s/></text:span><text:span text:style-name="T342_13">of</text:span><text:span text:style-name="T342_14"><text:s/></text:span><text:span text:style-name="T342_15">its</text:span><text:span text:style-name="T342_16"><text:s/></text:span><text:span text:style-name="T342_17">duration</text:span><text:span text:style-name="T342_18"><text:s/></text:span><text:span text:style-name="T342_19">for</text:span><text:span text:style-name="T342_20"><text:s/>+12<text:s/></text:span><text:span text:style-name="T342_21">damage</text:span><text:span text:style-name="T342_22"><text:s/>(12<text:s/></text:span><text:span text:style-name="T342_23">benefit</text:span><text:span text:style-name="T342_24">)</text:span></text:p>
                    </text:list-item>
                    <text:list-item>
                      <text:p text:style-name="P343"><text:span text:style-name="T343_1">Belly</text:span><text:span text:style-name="T343_2"><text:s/></text:span><text:span text:style-name="T343_3">Flop</text:span><text:span text:style-name="T343_4">:<text:s/></text:span><text:span text:style-name="T343_5">Stuns</text:span><text:span text:style-name="T343_6"><text:s/></text:span><text:span text:style-name="T343_7">for</text:span><text:span text:style-name="T343_8"><text:s/>2<text:s/></text:span><text:span text:style-name="T343_9">seconds</text:span><text:span text:style-name="T343_10">,<text:s/></text:span><text:span text:style-name="T343_11">user</text:span><text:span text:style-name="T343_12"><text:s/></text:span><text:span text:style-name="T343_13">is</text:span><text:span text:style-name="T343_14"><text:s/></text:span><text:span text:style-name="T343_15">stunned</text:span><text:span text:style-name="T343_16"><text:s/></text:span><text:span text:style-name="T343_17">for</text:span><text:span text:style-name="T343_18"><text:s/></text:span><text:span text:style-name="T343_19">one</text:span><text:span text:style-name="T343_20"><text:s/></text:span><text:span text:style-name="T343_21">second</text:span><text:span text:style-name="T343_22"><text:s/></text:span><text:span text:style-name="T343_23">and</text:span><text:span text:style-name="T343_24"><text:s/></text:span><text:span text:style-name="T343_25">loses</text:span><text:span text:style-name="T343_26"><text:s/>8<text:s/></text:span><text:span text:style-name="T343_27">health</text:span><text:span text:style-name="T343_28"><text:s/>(10<text:s/></text:span><text:span text:style-name="T343_29">benefit</text:span><text:span text:style-name="T343_30">)</text:span></text:p>
                    </text:list-item>
                  </text:list>
                </text:list-item>
              </text:list>
            </text:list-item>
            <text:list-item>
              <text:p text:style-name="P344"><text:span text:style-name="T344_1">Low</text:span></text:p>
              <text:list>
                <text:list-item>
                  <text:p text:style-name="P345"><text:span text:style-name="T345_1">Rank</text:span><text:span text:style-name="T345_2"><text:s/>1<text:s text:c="2"/>(<text:s/></text:span><text:span text:style-name="T345_3">total</text:span><text:span text:style-name="T345_4"><text:s/></text:span><text:span text:style-name="T345_5">benefit</text:span><text:span text:style-name="T345_6"><text:s/>17)</text:span></text:p>
                  <text:list>
                    <text:list-item>
                      <text:p text:style-name="P346"><text:span text:style-name="T346_1">Low</text:span><text:span text:style-name="T346_2"><text:s/></text:span><text:span text:style-name="T346_3">attacks</text:span><text:span text:style-name="T346_4"><text:s/></text:span><text:span text:style-name="T346_5">deal</text:span><text:span text:style-name="T346_6"><text:s/>+1<text:s/></text:span><text:span text:style-name="T346_7">more</text:span><text:span text:style-name="T346_8"><text:s/></text:span><text:span text:style-name="T346_9">damage</text:span><text:span text:style-name="T346_10"><text:s/>(3.5<text:s/></text:span><text:span text:style-name="T346_11">benefit</text:span><text:span text:style-name="T346_12">)</text:span></text:p>
                    </text:list-item>
                    <text:list-item>
                      <text:p text:style-name="P347"><text:span text:style-name="T347_1">Ankle</text:span><text:span text:style-name="T347_2"><text:s/></text:span><text:span text:style-name="T347_3">Sweep</text:span><text:span text:style-name="T347_4">:<text:s/></text:span><text:span text:style-name="T347_5">Knockdown</text:span><text:span text:style-name="T347_6"><text:s/></text:span><text:span text:style-name="T347_7">lasts</text:span><text:span text:style-name="T347_8"><text:s/>20%<text:s/></text:span><text:span text:style-name="T347_9">longer</text:span><text:span text:style-name="T347_10"><text:s/>(3<text:s/></text:span><text:span text:style-name="T347_11">benefit</text:span><text:span text:style-name="T347_12">)</text:span></text:p>
                    </text:list-item>
                    <text:list-item>
                      <text:p text:style-name="P348"><text:span text:style-name="T348_1">Kneecap</text:span><text:span text:style-name="T348_2"><text:s/></text:span><text:span text:style-name="T348_3">Smash</text:span><text:span text:style-name="T348_4">:<text:s/></text:span><text:span text:style-name="T348_5">Disables</text:span><text:span text:style-name="T348_6"><text:s/></text:span><text:span text:style-name="T348_7">low</text:span><text:span text:style-name="T348_8"><text:s/></text:span><text:span text:style-name="T348_9">attacks</text:span><text:span text:style-name="T348_10"><text:s/></text:span><text:span text:style-name="T348_11">for</text:span><text:span text:style-name="T348_12"><text:s/>1<text:s/></text:span><text:span text:style-name="T348_13">more</text:span><text:span text:style-name="T348_14"><text:s/></text:span><text:span text:style-name="T348_15">second</text:span><text:span text:style-name="T348_16"><text:s/>(3<text:s/></text:span><text:span text:style-name="T348_17">benefit</text:span><text:span text:style-name="T348_18">)</text:span></text:p>
                    </text:list-item>
                    <text:list-item>
                      <text:p text:style-name="P349"><text:span text:style-name="T349_1">Trip</text:span><text:span text:style-name="T349_2">:<text:s/>+20%<text:s/></text:span><text:span text:style-name="T349_3">chance</text:span><text:span text:style-name="T349_4"><text:s/></text:span><text:span text:style-name="T349_5">to</text:span><text:span text:style-name="T349_6"><text:s/></text:span><text:span text:style-name="T349_7">last</text:span><text:span text:style-name="T349_8"><text:s/>2<text:s/></text:span><text:span text:style-name="T349_9">turns</text:span><text:span text:style-name="T349_10"><text:s/>(3<text:s/></text:span><text:span text:style-name="T349_11">benefit</text:span><text:span text:style-name="T349_12">)</text:span></text:p>
                    </text:list-item>
                    <text:list-item>
                      <text:p text:style-name="P350"><text:span text:style-name="T350_1">Poison</text:span><text:span text:style-name="T350_2"><text:s/></text:span><text:span text:style-name="T350_3">Bomb</text:span><text:span text:style-name="T350_4">:<text:s/></text:span><text:span text:style-name="T350_5">Damage</text:span><text:span text:style-name="T350_6"><text:s/></text:span><text:span text:style-name="T350_7">over</text:span><text:span text:style-name="T350_8"><text:s/></text:span><text:span text:style-name="T350_9">time</text:span><text:span text:style-name="T350_10"><text:s/></text:span><text:span text:style-name="T350_11">effect</text:span><text:span text:style-name="T350_12"><text:s/></text:span><text:span text:style-name="T350_13">lasts</text:span><text:span text:style-name="T350_14"><text:s/>1<text:s/></text:span><text:span text:style-name="T350_15">more</text:span><text:span text:style-name="T350_16"><text:s/></text:span><text:span text:style-name="T350_17">second</text:span><text:span text:style-name="T350_18"><text:s/>(4.5<text:s/></text:span><text:span text:style-name="T350_19">benefit</text:span><text:span text:style-name="T350_20">)<text:s/></text:span></text:p>
                    </text:list-item>
                  </text:list>
                </text:list-item>
                <text:list-item>
                  <text:p text:style-name="P351"><text:span text:style-name="T351_1">Rank</text:span><text:span text:style-name="T351_2"><text:s/>2<text:s text:c="2"/>(<text:s/></text:span><text:span text:style-name="T351_3">total</text:span><text:span text:style-name="T351_4"><text:s/></text:span><text:span text:style-name="T351_5">benefit</text:span><text:span text:style-name="T351_6"><text:s/>33)</text:span></text:p>
                  <text:list>
                    <text:list-item>
                      <text:p text:style-name="P352"><text:span text:style-name="T352_1">Low</text:span><text:span text:style-name="T352_2"><text:s/></text:span><text:span text:style-name="T352_3">attacks</text:span><text:span text:style-name="T352_4"><text:s/></text:span><text:span text:style-name="T352_5">deals</text:span><text:span text:style-name="T352_6"><text:s/>+2<text:s/></text:span><text:span text:style-name="T352_7">more</text:span><text:span text:style-name="T352_8"><text:s/></text:span><text:span text:style-name="T352_9">damage</text:span><text:span text:style-name="T352_10"><text:s/>(7<text:s/></text:span><text:span text:style-name="T352_11">benefit</text:span><text:span text:style-name="T352_12">)</text:span></text:p>
                    </text:list-item>
                    <text:list-item>
                      <text:p text:style-name="P353"><text:span text:style-name="T353_1">Ankle</text:span><text:span text:style-name="T353_2"><text:s/></text:span><text:span text:style-name="T353_3">Sweep</text:span><text:span text:style-name="T353_4">:<text:s text:c="2"/></text:span><text:span text:style-name="T353_5">Knockdown</text:span><text:span text:style-name="T353_6"><text:s/></text:span><text:span text:style-name="T353_7">lasts</text:span><text:span text:style-name="T353_8"><text:s/>40%<text:s/></text:span><text:span text:style-name="T353_9">longer</text:span><text:span text:style-name="T353_10"><text:s/>(6<text:s/></text:span><text:span text:style-name="T353_11">benefit</text:span><text:span text:style-name="T353_12">)</text:span></text:p>
                    </text:list-item>
                    <text:list-item>
                      <text:p text:style-name="P354"><text:span text:style-name="T354_1">Kneecap</text:span><text:span text:style-name="T354_2"><text:s/></text:span><text:span text:style-name="T354_3">Smash</text:span><text:span text:style-name="T354_4">:<text:s/></text:span><text:span text:style-name="T354_5">Disables</text:span><text:span text:style-name="T354_6"><text:s/></text:span><text:span text:style-name="T354_7">low</text:span><text:span text:style-name="T354_8"><text:s/></text:span><text:span text:style-name="T354_9">attacks</text:span><text:span text:style-name="T354_10"><text:s/></text:span><text:span text:style-name="T354_11">for</text:span><text:span text:style-name="T354_12"><text:s/>2<text:s/></text:span><text:span text:style-name="T354_13">more</text:span><text:span text:style-name="T354_14"><text:s/></text:span><text:span text:style-name="T354_15">seconds</text:span><text:span text:style-name="T354_16"><text:s/>(6<text:s/></text:span><text:span text:style-name="T354_17">benefit</text:span><text:span text:style-name="T354_18">)</text:span></text:p>
                    </text:list-item>
                    <text:list-item>
                      <text:p text:style-name="P355"><text:span text:style-name="T355_1">Trip</text:span><text:span text:style-name="T355_2">:<text:s/>+40%<text:s/></text:span><text:span text:style-name="T355_3">chance</text:span><text:span text:style-name="T355_4"><text:s/></text:span><text:span text:style-name="T355_5">to</text:span><text:span text:style-name="T355_6"><text:s/></text:span><text:span text:style-name="T355_7">last</text:span><text:span text:style-name="T355_8"><text:s/>2<text:s/></text:span><text:span text:style-name="T355_9">turns</text:span><text:span text:style-name="T355_10"><text:s/>(6<text:s/></text:span><text:span text:style-name="T355_11">benefit</text:span><text:span text:style-name="T355_12">)</text:span></text:p>
                    </text:list-item>
                    <text:list-item>
                      <text:p text:style-name="P356"><text:span text:style-name="T356_1">Poison</text:span><text:span text:style-name="T356_2"><text:s/></text:span><text:span text:style-name="T356_3">Bomb</text:span><text:span text:style-name="T356_4">:<text:s/></text:span><text:span text:style-name="T356_5">Damage</text:span><text:span text:style-name="T356_6"><text:s/></text:span><text:span text:style-name="T356_7">over</text:span><text:span text:style-name="T356_8"><text:s/></text:span><text:span text:style-name="T356_9">time</text:span><text:span text:style-name="T356_10"><text:s/></text:span><text:span text:style-name="T356_11">effect</text:span><text:span text:style-name="T356_12"><text:s/></text:span><text:span text:style-name="T356_13">deals</text:span><text:span text:style-name="T356_14"><text:s/>2<text:s/></text:span><text:span text:style-name="T356_15">more</text:span><text:span text:style-name="T356_16"><text:s/></text:span><text:span text:style-name="T356_17">damage</text:span><text:span text:style-name="T356_18">/</text:span><text:span text:style-name="T356_19">second</text:span><text:span text:style-name="T356_20"><text:s/>(8<text:s/></text:span><text:span text:style-name="T356_21">benefit</text:span><text:span text:style-name="T356_22">)</text:span></text:p>
                    </text:list-item>
                  </text:list>
                </text:list-item>
                <text:list-item>
                  <text:p text:style-name="P357"><text:span text:style-name="T357_1">Rank</text:span><text:span text:style-name="T357_2"><text:s/>3<text:s text:c="2"/>(<text:s/></text:span><text:span text:style-name="T357_3">total</text:span><text:span text:style-name="T357_4"><text:s/></text:span><text:span text:style-name="T357_5">benefit</text:span><text:span text:style-name="T357_6"><text:s/>47.5)</text:span></text:p>
                  <text:list>
                    <text:list-item>
                      <text:p text:style-name="P358"><text:span text:style-name="T358_1">Low</text:span><text:span text:style-name="T358_2"><text:s/></text:span><text:span text:style-name="T358_3">attacks</text:span><text:span text:style-name="T358_4"><text:s/></text:span><text:span text:style-name="T358_5">deals</text:span><text:span text:style-name="T358_6"><text:s/>+3<text:s/></text:span><text:span text:style-name="T358_7">more</text:span><text:span text:style-name="T358_8"><text:s/></text:span><text:span text:style-name="T358_9">damage</text:span><text:span text:style-name="T358_10"><text:s/>(10.5<text:s/></text:span><text:span text:style-name="T358_11">benefit</text:span><text:span text:style-name="T358_12">)</text:span></text:p>
                    </text:list-item>
                    <text:list-item>
                      <text:p text:style-name="P359"><text:span text:style-name="T359_1">Ankle</text:span><text:span text:style-name="T359_2"><text:s/></text:span><text:span text:style-name="T359_3">Sweep</text:span><text:span text:style-name="T359_4">:<text:s/></text:span><text:span text:style-name="T359_5">Next</text:span><text:span text:style-name="T359_6"><text:s/></text:span><text:span text:style-name="T359_7">time</text:span><text:span text:style-name="T359_8"><text:s/></text:span><text:span text:style-name="T359_9">target</text:span><text:span text:style-name="T359_10"><text:s/></text:span><text:span text:style-name="T359_11">is</text:span><text:span text:style-name="T359_12"><text:s/></text:span><text:span text:style-name="T359_13">knocked</text:span><text:span text:style-name="T359_14"><text:s/></text:span><text:span text:style-name="T359_15">down</text:span><text:span text:style-name="T359_16"><text:s/></text:span><text:span text:style-name="T359_17">in</text:span><text:span text:style-name="T359_18"><text:s/>4<text:s/></text:span><text:span text:style-name="T359_19">seconds</text:span><text:span text:style-name="T359_20">,<text:s/></text:span><text:span text:style-name="T359_21">the</text:span><text:span text:style-name="T359_22"><text:s/></text:span><text:span text:style-name="T359_23">knockdown</text:span><text:span text:style-name="T359_24"><text:s/></text:span><text:span text:style-name="T359_25">lasts</text:span><text:span text:style-name="T359_26"><text:s/>1<text:s/></text:span><text:span text:style-name="T359_27">second</text:span><text:span text:style-name="T359_28"><text:s/></text:span><text:span text:style-name="T359_29">longer</text:span><text:span text:style-name="T359_30"><text:s/>(10<text:s/></text:span><text:span text:style-name="T359_31">benefit</text:span><text:span text:style-name="T359_32">)</text:span></text:p>
                    </text:list-item>
                    <text:list-item>
                      <text:p text:style-name="P360"><text:span text:style-name="T360_1">Kneecap</text:span><text:span text:style-name="T360_2"><text:s/></text:span><text:span text:style-name="T360_3">Smash</text:span><text:span text:style-name="T360_4">:<text:s/></text:span><text:span text:style-name="T360_5">Next</text:span><text:span text:style-name="T360_6"><text:s/></text:span><text:span text:style-name="T360_7">low</text:span><text:span text:style-name="T360_8"><text:s/></text:span><text:span text:style-name="T360_9">attack</text:span><text:span text:style-name="T360_10"><text:s/></text:span><text:span text:style-name="T360_11">in</text:span><text:span text:style-name="T360_12"><text:s/>5<text:s/></text:span><text:span text:style-name="T360_13">seconds</text:span><text:span text:style-name="T360_14"><text:s/></text:span><text:span text:style-name="T360_15">has</text:span><text:span text:style-name="T360_16"><text:s/></text:span><text:span text:style-name="T360_17">a</text:span><text:span text:style-name="T360_18"><text:s/>60%<text:s/></text:span><text:span text:style-name="T360_19">chance</text:span><text:span text:style-name="T360_20"><text:s/></text:span><text:span text:style-name="T360_21">to</text:span><text:span text:style-name="T360_22"><text:s/></text:span><text:span text:style-name="T360_23">knock</text:span><text:span text:style-name="T360_24"><text:s/></text:span><text:span text:style-name="T360_25">down</text:span><text:span text:style-name="T360_26"><text:s/>(9<text:s/></text:span><text:span text:style-name="T360_27">benefit</text:span><text:span text:style-name="T360_28">)</text:span></text:p>
                    </text:list-item>
                    <text:list-item>
                      <text:p text:style-name="P361"><text:span text:style-name="T361_1">Trip</text:span><text:span text:style-name="T361_2">:<text:s/>+40%<text:s/></text:span><text:span text:style-name="T361_3">chance</text:span><text:span text:style-name="T361_4"><text:s/></text:span><text:span text:style-name="T361_5">to</text:span><text:span text:style-name="T361_6"><text:s/></text:span><text:span text:style-name="T361_7">last</text:span><text:span text:style-name="T361_8"><text:s/>2<text:s/></text:span><text:span text:style-name="T361_9">turns</text:span><text:span text:style-name="T361_10"><text:s/>(6<text:s/></text:span><text:span text:style-name="T361_11">benefit</text:span><text:span text:style-name="T361_12">)</text:span></text:p>
                    </text:list-item>
                    <text:list-item>
                      <text:p text:style-name="P362"><text:span text:style-name="T362_1">Poison</text:span><text:span text:style-name="T362_2"><text:s/></text:span><text:span text:style-name="T362_3">Bomb</text:span><text:span text:style-name="T362_4">:<text:s/></text:span><text:span text:style-name="T362_5">Initial</text:span><text:span text:style-name="T362_6"><text:s/></text:span><text:span text:style-name="T362_7">impact</text:span><text:span text:style-name="T362_8"><text:s/></text:span><text:span text:style-name="T362_9">deals</text:span><text:span text:style-name="T362_10"><text:s/>+12<text:s/></text:span><text:span text:style-name="T362_11">more</text:span><text:span text:style-name="T362_12"><text:s/></text:span><text:span text:style-name="T362_13">damage</text:span><text:span text:style-name="T362_14"><text:s/>(12<text:s/></text:span><text:span text:style-name="T362_15">benefit</text:span><text:span text:style-name="T362_16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3"><text:span text:style-name="T363_1">Monster</text:span><text:span text:style-name="T363_2"><text:s/></text:span><text:span text:style-name="T363_3">Skills</text:span></text:p>
          <text:list>
            <text:list-item>
              <text:p text:style-name="P364"><text:span text:style-name="T364_1">High</text:span></text:p>
              <text:list>
                <text:list-item>
                  <text:p text:style-name="P365"><text:span text:style-name="T365_1">Overhead</text:span><text:span text:style-name="T365_2"><text:s/></text:span><text:span text:style-name="T365_3">Punch</text:span></text:p>
                  <text:list>
                    <text:list-item>
                      <text:p text:style-name="P366"><text:span text:style-name="T366_1">0<text:s/></text:span><text:span text:style-name="T366_2">sec</text:span><text:span text:style-name="T366_3"><text:s/></text:span><text:span text:style-name="T366_4">cd</text:span><text:span text:style-name="T366_5"><text:s/>(6.5<text:s/></text:span><text:span text:style-name="T366_6">cost</text:span><text:span text:style-name="T366_7">)</text:span></text:p>
                    </text:list-item>
                    <text:list-item>
                      <text:p text:style-name="P367"><text:span text:style-name="T367_1">1</text:span><text:span text:style-name="T367_2">d</text:span><text:span text:style-name="T367_3">6<text:s/>+<text:s/>3<text:s/></text:span><text:span text:style-name="T367_4">damage</text:span><text:span text:style-name="T367_5"><text:s/>(6.5<text:s/></text:span><text:span text:style-name="T367_6">benefit</text:span><text:span text:style-name="T367_7">)</text:span></text:p>
                    </text:list-item>
                  </text:list>
                </text:list-item>
                <text:list-item>
                  <text:p text:style-name="P368"><text:span text:style-name="T368_1">Skull</text:span><text:span text:style-name="T368_2"><text:s/></text:span><text:span text:style-name="T368_3">Smash</text:span></text:p>
                  <text:list>
                    <text:list-item>
                      <text:p text:style-name="P369"><text:span text:style-name="T369_1">6<text:s/></text:span><text:span text:style-name="T369_2">sec</text:span><text:span text:style-name="T369_3"><text:s/></text:span><text:span text:style-name="T369_4">cd</text:span><text:span text:style-name="T369_5"><text:s text:c="2"/>(10<text:s/></text:span><text:span text:style-name="T369_6">cost</text:span><text:span text:style-name="T369_7">)</text:span></text:p>
                    </text:list-item>
                  </text:list>
                  <text:list text:style-name="LS4" xml:id="list282">
                    <text:list-item>
                      <text:p text:style-name="P370"><text:span text:style-name="T370_1">1</text:span><text:span text:style-name="T370_2">d</text:span><text:span text:style-name="T370_3">6<text:s/>+<text:s/>5<text:s/></text:span><text:span text:style-name="T370_4">damage</text:span><text:span text:style-name="T370_5"><text:s/>(8.5<text:s/></text:span><text:span text:style-name="T370_6">benefit</text:span><text:span text:style-name="T370_7">)</text:span></text:p>
                    </text:list-item>
                    <text:list-item>
                      <text:p text:style-name="P371"><text:span text:style-name="T371_1">Chance</text:span><text:span text:style-name="T371_2"><text:s/></text:span><text:span text:style-name="T371_3">to</text:span><text:span text:style-name="T371_4"><text:s/></text:span><text:span text:style-name="T371_5">stun</text:span><text:span text:style-name="T371_6"><text:s/>(15%)<text:s/>(2<text:s/></text:span><text:span text:style-name="T371_7">benefit</text:span><text:span text:style-name="T371_8">)</text:span></text:p>
                    </text:list-item>
                  </text:list>
                </text:list-item>
              </text:list>
            </text:list-item>
          </text:list>
          <text:list text:style-name="LS9" xml:id="list284">
            <text:list-item>
              <text:p text:style-name="P372"><text:span text:style-name="T372_1">Medium</text:span></text:p>
              <text:list>
                <text:list-item>
                  <text:p text:style-name="P373"><text:span text:style-name="T373_1">Tackle</text:span></text:p>
                  <text:list>
                    <text:list-item>
                      <text:p text:style-name="P374"><text:span text:style-name="T374_1">0<text:s/></text:span><text:span text:style-name="T374_2">sec</text:span><text:span text:style-name="T374_3"><text:s/></text:span><text:span text:style-name="T374_4">cd</text:span><text:span text:style-name="T374_5"><text:s/>(6.5<text:s/></text:span><text:span text:style-name="T374_6">cost</text:span><text:span text:style-name="T374_7">)</text:span></text:p>
                    </text:list-item>
                    <text:list-item>
                      <text:p text:style-name="P375"><text:span text:style-name="T375_1">1</text:span><text:span text:style-name="T375_2">d</text:span><text:span text:style-name="T375_3">6<text:s/>+<text:s/>3<text:s/></text:span><text:span text:style-name="T375_4">damage</text:span><text:span text:style-name="T375_5"><text:s/>(6.5<text:s/></text:span><text:span text:style-name="T375_6">benefit</text:span><text:span text:style-name="T375_7">)</text:span></text:p>
                    </text:list-item>
                  </text:list>
                </text:list-item>
                <text:list-item>
                  <text:p text:style-name="P376"><text:span text:style-name="T376_1">Hipcheck</text:span></text:p>
                  <text:list>
                    <text:list-item>
                      <text:p text:style-name="P377"><text:span text:style-name="T377_1">6<text:s/></text:span><text:span text:style-name="T377_2">sec</text:span><text:span text:style-name="T377_3"><text:s/></text:span><text:span text:style-name="T377_4">cd</text:span><text:span text:style-name="T377_5"><text:s text:c="2"/>(10<text:s/></text:span><text:span text:style-name="T377_6">cost</text:span><text:span text:style-name="T377_7">)</text:span></text:p>
                    </text:list-item>
                  </text:list>
                  <text:list text:style-name="LS4" xml:id="list290">
                    <text:list-item>
                      <text:p text:style-name="P378"><text:span text:style-name="T378_1">2</text:span><text:span text:style-name="T378_2">d</text:span><text:span text:style-name="T378_3">6<text:s/>+<text:s/>3<text:s/></text:span><text:span text:style-name="T378_4">damage</text:span><text:span text:style-name="T378_5"><text:s/>(10<text:s/></text:span><text:span text:style-name="T378_6">benefit</text:span><text:span text:style-name="T378_7">)</text:span></text:p>
                    </text:list-item>
                  </text:list>
                </text:list-item>
              </text:list>
            </text:list-item>
          </text:list>
          <text:list text:style-name="LS9" xml:id="list291">
            <text:list-item>
              <text:p text:style-name="P379"><text:span text:style-name="T379_1">Low</text:span></text:p>
              <text:list>
                <text:list-item>
                  <text:p text:style-name="P380"><text:span text:style-name="T380_1">Knee</text:span><text:span text:style-name="T380_2"><text:s/></text:span><text:span text:style-name="T380_3">to</text:span><text:span text:style-name="T380_4"><text:s/></text:span><text:span text:style-name="T380_5">Groin</text:span><text:span text:style-name="T380_6"><text:s/></text:span></text:p>
                  <text:list>
                    <text:list-item>
                      <text:p text:style-name="P381"><text:span text:style-name="T381_1">0<text:s/></text:span><text:span text:style-name="T381_2">sec</text:span><text:span text:style-name="T381_3"><text:s/></text:span><text:span text:style-name="T381_4">cd</text:span><text:span text:style-name="T381_5"><text:s/>(6.5<text:s/></text:span><text:span text:style-name="T381_6">cost</text:span><text:span text:style-name="T381_7">)</text:span></text:p>
                    </text:list-item>
                    <text:list-item>
                      <text:p text:style-name="P382"><text:span text:style-name="T382_1">1</text:span><text:span text:style-name="T382_2">d</text:span><text:span text:style-name="T382_3">6<text:s/>+<text:s/>3<text:s/></text:span><text:span text:style-name="T382_4">damage</text:span><text:span text:style-name="T382_5"><text:s/>(6.5<text:s/></text:span><text:span text:style-name="T382_6">benefit</text:span><text:span text:style-name="T382_7">)</text:span></text:p>
                    </text:list-item>
                  </text:list>
                </text:list-item>
              </text:list>
              <text:list text:style-name="LS4" xml:id="list295">
                <text:list-item>
                  <text:p text:style-name="P383"><text:span text:style-name="T383_1">Shin</text:span><text:span text:style-name="T383_2"><text:s/></text:span><text:span text:style-name="T383_3">Kick</text:span></text:p>
                  <text:list>
                    <text:list-item>
                      <text:p text:style-name="P384"><text:span text:style-name="T384_1">6<text:s/></text:span><text:span text:style-name="T384_2">sec</text:span><text:span text:style-name="T384_3"><text:s/></text:span><text:span text:style-name="T384_4">cd</text:span><text:span text:style-name="T384_5"><text:s text:c="2"/>(10<text:s/></text:span><text:span text:style-name="T384_6">cost</text:span><text:span text:style-name="T384_7">)</text:span></text:p>
                    </text:list-item>
                    <text:list-item>
                      <text:p text:style-name="P385"><text:span text:style-name="T385_1">1</text:span><text:span text:style-name="T385_2">d</text:span><text:span text:style-name="T385_3">6<text:s/>+<text:s/>3<text:s/></text:span><text:span text:style-name="T385_4">damage</text:span><text:span text:style-name="T385_5"><text:s/>(7.5<text:s/></text:span><text:span text:style-name="T385_6">benefit</text:span><text:span text:style-name="T385_7">)</text:span></text:p>
                    </text:list-item>
                    <text:list-item>
                      <text:p text:style-name="P386"><text:span text:style-name="T386_1">Disables</text:span><text:span text:style-name="T386_2"><text:s/></text:span><text:span text:style-name="T386_3">low</text:span><text:span text:style-name="T386_4"><text:s/></text:span><text:span text:style-name="T386_5">attacks</text:span><text:span text:style-name="T386_6"><text:s/></text:span><text:span text:style-name="T386_7">for</text:span><text:span text:style-name="T386_8"><text:s/>1<text:s/></text:span><text:span text:style-name="T386_9">second</text:span><text:span text:style-name="T386_10"><text:s/>(3<text:s/></text:span><text:span text:style-name="T386_11">benefit</text:span><text:span text:style-name="T386_1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7"/>
      <text:list text:style-name="LS9" xml:id="list299">
        <text:list-item>
          <text:p text:style-name="P388"><text:span text:style-name="T388_1">Balance</text:span><text:span text:style-name="T388_2"><text:s/></text:span><text:span text:style-name="T388_3">of</text:span><text:span text:style-name="T388_4"><text:s/></text:span><text:span text:style-name="T388_5">Cost</text:span><text:span text:style-name="T388_6"><text:s/></text:span><text:span text:style-name="T388_7">and</text:span><text:span text:style-name="T388_8"><text:s/></text:span><text:span text:style-name="T388_9">Benefi</text:span><text:span text:style-name="T388_10">t</text:span></text:p>
          <text:list>
            <text:list-item>
              <text:p text:style-name="P389"><text:span text:style-name="T389_1">3.5<text:s/></text:span><text:span text:style-name="T389_2">DPS</text:span><text:span text:style-name="T389_3"><text:s/>~=<text:s/>1<text:s/></text:span><text:span text:style-name="T389_4">benefit</text:span></text:p>
            </text:list-item>
            <text:list-item>
              <text:p text:style-name="P390"><text:span text:style-name="T390_1">1<text:s/></text:span><text:span text:style-name="T390_2">damage</text:span><text:span text:style-name="T390_3"><text:s/>=<text:s/>1<text:s/></text:span><text:span text:style-name="T390_4">benefit</text:span></text:p>
            </text:list-item>
            <text:list-item>
              <text:p text:style-name="P391"><text:span text:style-name="T391_1">1</text:span><text:span text:style-name="T391_2">d</text:span><text:span text:style-name="T391_3">6<text:s/>=<text:s/>3.5<text:s/></text:span><text:span text:style-name="T391_4">benefit</text:span></text:p>
            </text:list-item>
            <text:list-item>
              <text:p text:style-name="P392"><text:span text:style-name="T392_1">1</text:span><text:span text:style-name="T392_2">d</text:span><text:span text:style-name="T392_3">4<text:s/>=<text:s/>2.5<text:s/></text:span><text:span text:style-name="T392_4">benefit</text:span></text:p>
            </text:list-item>
            <text:list-item>
              <text:p text:style-name="P393"><text:span text:style-name="T393_1">Ability</text:span><text:span text:style-name="T393_2"><text:s/></text:span><text:span text:style-name="T393_3">to</text:span><text:span text:style-name="T393_4"><text:s/></text:span><text:span text:style-name="T393_5">stun</text:span><text:span text:style-name="T393_6">/</text:span><text:span text:style-name="T393_7">knockdown</text:span><text:span text:style-name="T393_8"><text:s/>=<text:s/>15.5<text:s/></text:span><text:span text:style-name="T393_9">benefit</text:span><text:span text:style-name="T393_10"><text:s/>(</text:span><text:span text:style-name="T393_11">Treated</text:span><text:span text:style-name="T393_12"><text:s/></text:span><text:span text:style-name="T393_13">as</text:span><text:span text:style-name="T393_14"><text:s/></text:span><text:span text:style-name="T393_15">this</text:span><text:span text:style-name="T393_16"><text:s/></text:span><text:span text:style-name="T393_17">is</text:span><text:span text:style-name="T393_18"><text:s/></text:span><text:span text:style-name="T393_19">about</text:span><text:span text:style-name="T393_20"><text:s/></text:span><text:span text:style-name="T393_21">what</text:span><text:span text:style-name="T393_22"><text:s/></text:span><text:span text:style-name="T393_23">a</text:span><text:span text:style-name="T393_24"><text:s/></text:span><text:span text:style-name="T393_25">player</text:span><text:span text:style-name="T393_26"><text:s/></text:span><text:span text:style-name="T393_27">can</text:span><text:span text:style-name="T393_28"><text:s/></text:span><text:span text:style-name="T393_29">do</text:span><text:span text:style-name="T393_30"><text:s/></text:span><text:span text:style-name="T393_31">in</text:span><text:span text:style-name="T393_32"><text:s/></text:span><text:span text:style-name="T393_33">a</text:span><text:span text:style-name="T393_34"><text:s/></text:span><text:span text:style-name="T393_35">turn</text:span><text:span text:style-name="T393_36">)</text:span></text:p>
            </text:list-item>
            <text:list-item>
              <text:p text:style-name="P394"><text:span text:style-name="T394_1">%<text:s/></text:span><text:span text:style-name="T394_2">of</text:span><text:span text:style-name="T394_3"><text:s/></text:span><text:span text:style-name="T394_4">stun</text:span><text:span text:style-name="T394_5">/</text:span><text:span text:style-name="T394_6">knockdown</text:span><text:span text:style-name="T394_7"><text:s/>=<text:s/>%<text:s/></text:span><text:span text:style-name="T394_8">of</text:span><text:span text:style-name="T394_9"><text:s/></text:span><text:span text:style-name="T394_10">the</text:span><text:span text:style-name="T394_11"><text:s/>15.5<text:s/></text:span><text:span text:style-name="T394_12">benefit</text:span></text:p>
            </text:list-item>
            <text:list-item>
              <text:p text:style-name="P395"><text:span text:style-name="T395_1">%<text:s/></text:span><text:span text:style-name="T395_2">of</text:span><text:span text:style-name="T395_3"><text:s/></text:span><text:span text:style-name="T395_4">x</text:span><text:span text:style-name="T395_5">2<text:s/></text:span><text:span text:style-name="T395_6">damage</text:span><text:span text:style-name="T395_7"><text:s/>=<text:s/></text:span><text:span text:style-name="T395_8">the</text:span><text:span text:style-name="T395_9"><text:s/>%<text:s/></text:span><text:span text:style-name="T395_10">of</text:span><text:span text:style-name="T395_11"><text:s/></text:span><text:span text:style-name="T395_12">the</text:span><text:span text:style-name="T395_13"><text:s/></text:span><text:span text:style-name="T395_14">corresponding</text:span><text:span text:style-name="T395_15"><text:s/></text:span><text:span text:style-name="T395_16">average</text:span><text:span text:style-name="T395_17"><text:s/></text:span><text:span text:style-name="T395_18">attack</text:span><text:span text:style-name="T395_19"><text:s/></text:span><text:span text:style-name="T395_20">damage</text:span></text:p>
            </text:list-item>
            <text:list-item>
              <text:p text:style-name="P396"><text:span text:style-name="T396_1">3<text:s/></text:span><text:span text:style-name="T396_2">sec</text:span><text:span text:style-name="T396_3"><text:s/></text:span><text:span text:style-name="T396_4">cd</text:span><text:span text:style-name="T396_5"><text:s/>=<text:s/>10<text:s/></text:span><text:span text:style-name="T396_6">cost</text:span><text:span text:style-name="T396_7"><text:s/>(</text:span><text:span text:style-name="T396_8">Best</text:span><text:span text:style-name="T396_9"><text:s/></text:span><text:span text:style-name="T396_10">guess</text:span><text:span text:style-name="T396_11">)<text:s/>(</text:span><text:span text:style-name="T396_12">Francis</text:span><text:span text:style-name="T396_13">:<text:s/></text:span><text:span text:style-name="T396_14">not</text:span><text:span text:style-name="T396_15"><text:s/></text:span><text:span text:style-name="T396_16">balanced</text:span><text:span text:style-name="T396_17"><text:s/></text:span><text:span text:style-name="T396_18">for</text:span><text:span text:style-name="T396_19"><text:s/></text:span><text:span text:style-name="T396_20">passives</text:span><text:span text:style-name="T396_21">,<text:s/></text:span><text:span text:style-name="T396_22">a</text:span><text:span text:style-name="T396_23"><text:s/></text:span><text:span text:style-name="T396_24">guaranteed</text:span><text:span text:style-name="T396_25"><text:s/></text:span><text:span text:style-name="T396_26">knockdown</text:span><text:span text:style-name="T396_27"><text:s/></text:span><text:span text:style-name="T396_28">with</text:span><text:span text:style-name="T396_29"><text:s/></text:span><text:span text:style-name="T396_30">a</text:span><text:span text:style-name="T396_31"><text:s/>0<text:s/></text:span><text:span text:style-name="T396_32">sec</text:span><text:span text:style-name="T396_33"><text:s/></text:span><text:span text:style-name="T396_34">cd</text:span><text:span text:style-name="T396_35"><text:s/></text:span><text:span text:style-name="T396_36">is</text:span><text:span text:style-name="T396_37"><text:s/></text:span><text:span text:style-name="T396_38">not</text:span><text:span text:style-name="T396_39"><text:s/></text:span><text:span text:style-name="T396_40">worth</text:span><text:span text:style-name="T396_41"><text:s/>20<text:s/></text:span><text:span text:style-name="T396_42">cost</text:span><text:span text:style-name="T396_43">,<text:s/></text:span><text:span text:style-name="T396_44">probably</text:span><text:span text:style-name="T396_45"><text:s/></text:span><text:span text:style-name="T396_46">much</text:span><text:span text:style-name="T396_47"><text:s/></text:span><text:span text:style-name="T396_48">much</text:span><text:span text:style-name="T396_49"><text:s/></text:span><text:span text:style-name="T396_50">much</text:span><text:span text:style-name="T396_51"><text:s/></text:span><text:span text:style-name="T396_52">more</text:span><text:span text:style-name="T396_53">,<text:s/></text:span><text:span text:style-name="T396_54">like</text:span><text:span text:style-name="T396_55"><text:s/>50000)</text:span></text:p>
            </text:list-item>
          </text:list>
        </text:list-item>
      </text:list>
      <text:p text:style-name="P397"/>
      <text:p text:style-name="P398"><text:span text:style-name="T398_1">Weapon</text:span><text:span text:style-name="T398_2">/</text:span><text:span text:style-name="T398_3">Armor</text:span><text:span text:style-name="T398_4"><text:s/></text:span><text:span text:style-name="T398_5">System</text:span></text:p>
      <text:list text:style-name="LS10" xml:id="list308">
        <text:list-item>
          <text:p text:style-name="P399"><text:span text:style-name="T399_1">Multiple</text:span><text:span text:style-name="T399_2"><text:s/></text:span><text:span text:style-name="T399_3">armor</text:span><text:span text:style-name="T399_4"><text:s/></text:span><text:span text:style-name="T399_5">slots</text:span></text:p>
        </text:list-item>
        <text:list-item>
          <text:p text:style-name="P400"><text:span text:style-name="T400_1">Each</text:span><text:span text:style-name="T400_2"><text:s/></text:span><text:span text:style-name="T400_3">armor</text:span><text:span text:style-name="T400_4"><text:s/></text:span><text:span text:style-name="T400_5">will</text:span><text:span text:style-name="T400_6"><text:s/></text:span><text:span text:style-name="T400_7">be</text:span><text:span text:style-name="T400_8"><text:s/></text:span><text:span text:style-name="T400_9">designed</text:span><text:span text:style-name="T400_10"><text:s/></text:span><text:span text:style-name="T400_11">to</text:span><text:span text:style-name="T400_12"><text:s/></text:span><text:span text:style-name="T400_13">defend</text:span><text:span text:style-name="T400_14"><text:s/></text:span><text:span text:style-name="T400_15">against</text:span><text:span text:style-name="T400_16"><text:s/></text:span><text:span text:style-name="T400_17">the</text:span><text:span text:style-name="T400_18"><text:s/></text:span><text:span text:style-name="T400_19">high</text:span><text:span text:style-name="T400_20">,<text:s/></text:span><text:span text:style-name="T400_21">medium</text:span><text:span text:style-name="T400_22">,<text:s/></text:span><text:span text:style-name="T400_23">and</text:span><text:span text:style-name="T400_24"><text:s/></text:span><text:span text:style-name="T400_25">low</text:span><text:span text:style-name="T400_26"><text:s/></text:span><text:span text:style-name="T400_27">attacks</text:span></text:p>
        </text:list-item>
        <text:list-item>
          <text:p text:style-name="P401"><text:span text:style-name="T401_1">Each</text:span><text:span text:style-name="T401_2"><text:s/></text:span><text:span text:style-name="T401_3">piece</text:span><text:span text:style-name="T401_4"><text:s/></text:span><text:span text:style-name="T401_5">has</text:span><text:span text:style-name="T401_6"><text:s/></text:span><text:span text:style-name="T401_7">a</text:span><text:span text:style-name="T401_8"><text:s/></text:span><text:span text:style-name="T401_9">specific</text:span><text:span text:style-name="T401_10"><text:s/></text:span><text:span text:style-name="T401_11">defense</text:span><text:span text:style-name="T401_12"><text:s/></text:span><text:span text:style-name="T401_13">value</text:span><text:span text:style-name="T401_14"><text:s/></text:span><text:span text:style-name="T401_15">that</text:span><text:span text:style-name="T401_16"><text:s/></text:span><text:span text:style-name="T401_17">determines</text:span><text:span text:style-name="T401_18"><text:s/></text:span><text:span text:style-name="T401_19">the</text:span><text:span text:style-name="T401_20"><text:s/></text:span><text:span text:style-name="T401_21">amount</text:span><text:span text:style-name="T401_22"><text:s/></text:span><text:span text:style-name="T401_23">of</text:span><text:span text:style-name="T401_24"><text:s/></text:span><text:span text:style-name="T401_25">damage</text:span><text:span text:style-name="T401_26"><text:s/></text:span><text:span text:style-name="T401_27">reduced</text:span></text:p>
        </text:list-item>
        <text:list-item>
          <text:p text:style-name="P402"><text:span text:style-name="T402_1">Armor</text:span><text:span text:style-name="T402_2"><text:s/></text:span><text:span text:style-name="T402_3">slots</text:span><text:span text:style-name="T402_4"><text:s/></text:span><text:span text:style-name="T402_5">will</text:span><text:span text:style-name="T402_6"><text:s/></text:span><text:span text:style-name="T402_7">vary</text:span><text:span text:style-name="T402_8"><text:s/></text:span><text:span text:style-name="T402_9">based</text:span><text:span text:style-name="T402_10"><text:s/></text:span><text:span text:style-name="T402_11">on</text:span><text:span text:style-name="T402_12"><text:s/></text:span><text:span text:style-name="T402_13">secondary</text:span><text:span text:style-name="T402_14"><text:s/></text:span><text:span text:style-name="T402_15">abilities</text:span><text:span text:style-name="T402_16"><text:s/></text:span><text:span text:style-name="T402_17">affecting</text:span><text:span text:style-name="T402_18"><text:s/></text:span><text:span text:style-name="T402_19">the</text:span><text:span text:style-name="T402_20"><text:s/></text:span><text:span text:style-name="T402_21">categories</text:span><text:span text:style-name="T402_22"><text:s/></text:span><text:span text:style-name="T402_23">of</text:span><text:span text:style-name="T402_24"><text:s/></text:span><text:span text:style-name="T402_25">high</text:span><text:span text:style-name="T402_26">,<text:s/></text:span><text:span text:style-name="T402_27">medium</text:span><text:span text:style-name="T402_28">,<text:s/></text:span><text:span text:style-name="T402_29">and</text:span><text:span text:style-name="T402_30"><text:s/></text:span><text:span text:style-name="T402_31">low</text:span><text:span text:style-name="T402_32"><text:s/>(</text:span><text:span text:style-name="T402_33">ie</text:span><text:span text:style-name="T402_34"><text:s/>+10%<text:s/></text:span><text:span text:style-name="T402_35">chance</text:span><text:span text:style-name="T402_36"><text:s/></text:span><text:span text:style-name="T402_37">to</text:span><text:span text:style-name="T402_38"><text:s/></text:span><text:span text:style-name="T402_39">stun</text:span><text:span text:style-name="T402_40">,<text:s/>+10%<text:s/></text:span><text:span text:style-name="T402_41">chance</text:span><text:span text:style-name="T402_42"><text:s/></text:span><text:span text:style-name="T402_43">to</text:span><text:span text:style-name="T402_44"><text:s/></text:span><text:span text:style-name="T402_45">avoid</text:span><text:span text:style-name="T402_46"><text:s/></text:span><text:span text:style-name="T402_47">high</text:span><text:span text:style-name="T402_48"><text:s/></text:span><text:span text:style-name="T402_49">attack</text:span><text:span text:style-name="T402_50"><text:s/></text:span><text:span text:style-name="T402_51">damage</text:span><text:span text:style-name="T402_52">,<text:s/>+25%<text:s/></text:span><text:span text:style-name="T402_53">damage</text:span><text:span text:style-name="T402_54"><text:s/></text:span><text:span text:style-name="T402_55">with</text:span><text:span text:style-name="T402_56"><text:s/></text:span><text:span text:style-name="T402_57">an</text:span><text:span text:style-name="T402_58"><text:s/></text:span><text:span text:style-name="T402_59">ability</text:span><text:span text:style-name="T402_60">)</text:span></text:p>
        </text:list-item>
        <text:list-item>
          <text:p text:style-name="P403"><text:span text:style-name="T403_1">Armor</text:span><text:span text:style-name="T403_2"><text:s/></text:span><text:span text:style-name="T403_3">value</text:span><text:span text:style-name="T403_4"><text:s/></text:span><text:span text:style-name="T403_5">has</text:span><text:span text:style-name="T403_6"><text:s/></text:span><text:span text:style-name="T403_7">a</text:span><text:span text:style-name="T403_8"><text:s/></text:span><text:span text:style-name="T403_9">value</text:span><text:span text:style-name="T403_10"><text:s/></text:span><text:span text:style-name="T403_11">of</text:span><text:span text:style-name="T403_12"><text:s/>6<text:s/></text:span><text:span text:style-name="T403_13">per</text:span><text:span text:style-name="T403_14"><text:s/>“</text:span><text:span text:style-name="T403_15">level</text:span><text:span text:style-name="T403_16">”</text:span></text:p>
        </text:list-item>
        <text:list-item>
          <text:p text:style-name="P404"><text:span text:style-name="T404_1">Each</text:span><text:span text:style-name="T404_2"><text:s/></text:span><text:span text:style-name="T404_3">defense</text:span><text:span text:style-name="T404_4"><text:s/></text:span><text:span text:style-name="T404_5">point</text:span><text:span text:style-name="T404_6"><text:s/></text:span><text:span text:style-name="T404_7">is</text:span><text:span text:style-name="T404_8"><text:s/></text:span><text:span text:style-name="T404_9">worth</text:span><text:span text:style-name="T404_10"><text:s/></text:span><text:span text:style-name="T404_11">2</text:span><text:span text:style-name="T404_12"><text:s/></text:span><text:span text:style-name="T404_13">armor</text:span><text:span text:style-name="T404_14"><text:s/></text:span><text:span text:style-name="T404_15">value</text:span></text:p>
        </text:list-item>
        <text:list-item>
          <text:p text:style-name="P405"><text:span text:style-name="T405_1">Defense</text:span><text:span text:style-name="T405_2"><text:s/></text:span><text:span text:style-name="T405_3">will</text:span><text:span text:style-name="T405_4"><text:s/></text:span><text:span text:style-name="T405_5">vary</text:span><text:span text:style-name="T405_6"><text:s/></text:span><text:span text:style-name="T405_7">slightly</text:span><text:span text:style-name="T405_8"><text:s/></text:span><text:span text:style-name="T405_9">to</text:span><text:span text:style-name="T405_10"><text:s/></text:span><text:span text:style-name="T405_11">account</text:span><text:span text:style-name="T405_12"><text:s/></text:span><text:span text:style-name="T405_13">for</text:span><text:span text:style-name="T405_14"><text:s/></text:span><text:span text:style-name="T405_15">its</text:span><text:span text:style-name="T405_16"><text:s/></text:span><text:span text:style-name="T405_17">secondary</text:span><text:span text:style-name="T405_18"><text:s/></text:span><text:span text:style-name="T405_19">abilities</text:span><text:span text:style-name="T405_20"><text:s/></text:span></text:p>
        </text:list-item>
        <text:list-item>
          <text:p text:style-name="P406"><text:span text:style-name="T406_1">Enemies</text:span><text:span text:style-name="T406_2">’<text:s/></text:span><text:span text:style-name="T406_3">armor</text:span><text:span text:style-name="T406_4"><text:s/></text:span><text:span text:style-name="T406_5">will</text:span><text:span text:style-name="T406_6"><text:s/></text:span><text:span text:style-name="T406_7">be</text:span><text:span text:style-name="T406_8"><text:s/></text:span><text:span text:style-name="T406_9">half</text:span><text:span text:style-name="T406_10"><text:s/></text:span><text:span text:style-name="T406_11">the</text:span><text:span text:style-name="T406_12"><text:s/></text:span><text:span text:style-name="T406_13">value</text:span><text:span text:style-name="T406_14"><text:s/></text:span><text:span text:style-name="T406_15">the</text:span><text:span text:style-name="T406_16"><text:s/></text:span><text:span text:style-name="T406_17">player</text:span><text:span text:style-name="T406_18">’</text:span><text:span text:style-name="T406_19">s</text:span><text:span text:style-name="T406_20">,<text:s/></text:span><text:span text:style-name="T406_21">assuming</text:span><text:span text:style-name="T406_22"><text:s/></text:span><text:span text:style-name="T406_23">the</text:span><text:span text:style-name="T406_24"><text:s/></text:span><text:span text:style-name="T406_25">player</text:span><text:span text:style-name="T406_26"><text:s/></text:span><text:span text:style-name="T406_27">is</text:span><text:span text:style-name="T406_28"><text:s/></text:span><text:span text:style-name="T406_29">at</text:span><text:span text:style-name="T406_30"><text:s/></text:span><text:span text:style-name="T406_31">an</text:span><text:span text:style-name="T406_32"><text:s/></text:span><text:span text:style-name="T406_33">appropriate</text:span><text:span text:style-name="T406_34"><text:s/></text:span><text:span text:style-name="T406_35">level</text:span><text:span text:style-name="T406_36"><text:s/></text:span><text:span text:style-name="T406_37">to</text:span><text:span text:style-name="T406_38"><text:s/></text:span><text:span text:style-name="T406_39">fight</text:span><text:span text:style-name="T406_40"><text:s/></text:span><text:span text:style-name="T406_41">said</text:span><text:span text:style-name="T406_42"><text:s/></text:span><text:span text:style-name="T406_43">enemies</text:span></text:p>
        </text:list-item>
        <text:list-item>
          <text:p text:style-name="P407"><text:span text:style-name="T407_1">The</text:span><text:span text:style-name="T407_2"><text:s/></text:span><text:span text:style-name="T407_3">length</text:span><text:span text:style-name="T407_4"><text:s/></text:span><text:span text:style-name="T407_5">and</text:span><text:span text:style-name="T407_6"><text:s/></text:span><text:span text:style-name="T407_7">advancement</text:span><text:span text:style-name="T407_8"><text:s/></text:span><text:span text:style-name="T407_9">capabilities</text:span><text:span text:style-name="T407_10"><text:s/></text:span><text:span text:style-name="T407_11">of</text:span><text:span text:style-name="T407_12"><text:s/></text:span><text:span text:style-name="T407_13">the</text:span><text:span text:style-name="T407_14"><text:s/></text:span><text:span text:style-name="T407_15">character</text:span><text:span text:style-name="T407_16"><text:s/></text:span><text:span text:style-name="T407_17">will</text:span><text:span text:style-name="T407_18"><text:s/></text:span><text:span text:style-name="T407_19">determine</text:span><text:span text:style-name="T407_20"><text:s/></text:span><text:span text:style-name="T407_21">the</text:span><text:span text:style-name="T407_22"><text:s/></text:span><text:span text:style-name="T407_23">amount</text:span><text:span text:style-name="T407_24"><text:s/></text:span><text:span text:style-name="T407_25">of</text:span><text:span text:style-name="T407_26"><text:s/></text:span><text:span text:style-name="T407_27">armor</text:span><text:span text:style-name="T407_28"><text:s/></text:span><text:span text:style-name="T407_29">levels</text:span><text:span text:style-name="T407_30">.</text:span></text:p>
        </text:list-item>
        <text:list-item>
          <text:p text:style-name="P408"><text:span text:style-name="T408_1">Example</text:span><text:span text:style-name="T408_2"><text:s/></text:span><text:span text:style-name="T408_3">Armors</text:span><text:span text:style-name="T408_4">:</text:span></text:p>
          <text:list>
            <text:list-item>
              <text:p text:style-name="P409"><text:span text:style-name="T409_1">High</text:span></text:p>
              <text:list>
                <text:list-item>
                  <text:p text:style-name="P410"><text:span text:style-name="T410_1">Tin</text:span><text:span text:style-name="T410_2"><text:s/></text:span><text:span text:style-name="T410_3">Hat</text:span><text:span text:style-name="T410_4"><text:s/></text:span><text:span text:style-name="T410_5">(</text:span><text:span text:style-name="T410_6">Level</text:span><text:span text:style-name="T410_7"><text:s/>1)</text:span></text:p>
                  <text:list>
                    <text:list-item>
                      <text:p text:style-name="P411"><text:span text:style-name="T411_1">+1<text:s/></text:span><text:span text:style-name="T411_2">high</text:span><text:span text:style-name="T411_3"><text:s/></text:span><text:span text:style-name="T411_4">defense</text:span><text:span text:style-name="T411_5"><text:s/>(2<text:s/></text:span><text:span text:style-name="T411_6">benefit</text:span><text:span text:style-name="T411_7">)</text:span></text:p>
                    </text:list-item>
                    <text:list-item>
                      <text:p text:style-name="P412"><text:span text:style-name="T412_1">Increase</text:span><text:span text:style-name="T412_2"><text:s/></text:span><text:span text:style-name="T412_3">high</text:span><text:span text:style-name="T412_4"><text:s/></text:span><text:span text:style-name="T412_5">attack</text:span><text:span text:style-name="T412_6"><text:s/></text:span><text:span text:style-name="T412_7">damage</text:span><text:span text:style-name="T412_8"><text:s/></text:span><text:span text:style-name="T412_9">by</text:span><text:span text:style-name="T412_10"><text:s/>8<text:s/>(4<text:s/></text:span><text:span text:style-name="T412_11">benefit</text:span><text:span text:style-name="T412_12">)</text:span></text:p>
                    </text:list-item>
                  </text:list>
                </text:list-item>
                <text:list-item>
                  <text:p text:style-name="P413"><text:span text:style-name="T413_1">Tin</text:span><text:span text:style-name="T413_2"><text:s/></text:span><text:span text:style-name="T413_3">Helm</text:span><text:span text:style-name="T413_4"><text:s/>(</text:span><text:span text:style-name="T413_5">Level</text:span><text:span text:style-name="T413_6"><text:s/>1)</text:span></text:p>
                  <text:list>
                    <text:list-item>
                      <text:p text:style-name="P414"><text:span text:style-name="T414_1">+3<text:s/></text:span><text:span text:style-name="T414_2">high</text:span><text:span text:style-name="T414_3"><text:s/></text:span><text:span text:style-name="T414_4">defense</text:span><text:span text:style-name="T414_5"><text:s/>(6<text:s/></text:span><text:span text:style-name="T414_6">benefit</text:span><text:span text:style-name="T414_7">)</text:span></text:p>
                    </text:list-item>
                  </text:list>
                </text:list-item>
                <text:list-item>
                  <text:p text:style-name="P415"><text:span text:style-name="T415_1">Iron</text:span><text:span text:style-name="T415_2"><text:s/></text:span><text:span text:style-name="T415_3">Helm</text:span><text:span text:style-name="T415_4"><text:s/>(</text:span><text:span text:style-name="T415_5">Level</text:span><text:span text:style-name="T415_6"><text:s/>2)</text:span></text:p>
                  <text:list>
                    <text:list-item>
                      <text:p text:style-name="P416"><text:span text:style-name="T416_1">+4<text:s/></text:span><text:span text:style-name="T416_2">high</text:span><text:span text:style-name="T416_3"><text:s/></text:span><text:span text:style-name="T416_4">defense</text:span><text:span text:style-name="T416_5"><text:s/>(8<text:s/></text:span><text:span text:style-name="T416_6">benefit</text:span><text:span text:style-name="T416_7">)</text:span></text:p>
                    </text:list-item>
                    <text:list-item>
                      <text:p text:style-name="P417"><text:span text:style-name="T417_1">15%<text:s/></text:span><text:span text:style-name="T417_2">chance</text:span><text:span text:style-name="T417_3"><text:s/></text:span><text:span text:style-name="T417_4">to</text:span><text:span text:style-name="T417_5"><text:s/></text:span><text:span text:style-name="T417_6">avoid</text:span><text:span text:style-name="T417_7"><text:s/></text:span><text:span text:style-name="T417_8">high</text:span><text:span text:style-name="T417_9"><text:s/></text:span><text:span text:style-name="T417_10">attack</text:span><text:span text:style-name="T417_11"><text:s/></text:span><text:span text:style-name="T417_12">damage</text:span><text:span text:style-name="T417_13"><text:s/>(4<text:s/></text:span><text:span text:style-name="T417_14">benefit</text:span><text:span text:style-name="T417_15">)</text:span></text:p>
                    </text:list-item>
                  </text:list>
                </text:list-item>
                <text:list-item>
                  <text:p text:style-name="P418"><text:span text:style-name="T418_1">Steel</text:span><text:span text:style-name="T418_2"><text:s/></text:span><text:span text:style-name="T418_3">Helm</text:span><text:span text:style-name="T418_4"><text:s/>(</text:span><text:span text:style-name="T418_5">Level</text:span><text:span text:style-name="T418_6"><text:s/>3)</text:span></text:p>
                  <text:list>
                    <text:list-item>
                      <text:p text:style-name="P419"><text:span text:style-name="T419_1">+7<text:s/></text:span><text:span text:style-name="T419_2">high</text:span><text:span text:style-name="T419_3"><text:s/></text:span><text:span text:style-name="T419_4">defense</text:span><text:span text:style-name="T419_5"><text:s/>(14<text:s/></text:span><text:span text:style-name="T419_6">benefit</text:span><text:span text:style-name="T419_7">)</text:span></text:p>
                    </text:list-item>
                    <text:list-item>
                      <text:p text:style-name="P420"><text:span text:style-name="T420_1">15%<text:s/></text:span><text:span text:style-name="T420_2">chance</text:span><text:span text:style-name="T420_3"><text:s/></text:span><text:span text:style-name="T420_4">to</text:span><text:span text:style-name="T420_5"><text:s/></text:span><text:span text:style-name="T420_6">avoid</text:span><text:span text:style-name="T420_7"><text:s/></text:span><text:span text:style-name="T420_8">high</text:span><text:span text:style-name="T420_9"><text:s/></text:span><text:span text:style-name="T420_10">attack</text:span><text:span text:style-name="T420_11"><text:s/></text:span><text:span text:style-name="T420_12">damage</text:span><text:span text:style-name="T420_13"><text:s/>(4<text:s/></text:span><text:span text:style-name="T420_14">benefit</text:span><text:span text:style-name="T420_15">)</text:span></text:p>
                    </text:list-item>
                    <text:list-item>
                      <text:p text:style-name="P421"><text:span text:style-name="T421_1">Recip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2"/>
      <text:list text:style-name="LS10" xml:id="list331">
        <text:list-item>
          <text:list>
            <text:list-item>
              <text:p text:style-name="P423"><text:span text:style-name="T423_1">Medium</text:span></text:p>
              <text:list>
                <text:list-item>
                  <text:p text:style-name="P424"><text:span text:style-name="T424_1">Tin</text:span><text:span text:style-name="T424_2"><text:s/></text:span><text:span text:style-name="T424_3">Baking</text:span><text:span text:style-name="T424_4"><text:s/></text:span><text:span text:style-name="T424_5">Sheet</text:span><text:span text:style-name="T424_6"><text:s/>(</text:span><text:span text:style-name="T424_7">Level</text:span><text:span text:style-name="T424_8"><text:s/>1)</text:span></text:p>
                  <text:list>
                    <text:list-item>
                      <text:p text:style-name="P425"><text:span text:style-name="T425_1">+1<text:s/></text:span><text:span text:style-name="T425_2">medium</text:span><text:span text:style-name="T425_3"><text:s/></text:span><text:span text:style-name="T425_4">defense</text:span><text:span text:style-name="T425_5"><text:s/>(2<text:s/></text:span><text:span text:style-name="T425_6">benefit</text:span><text:span text:style-name="T425_7">)</text:span></text:p>
                    </text:list-item>
                    <text:list-item>
                      <text:p text:style-name="P426"><text:span text:style-name="T426_1">Increase</text:span><text:span text:style-name="T426_2"><text:s/></text:span><text:span text:style-name="T426_3">medium</text:span><text:span text:style-name="T426_4"><text:s/></text:span><text:span text:style-name="T426_5">attack</text:span><text:span text:style-name="T426_6"><text:s/></text:span><text:span text:style-name="T426_7">damage</text:span><text:span text:style-name="T426_8"><text:s/></text:span><text:span text:style-name="T426_9">by</text:span><text:span text:style-name="T426_10"><text:s/>8<text:s/>(4<text:s/></text:span><text:span text:style-name="T426_11">benefit</text:span><text:span text:style-name="T426_12">)</text:span></text:p>
                    </text:list-item>
                  </text:list>
                </text:list-item>
                <text:list-item>
                  <text:p text:style-name="P427"><text:span text:style-name="T427_1">Tin</text:span><text:span text:style-name="T427_2"><text:s/></text:span><text:span text:style-name="T427_3">Chest</text:span><text:span text:style-name="T427_4"><text:s/></text:span><text:span text:style-name="T427_5">plate</text:span><text:span text:style-name="T427_6"><text:s/>(</text:span><text:span text:style-name="T427_7">Level</text:span><text:span text:style-name="T427_8"><text:s/></text:span><text:span text:style-name="T427_9">1</text:span><text:span text:style-name="T427_10">)</text:span></text:p>
                  <text:list>
                    <text:list-item>
                      <text:p text:style-name="P428"><text:span text:style-name="T428_1">+3<text:s/></text:span><text:span text:style-name="T428_2">medium</text:span><text:span text:style-name="T428_3"><text:s/></text:span><text:span text:style-name="T428_4">defense</text:span><text:span text:style-name="T428_5"><text:s/>(6<text:s/></text:span><text:span text:style-name="T428_6">benefit</text:span><text:span text:style-name="T428_7">)</text:span></text:p>
                    </text:list-item>
                  </text:list>
                </text:list-item>
                <text:list-item>
                  <text:p text:style-name="P429"><text:span text:style-name="T429_1">Iron</text:span><text:span text:style-name="T429_2"><text:s/></text:span><text:span text:style-name="T429_3">Chest</text:span><text:span text:style-name="T429_4"><text:s/></text:span><text:span text:style-name="T429_5">plate</text:span><text:span text:style-name="T429_6"><text:s/>(</text:span><text:span text:style-name="T429_7">Level</text:span><text:span text:style-name="T429_8"><text:s/>2)</text:span></text:p>
                  <text:list>
                    <text:list-item>
                      <text:p text:style-name="P430"><text:span text:style-name="T430_1">+4<text:s/></text:span><text:span text:style-name="T430_2">medium</text:span><text:span text:style-name="T430_3"><text:s/></text:span><text:span text:style-name="T430_4">defense</text:span><text:span text:style-name="T430_5"><text:s/>(8<text:s/></text:span><text:span text:style-name="T430_6">benefit</text:span><text:span text:style-name="T430_7">)</text:span></text:p>
                    </text:list-item>
                    <text:list-item>
                      <text:p text:style-name="P431"><text:span text:style-name="T431_1">15%<text:s/></text:span><text:span text:style-name="T431_2">chance</text:span><text:span text:style-name="T431_3"><text:s/></text:span><text:span text:style-name="T431_4">to</text:span><text:span text:style-name="T431_5"><text:s/></text:span><text:span text:style-name="T431_6">avoid</text:span><text:span text:style-name="T431_7"><text:s/></text:span><text:span text:style-name="T431_8">medium</text:span><text:span text:style-name="T431_9"><text:s/></text:span><text:span text:style-name="T431_10">attack</text:span><text:span text:style-name="T431_11"><text:s/></text:span><text:span text:style-name="T431_12">damage</text:span><text:span text:style-name="T431_13"><text:s/>(4<text:s/></text:span><text:span text:style-name="T431_14">benefit</text:span><text:span text:style-name="T431_15">)</text:span></text:p>
                    </text:list-item>
                  </text:list>
                </text:list-item>
                <text:list-item>
                  <text:p text:style-name="P432"><text:span text:style-name="T432_1">Steel</text:span><text:span text:style-name="T432_2"><text:s/></text:span><text:span text:style-name="T432_3">Chest</text:span><text:span text:style-name="T432_4"><text:s/></text:span><text:span text:style-name="T432_5">Plate</text:span><text:span text:style-name="T432_6"><text:s/>(</text:span><text:span text:style-name="T432_7">Level</text:span><text:span text:style-name="T432_8"><text:s/>3)</text:span></text:p>
                  <text:list>
                    <text:list-item>
                      <text:p text:style-name="P433"><text:span text:style-name="T433_1">+7<text:s/></text:span><text:span text:style-name="T433_2">high</text:span><text:span text:style-name="T433_3"><text:s/></text:span><text:span text:style-name="T433_4">defense</text:span><text:span text:style-name="T433_5"><text:s/>(14<text:s/></text:span><text:span text:style-name="T433_6">benefit</text:span><text:span text:style-name="T433_7">)</text:span></text:p>
                    </text:list-item>
                    <text:list-item>
                      <text:p text:style-name="P434"><text:span text:style-name="T434_1">Reflect</text:span><text:span text:style-name="T434_2"><text:s/>10%<text:s/></text:span><text:span text:style-name="T434_3">of</text:span><text:span text:style-name="T434_4"><text:s/></text:span><text:span text:style-name="T434_5">all</text:span><text:span text:style-name="T434_6"><text:s/></text:span><text:span text:style-name="T434_7">damage</text:span><text:span text:style-name="T434_8"><text:s/>(4<text:s/></text:span><text:span text:style-name="T434_9">benefit</text:span><text:span text:style-name="T434_10">)</text:span></text:p>
                    </text:list-item>
                  </text:list>
                </text:list-item>
              </text:list>
            </text:list-item>
            <text:list-item>
              <text:p text:style-name="P435"><text:span text:style-name="T435_1">Low</text:span><text:span text:style-name="T435_2"><text:s/></text:span></text:p>
              <text:list>
                <text:list-item>
                  <text:p text:style-name="P436"><text:span text:style-name="T436_1">Tin</text:span><text:span text:style-name="T436_2"><text:s/></text:span><text:span text:style-name="T436_3">Runners</text:span><text:span text:style-name="T436_4"><text:s/>(</text:span><text:span text:style-name="T436_5">Level</text:span><text:span text:style-name="T436_6"><text:s/>1)</text:span></text:p>
                  <text:list>
                    <text:list-item>
                      <text:p text:style-name="P437"><text:span text:style-name="T437_1">+1<text:s/></text:span><text:span text:style-name="T437_2">low</text:span><text:span text:style-name="T437_3"><text:s/></text:span><text:span text:style-name="T437_4">defense</text:span><text:span text:style-name="T437_5"><text:s/>(2<text:s/></text:span><text:span text:style-name="T437_6">benefit</text:span><text:span text:style-name="T437_7">)</text:span></text:p>
                    </text:list-item>
                    <text:list-item>
                      <text:p text:style-name="P438"><text:span text:style-name="T438_1">Increase</text:span><text:span text:style-name="T438_2"><text:s/></text:span><text:span text:style-name="T438_3">low</text:span><text:span text:style-name="T438_4"><text:s/></text:span><text:span text:style-name="T438_5">attack</text:span><text:span text:style-name="T438_6"><text:s/></text:span><text:span text:style-name="T438_7">damage</text:span><text:span text:style-name="T438_8"><text:s/></text:span><text:span text:style-name="T438_9">by</text:span><text:span text:style-name="T438_10"><text:s/>8<text:s/>(4<text:s/></text:span><text:span text:style-name="T438_11">benefit</text:span><text:span text:style-name="T438_12">)</text:span></text:p>
                    </text:list-item>
                  </text:list>
                </text:list-item>
                <text:list-item>
                  <text:p text:style-name="P439"><text:span text:style-name="T439_1">Tin</text:span><text:span text:style-name="T439_2"><text:s/></text:span><text:span text:style-name="T439_3">Boots</text:span><text:span text:style-name="T439_4"><text:s/>(</text:span><text:span text:style-name="T439_5">Level</text:span><text:span text:style-name="T439_6"><text:s/>1)</text:span></text:p>
                  <text:list>
                    <text:list-item>
                      <text:p text:style-name="P440"><text:span text:style-name="T440_1">+3<text:s/></text:span><text:span text:style-name="T440_2">low</text:span><text:span text:style-name="T440_3"><text:s/></text:span><text:span text:style-name="T440_4">defense</text:span><text:span text:style-name="T440_5"><text:s/>(6<text:s/></text:span><text:span text:style-name="T440_6">benefit</text:span><text:span text:style-name="T440_7">)</text:span></text:p>
                    </text:list-item>
                  </text:list>
                </text:list-item>
                <text:list-item>
                  <text:p text:style-name="P441"><text:span text:style-name="T441_1">Iron</text:span><text:span text:style-name="T441_2"><text:s/></text:span><text:span text:style-name="T441_3">Boots</text:span><text:span text:style-name="T441_4"><text:s/>(</text:span><text:span text:style-name="T441_5">Level</text:span><text:span text:style-name="T441_6"><text:s/>2)</text:span></text:p>
                  <text:list>
                    <text:list-item>
                      <text:p text:style-name="P442"><text:span text:style-name="T442_1">+6<text:s/></text:span><text:span text:style-name="T442_2">low</text:span><text:span text:style-name="T442_3"><text:s/></text:span><text:span text:style-name="T442_4">de</text:span><text:span text:style-name="T442_5">fense</text:span><text:span text:style-name="T442_6"><text:s/>(12<text:s/></text:span><text:span text:style-name="T442_7">benefit</text:span><text:span text:style-name="T442_8">)</text:span></text:p>
                    </text:list-item>
                  </text:list>
                </text:list-item>
                <text:list-item>
                  <text:p text:style-name="P443"><text:span text:style-name="T443_1">Steel</text:span><text:span text:style-name="T443_2"><text:s/></text:span><text:span text:style-name="T443_3">Boots</text:span><text:span text:style-name="T443_4"><text:s/>(</text:span><text:span text:style-name="T443_5">Level</text:span><text:span text:style-name="T443_6"><text:s/>3)</text:span></text:p>
                  <text:list>
                    <text:list-item>
                      <text:p text:style-name="P444"><text:span text:style-name="T444_1">+5<text:s/></text:span><text:span text:style-name="T444_2">high</text:span><text:span text:style-name="T444_3"><text:s/></text:span><text:span text:style-name="T444_4">defense</text:span><text:span text:style-name="T444_5"><text:s/>(10<text:s/></text:span><text:span text:style-name="T444_6">benefit</text:span><text:span text:style-name="T444_7">)</text:span></text:p>
                    </text:list-item>
                    <text:list-item>
                      <text:p text:style-name="P445"><text:span text:style-name="T445_1">25%<text:s/></text:span><text:span text:style-name="T445_2">chance</text:span><text:span text:style-name="T445_3"><text:s/></text:span><text:span text:style-name="T445_4">to</text:span><text:span text:style-name="T445_5"><text:s/></text:span><text:span text:style-name="T445_6">avoid</text:span><text:span text:style-name="T445_7"><text:s/></text:span><text:span text:style-name="T445_8">low</text:span><text:span text:style-name="T445_9"><text:s/></text:span><text:span text:style-name="T445_10">attack</text:span><text:span text:style-name="T445_11"><text:s/></text:span><text:span text:style-name="T445_12">damage</text:span><text:span text:style-name="T445_13"><text:s/>(8<text:s/></text:span><text:span text:style-name="T445_14">benefit</text:span><text:span text:style-name="T445_15">)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446" text:outline-level="10"><text:bookmark-start text:name="h.r82e4dqzwkfp"/><text:bookmark-end text:name="h.r82e4dqzwkfp"/><text:span text:style-name="T446_1">Creating</text:span><text:span text:style-name="T446_2"><text:s/></text:span><text:span text:style-name="T446_3">a</text:span><text:span text:style-name="T446_4"><text:s/></text:span><text:span text:style-name="T446_5">new</text:span><text:span text:style-name="T446_6"><text:s/></text:span><text:span text:style-name="T446_7">piece</text:span><text:span text:style-name="T446_8"><text:s/></text:span><text:span text:style-name="T446_9">of</text:span><text:span text:style-name="T446_10"><text:s/></text:span><text:span text:style-name="T446_11">armor</text:span></text:h>
      <text:list text:style-name="LS11" xml:id="list354">
        <text:list-item>
          <text:p text:style-name="P447"><text:span text:style-name="T447_1">Determine</text:span><text:span text:style-name="T447_2"><text:s/></text:span><text:span text:style-name="T447_3">an</text:span><text:span text:style-name="T447_4"><text:s/></text:span><text:span text:style-name="T447_5">armor</text:span><text:span text:style-name="T447_6"><text:s/></text:span><text:span text:style-name="T447_7">slot</text:span><text:span text:style-name="T447_8">:<text:s/></text:span><text:span text:style-name="T447_9">high</text:span><text:span text:style-name="T447_10">,<text:s/></text:span><text:span text:style-name="T447_11">medium</text:span><text:span text:style-name="T447_12"><text:s/></text:span><text:span text:style-name="T447_13">or</text:span><text:span text:style-name="T447_14"><text:s/></text:span><text:span text:style-name="T447_15">low</text:span></text:p>
          <text:list>
            <text:list-item>
              <text:p text:style-name="P448"><text:span text:style-name="T448_1">High</text:span><text:span text:style-name="T448_2"><text:s/></text:span><text:span text:style-name="T448_3">armor</text:span><text:span text:style-name="T448_4"><text:s/></text:span><text:span text:style-name="T448_5">will</text:span><text:span text:style-name="T448_6"><text:s/></text:span><text:span text:style-name="T448_7">defend</text:span><text:span text:style-name="T448_8"><text:s/></text:span><text:span text:style-name="T448_9">against</text:span><text:span text:style-name="T448_10"><text:s/></text:span><text:span text:style-name="T448_11">high</text:span><text:span text:style-name="T448_12"><text:s/></text:span><text:span text:style-name="T448_13">attacks</text:span><text:span text:style-name="T448_14">,<text:s/></text:span><text:span text:style-name="T448_15">the</text:span><text:span text:style-name="T448_16"><text:s/></text:span><text:span text:style-name="T448_17">same</text:span><text:span text:style-name="T448_18"><text:s/></text:span><text:span text:style-name="T448_19">is</text:span><text:span text:style-name="T448_20"><text:s/></text:span><text:span text:style-name="T448_21">true</text:span><text:span text:style-name="T448_22"><text:s/></text:span><text:span text:style-name="T448_23">of</text:span><text:span text:style-name="T448_24"><text:s/></text:span><text:span text:style-name="T448_25">medium</text:span><text:span text:style-name="T448_26"><text:s/></text:span><text:span text:style-name="T448_27">and</text:span><text:span text:style-name="T448_28"><text:s/></text:span><text:span text:style-name="T448_29">low</text:span><text:span text:style-name="T448_30"><text:s/></text:span><text:span text:style-name="T448_31">armor</text:span></text:p>
            </text:list-item>
          </text:list>
        </text:list-item>
        <text:list-item>
          <text:p text:style-name="P449"><text:span text:style-name="T449_1">Determine</text:span><text:span text:style-name="T449_2"><text:s/></text:span><text:span text:style-name="T449_3">the</text:span><text:span text:style-name="T449_4"><text:s/></text:span><text:span text:style-name="T449_5">item</text:span><text:span text:style-name="T449_6"><text:s/></text:span><text:span text:style-name="T449_7">level</text:span><text:span text:style-name="T449_8"><text:s/></text:span><text:span text:style-name="T449_9">of</text:span><text:span text:style-name="T449_10"><text:s/></text:span><text:span text:style-name="T449_11">the</text:span><text:span text:style-name="T449_12"><text:s/></text:span><text:span text:style-name="T449_13">armor</text:span></text:p>
          <text:list>
            <text:list-item>
              <text:p text:style-name="P450"><text:span text:style-name="T450_1">Item</text:span><text:span text:style-name="T450_2"><text:s/></text:span><text:span text:style-name="T450_3">level</text:span><text:span text:style-name="T450_4"><text:s/></text:span><text:span text:style-name="T450_5">will</text:span><text:span text:style-name="T450_6"><text:s/></text:span><text:span text:style-name="T450_7">determine</text:span><text:span text:style-name="T450_8"><text:s/></text:span><text:span text:style-name="T450_9">the</text:span><text:span text:style-name="T450_10"><text:s/></text:span><text:span text:style-name="T450_11">distribution</text:span><text:span text:style-name="T450_12"><text:s/></text:span><text:span text:style-name="T450_13">of</text:span><text:span text:style-name="T450_14"><text:s/></text:span><text:span text:style-name="T450_15">defense</text:span><text:span text:style-name="T450_16"><text:s/></text:span><text:span text:style-name="T450_17">and</text:span><text:span text:style-name="T450_18"><text:s/></text:span><text:span text:style-name="T450_19">secondary</text:span><text:span text:style-name="T450_20"><text:s/></text:span><text:span text:style-name="T450_21">abilities</text:span></text:p>
            </text:list-item>
            <text:list-item>
              <text:p text:style-name="P451"><text:span text:style-name="T451_1">Every</text:span><text:span text:style-name="T451_2"><text:s/>1<text:s/></text:span><text:span text:style-name="T451_3">Item</text:span><text:span text:style-name="T451_4"><text:s/></text:span><text:span text:style-name="T451_5">level</text:span><text:span text:style-name="T451_6"><text:s/></text:span><text:span text:style-name="T451_7">gives</text:span><text:span text:style-name="T451_8"><text:s/></text:span><text:span text:style-name="T451_9">the</text:span><text:span text:style-name="T451_10"><text:s/></text:span><text:span text:style-name="T451_11">armor</text:span><text:span text:style-name="T451_12"><text:s/>6<text:s/></text:span><text:span text:style-name="T451_13">points</text:span><text:span text:style-name="T451_14"><text:s/></text:span><text:span text:style-name="T451_15">to</text:span><text:span text:style-name="T451_16"><text:s/></text:span><text:span text:style-name="T451_17">spend</text:span><text:span text:style-name="T451_18"><text:s/></text:span><text:span text:style-name="T451_19">on</text:span><text:span text:style-name="T451_20"><text:s/></text:span><text:span text:style-name="T451_21">stats</text:span><text:span text:style-name="T451_22"><text:s/></text:span><text:span text:style-name="T451_23">and</text:span><text:span text:style-name="T451_24"><text:s/></text:span><text:span text:style-name="T451_25">abilities</text:span></text:p>
            </text:list-item>
            <text:list-item>
              <text:p text:style-name="P452"><text:span text:style-name="T452_1">1<text:s/></text:span><text:span text:style-name="T452_2">High</text:span><text:span text:style-name="T452_3">/</text:span><text:span text:style-name="T452_4">Medium</text:span><text:span text:style-name="T452_5">/</text:span><text:span text:style-name="T452_6">Lo</text:span><text:span text:style-name="T452_7">w</text:span><text:span text:style-name="T452_8"><text:s/></text:span><text:span text:style-name="T452_9">Defense</text:span><text:span text:style-name="T452_10"><text:s/>=<text:s/>2<text:s/></text:span><text:span text:style-name="T452_11">points</text:span></text:p>
            </text:list-item>
          </text:list>
        </text:list-item>
        <text:list-item>
          <text:p text:style-name="P453"><text:span text:style-name="T453_1">For</text:span><text:span text:style-name="T453_2"><text:s/></text:span><text:span text:style-name="T453_3">secondary</text:span><text:span text:style-name="T453_4"><text:s/></text:span><text:span text:style-name="T453_5">abilities</text:span><text:span text:style-name="T453_6">,<text:s/></text:span><text:span text:style-name="T453_7">the</text:span><text:span text:style-name="T453_8"><text:s/></text:span><text:span text:style-name="T453_9">value</text:span><text:span text:style-name="T453_10"><text:s/></text:span><text:span text:style-name="T453_11">ratios</text:span><text:span text:style-name="T453_12"><text:s/></text:span><text:span text:style-name="T453_13">are</text:span><text:span text:style-name="T453_14"><text:s/></text:span><text:span text:style-name="T453_15">listed</text:span><text:span text:style-name="T453_16"><text:s/></text:span><text:span text:style-name="T453_17">below</text:span></text:p>
          <text:list>
            <text:list-item>
              <text:p text:style-name="P454"><text:span text:style-name="T454_1">%<text:s/></text:span><text:span text:style-name="T454_2">chance</text:span><text:span text:style-name="T454_3"><text:s/></text:span><text:span text:style-name="T454_4">to</text:span><text:span text:style-name="T454_5"><text:s/></text:span><text:span text:style-name="T454_6">take</text:span><text:span text:style-name="T454_7"><text:s/></text:span><text:span text:style-name="T454_8">no</text:span><text:span text:style-name="T454_9"><text:s/></text:span><text:span text:style-name="T454_10">damage</text:span><text:span text:style-name="T454_11"><text:s/></text:span><text:span text:style-name="T454_12">from</text:span><text:span text:style-name="T454_13"><text:s/></text:span><text:span text:style-name="T454_14">a</text:span><text:span text:style-name="T454_15"><text:s/></text:span><text:span text:style-name="T454_16">(</text:span><text:span text:style-name="T454_17">High</text:span><text:span text:style-name="T454_18">/</text:span><text:span text:style-name="T454_19">Medium</text:span><text:span text:style-name="T454_20">/</text:span><text:span text:style-name="T454_21">Low</text:span><text:span text:style-name="T454_22">)<text:s/></text:span><text:span text:style-name="T454_23">attack</text:span><text:span text:style-name="T454_24"><text:s/>=<text:s/></text:span><text:span text:style-name="T454_25">Benefit</text:span><text:span text:style-name="T454_26"><text:s/></text:span><text:span text:style-name="T454_27">of</text:span><text:span text:style-name="T454_28"><text:s/></text:span><text:span text:style-name="T454_29">an</text:span><text:span text:style-name="T454_30"><text:s/>1<text:s/></text:span><text:span text:style-name="T454_31">defense</text:span><text:span text:style-name="T454_32"><text:s/>(</text:span><text:span text:style-name="T454_33">currently</text:span><text:span text:style-name="T454_34"><text:s/>2)<text:s/>*<text:s/></text:span><text:span text:style-name="T454_35">approximate</text:span><text:span text:style-name="T454_36"><text:s/></text:span><text:span text:style-name="T454_37">damage</text:span><text:span text:style-name="T454_38"><text:s/></text:span><text:span text:style-name="T454_39">reduced</text:span><text:span text:style-name="T454_40"><text:s/>(</text:span><text:span text:style-name="T454_41">currently</text:span><text:span text:style-name="T454_42"><text:s/>15.5)<text:s/>*<text:s/></text:span><text:span text:style-name="T454_43">chance</text:span></text:p>
            </text:list-item>
            <text:list-item>
              <text:p text:style-name="P455"><text:span text:style-name="T455_1">%<text:s/></text:span><text:span text:style-name="T455_2">chance</text:span><text:span text:style-name="T455_3"><text:s/></text:span><text:span text:style-name="T455_4">to</text:span><text:span text:style-name="T455_5"><text:s/></text:span><text:span text:style-name="T455_6">reflect</text:span><text:span text:style-name="T455_7"><text:s/></text:span><text:span text:style-name="T455_8">damage</text:span><text:span text:style-name="T455_9"><text:s/></text:span><text:span text:style-name="T455_10">from</text:span><text:span text:style-name="T455_11"><text:s/></text:span><text:span text:style-name="T455_12">a</text:span><text:span text:style-name="T455_13"><text:s/>(</text:span><text:span text:style-name="T455_14">High</text:span><text:span text:style-name="T455_15">/</text:span><text:span text:style-name="T455_16">Medium</text:span><text:span text:style-name="T455_17">/</text:span><text:span text:style-name="T455_18">Low</text:span><text:span text:style-name="T455_19">)<text:s/></text:span><text:span text:style-name="T455_20">attack</text:span><text:span text:style-name="T455_21"><text:s text:c="2"/>=<text:s/></text:span><text:span text:style-name="T455_22">Approximate</text:span><text:span text:style-name="T455_23"><text:s/></text:span><text:span text:style-name="T455_24">damage</text:span><text:span text:style-name="T455_25"><text:s/>(</text:span><text:span text:style-name="T455_26">currently</text:span><text:span text:style-name="T455_27"><text:s text:c="2"/>15.5)<text:s/>*<text:s/></text:span><text:span text:style-name="T455_28">chance</text:span><text:span text:style-name="T455_29"><text:s/>/<text:s/>2</text:span></text:p>
            </text:list-item>
            <text:list-item>
              <text:p text:style-name="P456"><text:span text:style-name="T456_1">If</text:span><text:span text:style-name="T456_2"><text:s/></text:span><text:span text:style-name="T456_3">an</text:span><text:span text:style-name="T456_4"><text:s/></text:span><text:span text:style-name="T456_5">ability</text:span><text:span text:style-name="T456_6"><text:s/></text:span><text:span text:style-name="T456_7">affects</text:span><text:span text:style-name="T456_8"><text:s/></text:span><text:span text:style-name="T456_9">all</text:span><text:span text:style-name="T456_10"><text:s/></text:span><text:span text:style-name="T456_11">heights</text:span><text:span text:style-name="T456_12">,<text:s/></text:span><text:span text:style-name="T456_13">multiply</text:span><text:span text:style-name="T456_14"><text:s/></text:span><text:span text:style-name="T456_15">the</text:span><text:span text:style-name="T456_16"><text:s/></text:span><text:span text:style-name="T456_17">benefit</text:span><text:span text:style-name="T456_18"><text:s/></text:span><text:span text:style-name="T456_19">by</text:span><text:span text:style-name="T456_20"><text:s/>2</text:span></text:p>
            </text:list-item>
          </text:list>
        </text:list-item>
      </text:list>
      <text:h text:style-name="P457" text:outline-level="10"><text:bookmark-start text:name="h.b029sls8v8nv"/><text:bookmark-end text:name="h.b029sls8v8nv"/><text:span text:style-name="T457_1">Crafting</text:span><text:span text:style-name="T457_2"><text:s/></text:span><text:span text:style-name="T457_3">and</text:span><text:span text:style-name="T457_4"><text:s/></text:span><text:span text:style-name="T457_5">Materials</text:span></text:h>
      <text:p text:style-name="P458"><text:span text:style-name="T458_1">Market</text:span><text:span text:style-name="T458_2">/</text:span><text:span text:style-name="T458_3">Crafting</text:span><text:span text:style-name="T458_4"><text:s/></text:span><text:span text:style-name="T458_5">System</text:span></text:p>
      <text:p text:style-name="P459"><text:span text:style-name="T459_1">Currency</text:span><text:span text:style-name="T459_2">:<text:s/></text:span><text:span text:style-name="T459_3">Silicon</text:span></text:p>
      <text:p text:style-name="P460"><text:span text:style-name="T460_1">Also</text:span><text:span text:style-name="T460_2"><text:s/></text:span><text:span text:style-name="T460_3">serves</text:span><text:span text:style-name="T460_4"><text:s/></text:span><text:span text:style-name="T460_5">as</text:span><text:span text:style-name="T460_6"><text:s/></text:span><text:span text:style-name="T460_7">basic</text:span><text:span text:style-name="T460_8"><text:s/></text:span><text:span text:style-name="T460_9">crafting</text:span><text:span text:style-name="T460_10"><text:s/></text:span><text:span text:style-name="T460_11">component</text:span><text:span text:style-name="T460_12">.</text:span></text:p>
      <text:p text:style-name="P461"/>
      <text:h text:style-name="P462" text:outline-level="10"><text:bookmark-start text:name="h.nw8t11pljley"/><text:bookmark-end text:name="h.nw8t11pljley"/><text:span text:style-name="T462_1">Thoughts</text:span></text:h>
      <text:p text:style-name="P463"><text:span text:style-name="T463_1">Each</text:span><text:span text:style-name="T463_2"><text:s/></text:span><text:span text:style-name="T463_3">language</text:span><text:span text:style-name="T463_4"><text:s/></text:span><text:span text:style-name="T463_5">should</text:span><text:span text:style-name="T463_6"><text:s/></text:span><text:span text:style-name="T463_7">have</text:span><text:span text:style-name="T463_8"><text:s/></text:span><text:span text:style-name="T463_9">a</text:span><text:span text:style-name="T463_10"><text:s/></text:span><text:span text:style-name="T463_11">material</text:span><text:span text:style-name="T463_12"><text:s/></text:span><text:span text:style-name="T463_13">associated</text:span><text:span text:style-name="T463_14"><text:s/></text:span><text:span text:style-name="T463_15">with</text:span><text:span text:style-name="T463_16"><text:s/></text:span><text:span text:style-name="T463_17">it</text:span><text:span text:style-name="T463_18">.<text:s/></text:span><text:span text:style-name="T463_19">Crafting</text:span><text:span text:style-name="T463_20"><text:s/></text:span><text:span text:style-name="T463_21">should</text:span><text:span text:style-name="T463_22"><text:s/></text:span><text:span text:style-name="T463_23">take</text:span><text:span text:style-name="T463_24"><text:s/></text:span><text:span text:style-name="T463_25">materials</text:span><text:span text:style-name="T463_26"><text:s/></text:span><text:span text:style-name="T463_27">from</text:span><text:span text:style-name="T463_28"><text:s/></text:span><text:span text:style-name="T463_29">each</text:span><text:span text:style-name="T463_30"><text:s/></text:span><text:span text:style-name="T463_31">category</text:span><text:span text:style-name="T463_32">,<text:s/></text:span><text:span text:style-name="T463_33">so</text:span><text:span text:style-name="T463_34"><text:s/></text:span><text:span text:style-name="T463_35">that</text:span><text:span text:style-name="T463_36"><text:s/></text:span><text:span text:style-name="T463_37">players</text:span><text:span text:style-name="T463_38"><text:s/></text:span><text:span text:style-name="T463_39">know</text:span><text:span text:style-name="T463_40"><text:s/></text:span><text:span text:style-name="T463_41">a</text:span><text:span text:style-name="T463_42"><text:s/></text:span><text:span text:style-name="T463_43">wide</text:span><text:span text:style-name="T463_44"><text:s/></text:span><text:span text:style-name="T463_45">range</text:span><text:span text:style-name="T463_46"><text:s/></text:span><text:span text:style-name="T463_47">of</text:span><text:span text:style-name="T463_48"><text:s/></text:span><text:span text:style-name="T463_49">languages</text:span><text:span text:style-name="T463_50"><text:s/></text:span><text:span text:style-name="T463_51">as</text:span><text:span text:style-name="T463_52"><text:s/></text:span><text:span text:style-name="T463_53">opposed</text:span><text:span text:style-name="T463_54"><text:s/></text:span><text:span text:style-name="T463_55">to</text:span><text:span text:style-name="T463_56"><text:s/></text:span><text:span text:style-name="T463_57">just</text:span><text:span text:style-name="T463_58"><text:s/></text:span><text:span text:style-name="T463_59">HTML</text:span><text:span text:style-name="T463_60"><text:s/></text:span><text:span text:style-name="T463_61">and</text:span><text:span text:style-name="T463_62"><text:s/></text:span><text:span text:style-name="T463_63">CSS</text:span><text:span text:style-name="T463_64">.</text:span></text:p>
      <text:p text:style-name="P464"/>
      <text:p text:style-name="P465"><text:span text:style-name="T465_1">Typical</text:span><text:span text:style-name="T465_2"><text:s/></text:span><text:span text:style-name="T465_3">big</text:span><text:span text:style-name="T465_4"><text:s/></text:span><text:span text:style-name="T465_5">projects</text:span><text:span text:style-name="T465_6"><text:s/></text:span><text:span text:style-name="T465_7">are</text:span><text:span text:style-name="T465_8"><text:s/>“</text:span><text:span text:style-name="T465_9">full</text:span><text:span text:style-name="T465_10">-</text:span><text:span text:style-name="T465_11">stack</text:span><text:span text:style-name="T465_12">.”<text:s/></text:span><text:span text:style-name="T465_13">This</text:span><text:span text:style-name="T465_14"><text:s/></text:span><text:span text:style-name="T465_15">means</text:span><text:span text:style-name="T465_16"><text:s/></text:span><text:span text:style-name="T465_17">that</text:span><text:span text:style-name="T465_18"><text:s/></text:span><text:span text:style-name="T465_19">they</text:span><text:span text:style-name="T465_20"><text:s/></text:span><text:span text:style-name="T465_21">contain</text:span><text:span text:style-name="T465_22"><text:s/></text:span><text:span text:style-name="T465_23">front</text:span><text:span text:style-name="T465_24">-</text:span><text:span text:style-name="T465_25">end</text:span><text:span text:style-name="T465_26"><text:s/></text:span><text:span text:style-name="T465_27">and</text:span><text:span text:style-name="T465_28"><text:s/></text:span><text:span text:style-name="T465_29">back</text:span><text:span text:style-name="T465_30">-</text:span><text:span text:style-name="T465_31">end</text:span><text:span text:style-name="T465_32"><text:s/></text:span><text:span text:style-name="T465_33">commits</text:span><text:span text:style-name="T465_34">.<text:s/></text:span><text:span text:style-name="T465_35">Maybe</text:span><text:span text:style-name="T465_36"><text:s/></text:span><text:span text:style-name="T465_37">commits</text:span><text:span text:style-name="T465_38"><text:s/></text:span><text:span text:style-name="T465_39">should</text:span><text:span text:style-name="T465_40"><text:s/></text:span><text:span text:style-name="T465_41">reward</text:span><text:span text:style-name="T465_42"><text:s/></text:span><text:span text:style-name="T465_43">multiple</text:span><text:span text:style-name="T465_44"><text:s/></text:span><text:span text:style-name="T465_45">types</text:span><text:span text:style-name="T465_46"><text:s/></text:span><text:span text:style-name="T465_47">of</text:span><text:span text:style-name="T465_48"><text:s/></text:span><text:span text:style-name="T465_49">materials</text:span><text:span text:style-name="T465_50">?</text:span></text:p>
      <text:p text:style-name="P466"/>
      <text:p text:style-name="P467"><text:span text:style-name="T467_1">Different</text:span><text:span text:style-name="T467_2"><text:s/></text:span><text:span text:style-name="T467_3">materials</text:span><text:span text:style-name="T467_4"><text:s/></text:span><text:span text:style-name="T467_5">for</text:span><text:span text:style-name="T467_6"><text:s/></text:span><text:span text:style-name="T467_7">each</text:span><text:span text:style-name="T467_8"><text:s/></text:span><text:span text:style-name="T467_9">language</text:span><text:span text:style-name="T467_10">,<text:s/></text:span><text:span text:style-name="T467_11">but</text:span><text:span text:style-name="T467_12"><text:s/></text:span><text:span text:style-name="T467_13">are</text:span><text:span text:style-name="T467_14"><text:s/></text:span><text:span text:style-name="T467_15">in</text:span><text:span text:style-name="T467_16"><text:s/></text:span><text:span text:style-name="T467_17">the</text:span><text:span text:style-name="T467_18"><text:s/></text:span><text:span text:style-name="T467_19">same</text:span><text:span text:style-name="T467_20"><text:s/></text:span><text:span text:style-name="T467_21">category</text:span><text:span text:style-name="T467_22">:<text:s/></text:span><text:span text:style-name="T467_23">HTML</text:span><text:span text:style-name="T467_24"><text:s/>=<text:s/></text:span><text:span text:style-name="T467_25">copper</text:span><text:span text:style-name="T467_26">,<text:s/></text:span><text:span text:style-name="T467_27">JS</text:span><text:span text:style-name="T467_28"><text:s/>=<text:s/></text:span><text:span text:style-name="T467_29">aluminum</text:span><text:span text:style-name="T467_30">,<text:s/></text:span><text:span text:style-name="T467_31">both</text:span><text:span text:style-name="T467_32"><text:s/></text:span><text:span text:style-name="T467_33">can</text:span><text:span text:style-name="T467_34"><text:s/></text:span><text:span text:style-name="T467_35">be</text:span><text:span text:style-name="T467_36"><text:s/></text:span><text:span text:style-name="T467_37">used</text:span><text:span text:style-name="T467_38"><text:s/></text:span><text:span text:style-name="T467_39">to</text:span><text:span text:style-name="T467_40"><text:s/></text:span><text:span text:style-name="T467_41">craft</text:span><text:span text:style-name="T467_42"><text:s/></text:span><text:span text:style-name="T467_43">as</text:span><text:span text:style-name="T467_44"><text:s/></text:span><text:span text:style-name="T467_45">they</text:span><text:span text:style-name="T467_46"><text:s/></text:span><text:span text:style-name="T467_47">are</text:span><text:span text:style-name="T467_48"><text:s/></text:span><text:span text:style-name="T467_49">in</text:span><text:span text:style-name="T467_50"><text:s/></text:span><text:span text:style-name="T467_51">the</text:span><text:span text:style-name="T467_52"><text:s/></text:span><text:span text:style-name="T467_53">same</text:span><text:span text:style-name="T467_54"><text:s/></text:span><text:span text:style-name="T467_55">category</text:span><text:span text:style-name="T467_56">,<text:s/></text:span><text:span text:style-name="T467_57">but</text:span><text:span text:style-name="T467_58"><text:s/></text:span><text:span text:style-name="T467_59">for</text:span><text:span text:style-name="T467_60"><text:s/></text:span><text:span text:style-name="T467_61">secondary</text:span><text:span text:style-name="T467_62"><text:s/></text:span><text:span text:style-name="T467_63">effects</text:span><text:span text:style-name="T467_64">,<text:s/></text:span><text:span text:style-name="T467_65">that</text:span><text:span text:style-name="T467_66"><text:s/></text:span><text:span text:style-name="T467_67">is</text:span><text:span text:style-name="T467_68"><text:s/></text:span><text:span text:style-name="T467_69">based</text:span><text:span text:style-name="T467_70"><text:s/></text:span><text:span text:style-name="T467_71">off</text:span><text:span text:style-name="T467_72"><text:s/></text:span><text:span text:style-name="T467_73">of</text:span><text:span text:style-name="T467_74"><text:s/></text:span><text:span text:style-name="T467_75">certain</text:span><text:span text:style-name="T467_76"><text:s/></text:span><text:span text:style-name="T467_77">materials</text:span><text:span text:style-name="T467_78"><text:s/></text:span><text:span text:style-name="T467_79">in</text:span><text:span text:style-name="T467_80"><text:s/></text:span><text:span text:style-name="T467_81">a</text:span><text:span text:style-name="T467_82"><text:s/></text:span><text:span text:style-name="T467_83">category</text:span><text:span text:style-name="T467_84">,<text:s/></text:span><text:span text:style-name="T467_85">aka</text:span><text:span text:style-name="T467_86"><text:s/></text:span><text:span text:style-name="T467_87">copper</text:span><text:span text:style-name="T467_88"><text:s/></text:span><text:span text:style-name="T467_89">provides</text:span><text:span text:style-name="T467_90"><text:s/></text:span><text:span text:style-name="T467_91">reflect</text:span><text:span text:style-name="T467_92">,<text:s/></text:span><text:span text:style-name="T467_93">aluminum</text:span><text:span text:style-name="T467_94"><text:s/></text:span><text:span text:style-name="T467_95">provides</text:span><text:span text:style-name="T467_96"><text:s/></text:span><text:span text:style-name="T467_97">stun</text:span><text:span text:style-name="T467_98"><text:s/></text:span><text:span text:style-name="T467_99">and</text:span><text:span text:style-name="T467_100"><text:s/></text:span><text:span text:style-name="T467_101">in</text:span><text:span text:style-name="T467_102"><text:s/></text:span><text:span text:style-name="T467_103">other</text:span><text:span text:style-name="T467_104"><text:s/></text:span><text:span text:style-name="T467_105">categories</text:span><text:span text:style-name="T467_106"><text:s/></text:span><text:span text:style-name="T467_107">there</text:span><text:span text:style-name="T467_108"><text:s/></text:span><text:span text:style-name="T467_109">are</text:span><text:span text:style-name="T467_110"><text:s/></text:span><text:span text:style-name="T467_111">other</text:span><text:span text:style-name="T467_112"><text:s/></text:span><text:span text:style-name="T467_113">materials</text:span><text:span text:style-name="T467_114"><text:s/></text:span><text:span text:style-name="T467_115">that</text:span><text:span text:style-name="T467_116"><text:s/></text:span><text:span text:style-name="T467_117">have</text:span><text:span text:style-name="T467_118"><text:s/></text:span><text:span text:style-name="T467_119">the</text:span><text:span text:style-name="T467_120"><text:s/></text:span><text:span text:style-name="T467_121">same</text:span><text:span text:style-name="T467_122"><text:s/></text:span><text:span text:style-name="T467_123">effects</text:span><text:span text:style-name="T467_124">.</text:span></text:p>
      <text:p text:style-name="P468"/>
      <text:p text:style-name="P469"><text:span text:style-name="T469_1">How</text:span><text:span text:style-name="T469_2"><text:s/></text:span><text:span text:style-name="T469_3">do</text:span><text:span text:style-name="T469_4"><text:s/></text:span><text:span text:style-name="T469_5">we</text:span><text:span text:style-name="T469_6"><text:s/></text:span><text:span text:style-name="T469_7">deal</text:span><text:span text:style-name="T469_8"><text:s/></text:span><text:span text:style-name="T469_9">with</text:span><text:span text:style-name="T469_10"><text:s/></text:span><text:span text:style-name="T469_11">almost</text:span><text:span text:style-name="T469_12"><text:s/>15<text:s/></text:span><text:span text:style-name="T469_13">languages</text:span><text:span text:style-name="T469_14"><text:s/></text:span><text:span text:style-name="T469_15">per</text:span><text:span text:style-name="T469_16"><text:s/></text:span><text:span text:style-name="T469_17">the</text:span><text:span text:style-name="T469_18"><text:s/></text:span><text:span text:style-name="T469_19">four</text:span><text:span text:style-name="T469_20"><text:s/></text:span><text:span text:style-name="T469_21">categories</text:span><text:span text:style-name="T469_22">?<text:s/></text:span><text:span text:style-name="T469_23">Just</text:span><text:span text:style-name="T469_24"><text:s/></text:span><text:span text:style-name="T469_25">review</text:span><text:span text:style-name="T469_26"><text:s/></text:span><text:span text:style-name="T469_27">the</text:span><text:span text:style-name="T469_28"><text:s/></text:span><text:span text:style-name="T469_29">major</text:span><text:span text:style-name="T469_30"><text:s/>4<text:s/></text:span><text:span text:style-name="T469_31">right</text:span><text:span text:style-name="T469_32"><text:s/></text:span><text:span text:style-name="T469_33">now</text:span><text:span text:style-name="T469_34">?<text:s/></text:span><text:span text:style-name="T469_35">There</text:span><text:span text:style-name="T469_36"><text:s/></text:span><text:span text:style-name="T469_37">aren</text:span><text:span text:style-name="T469_38">’</text:span><text:span text:style-name="T469_39">t</text:span><text:span text:style-name="T469_40"><text:s/></text:span><text:span text:style-name="T469_41">nearly</text:span><text:span text:style-name="T469_42"><text:s/></text:span><text:span text:style-name="T469_43">enough</text:span><text:span text:style-name="T469_44"><text:s/></text:span><text:span text:style-name="T469_45">low</text:span><text:span text:style-name="T469_46">-</text:span><text:span text:style-name="T469_47">level</text:span><text:span text:style-name="T469_48"><text:s/></text:span><text:span text:style-name="T469_49">languages</text:span><text:span text:style-name="T469_50"><text:s/></text:span><text:span text:style-name="T469_51">to</text:span><text:span text:style-name="T469_52"><text:s/></text:span><text:span text:style-name="T469_53">warrant</text:span><text:span text:style-name="T469_54"><text:s/></text:span><text:span text:style-name="T469_55">its</text:span><text:span text:style-name="T469_56"><text:s/></text:span><text:span text:style-name="T469_57">own</text:span><text:span text:style-name="T469_58"><text:s/></text:span><text:span text:style-name="T469_59">category</text:span><text:span text:style-name="T469_60"><text:s/></text:span><text:span text:style-name="T469_61">compared</text:span><text:span text:style-name="T469_62"><text:s/></text:span><text:span text:style-name="T469_63">to</text:span><text:span text:style-name="T469_64"><text:s/></text:span><text:span text:style-name="T469_65">high</text:span><text:span text:style-name="T469_66">-</text:span><text:span text:style-name="T469_67">level</text:span><text:span text:style-name="T469_68"><text:s/></text:span><text:span text:style-name="T469_69">ones</text:span><text:span text:style-name="T469_70">.<text:s/></text:span><text:span text:style-name="T469_71">Might</text:span><text:span text:style-name="T469_72"><text:s/></text:span><text:span text:style-name="T469_73">need</text:span><text:span text:style-name="T469_74"><text:s/></text:span><text:span text:style-name="T469_75">to</text:span><text:span text:style-name="T469_76"><text:s/></text:span><text:span text:style-name="T469_77">rethink</text:span><text:span text:style-name="T469_78"><text:s/></text:span><text:span text:style-name="T469_79">our</text:span><text:span text:style-name="T469_80"><text:s/></text:span><text:span text:style-name="T469_81">categories</text:span><text:span text:style-name="T469_82">....<text:s/></text:span></text:p>
      <text:p text:style-name="P470"/>
      <text:p text:style-name="P471"><text:span text:style-name="T471_1">High</text:span><text:span text:style-name="T471_2"><text:s/></text:span><text:span text:style-name="T471_3">level</text:span><text:span text:style-name="T471_4"><text:s/></text:span><text:span text:style-name="T471_5">items</text:span><text:span text:style-name="T471_6"><text:s/></text:span><text:span text:style-name="T471_7">should</text:span><text:span text:style-name="T471_8"><text:s/></text:span><text:span text:style-name="T471_9">be</text:span><text:span text:style-name="T471_10"><text:s/></text:span><text:span text:style-name="T471_11">mainly</text:span><text:span text:style-name="T471_12"><text:s/></text:span><text:span text:style-name="T471_13">high</text:span><text:span text:style-name="T471_14"><text:s/></text:span><text:span text:style-name="T471_15">level</text:span><text:span text:style-name="T471_16"><text:s/></text:span><text:span text:style-name="T471_17">languages</text:span><text:span text:style-name="T471_18">?<text:s/></text:span><text:span text:style-name="T471_19">Just</text:span><text:span text:style-name="T471_20"><text:s/></text:span><text:span text:style-name="T471_21">a</text:span><text:span text:style-name="T471_22"><text:s/></text:span><text:span text:style-name="T471_23">thought</text:span><text:span text:style-name="T471_24">.<text:s/></text:span><text:span text:style-name="T471_25">For</text:span><text:span text:style-name="T471_26"><text:s/></text:span><text:span text:style-name="T471_27">example</text:span><text:span text:style-name="T471_28">,<text:s/></text:span><text:span text:style-name="T471_29">a</text:span><text:span text:style-name="T471_30"><text:s/></text:span><text:span text:style-name="T471_31">helmet</text:span><text:span text:style-name="T471_32"><text:s/></text:span><text:span text:style-name="T471_33">is</text:span><text:span text:style-name="T471_34"><text:s/></text:span><text:span text:style-name="T471_35">a</text:span><text:span text:style-name="T471_36"><text:s/>“</text:span><text:span text:style-name="T471_37">high</text:span><text:span text:style-name="T471_38">”<text:s/></text:span><text:span text:style-name="T471_39">armor</text:span><text:span text:style-name="T471_40"><text:s/></text:span><text:span text:style-name="T471_41">piece</text:span><text:span text:style-name="T471_42">.<text:s/></text:span><text:span text:style-name="T471_43">So</text:span><text:span text:style-name="T471_44"><text:s/></text:span><text:span text:style-name="T471_45">it</text:span><text:span text:style-name="T471_46"><text:s/></text:span><text:span text:style-name="T471_47">may</text:span><text:span text:style-name="T471_48"><text:s/></text:span><text:span text:style-name="T471_49">require</text:span><text:span text:style-name="T471_50"><text:s/></text:span><text:span text:style-name="T471_51">one</text:span><text:span text:style-name="T471_52"><text:s/></text:span><text:span text:style-name="T471_53">low</text:span><text:span text:style-name="T471_54"><text:s/></text:span><text:span text:style-name="T471_55">level</text:span><text:span text:style-name="T471_56"><text:s/></text:span><text:span text:style-name="T471_57">language</text:span><text:span text:style-name="T471_58"><text:s/></text:span><text:span text:style-name="T471_59">point</text:span><text:span text:style-name="T471_60">,<text:s/></text:span><text:span text:style-name="T471_61">one</text:span><text:span text:style-name="T471_62"><text:s/></text:span><text:span text:style-name="T471_63">medium</text:span><text:span text:style-name="T471_64"><text:s/></text:span><text:span text:style-name="T471_65">level</text:span><text:span text:style-name="T471_66"><text:s/></text:span><text:span text:style-name="T471_67">language</text:span><text:span text:style-name="T471_68"><text:s/></text:span><text:span text:style-name="T471_69">point</text:span><text:span text:style-name="T471_70">,<text:s/></text:span><text:span text:style-name="T471_71">and</text:span><text:span text:style-name="T471_72"><text:s/>2<text:s/></text:span><text:span text:style-name="T471_73">high</text:span><text:span text:style-name="T471_74"><text:s/></text:span><text:span text:style-name="T471_75">level</text:span><text:span text:style-name="T471_76"><text:s/></text:span><text:span text:style-name="T471_77">language</text:span><text:span text:style-name="T471_78"><text:s/></text:span><text:span text:style-name="T471_79">points</text:span><text:span text:style-name="T471_80">.<text:s/></text:span><text:span text:style-name="T471_81">Thoughts</text:span><text:span text:style-name="T471_82">?</text:span></text:p>
      <text:p text:style-name="P472"/>
      <text:p text:style-name="P473"/>
      <text:p text:style-name="P474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75"><text:span text:style-name="T475_1">Type</text:span></text:p>
          </table:table-cell>
          <table:table-cell table:style-name="Cell2">
            <text:p text:style-name="P476"><text:span text:style-name="T476_1">Material</text:span></text:p>
          </table:table-cell>
          <table:table-cell table:style-name="Cell3">
            <text:p text:style-name="P477"><text:span text:style-name="T477_1">Category</text:span></text:p>
          </table:table-cell>
        </table:table-row>
        <table:table-row table:style-name="Row2">
          <table:table-cell table:style-name="Cell4">
            <text:p text:style-name="P478"><text:span text:style-name="T478_1">C</text:span></text:p>
          </table:table-cell>
          <table:table-cell table:style-name="Cell5">
            <text:p text:style-name="P479"><text:span text:style-name="T479_1">Copper</text:span></text:p>
          </table:table-cell>
          <table:table-cell table:style-name="Cell6">
            <text:p text:style-name="P480"><text:span text:style-name="T480_1">Low</text:span></text:p>
          </table:table-cell>
        </table:table-row>
        <table:table-row table:style-name="Row3">
          <table:table-cell table:style-name="Cell7">
            <text:p text:style-name="P481"><text:span text:style-name="T481_1">Pascal</text:span></text:p>
          </table:table-cell>
          <table:table-cell table:style-name="Cell8">
            <text:p text:style-name="P482"><text:span text:style-name="T482_1">Aluminum</text:span></text:p>
          </table:table-cell>
          <table:table-cell table:style-name="Cell9">
            <text:p text:style-name="P483"><text:span text:style-name="T483_1">Low</text:span></text:p>
          </table:table-cell>
        </table:table-row>
        <table:table-row table:style-name="Row4">
          <table:table-cell table:style-name="Cell10">
            <text:p text:style-name="P484"><text:span text:style-name="T484_1">Shell</text:span></text:p>
          </table:table-cell>
          <table:table-cell table:style-name="Cell11">
            <text:p text:style-name="P485"><text:span text:style-name="T485_1">Iron</text:span></text:p>
          </table:table-cell>
          <table:table-cell table:style-name="Cell12">
            <text:p text:style-name="P486"><text:span text:style-name="T486_1">Low</text:span></text:p>
          </table:table-cell>
        </table:table-row>
        <table:table-row table:style-name="Row5">
          <table:table-cell table:style-name="Cell13">
            <text:p text:style-name="P487"><text:span text:style-name="T487_1">Assembly</text:span></text:p>
          </table:table-cell>
          <table:table-cell table:style-name="Cell14">
            <text:p text:style-name="P488"><text:span text:style-name="T488_1">Platinum</text:span></text:p>
          </table:table-cell>
          <table:table-cell table:style-name="Cell15">
            <text:p text:style-name="P489"><text:span text:style-name="T489_1">Low</text:span></text:p>
          </table:table-cell>
        </table:table-row>
        <table:table-row table:style-name="Row6">
          <table:table-cell table:style-name="Cell16">
            <text:p text:style-name="P490"><text:span text:style-name="T490_1">Java</text:span></text:p>
          </table:table-cell>
          <table:table-cell table:style-name="Cell17">
            <text:p text:style-name="P491"><text:span text:style-name="T491_1">Wood</text:span></text:p>
          </table:table-cell>
          <table:table-cell table:style-name="Cell18">
            <text:p text:style-name="P492"><text:span text:style-name="T492_1">Medium</text:span></text:p>
          </table:table-cell>
        </table:table-row>
        <table:table-row table:style-name="Row7">
          <table:table-cell table:style-name="Cell19">
            <text:p text:style-name="P493"><text:span text:style-name="T493_1">Objective</text:span><text:span text:style-name="T493_2"><text:s/></text:span><text:span text:style-name="T493_3">C</text:span></text:p>
          </table:table-cell>
          <table:table-cell table:style-name="Cell20">
            <text:p text:style-name="P494"><text:span text:style-name="T494_1">Stone</text:span></text:p>
          </table:table-cell>
          <table:table-cell table:style-name="Cell21">
            <text:p text:style-name="P495"><text:span text:style-name="T495_1">Medium</text:span></text:p>
          </table:table-cell>
        </table:table-row>
        <table:table-row table:style-name="Row8">
          <table:table-cell table:style-name="Cell22">
            <text:p text:style-name="P496"><text:span text:style-name="T496_1">C</text:span><text:span text:style-name="T496_2">++</text:span></text:p>
          </table:table-cell>
          <table:table-cell table:style-name="Cell23">
            <text:p text:style-name="P497"><text:span text:style-name="T497_1">Granite</text:span></text:p>
          </table:table-cell>
          <table:table-cell table:style-name="Cell24">
            <text:p text:style-name="P498"><text:span text:style-name="T498_1">Medium</text:span></text:p>
          </table:table-cell>
        </table:table-row>
        <table:table-row table:style-name="Row9">
          <table:table-cell table:style-name="Cell25">
            <text:p text:style-name="P499"><text:span text:style-name="T499_1">PHP</text:span></text:p>
          </table:table-cell>
          <table:table-cell table:style-name="Cell26">
            <text:p text:style-name="P500"><text:span text:style-name="T500_1">Cement</text:span></text:p>
          </table:table-cell>
          <table:table-cell table:style-name="Cell27">
            <text:p text:style-name="P501"><text:span text:style-name="T501_1">Medium</text:span></text:p>
          </table:table-cell>
        </table:table-row>
        <table:table-row table:style-name="Row10">
          <table:table-cell table:style-name="Cell28">
            <text:p text:style-name="P502"><text:span text:style-name="T502_1">Perl</text:span></text:p>
          </table:table-cell>
          <table:table-cell table:style-name="Cell29">
            <text:p text:style-name="P503"><text:span text:style-name="T503_1">Diamond</text:span></text:p>
          </table:table-cell>
          <table:table-cell table:style-name="Cell30">
            <text:p text:style-name="P504"><text:span text:style-name="T504_1">Medium</text:span></text:p>
          </table:table-cell>
        </table:table-row>
        <table:table-row table:style-name="Row11">
          <table:table-cell table:style-name="Cell31">
            <text:p text:style-name="P505"/>
          </table:table-cell>
          <table:table-cell table:style-name="Cell32">
            <text:p text:style-name="P506"><text:span text:style-name="T506_1">Polycarbonate</text:span></text:p>
          </table:table-cell>
          <table:table-cell table:style-name="Cell33">
            <text:p text:style-name="P507"><text:span text:style-name="T507_1">High</text:span></text:p>
          </table:table-cell>
        </table:table-row>
        <table:table-row table:style-name="Row12">
          <table:table-cell table:style-name="Cell34">
            <text:p text:style-name="P508"><text:span text:style-name="T508_1">Ruby</text:span></text:p>
          </table:table-cell>
          <table:table-cell table:style-name="Cell35">
            <text:p text:style-name="P509"><text:span text:style-name="T509_1">Plastic</text:span></text:p>
          </table:table-cell>
          <table:table-cell table:style-name="Cell36">
            <text:p text:style-name="P510"><text:span text:style-name="T510_1">High</text:span></text:p>
          </table:table-cell>
        </table:table-row>
        <table:table-row table:style-name="Row13">
          <table:table-cell table:style-name="Cell37">
            <text:p text:style-name="P511"><text:span text:style-name="T511_1">C</text:span><text:span text:style-name="T511_2">#</text:span></text:p>
          </table:table-cell>
          <table:table-cell table:style-name="Cell38">
            <text:p text:style-name="P512"><text:span text:style-name="T512_1">Nylon</text:span></text:p>
          </table:table-cell>
          <table:table-cell table:style-name="Cell39">
            <text:p text:style-name="P513"><text:span text:style-name="T513_1">High</text:span></text:p>
          </table:table-cell>
        </table:table-row>
        <table:table-row table:style-name="Row14">
          <table:table-cell table:style-name="Cell40">
            <text:p text:style-name="P514"><text:span text:style-name="T514_1">Python</text:span></text:p>
          </table:table-cell>
          <table:table-cell table:style-name="Cell41">
            <text:p text:style-name="P515"><text:span text:style-name="T515_1">Rubber</text:span></text:p>
          </table:table-cell>
          <table:table-cell table:style-name="Cell42">
            <text:p text:style-name="P516"><text:span text:style-name="T516_1">High</text:span></text:p>
          </table:table-cell>
        </table:table-row>
        <table:table-row table:style-name="Row15">
          <table:table-cell table:style-name="Cell43">
            <text:p text:style-name="P517"><text:span text:style-name="T517_1">HTML</text:span></text:p>
          </table:table-cell>
          <table:table-cell table:style-name="Cell44">
            <text:p text:style-name="P518"/>
          </table:table-cell>
          <table:table-cell table:style-name="Cell45">
            <text:p text:style-name="P519"><text:span text:style-name="T519_1">High</text:span></text:p>
          </table:table-cell>
        </table:table-row>
        <table:table-row table:style-name="Row16">
          <table:table-cell table:style-name="Cell46">
            <text:p text:style-name="P520"><text:span text:style-name="T520_1">Documentation</text:span></text:p>
          </table:table-cell>
          <table:table-cell table:style-name="Cell47">
            <text:p text:style-name="P521"><text:span text:style-name="T521_1">Power</text:span></text:p>
          </table:table-cell>
          <table:table-cell table:style-name="Cell48">
            <text:p text:style-name="P522"><text:span text:style-name="T522_1">Non</text:span><text:span text:style-name="T522_2">-</text:span><text:span text:style-name="T522_3">code</text:span></text:p>
          </table:table-cell>
        </table:table-row>
        <table:table-row table:style-name="Row17">
          <table:table-cell table:style-name="Cell49">
            <text:p text:style-name="P523"><text:span text:style-name="T523_1">Graphics</text:span></text:p>
          </table:table-cell>
          <table:table-cell table:style-name="Cell50">
            <text:p text:style-name="P524"><text:span text:style-name="T524_1">Glass</text:span></text:p>
          </table:table-cell>
          <table:table-cell table:style-name="Cell51">
            <text:p text:style-name="P525"><text:span text:style-name="T525_1">Non</text:span><text:span text:style-name="T525_2">-</text:span><text:span text:style-name="T525_3">code</text:span></text:p>
          </table:table-cell>
        </table:table-row>
        <table:table-row table:style-name="Row18">
          <table:table-cell table:style-name="Cell52">
            <text:p text:style-name="P526"><text:span text:style-name="T526_1">Audio</text:span></text:p>
          </table:table-cell>
          <table:table-cell table:style-name="Cell53">
            <text:p text:style-name="P527"><text:span text:style-name="T527_1">Gunpowder</text:span></text:p>
          </table:table-cell>
          <table:table-cell table:style-name="Cell54">
            <text:p text:style-name="P528"><text:span text:style-name="T528_1">Non</text:span><text:span text:style-name="T528_2">-</text:span><text:span text:style-name="T528_3">code</text:span></text:p>
          </table:table-cell>
        </table:table-row>
        <table:table-row table:style-name="Row19">
          <table:table-cell table:style-name="Cell55">
            <text:p text:style-name="P529"><text:span text:style-name="T529_1">Video</text:span></text:p>
          </table:table-cell>
          <table:table-cell table:style-name="Cell56">
            <text:p text:style-name="P530"><text:span text:style-name="T530_1">Quartz</text:span></text:p>
          </table:table-cell>
          <table:table-cell table:style-name="Cell57">
            <text:p text:style-name="P531"><text:span text:style-name="T531_1">Non</text:span><text:span text:style-name="T531_2">-</text:span><text:span text:style-name="T531_3">code</text:span></text:p>
          </table:table-cell>
        </table:table-row>
      </table:table>
      <text:p text:style-name="P532"/>
      <text:p text:style-name="P533"/>
      <text:h text:style-name="P534" text:outline-level="10"><text:bookmark-start text:name="h.vkzagdic4xc"/><text:bookmark-end text:name="h.vkzagdic4xc"/></text:h>
      <text:h text:style-name="P535" text:outline-level="10"><text:bookmark-start text:name="h.cu74j0zgr38o"/><text:bookmark-end text:name="h.cu74j0zgr38o"/></text:h>
      <text:h text:style-name="P536" text:outline-level="10"><text:bookmark-start text:name="h.czxm46hho4tf"/><text:bookmark-end text:name="h.czxm46hho4tf"/><text:span text:style-name="T536_1">Recipes</text:span><text:span text:style-name="T536_2"><text:s/></text:span></text:h>
      <text:p text:style-name="P537"/>
      <text:p text:style-name="P538"><text:span text:style-name="T538_1">High</text:span><text:span text:style-name="T538_2"><text:s/></text:span><text:span text:style-name="T538_3">level</text:span><text:span text:style-name="T538_4"><text:s/></text:span><text:span text:style-name="T538_5">materials</text:span><text:span text:style-name="T538_6"><text:s/>=<text:s/></text:span><text:span text:style-name="T538_7">high</text:span><text:span text:style-name="T538_8"><text:s/></text:span><text:span text:style-name="T538_9">armor</text:span></text:p>
      <text:p text:style-name="P539"><text:span text:style-name="T539_1">Mid</text:span><text:span text:style-name="T539_2"><text:s/></text:span><text:span text:style-name="T539_3">level</text:span><text:span text:style-name="T539_4"><text:s/></text:span><text:span text:style-name="T539_5">materials</text:span><text:span text:style-name="T539_6"><text:s/>=<text:s/></text:span><text:span text:style-name="T539_7">medium</text:span><text:span text:style-name="T539_8"><text:s/></text:span><text:span text:style-name="T539_9">armor</text:span></text:p>
      <text:p text:style-name="P540"><text:span text:style-name="T540_1">Low</text:span><text:span text:style-name="T540_2"><text:s/></text:span><text:span text:style-name="T540_3">level</text:span><text:span text:style-name="T540_4"><text:s/></text:span><text:span text:style-name="T540_5">materials</text:span><text:span text:style-name="T540_6"><text:s/>=<text:s/></text:span><text:span text:style-name="T540_7">low</text:span><text:span text:style-name="T540_8"><text:s/></text:span><text:span text:style-name="T540_9">armor</text:span></text:p>
      <text:p text:style-name="P541"><text:span text:style-name="T541_1"><text:s/></text:span></text:p>
      <text:p text:style-name="P542"><text:span text:style-name="T542_1">Level</text:span><text:span text:style-name="T542_2"><text:s/>1<text:s/>(5<text:s/></text:span><text:span text:style-name="T542_3">sil</text:span><text:span text:style-name="T542_4">/3<text:s/></text:span><text:span text:style-name="T542_5">gen</text:span><text:span text:style-name="T542_6">/1<text:s/></text:span><text:span text:style-name="T542_7">sp</text:span><text:span text:style-name="T542_8">/<text:s/>1</text:span><text:span text:style-name="T542_9">sp</text:span><text:span text:style-name="T542_10">)</text:span></text:p>
      <text:list text:style-name="LS12" xml:id="list364">
        <text:list-item>
          <text:list>
            <text:list-item>
              <text:p text:style-name="P543"><text:span text:style-name="T543_1">5<text:s/></text:span><text:span text:style-name="T543_2">silicon</text:span></text:p>
            </text:list-item>
            <text:list-item>
              <text:p text:style-name="P544"><text:span text:style-name="T544_1">3<text:s/></text:span><text:span text:style-name="T544_2">general</text:span><text:span text:style-name="T544_3">,<text:s/>2<text:s/></text:span><text:span text:style-name="T544_4">specific</text:span></text:p>
            </text:list-item>
          </text:list>
        </text:list-item>
      </text:list>
      <text:p text:style-name="P545"/>
      <text:p text:style-name="P546"><text:span text:style-name="T546_1">Level</text:span><text:span text:style-name="T546_2"><text:s/>2<text:s/>(11/4</text:span><text:span text:style-name="T546_3">/1</text:span><text:span text:style-name="T546_4">/</text:span><text:span text:style-name="T546_5">1</text:span><text:span text:style-name="T546_6">)</text:span></text:p>
      <text:list text:style-name="LS13" xml:id="list366">
        <text:list-item>
          <text:list>
            <text:list-item>
              <text:p text:style-name="P547"><text:span text:style-name="T547_1">11<text:s/></text:span><text:span text:style-name="T547_2">silicon</text:span></text:p>
            </text:list-item>
            <text:list-item>
              <text:p text:style-name="P548"><text:span text:style-name="T548_1">4<text:s/></text:span><text:span text:style-name="T548_2">general</text:span><text:span text:style-name="T548_3">,<text:s/>2<text:s/></text:span><text:span text:style-name="T548_4">specific</text:span></text:p>
            </text:list-item>
          </text:list>
        </text:list-item>
      </text:list>
      <text:p text:style-name="P549"/>
      <text:p text:style-name="P550"><text:span text:style-name="T550_1">Level</text:span><text:span text:style-name="T550_2"><text:s/>3<text:s/>(20/</text:span><text:span text:style-name="T550_3">6</text:span><text:span text:style-name="T550_4">/2/2)</text:span><text:span text:style-name="T550_5"><text:s/></text:span></text:p>
      <text:list text:style-name="LS14" xml:id="list368">
        <text:list-item>
          <text:list>
            <text:list-item>
              <text:p text:style-name="P551"><text:span text:style-name="T551_1">20<text:s/></text:span><text:span text:style-name="T551_2">silicon</text:span></text:p>
            </text:list-item>
            <text:list-item>
              <text:p text:style-name="P552"><text:span text:style-name="T552_1">6<text:s/></text:span><text:span text:style-name="T552_2">general</text:span><text:span text:style-name="T552_3">,<text:s/>4<text:s/></text:span><text:span text:style-name="T552_4">specific</text:span></text:p>
            </text:list-item>
          </text:list>
        </text:list-item>
      </text:list>
      <text:p text:style-name="P553"/>
      <text:p text:style-name="P554"><text:span text:style-name="T554_1">Level</text:span><text:span text:style-name="T554_2"><text:s/>4<text:s/>(3</text:span><text:span text:style-name="T554_3">5</text:span><text:span text:style-name="T554_4">/9/4/4)</text:span></text:p>
      <text:list text:style-name="LS15" xml:id="list370">
        <text:list-item>
          <text:list>
            <text:list-item>
              <text:p text:style-name="P555"><text:span text:style-name="T555_1">35<text:s/></text:span><text:span text:style-name="T555_2">silicon</text:span></text:p>
            </text:list-item>
            <text:list-item>
              <text:p text:style-name="P556"><text:span text:style-name="T556_1">9<text:s/></text:span><text:span text:style-name="T556_2">general</text:span><text:span text:style-name="T556_3">,<text:s/>8<text:s/></text:span><text:span text:style-name="T556_4">specific</text:span></text:p>
            </text:list-item>
          </text:list>
        </text:list-item>
      </text:list>
      <text:p text:style-name="P557"/>
      <text:p text:style-name="P558"><text:span text:style-name="T558_1">Level</text:span><text:span text:style-name="T558_2"><text:s/>5<text:s/>(54/</text:span><text:span text:style-name="T558_3">13</text:span><text:span text:style-name="T558_4">/4/4/4)<text:s/></text:span></text:p>
      <text:list text:style-name="LS16" xml:id="list372">
        <text:list-item>
          <text:list>
            <text:list-item>
              <text:p text:style-name="P559"><text:span text:style-name="T559_1">54<text:s/></text:span><text:span text:style-name="T559_2">silicon</text:span></text:p>
            </text:list-item>
            <text:list-item>
              <text:p text:style-name="P560"><text:span text:style-name="T560_1">13<text:s/></text:span><text:span text:style-name="T560_2">general</text:span><text:span text:style-name="T560_3">,<text:s/>12<text:s/></text:span><text:span text:style-name="T560_4">specific</text:span></text:p>
            </text:list-item>
          </text:list>
        </text:list-item>
      </text:list>
      <text:p text:style-name="P561"/>
      <text:p text:style-name="P562"><text:span text:style-name="T562_1">Level</text:span><text:span text:style-name="T562_2"><text:s/>6<text:s/>(80/15/8/8/4/4)</text:span></text:p>
      <text:list text:style-name="LS17" xml:id="list374">
        <text:list-item>
          <text:list>
            <text:list-item>
              <text:p text:style-name="P563"><text:span text:style-name="T563_1">80<text:s/></text:span><text:span text:style-name="T563_2">silicon</text:span></text:p>
            </text:list-item>
            <text:list-item>
              <text:p text:style-name="P564"><text:span text:style-name="T564_1">15<text:s/></text:span><text:span text:style-name="T564_2">general</text:span><text:span text:style-name="T564_3">,<text:s/>24<text:s/></text:span><text:span text:style-name="T564_4">specific</text:span></text:p>
            </text:list-item>
          </text:list>
        </text:list-item>
      </text:list>
      <text:p text:style-name="P565"/>
      <text:p text:style-name="P566"><text:span text:style-name="T566_1">Level</text:span><text:span text:style-name="T566_2"><text:s/>7<text:s/>(110/20/10/10<text:s/></text:span><text:span text:style-name="T566_3">or</text:span><text:span text:style-name="T566_4"><text:s/>110/20/30)</text:span></text:p>
      <text:list text:style-name="LS18" xml:id="list376">
        <text:list-item>
          <text:list>
            <text:list-item>
              <text:p text:style-name="P567"><text:span text:style-name="T567_1">110<text:s/></text:span><text:span text:style-name="T567_2">silicon</text:span><text:span text:style-name="T567_3"><text:s/></text:span></text:p>
            </text:list-item>
            <text:list-item>
              <text:p text:style-name="P568"><text:span text:style-name="T568_1">20<text:s/></text:span><text:span text:style-name="T568_2">general</text:span><text:span text:style-name="T568_3">,<text:s/>20<text:s/></text:span><text:span text:style-name="T568_4">specific</text:span><text:span text:style-name="T568_5"><text:s/></text:span><text:span text:style-name="T568_6">OR</text:span><text:span text:style-name="T568_7"><text:s/>20<text:s/></text:span><text:span text:style-name="T568_8">general</text:span><text:span text:style-name="T568_9"><text:s/>30<text:s/></text:span><text:span text:style-name="T568_10">specific</text:span></text:p>
            </text:list-item>
          </text:list>
        </text:list-item>
      </text:list>
      <text:p text:style-name="P569"/>
      <text:p text:style-name="P570"><text:span text:style-name="T570_1">Level</text:span><text:span text:style-name="T570_2"><text:s/>8<text:s/>(140/24/15/15<text:s/></text:span><text:span text:style-name="T570_3">or</text:span><text:span text:style-name="T570_4"><text:s/>140/24/8/8/8/8)</text:span></text:p>
      <text:list text:style-name="LS19" xml:id="list378">
        <text:list-item>
          <text:list>
            <text:list-item>
              <text:p text:style-name="P571"><text:span text:style-name="T571_1">140<text:s/></text:span><text:span text:style-name="T571_2">silicon</text:span><text:span text:style-name="T571_3"><text:s/></text:span></text:p>
            </text:list-item>
            <text:list-item>
              <text:p text:style-name="P572"><text:span text:style-name="T572_1">24<text:s/></text:span><text:span text:style-name="T572_2">general</text:span><text:span text:style-name="T572_3">,<text:s/>30<text:s/></text:span><text:span text:style-name="T572_4">specific</text:span><text:span text:style-name="T572_5"><text:s/></text:span><text:span text:style-name="T572_6">OR</text:span><text:span text:style-name="T572_7"><text:s/>24<text:s/></text:span><text:span text:style-name="T572_8">general</text:span><text:span text:style-name="T572_9">,<text:s/>32<text:s/></text:span><text:span text:style-name="T572_10">specific</text:span></text:p>
            </text:list-item>
          </text:list>
        </text:list-item>
      </text:list>
      <text:p text:style-name="P573"/>
      <text:p text:style-name="P574"><text:span text:style-name="T574_1">Level</text:span><text:span text:style-name="T574_2"><text:s/>9<text:s/>(172/30/18/18<text:s/></text:span><text:span text:style-name="T574_3">or</text:span><text:span text:style-name="T574_4"><text:s/>172/30/12/12/12)</text:span></text:p>
      <text:list text:style-name="LS20" xml:id="list380">
        <text:list-item>
          <text:list>
            <text:list-item>
              <text:p text:style-name="P575"><text:span text:style-name="T575_1">172<text:s/></text:span><text:span text:style-name="T575_2">silicon</text:span></text:p>
            </text:list-item>
            <text:list-item>
              <text:p text:style-name="P576"><text:span text:style-name="T576_1">30<text:s/></text:span><text:span text:style-name="T576_2">general</text:span><text:span text:style-name="T576_3">,<text:s/>36<text:s/></text:span><text:span text:style-name="T576_4">specific</text:span><text:span text:style-name="T576_5"><text:s/></text:span><text:span text:style-name="T576_6">OR</text:span><text:span text:style-name="T576_7"><text:s/>30<text:s/></text:span><text:span text:style-name="T576_8">general</text:span><text:span text:style-name="T576_9">,<text:s/>36<text:s/></text:span><text:span text:style-name="T576_10">specific</text:span></text:p>
            </text:list-item>
          </text:list>
        </text:list-item>
      </text:list>
      <text:p text:style-name="P577"/>
      <text:p text:style-name="P578"><text:span text:style-name="T578_1">Level</text:span><text:span text:style-name="T578_2"><text:s/>10<text:s/>(205/40/50<text:s/></text:span><text:span text:style-name="T578_3">or</text:span><text:span text:style-name="T578_4"><text:s/>205/40/20/20/15)</text:span></text:p>
      <text:list text:style-name="LS21" xml:id="list382">
        <text:list-item>
          <text:list>
            <text:list-item>
              <text:p text:style-name="P579"><text:span text:style-name="T579_1">205<text:s/></text:span><text:span text:style-name="T579_2">silicon</text:span><text:span text:style-name="T579_3"><text:s/></text:span></text:p>
            </text:list-item>
            <text:list-item>
              <text:p text:style-name="P580"><text:span text:style-name="T580_1">40<text:s/></text:span><text:span text:style-name="T580_2">general</text:span><text:span text:style-name="T580_3">,<text:s/>50<text:s/></text:span><text:span text:style-name="T580_4">specific</text:span><text:span text:style-name="T580_5"><text:s/></text:span><text:span text:style-name="T580_6">OR</text:span><text:span text:style-name="T580_7"><text:s/>40<text:s/></text:span><text:span text:style-name="T580_8">general</text:span><text:span text:style-name="T580_9">,<text:s/>55<text:s/></text:span><text:span text:style-name="T580_10">specific</text:span></text:p>
            </text:list-item>
          </text:list>
        </text:list-item>
      </text:list>
      <text:h text:style-name="P581" text:outline-level="10"><text:bookmark-start text:name="h.jj0khp7f1b9s"/><text:bookmark-end text:name="h.jj0khp7f1b9s"/></text:h>
      <text:h text:style-name="P582" text:outline-level="10"><text:span text:style-name="T582_1">Examples</text:span></text:h>
      <text:p text:style-name="P583"><text:span text:style-name="T583_1">Level</text:span><text:span text:style-name="T583_2"><text:s/>5<text:s/></text:span><text:span text:style-name="T583_3">low</text:span><text:span text:style-name="T583_4"><text:s/></text:span><text:span text:style-name="T583_5">armor</text:span><text:span text:style-name="T583_6"><text:s/>(</text:span><text:span text:style-name="T583_7">boots</text:span><text:span text:style-name="T583_8">)</text:span></text:p>
      <text:list text:style-name="LS22" xml:id="list384">
        <text:list-item>
          <text:p text:style-name="P584"><text:span text:style-name="T584_1">54<text:s/></text:span><text:span text:style-name="T584_2">silicon</text:span></text:p>
        </text:list-item>
        <text:list-item>
          <text:p text:style-name="P585"><text:span text:style-name="T585_1">13<text:s/></text:span><text:span text:style-name="T585_2">of</text:span><text:span text:style-name="T585_3"><text:s/></text:span><text:span text:style-name="T585_4">any</text:span><text:span text:style-name="T585_5"><text:s/></text:span><text:span text:style-name="T585_6">low</text:span><text:span text:style-name="T585_7">-</text:span><text:span text:style-name="T585_8">level</text:span><text:span text:style-name="T585_9"><text:s/></text:span><text:span text:style-name="T585_10">language</text:span><text:span text:style-name="T585_11"><text:s/></text:span><text:span text:style-name="T585_12">material</text:span><text:span text:style-name="T585_13">,<text:s/></text:span><text:span text:style-name="T585_14">4<text:s/></text:span><text:span text:style-name="T585_15">Iron</text:span><text:span text:style-name="T585_16">,<text:s/>4<text:s/></text:span><text:span text:style-name="T585_17">Copper</text:span><text:span text:style-name="T585_18">,<text:s/>4</text:span><text:span text:style-name="T585_19"><text:s/></text:span><text:span text:style-name="T585_20">aluminum</text:span></text:p>
        </text:list-item>
      </text:list>
      <text:p text:style-name="P586"><text:span text:style-name="T586_1">Level</text:span><text:span text:style-name="T586_2"><text:s/>3<text:s/></text:span><text:span text:style-name="T586_3">medium</text:span><text:span text:style-name="T586_4"><text:s/></text:span><text:span text:style-name="T586_5">armor</text:span><text:span text:style-name="T586_6"><text:s/>(</text:span><text:span text:style-name="T586_7">chest</text:span><text:span text:style-name="T586_8"><text:s/></text:span><text:span text:style-name="T586_9">plate</text:span><text:span text:style-name="T586_10">)<text:s/></text:span></text:p>
      <text:list text:style-name="LS23" xml:id="list386">
        <text:list-item>
          <text:p text:style-name="P587"><text:span text:style-name="T587_1">20<text:s/></text:span><text:span text:style-name="T587_2">silicon</text:span></text:p>
        </text:list-item>
        <text:list-item>
          <text:p text:style-name="P588"><text:span text:style-name="T588_1">6<text:s/></text:span><text:span text:style-name="T588_2">of</text:span><text:span text:style-name="T588_3"><text:s/></text:span><text:span text:style-name="T588_4">any</text:span><text:span text:style-name="T588_5"><text:s/></text:span><text:span text:style-name="T588_6">mid</text:span><text:span text:style-name="T588_7">-</text:span><text:span text:style-name="T588_8">level</text:span><text:span text:style-name="T588_9"><text:s/></text:span><text:span text:style-name="T588_10">language</text:span><text:span text:style-name="T588_11"><text:s/></text:span><text:span text:style-name="T588_12">material</text:span><text:span text:style-name="T588_13">,<text:s/>2<text:s/></text:span><text:span text:style-name="T588_14">specific</text:span><text:span text:style-name="T588_15"><text:s/>2<text:s/></text:span><text:span text:style-name="T588_16">specific</text:span></text:p>
        </text:list-item>
      </text:list>
      <text:p text:style-name="P589"><text:span text:style-name="T589_1">Level</text:span><text:span text:style-name="T589_2"><text:s/>9<text:s/></text:span><text:span text:style-name="T589_3">high</text:span><text:span text:style-name="T589_4"><text:s/></text:span><text:span text:style-name="T589_5">armor</text:span><text:span text:style-name="T589_6"><text:s/>(</text:span><text:span text:style-name="T589_7">helmet</text:span><text:span text:style-name="T589_8">)</text:span></text:p>
      <text:list text:style-name="LS24" xml:id="list388">
        <text:list-item>
          <text:p text:style-name="P590"><text:span text:style-name="T590_1">174<text:s/></text:span><text:span text:style-name="T590_2">silicon</text:span><text:span text:style-name="T590_3">,<text:s/>30<text:s/></text:span><text:span text:style-name="T590_4">of</text:span><text:span text:style-name="T590_5"><text:s/></text:span><text:span text:style-name="T590_6">any</text:span><text:span text:style-name="T590_7"><text:s/></text:span><text:span text:style-name="T590_8">high</text:span><text:span text:style-name="T590_9">-</text:span><text:span text:style-name="T590_10">level</text:span><text:span text:style-name="T590_11"><text:s/></text:span><text:span text:style-name="T590_12">language</text:span><text:span text:style-name="T590_13"><text:s/></text:span><text:span text:style-name="T590_14">material</text:span></text:p>
        </text:list-item>
        <text:list-item>
          <text:p text:style-name="P591"><text:span text:style-name="T591_1">30<text:s/></text:span><text:span text:style-name="T591_2">of</text:span><text:span text:style-name="T591_3"><text:s/></text:span><text:span text:style-name="T591_4">any</text:span><text:span text:style-name="T591_5"><text:s/></text:span><text:span text:style-name="T591_6">high</text:span><text:span text:style-name="T591_7"><text:s/></text:span><text:span text:style-name="T591_8">level</text:span><text:span text:style-name="T591_9"><text:s/></text:span><text:span text:style-name="T591_10">language</text:span><text:span text:style-name="T591_11"><text:s/></text:span><text:span text:style-name="T591_12">material</text:span><text:span text:style-name="T591_13">,<text:s/>36<text:s/></text:span><text:span text:style-name="T591_14">specific</text:span></text:p>
        </text:list-item>
      </text:list>
      <text:p text:style-name="P592"><text:span text:style-name="T592_1">Level</text:span><text:span text:style-name="T592_2"><text:s/>1<text:s/></text:span><text:span text:style-name="T592_3">medium</text:span><text:span text:style-name="T592_4"><text:s/></text:span><text:span text:style-name="T592_5">armor</text:span><text:span text:style-name="T592_6"><text:s/>(</text:span><text:span text:style-name="T592_7">chest</text:span><text:span text:style-name="T592_8"><text:s/></text:span><text:span text:style-name="T592_9">plate</text:span><text:span text:style-name="T592_10">)</text:span></text:p>
      <text:list text:style-name="LS25" xml:id="list390">
        <text:list-item>
          <text:p text:style-name="P593"><text:span text:style-name="T593_1">5<text:s/></text:span><text:span text:style-name="T593_2">silicon</text:span><text:span text:style-name="T593_3">,<text:s/>3<text:s/></text:span><text:span text:style-name="T593_4">of</text:span><text:span text:style-name="T593_5"><text:s/></text:span><text:span text:style-name="T593_6">any</text:span><text:span text:style-name="T593_7"><text:s/></text:span><text:span text:style-name="T593_8">medium</text:span><text:span text:style-name="T593_9">-</text:span><text:span text:style-name="T593_10">level</text:span><text:span text:style-name="T593_11"><text:s/></text:span><text:span text:style-name="T593_12">language</text:span><text:span text:style-name="T593_13"><text:s/></text:span><text:span text:style-name="T593_14">material</text:span><text:span text:style-name="T593_15">,<text:s/>1<text:s/></text:span><text:span text:style-name="T593_16">wood</text:span><text:span text:style-name="T593_17">,<text:s/>1<text:s/></text:span><text:span text:style-name="T593_18">stone</text:span></text:p>
        </text:list-item>
      </text:list>
      <text:p text:style-name="P594"/>
      <text:p text:style-name="P595"/>
      <text:h text:style-name="P596" text:outline-level="10"><text:bookmark-start text:name="h.fteh9chojbw1"/><text:bookmark-end text:name="h.fteh9chojbw1"/><text:span text:style-name="T596_1">Amount</text:span><text:span text:style-name="T596_2"><text:s/></text:span><text:span text:style-name="T596_3">of</text:span><text:span text:style-name="T596_4"><text:s/></text:span><text:span text:style-name="T596_5">Mats</text:span><text:span text:style-name="T596_6"><text:s/></text:span><text:span text:style-name="T596_7">Received</text:span><text:span text:style-name="T596_8"><text:s/></text:span><text:span text:style-name="T596_9">for</text:span><text:span text:style-name="T596_10"><text:s/></text:span><text:span text:style-name="T596_11">Commit</text:span><text:span text:style-name="T596_12"><text:s/>(</text:span><text:span text:style-name="T596_13">X</text:span><text:span text:style-name="T596_14"><text:s/></text:span><text:span text:style-name="T596_15">number</text:span><text:span text:style-name="T596_16"><text:s/></text:span><text:span text:style-name="T596_17">of</text:span><text:span text:style-name="T596_18"><text:s/></text:span><text:span text:style-name="T596_19">lines</text:span><text:span text:style-name="T596_20"><text:s/>=<text:s/></text:span><text:span text:style-name="T596_21">Y</text:span><text:span text:style-name="T596_22"><text:s/></text:span><text:span text:style-name="T596_23">number</text:span><text:span text:style-name="T596_24"><text:s/></text:span><text:span text:style-name="T596_25">of</text:span><text:span text:style-name="T596_26"><text:s/></text:span><text:span text:style-name="T596_27">materials</text:span><text:span text:style-name="T596_28">)</text:span></text:h>
      <text:p text:style-name="P597"><text:span text:style-name="T597_1">We</text:span><text:span text:style-name="T597_2">’</text:span><text:span text:style-name="T597_3">re</text:span><text:span text:style-name="T597_4"><text:s/></text:span><text:span text:style-name="T597_5">planning</text:span><text:span text:style-name="T597_6"><text:s/></text:span><text:span text:style-name="T597_7">on</text:span><text:span text:style-name="T597_8"><text:s/></text:span><text:span text:style-name="T597_9">having</text:span><text:span text:style-name="T597_10"><text:s/></text:span><text:span text:style-name="T597_11">a</text:span><text:span text:style-name="T597_12"><text:s/></text:span><text:span text:style-name="T597_13">scale</text:span><text:span text:style-name="T597_14"><text:s/></text:span><text:span text:style-name="T597_15">depending</text:span><text:span text:style-name="T597_16"><text:s/></text:span><text:span text:style-name="T597_17">on</text:span><text:span text:style-name="T597_18"><text:s/></text:span><text:span text:style-name="T597_19">the</text:span><text:span text:style-name="T597_20"><text:s/></text:span><text:span text:style-name="T597_21">language</text:span><text:span text:style-name="T597_22">.<text:s/></text:span><text:span text:style-name="T597_23">We</text:span><text:span text:style-name="T597_24"><text:s/></text:span><text:span text:style-name="T597_25">want</text:span><text:span text:style-name="T597_26"><text:s/></text:span><text:span text:style-name="T597_27">to</text:span><text:span text:style-name="T597_28"><text:s/></text:span><text:span text:style-name="T597_29">have</text:span><text:span text:style-name="T597_30"><text:s/></text:span><text:span text:style-name="T597_31">material</text:span><text:span text:style-name="T597_32"><text:s/></text:span><text:span text:style-name="T597_33">gains</text:span><text:span text:style-name="T597_34"><text:s/></text:span><text:span text:style-name="T597_35">based</text:span><text:span text:style-name="T597_36"><text:s/></text:span><text:span text:style-name="T597_37">on</text:span><text:span text:style-name="T597_38"><text:s/>100,<text:s/>500<text:s/></text:span><text:span text:style-name="T597_39">and</text:span><text:span text:style-name="T597_40"><text:s/>1,000<text:s/></text:span><text:span text:style-name="T597_41">line</text:span><text:span text:style-name="T597_42"><text:s/></text:span><text:span text:style-name="T597_43">code</text:span><text:span text:style-name="T597_44"><text:s/></text:span><text:span text:style-name="T597_45">commits</text:span><text:span text:style-name="T597_46">.<text:s/></text:span><text:span text:style-name="T597_47">The</text:span><text:span text:style-name="T597_48"><text:s/></text:span><text:span text:style-name="T597_49">higher</text:span><text:span text:style-name="T597_50"><text:s/></text:span><text:span text:style-name="T597_51">one</text:span><text:span text:style-name="T597_52"><text:s/></text:span><text:span text:style-name="T597_53">will</text:span><text:span text:style-name="T597_54"><text:s/></text:span><text:span text:style-name="T597_55">be</text:span><text:span text:style-name="T597_56"><text:s/>100,<text:s/></text:span><text:span text:style-name="T597_57">lower</text:span><text:span text:style-name="T597_58"><text:s/></text:span><text:span text:style-name="T597_59">will</text:span><text:span text:style-name="T597_60"><text:s/></text:span><text:span text:style-name="T597_61">be</text:span><text:span text:style-name="T597_62"><text:s/>500,<text:s/></text:span><text:span text:style-name="T597_63">and</text:span><text:span text:style-name="T597_64"><text:s/></text:span><text:span text:style-name="T597_65">so</text:span><text:span text:style-name="T597_66"><text:s/></text:span><text:span text:style-name="T597_67">forth</text:span><text:span text:style-name="T597_68">.<text:s/></text:span></text:p>
      <text:p text:style-name="P598"/>
      <text:p text:style-name="P599"><text:span text:style-name="T599_1">Low</text:span><text:span text:style-name="T599_2">-</text:span><text:span text:style-name="T599_3">Level</text:span><text:span text:style-name="T599_4">:<text:s/>5<text:s/></text:span><text:span text:style-name="T599_5">materials</text:span><text:span text:style-name="T599_6">/100<text:s/></text:span><text:span text:style-name="T599_7">lines</text:span><text:span text:style-name="T599_8"><text:tab/><text:tab/></text:span></text:p>
      <text:p text:style-name="P600"/>
      <text:p text:style-name="P601"><text:span text:style-name="T601_1">Mid</text:span><text:span text:style-name="T601_2">-</text:span><text:span text:style-name="T601_3">Level</text:span><text:span text:style-name="T601_4">:<text:s/>3<text:s/></text:span><text:span text:style-name="T601_5">materials</text:span><text:span text:style-name="T601_6">/100<text:s/></text:span><text:span text:style-name="T601_7">lines</text:span></text:p>
      <text:p text:style-name="P602"/>
      <text:p text:style-name="P603"><text:span text:style-name="T603_1">High</text:span><text:span text:style-name="T603_2">-</text:span><text:span text:style-name="T603_3">Level</text:span><text:span text:style-name="T603_4">:<text:s/>1<text:s/></text:span><text:span text:style-name="T603_5">materials</text:span><text:span text:style-name="T603_6">/100<text:s/></text:span><text:span text:style-name="T603_7">lines</text:span></text:p>
      <text:p text:style-name="P604"/>
      <text:p text:style-name="P605"><text:span text:style-name="T605_1">Item</text:span><text:span text:style-name="T605_2"><text:s/></text:span><text:span text:style-name="T605_3">categories</text:span><text:span text:style-name="T605_4"><text:s/></text:span><text:span text:style-name="T605_5">to</text:span><text:span text:style-name="T605_6"><text:s/></text:span><text:span text:style-name="T605_7">craft</text:span></text:p>
      <text:p text:style-name="P606"><text:span text:style-name="T606_1">Armor</text:span><text:span text:style-name="T606_2">,<text:s/></text:span><text:span text:style-name="T606_3">weapons</text:span><text:span text:style-name="T606_4">,<text:s/></text:span><text:span text:style-name="T606_5">building</text:span><text:span text:style-name="T606_6"><text:s/></text:span><text:span text:style-name="T606_7">materials</text:span><text:span text:style-name="T606_8">,<text:s/></text:span><text:span text:style-name="T606_9">consumables</text:span><text:span text:style-name="T606_10"><text:s/>(</text:span><text:span text:style-name="T606_11">repair</text:span><text:span text:style-name="T606_12"><text:s/></text:span><text:span text:style-name="T606_13">bots</text:span><text:span text:style-name="T606_14"><text:s/></text:span><text:span text:style-name="T606_15">or</text:span><text:span text:style-name="T606_16"><text:s/></text:span><text:span text:style-name="T606_17">other</text:span><text:span text:style-name="T606_18"><text:s/></text:span><text:span text:style-name="T606_19">similar</text:span><text:span text:style-name="T606_20"><text:s/></text:span><text:span text:style-name="T606_21">types</text:span><text:span text:style-name="T606_22"><text:s/></text:span><text:span text:style-name="T606_23">of</text:span><text:span text:style-name="T606_24"><text:s/></text:span><text:span text:style-name="T606_25">consumable</text:span><text:span text:style-name="T606_26"><text:s/>“</text:span><text:span text:style-name="T606_27">potions</text:span><text:span text:style-name="T606_28">”<text:s/></text:span><text:span text:style-name="T606_29">for</text:span><text:span text:style-name="T606_30"><text:s/></text:span><text:span text:style-name="T606_31">buffs</text:span><text:span text:style-name="T606_32"><text:s/></text:span><text:span text:style-name="T606_33">and</text:span><text:span text:style-name="T606_34"><text:s/></text:span><text:span text:style-name="T606_35">healing</text:span><text:span text:style-name="T606_36">),<text:s/></text:span><text:span text:style-name="T606_37">enchanting</text:span></text:p>
      <text:p text:style-name="P607"/>
      <text:list text:style-name="LS26" xml:id="list391">
        <text:list-item>
          <text:p text:style-name="P608"><text:span text:style-name="T608_1">Low</text:span><text:span text:style-name="T608_2">-</text:span><text:span text:style-name="T608_3">level</text:span><text:span text:style-name="T608_4"><text:s/></text:span><text:span text:style-name="T608_5">language</text:span><text:span text:style-name="T608_6"><text:s/></text:span><text:span text:style-name="T608_7">commits</text:span><text:span text:style-name="T608_8"><text:s/>(</text:span><text:span text:style-name="T608_9">C</text:span><text:span text:style-name="T608_10">,<text:s/></text:span><text:span text:style-name="T608_11">Assembly</text:span><text:span text:style-name="T608_12">,<text:s/></text:span><text:span text:style-name="T608_13">etc</text:span><text:span text:style-name="T608_14">)<text:s/></text:span><text:span text:style-name="T608_15">link</text:span><text:span text:style-name="T608_16"><text:s/></text:span><text:span text:style-name="T608_17">to</text:span><text:span text:style-name="T608_18"><text:s/></text:span><text:span text:style-name="T608_19">gathering</text:span><text:span text:style-name="T608_20"><text:s/></text:span><text:span text:style-name="T608_21">crafting</text:span><text:span text:style-name="T608_22"><text:s/></text:span><text:span text:style-name="T608_23">skills</text:span><text:span text:style-name="T608_24">,<text:s/></text:span><text:span text:style-name="T608_25">while</text:span><text:span text:style-name="T608_26"><text:s/></text:span><text:span text:style-name="T608_27">high</text:span><text:span text:style-name="T608_28">-</text:span><text:span text:style-name="T608_29">level</text:span><text:span text:style-name="T608_30"><text:s/></text:span><text:span text:style-name="T608_31">language</text:span><text:span text:style-name="T608_32"><text:s/></text:span><text:span text:style-name="T608_33">commits</text:span><text:span text:style-name="T608_34"><text:s/>(</text:span><text:span text:style-name="T608_35">Ruby</text:span><text:span text:style-name="T608_36">,<text:s/></text:span><text:span text:style-name="T608_37">Python</text:span><text:span text:style-name="T608_38">,<text:s/></text:span><text:span text:style-name="T608_39">etc</text:span><text:span text:style-name="T608_40">)<text:s/></text:span><text:span text:style-name="T608_41">link</text:span><text:span text:style-name="T608_42"><text:s/></text:span><text:span text:style-name="T608_43">to</text:span><text:span text:style-name="T608_44"><text:s/></text:span><text:span text:style-name="T608_45">production</text:span><text:span text:style-name="T608_46"><text:s/></text:span><text:span text:style-name="T608_47">crafting</text:span><text:span text:style-name="T608_48"><text:s/></text:span><text:span text:style-name="T608_49">skills</text:span><text:span text:style-name="T608_50"><text:s/>(</text:span><text:span text:style-name="T608_51">done</text:span><text:span text:style-name="T608_52"><text:s/></text:span><text:span text:style-name="T608_53">via</text:span><text:span text:style-name="T608_54"><text:s/></text:span><text:span text:style-name="T608_55">resources</text:span><text:span text:style-name="T608_56"><text:s/></text:span><text:span text:style-name="T608_57">obtained</text:span><text:span text:style-name="T608_58"><text:s/></text:span><text:span text:style-name="T608_59">from</text:span><text:span text:style-name="T608_60"><text:s/></text:span><text:span text:style-name="T608_61">low</text:span><text:span text:style-name="T608_62">-</text:span><text:span text:style-name="T608_63">level</text:span><text:span text:style-name="T608_64"><text:s/></text:span><text:span text:style-name="T608_65">commits</text:span><text:span text:style-name="T608_66">,<text:s/></text:span><text:span text:style-name="T608_67">and</text:span><text:span text:style-name="T608_68"><text:s/></text:span><text:span text:style-name="T608_69">scripting</text:span><text:span text:style-name="T608_70"><text:s/></text:span><text:span text:style-name="T608_71">languages</text:span><text:span text:style-name="T608_72"><text:s/></text:span><text:span text:style-name="T608_73">that</text:span><text:span text:style-name="T608_74"><text:s/></text:span><text:span text:style-name="T608_75">are</text:span><text:span text:style-name="T608_76"><text:s/></text:span><text:span text:style-name="T608_77">often</text:span><text:span text:style-name="T608_78"><text:s/></text:span><text:span text:style-name="T608_79">integrated</text:span><text:span text:style-name="T608_80"><text:s/></text:span><text:span text:style-name="T608_81">with</text:span><text:span text:style-name="T608_82"><text:s/></text:span><text:span text:style-name="T608_83">other</text:span><text:span text:style-name="T608_84"><text:s/></text:span><text:span text:style-name="T608_85">languages</text:span><text:span text:style-name="T608_86"><text:s/>(</text:span><text:span text:style-name="T608_87">JavaScript</text:span><text:span text:style-name="T608_88">,<text:s/></text:span><text:span text:style-name="T608_89">Perl</text:span><text:span text:style-name="T608_90">,<text:s/></text:span><text:span text:style-name="T608_91">etc</text:span><text:span text:style-name="T608_92">)<text:s/></text:span><text:span text:style-name="T608_93">can</text:span><text:span text:style-name="T608_94"><text:s/></text:span><text:span text:style-name="T608_95">be</text:span><text:span text:style-name="T608_96"><text:s/></text:span><text:span text:style-name="T608_97">used</text:span><text:span text:style-name="T608_98"><text:s/></text:span><text:span text:style-name="T608_99">to</text:span><text:span text:style-name="T608_100"><text:s/></text:span><text:span text:style-name="T608_101">augment</text:span><text:span text:style-name="T608_102"><text:s/></text:span><text:span text:style-name="T608_103">produced</text:span><text:span text:style-name="T608_104"><text:s/></text:span><text:span text:style-name="T608_105">crafted</text:span><text:span text:style-name="T608_106"><text:s/></text:span><text:span text:style-name="T608_107">items</text:span></text:p>
        </text:list-item>
        <text:list-item>
          <text:p text:style-name="P609"><text:span text:style-name="T609_1">Commits</text:span><text:span text:style-name="T609_2"><text:s/></text:span><text:span text:style-name="T609_3">and</text:span><text:span text:style-name="T609_4"><text:s/></text:span><text:span text:style-name="T609_5">pull</text:span><text:span text:style-name="T609_6"><text:s/></text:span><text:span text:style-name="T609_7">requests</text:span><text:span text:style-name="T609_8"><text:s/></text:span><text:span text:style-name="T609_9">will</text:span><text:span text:style-name="T609_10"><text:s/></text:span><text:span text:style-name="T609_11">give</text:span><text:span text:style-name="T609_12"><text:s/></text:span><text:span text:style-name="T609_13">materials</text:span><text:span text:style-name="T609_14"><text:s/></text:span><text:span text:style-name="T609_15">to</text:span><text:span text:style-name="T609_16"><text:s/></text:span><text:span text:style-name="T609_17">the</text:span><text:span text:style-name="T609_18"><text:s/></text:span><text:span text:style-name="T609_19">players</text:span><text:span text:style-name="T609_20">.<text:s/></text:span><text:span text:style-name="T609_21">The</text:span><text:span text:style-name="T609_22"><text:s/></text:span><text:span text:style-name="T609_23">amount</text:span><text:span text:style-name="T609_24"><text:s/></text:span><text:span text:style-name="T609_25">of</text:span><text:span text:style-name="T609_26"><text:s/></text:span><text:span text:style-name="T609_27">lines</text:span><text:span text:style-name="T609_28"><text:s/></text:span><text:span text:style-name="T609_29">committed</text:span><text:span text:style-name="T609_30"><text:s/></text:span><text:span text:style-name="T609_31">will</text:span><text:span text:style-name="T609_32"><text:s/></text:span><text:span text:style-name="T609_33">determine</text:span><text:span text:style-name="T609_34"><text:s/></text:span><text:span text:style-name="T609_35">the</text:span><text:span text:style-name="T609_36"><text:s/></text:span><text:span text:style-name="T609_37">amount</text:span><text:span text:style-name="T609_38"><text:s/></text:span><text:span text:style-name="T609_39">of</text:span><text:span text:style-name="T609_40"><text:s/></text:span><text:span text:style-name="T609_41">materials</text:span><text:span text:style-name="T609_42"><text:s/></text:span><text:span text:style-name="T609_43">received</text:span><text:span text:style-name="T609_44">.<text:s/></text:span><text:span text:style-name="T609_45">However</text:span><text:span text:style-name="T609_46">,<text:s/></text:span><text:span text:style-name="T609_47">each</text:span><text:span text:style-name="T609_48"><text:s/></text:span><text:span text:style-name="T609_49">language</text:span><text:span text:style-name="T609_50"><text:s/></text:span><text:span text:style-name="T609_51">will</text:span><text:span text:style-name="T609_52"><text:s/></text:span><text:span text:style-name="T609_53">have</text:span><text:span text:style-name="T609_54"><text:s/></text:span><text:span text:style-name="T609_55">a</text:span><text:span text:style-name="T609_56"><text:s/></text:span><text:span text:style-name="T609_57">scale</text:span><text:span text:style-name="T609_58">.<text:s/></text:span><text:span text:style-name="T609_59">Theoretically</text:span><text:span text:style-name="T609_60">,<text:s/></text:span><text:span text:style-name="T609_61">this</text:span><text:span text:style-name="T609_62"><text:s/></text:span><text:span text:style-name="T609_63">will</text:span><text:span text:style-name="T609_64"><text:s/></text:span><text:span text:style-name="T609_65">balance</text:span><text:span text:style-name="T609_66"><text:s/></text:span><text:span text:style-name="T609_67">the</text:span><text:span text:style-name="T609_68"><text:s/></text:span><text:span text:style-name="T609_69">materials</text:span><text:span text:style-name="T609_70"><text:s/></text:span><text:span text:style-name="T609_71">received</text:span><text:span text:style-name="T609_72"><text:s/></text:span><text:span text:style-name="T609_73">with</text:span><text:span text:style-name="T609_74"><text:s/></text:span><text:span text:style-name="T609_75">the</text:span><text:span text:style-name="T609_76"><text:s/></text:span><text:span text:style-name="T609_77">lines</text:span><text:span text:style-name="T609_78"><text:s/></text:span><text:span text:style-name="T609_79">committed</text:span><text:span text:style-name="T609_80">.<text:s/></text:span></text:p>
        </text:list-item>
        <text:list-item>
          <text:p text:style-name="P610"><text:span text:style-name="T610_1">Material</text:span><text:span text:style-name="T610_2"><text:s/></text:span><text:span text:style-name="T610_3">Categories</text:span><text:span text:style-name="T610_4">:</text:span></text:p>
          <text:list>
            <text:list-item>
              <text:list>
                <text:list-item>
                  <text:p text:style-name="P611"><text:span text:style-name="T611_1">Category</text:span><text:span text:style-name="T611_2"><text:s/>1:<text:s/></text:span><text:span text:style-name="T611_3">Metals</text:span><text:span text:style-name="T611_4"><text:s/>(</text:span><text:span text:style-name="T611_5">Copper</text:span><text:span text:style-name="T611_6">,<text:s/></text:span><text:span text:style-name="T611_7">Aluminium</text:span><text:span text:style-name="T611_8">)<text:s/>-&gt;<text:s/></text:span><text:span text:style-name="T611_9">low</text:span><text:span text:style-name="T611_10"><text:s/></text:span><text:span text:style-name="T611_11">level</text:span><text:span text:style-name="T611_12"><text:s/></text:span><text:span text:style-name="T611_13">programmers</text:span><text:span text:style-name="T611_14"><text:s/></text:span></text:p>
                </text:list-item>
                <text:list-item>
                  <text:p text:style-name="P612"><text:span text:style-name="T612_1">Category</text:span><text:span text:style-name="T612_2"><text:s/>2:<text:s/></text:span><text:span text:style-name="T612_3">Plastics</text:span><text:span text:style-name="T612_4"><text:s/>(</text:span><text:span text:style-name="T612_5">Polyesterine</text:span><text:span text:style-name="T612_6">,<text:s/></text:span><text:span text:style-name="T612_7">nylon</text:span><text:span text:style-name="T612_8">,<text:s/></text:span><text:span text:style-name="T612_9">polycarbonate</text:span><text:span text:style-name="T612_10">,<text:s/></text:span><text:span text:style-name="T612_11">Rubber</text:span><text:span text:style-name="T612_12">)<text:s/>-&gt;<text:s/></text:span><text:span text:style-name="T612_13">mid</text:span><text:span text:style-name="T612_14"><text:s/></text:span><text:span text:style-name="T612_15">level</text:span><text:span text:style-name="T612_16"><text:s/></text:span><text:span text:style-name="T612_17">programmers</text:span></text:p>
                </text:list-item>
                <text:list-item>
                  <text:p text:style-name="P613"><text:span text:style-name="T613_1">Category</text:span><text:span text:style-name="T613_2"><text:s/>3:<text:s/></text:span><text:span text:style-name="T613_3">Computer</text:span><text:span text:style-name="T613_4"><text:s/></text:span><text:span text:style-name="T613_5">components</text:span><text:span text:style-name="T613_6"><text:s/>(</text:span><text:span text:style-name="T613_7">CPU</text:span><text:span text:style-name="T613_8">,<text:s/></text:span><text:span text:style-name="T613_9">RAM</text:span><text:span text:style-name="T613_10">)<text:s/>-&gt;<text:s/></text:span><text:span text:style-name="T613_11">high</text:span><text:span text:style-name="T613_12"><text:s/></text:span><text:span text:style-name="T613_13">level</text:span><text:span text:style-name="T613_14"><text:s/></text:span><text:span text:style-name="T613_15">programmers</text:span></text:p>
                </text:list-item>
                <text:list-item>
                  <text:p text:style-name="P614"><text:span text:style-name="T614_1">Category</text:span><text:span text:style-name="T614_2"><text:s/>4:<text:s/></text:span><text:span text:style-name="T614_3">Misc</text:span><text:span text:style-name="T614_4">.<text:s/>(</text:span><text:span text:style-name="T614_5">Glass</text:span><text:span text:style-name="T614_6">,<text:s/></text:span><text:span text:style-name="T614_7">gunpowder</text:span><text:span text:style-name="T614_8">,<text:s/></text:span><text:span text:style-name="T614_9">energy</text:span><text:span text:style-name="T614_10">)<text:s/>-&gt;<text:s/></text:span><text:span text:style-name="T614_11">non</text:span><text:span text:style-name="T614_12"><text:s/></text:span><text:span text:style-name="T614_13">programming</text:span><text:span text:style-name="T614_14"><text:s/></text:span><text:span text:style-name="T614_15">contributions</text:span></text:p>
                </text:list-item>
              </text:list>
            </text:list-item>
          </text:list>
        </text:list-item>
      </text:list>
      <text:p text:style-name="P615"/>
      <text:p text:style-name="P616"/>
      <text:h text:style-name="P617" text:outline-level="10"><text:bookmark-start text:name="h.1z8x4gsub3zv"/><text:bookmark-end text:name="h.1z8x4gsub3zv"/><text:span text:style-name="T617_1">Older</text:span><text:span text:style-name="T617_2">/</text:span><text:span text:style-name="T617_3">Outdated</text:span><text:span text:style-name="T617_4"><text:s/></text:span><text:span text:style-name="T617_5">Stuff</text:span></text:h>
      <text:p text:style-name="P618"><text:span text:style-name="T618_1">Weapon</text:span><text:span text:style-name="T618_2">/</text:span><text:span text:style-name="T618_3">Armor</text:span><text:span text:style-name="T618_4"><text:s/></text:span><text:span text:style-name="T618_5">System</text:span></text:p>
      <text:list text:style-name="LS27" xml:id="list398">
        <text:list-item>
          <text:p text:style-name="P619"><text:span text:style-name="T619_1">Possible</text:span><text:span text:style-name="T619_2"><text:s/></text:span><text:span text:style-name="T619_3">Weapon</text:span><text:span text:style-name="T619_4"><text:s/></text:span><text:span text:style-name="T619_5">and</text:span><text:span text:style-name="T619_6"><text:s/></text:span><text:span text:style-name="T619_7">Armor</text:span><text:span text:style-name="T619_8"><text:s/></text:span><text:span text:style-name="T619_9">classes</text:span><text:span text:style-name="T619_10">:<text:s/></text:span><text:span text:style-name="T619_11">heavy</text:span><text:span text:style-name="T619_12">,<text:s/></text:span><text:span text:style-name="T619_13">medium</text:span><text:span text:style-name="T619_14">,<text:s/></text:span><text:span text:style-name="T619_15">light</text:span><text:span text:style-name="T619_16">.<text:s/></text:span></text:p>
        </text:list-item>
        <text:list-item>
          <text:p text:style-name="P620"><text:span text:style-name="T620_1">Medium</text:span><text:span text:style-name="T620_2"><text:s/></text:span><text:span text:style-name="T620_3">has</text:span><text:span text:style-name="T620_4"><text:s/>2</text:span><text:span text:style-name="T620_5">x</text:span><text:span text:style-name="T620_6"><text:s/></text:span><text:span text:style-name="T620_7">rating</text:span><text:span text:style-name="T620_8"><text:s/></text:span><text:span text:style-name="T620_9">of</text:span><text:span text:style-name="T620_10"><text:s/></text:span><text:span text:style-name="T620_11">light</text:span><text:span text:style-name="T620_12"><text:s/></text:span><text:span text:style-name="T620_13">of</text:span><text:span text:style-name="T620_14"><text:s/></text:span><text:span text:style-name="T620_15">the</text:span><text:span text:style-name="T620_16"><text:s/></text:span><text:span text:style-name="T620_17">same</text:span><text:span text:style-name="T620_18"><text:s/></text:span><text:span text:style-name="T620_19">level</text:span><text:span text:style-name="T620_20">,<text:s/></text:span><text:span text:style-name="T620_21">heavy</text:span><text:span text:style-name="T620_22"><text:s/></text:span><text:span text:style-name="T620_23">has</text:span><text:span text:style-name="T620_24"><text:s/>3</text:span><text:span text:style-name="T620_25">x</text:span><text:span text:style-name="T620_26"><text:s/></text:span><text:span text:style-name="T620_27">rating</text:span><text:span text:style-name="T620_28"><text:s/></text:span><text:span text:style-name="T620_29">of</text:span><text:span text:style-name="T620_30"><text:s/></text:span><text:span text:style-name="T620_31">Light</text:span><text:span text:style-name="T620_32">.</text:span></text:p>
        </text:list-item>
        <text:list-item>
          <text:p text:style-name="P621"><text:span text:style-name="T621_1">Weapon</text:span><text:span text:style-name="T621_2"><text:s/></text:span><text:span text:style-name="T621_3">classes</text:span><text:span text:style-name="T621_4"><text:s/></text:span><text:span text:style-name="T621_5">will</text:span><text:span text:style-name="T621_6"><text:s/></text:span><text:span text:style-name="T621_7">be</text:span><text:span text:style-name="T621_8"><text:s/></text:span><text:span text:style-name="T621_9">symmetric</text:span><text:span text:style-name="T621_10"><text:s/></text:span><text:span text:style-name="T621_11">to</text:span><text:span text:style-name="T621_12"><text:s/></text:span><text:span text:style-name="T621_13">armor</text:span><text:span text:style-name="T621_14"><text:s/></text:span><text:span text:style-name="T621_15">classes</text:span><text:span text:style-name="T621_16">,<text:s/></text:span><text:span text:style-name="T621_17">in</text:span><text:span text:style-name="T621_18"><text:s/></text:span><text:span text:style-name="T621_19">order</text:span><text:span text:style-name="T621_20"><text:s/></text:span><text:span text:style-name="T621_21">to</text:span><text:span text:style-name="T621_22"><text:s/></text:span><text:span text:style-name="T621_23">wield</text:span><text:span text:style-name="T621_24"><text:s/></text:span><text:span text:style-name="T621_25">a</text:span><text:span text:style-name="T621_26"><text:s/></text:span><text:span text:style-name="T621_27">heavy</text:span><text:span text:style-name="T621_28"><text:s/></text:span><text:span text:style-name="T621_29">weapon</text:span><text:span text:style-name="T621_30">,<text:s/></text:span><text:span text:style-name="T621_31">armor</text:span><text:span text:style-name="T621_32"><text:s/></text:span><text:span text:style-name="T621_33">must</text:span><text:span text:style-name="T621_34"><text:s/></text:span><text:span text:style-name="T621_35">be</text:span><text:span text:style-name="T621_36"><text:s/></text:span><text:span text:style-name="T621_37">light</text:span><text:span text:style-name="T621_38">,<text:s/></text:span><text:span text:style-name="T621_39">and</text:span><text:span text:style-name="T621_40"><text:s/></text:span><text:span text:style-name="T621_41">so</text:span><text:span text:style-name="T621_42"><text:s/></text:span><text:span text:style-name="T621_43">forth</text:span></text:p>
        </text:list-item>
        <text:list-item>
          <text:p text:style-name="P622"><text:span text:style-name="T622_1">Light</text:span><text:span text:style-name="T622_2"><text:s/></text:span><text:span text:style-name="T622_3">weapon</text:span><text:span text:style-name="T622_4"><text:s/></text:span><text:span text:style-name="T622_5">will</text:span><text:span text:style-name="T622_6"><text:s/></text:span><text:span text:style-name="T622_7">have</text:span><text:span text:style-name="T622_8"><text:s/></text:span><text:span text:style-name="T622_9">an</text:span><text:span text:style-name="T622_10"><text:s/></text:span><text:span text:style-name="T622_11">attack</text:span><text:span text:style-name="T622_12"><text:s/></text:span><text:span text:style-name="T622_13">value</text:span><text:span text:style-name="T622_14"><text:s/></text:span><text:span text:style-name="T622_15">of</text:span><text:span text:style-name="T622_16"><text:s/>4<text:s/></text:span><text:span text:style-name="T622_17">per</text:span><text:span text:style-name="T622_18"><text:s/>“</text:span><text:span text:style-name="T622_19">item</text:span><text:span text:style-name="T622_20"><text:s/></text:span><text:span text:style-name="T622_21">level</text:span><text:span text:style-name="T622_22">”,<text:s/></text:span><text:span text:style-name="T622_23">meaning</text:span><text:span text:style-name="T622_24"><text:s/></text:span><text:span text:style-name="T622_25">medium</text:span><text:span text:style-name="T622_26"><text:s/></text:span><text:span text:style-name="T622_27">will</text:span><text:span text:style-name="T622_28"><text:s/></text:span><text:span text:style-name="T622_29">have</text:span><text:span text:style-name="T622_30"><text:s/>8,<text:s/></text:span><text:span text:style-name="T622_31">and</text:span><text:span text:style-name="T622_32"><text:s/></text:span><text:span text:style-name="T622_33">heavy</text:span><text:span text:style-name="T622_34"><text:s/></text:span><text:span text:style-name="T622_35">will</text:span><text:span text:style-name="T622_36"><text:s/></text:span><text:span text:style-name="T622_37">have</text:span><text:span text:style-name="T622_38"><text:s/>12</text:span></text:p>
        </text:list-item>
        <text:list-item>
          <text:p text:style-name="P623"><text:span text:style-name="T623_1">Light</text:span><text:span text:style-name="T623_2"><text:s/></text:span><text:span text:style-name="T623_3">armor</text:span><text:span text:style-name="T623_4"><text:s/></text:span><text:span text:style-name="T623_5">will</text:span><text:span text:style-name="T623_6"><text:s/></text:span><text:span text:style-name="T623_7">have</text:span><text:span text:style-name="T623_8"><text:s/></text:span><text:span text:style-name="T623_9">an</text:span><text:span text:style-name="T623_10"><text:s/></text:span><text:span text:style-name="T623_11">armor</text:span><text:span text:style-name="T623_12"><text:s/></text:span><text:span text:style-name="T623_13">value</text:span><text:span text:style-name="T623_14"><text:s/></text:span><text:span text:style-name="T623_15">of</text:span><text:span text:style-name="T623_16"><text:s/>2<text:s/></text:span><text:span text:style-name="T623_17">per</text:span><text:span text:style-name="T623_18"><text:s/>“</text:span><text:span text:style-name="T623_19">item</text:span><text:span text:style-name="T623_20"><text:s/></text:span><text:span text:style-name="T623_21">level</text:span><text:span text:style-name="T623_22">”,<text:s/></text:span><text:span text:style-name="T623_23">meaning</text:span><text:span text:style-name="T623_24"><text:s/></text:span><text:span text:style-name="T623_25">medium</text:span><text:span text:style-name="T623_26"><text:s/></text:span><text:span text:style-name="T623_27">will</text:span><text:span text:style-name="T623_28"><text:s/></text:span><text:span text:style-name="T623_29">have</text:span><text:span text:style-name="T623_30"><text:s/>4,<text:s/></text:span><text:span text:style-name="T623_31">and</text:span><text:span text:style-name="T623_32"><text:s/></text:span><text:span text:style-name="T623_33">heavy</text:span><text:span text:style-name="T623_34"><text:s/></text:span><text:span text:style-name="T623_35">will</text:span><text:span text:style-name="T623_36"><text:s/></text:span><text:span text:style-name="T623_37">have</text:span><text:span text:style-name="T623_38"><text:s/>6</text:span></text:p>
        </text:list-item>
        <text:list-item>
          <text:p text:style-name="P624"><text:span text:style-name="T624_1">1</text:span><text:span text:style-name="T624_2"><text:s/></text:span><text:span text:style-name="T624_3">armor</text:span><text:span text:style-name="T624_4"><text:s/>=<text:s/>3.5<text:s/></text:span><text:span text:style-name="T624_5">benefit</text:span><text:span text:style-name="T624_6">,<text:s/></text:span><text:span text:style-name="T624_7">the</text:span><text:span text:style-name="T624_8"><text:s/></text:span><text:span text:style-name="T624_9">same</text:span><text:span text:style-name="T624_10"><text:s/></text:span><text:span text:style-name="T624_11">as</text:span><text:span text:style-name="T624_12"><text:s/></text:span><text:span text:style-name="T624_13">DPS</text:span><text:span text:style-name="T624_14"><text:s/></text:span></text:p>
        </text:list-item>
        <text:list-item>
          <text:p text:style-name="P625"><text:span text:style-name="T625_1">1<text:s/></text:span><text:span text:style-name="T625_2">armor</text:span><text:span text:style-name="T625_3"><text:s/></text:span><text:span text:style-name="T625_4">means</text:span><text:span text:style-name="T625_5"><text:s/>-1<text:s/></text:span><text:span text:style-name="T625_6">to</text:span><text:span text:style-name="T625_7"><text:s/></text:span><text:span text:style-name="T625_8">DPS</text:span></text:p>
        </text:list-item>
      </text:list>
      <text:list text:style-name="LS9" xml:id="list405">
        <text:list-item>
          <text:p text:style-name="P626"><text:span text:style-name="T626_1">Other</text:span><text:span text:style-name="T626_2"><text:s/></text:span><text:span text:style-name="T626_3">Passive</text:span><text:span text:style-name="T626_4"><text:s/></text:span><text:span text:style-name="T626_5">Ideas</text:span></text:p>
          <text:list>
            <text:list-item>
              <text:list>
                <text:list-item>
                  <text:p text:style-name="P627"><text:span text:style-name="T627_1">Improved</text:span><text:span text:style-name="T627_2"><text:s/></text:span><text:span text:style-name="T627_3">Fists</text:span></text:p>
                  <text:list>
                    <text:list-item>
                      <text:p text:style-name="P628"><text:span text:style-name="T628_1">Changes</text:span><text:span text:style-name="T628_2"><text:s/></text:span><text:span text:style-name="T628_3">all</text:span><text:span text:style-name="T628_4"><text:s/></text:span><text:span text:style-name="T628_5">attacks</text:span><text:span text:style-name="T628_6"><text:s/></text:span><text:span text:style-name="T628_7">with</text:span><text:span text:style-name="T628_8"><text:s/></text:span><text:span text:style-name="T628_9">fists</text:span><text:span text:style-name="T628_10"><text:s/></text:span><text:span text:style-name="T628_11">from</text:span><text:span text:style-name="T628_12"><text:s/></text:span><text:span text:style-name="T628_13">d</text:span><text:span text:style-name="T628_14">6<text:s/></text:span><text:span text:style-name="T628_15">rolls</text:span><text:span text:style-name="T628_16"><text:s/></text:span><text:span text:style-name="T628_17">to</text:span><text:span text:style-name="T628_18"><text:s/></text:span><text:span text:style-name="T628_19">d</text:span><text:span text:style-name="T628_20">10<text:s/></text:span><text:span text:style-name="T628_21">rolls</text:span></text:p>
                    </text:list-item>
                  </text:list>
                </text:list-item>
                <text:list-item>
                  <text:p text:style-name="P629"><text:span text:style-name="T629_1">Ability</text:span><text:span text:style-name="T629_2"><text:s/></text:span><text:span text:style-name="T629_3">to</text:span><text:span text:style-name="T629_4"><text:s/></text:span><text:span text:style-name="T629_5">increase</text:span><text:span text:style-name="T629_6"><text:s/></text:span><text:span text:style-name="T629_7">damage</text:span><text:span text:style-name="T629_8"><text:s/></text:span><text:span text:style-name="T629_9">of</text:span><text:span text:style-name="T629_10"><text:s/></text:span><text:span text:style-name="T629_11">the</text:span><text:span text:style-name="T629_12"><text:s/></text:span><text:span text:style-name="T629_13">default</text:span><text:span text:style-name="T629_14"><text:s/></text:span><text:span text:style-name="T629_15">attacks</text:span></text:p>
                  <text:list>
                    <text:list-item>
                      <text:p text:style-name="P630"/>
                    </text:list-item>
                  </text:list>
                </text:list-item>
                <text:list-item>
                  <text:p text:style-name="P631"><text:span text:style-name="T631_1">Reduce</text:span><text:span text:style-name="T631_2">/</text:span><text:span text:style-name="T631_3">effect</text:span><text:span text:style-name="T631_4"><text:s/></text:span><text:span text:style-name="T631_5">cooldown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